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33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01mm"/>
    </style:style>
    <style:style style:name="co6" style:family="table-column">
      <style:table-column-properties fo:break-before="auto" style:column-width="31.63mm"/>
    </style:style>
    <style:style style:name="co7" style:family="table-column">
      <style:table-column-properties fo:break-before="auto" style:column-width="41.98mm"/>
    </style:style>
    <style:style style:name="co8" style:family="table-column">
      <style:table-column-properties fo:break-before="auto" style:column-width="52.93mm"/>
    </style:style>
    <style:style style:name="co9" style:family="table-column">
      <style:table-column-properties fo:break-before="auto" style:column-width="61.51mm"/>
    </style:style>
    <style:style style:name="co10" style:family="table-column">
      <style:table-column-properties fo:break-before="auto" style:column-width="27.68mm"/>
    </style:style>
    <style:style style:name="co11" style:family="table-column">
      <style:table-column-properties fo:break-before="auto" style:column-width="25.15mm"/>
    </style:style>
    <style:style style:name="co12" style:family="table-column">
      <style:table-column-properties fo:break-before="auto" style:column-width="29.32mm"/>
    </style:style>
    <style:style style:name="co13" style:family="table-column">
      <style:table-column-properties fo:break-before="auto" style:column-width="39.41mm"/>
    </style:style>
    <style:style style:name="co14" style:family="table-column">
      <style:table-column-properties fo:break-before="auto" style:column-width="34.38mm"/>
    </style:style>
    <style:style style:name="co15" style:family="table-column">
      <style:table-column-properties fo:break-before="auto" style:column-width="53.25mm"/>
    </style:style>
    <style:style style:name="co16" style:family="table-column">
      <style:table-column-properties fo:break-before="auto" style:column-width="40.25mm"/>
    </style:style>
    <style:style style:name="co17" style:family="table-column">
      <style:table-column-properties fo:break-before="auto" style:column-width="43.18mm"/>
    </style:style>
    <style:style style:name="co18" style:family="table-column">
      <style:table-column-properties fo:break-before="auto" style:column-width="66.68mm"/>
    </style:style>
    <style:style style:name="co19" style:family="table-column">
      <style:table-column-properties fo:break-before="auto" style:column-width="54.5mm"/>
    </style:style>
    <style:style style:name="co20" style:family="table-column">
      <style:table-column-properties fo:break-before="auto" style:column-width="39mm"/>
    </style:style>
    <style:style style:name="co21" style:family="table-column">
      <style:table-column-properties fo:break-before="auto" style:column-width="31.03mm"/>
    </style:style>
    <style:style style:name="co22" style:family="table-column">
      <style:table-column-properties fo:break-before="auto" style:column-width="63.32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" style:family="table-cell" style:parent-style-name="Default" style:data-style-name="N111"/>
    <style:style style:name="ce11" style:family="table-cell" style:parent-style-name="Default" style:data-style-name="N1"/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kraina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zwa województwa</text:p>
          </table:table-cell>
          <table:table-cell office:value-type="string" calcext:value-type="string">
            <text:p>kobiet w 2013</text:p>
          </table:table-cell>
          <table:table-cell office:value-type="string" calcext:value-type="string">
            <text:p>mężczyzn w 2013</text:p>
          </table:table-cell>
          <table:table-cell office:value-type="string" calcext:value-type="string">
            <text:p>kobiet 2014</text:p>
          </table:table-cell>
          <table:table-cell office:value-type="string" calcext:value-type="string">
            <text:p>mężczyzn 2014</text:p>
          </table:table-cell>
          <table:table-cell office:value-type="string" calcext:value-type="string">
            <text:p>nr województw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.mieszakańców 2013</text:p>
          </table:table-cell>
        </table:table-row>
        <table:table-row table:style-name="ro1">
          <table:table-cell office:value-type="string" calcext:value-type="string">
            <text:p>w05A</text:p>
          </table:table-cell>
          <table:table-cell office:value-type="float" office:value="2436107" calcext:value-type="float">
            <text:p>2436107</text:p>
          </table:table-cell>
          <table:table-cell office:value-type="float" office:value="2228622" calcext:value-type="float">
            <text:p>2228622</text:p>
          </table:table-cell>
          <table:table-cell office:value-type="float" office:value="1831600" calcext:value-type="float">
            <text:p>1831600</text:p>
          </table:table-cell>
          <table:table-cell office:value-type="float" office:value="1960624" calcext:value-type="float">
            <text:p>1960624</text:p>
          </table:table-cell>
          <table:table-cell table:formula="of:=VALUE(MID([.A2];2;2))" office:value-type="float" office:value="5" calcext:value-type="float">
            <text:p>5</text:p>
          </table:table-cell>
          <table:table-cell table:formula="of:=RIGHT([.A2])" office:value-type="string" office:string-value="A" calcext:value-type="string">
            <text:p>A</text:p>
          </table:table-cell>
          <table:table-cell table:formula="of:=[.C2]+[.D2]" office:value-type="float" office:value="4060222" calcext:value-type="float">
            <text:p>4060222</text:p>
          </table:table-cell>
        </table:table-row>
        <table:table-row table:style-name="ro1">
          <table:table-cell office:value-type="string" calcext:value-type="string">
            <text:p>w08A</text:p>
          </table:table-cell>
          <table:table-cell office:value-type="float" office:value="679557" calcext:value-type="float">
            <text:p>679557</text:p>
          </table:table-cell>
          <table:table-cell office:value-type="float" office:value="655500" calcext:value-type="float">
            <text:p>655500</text:p>
          </table:table-cell>
          <table:table-cell office:value-type="float" office:value="1012012" calcext:value-type="float">
            <text:p>1012012</text:p>
          </table:table-cell>
          <table:table-cell office:value-type="float" office:value="1067022" calcext:value-type="float">
            <text:p>1067022</text:p>
          </table:table-cell>
          <table:table-cell table:formula="of:=VALUE(MID([.A3];2;2))" office:value-type="float" office:value="8" calcext:value-type="float">
            <text:p>8</text:p>
          </table:table-cell>
          <table:table-cell table:formula="of:=RIGHT([.A3])" office:value-type="string" office:string-value="A" calcext:value-type="string">
            <text:p>A</text:p>
          </table:table-cell>
          <table:table-cell table:formula="of:=[.C3]+[.D3]" office:value-type="float" office:value="1667512" calcext:value-type="float">
            <text:p>1667512</text:p>
          </table:table-cell>
        </table:table-row>
        <table:table-row table:style-name="ro1">
          <table:table-cell office:value-type="string" calcext:value-type="string">
            <text:p>w13A</text:p>
          </table:table-cell>
          <table:table-cell office:value-type="float" office:value="996113" calcext:value-type="float">
            <text:p>996113</text:p>
          </table:table-cell>
          <table:table-cell office:value-type="float" office:value="964279" calcext:value-type="float">
            <text:p>964279</text:p>
          </table:table-cell>
          <table:table-cell office:value-type="float" office:value="1012487" calcext:value-type="float">
            <text:p>1012487</text:p>
          </table:table-cell>
          <table:table-cell office:value-type="float" office:value="1128940" calcext:value-type="float">
            <text:p>1128940</text:p>
          </table:table-cell>
          <table:table-cell table:formula="of:=VALUE(MID([.A4];2;2))" office:value-type="float" office:value="13" calcext:value-type="float">
            <text:p>13</text:p>
          </table:table-cell>
          <table:table-cell table:formula="of:=RIGHT([.A4])" office:value-type="string" office:string-value="A" calcext:value-type="string">
            <text:p>A</text:p>
          </table:table-cell>
          <table:table-cell table:formula="of:=[.C4]+[.D4]" office:value-type="float" office:value="1976766" calcext:value-type="float">
            <text:p>1976766</text:p>
          </table:table-cell>
        </table:table-row>
        <table:table-row table:style-name="ro1">
          <table:table-cell office:value-type="string" calcext:value-type="string">
            <text:p>w14A</text:p>
          </table:table-cell>
          <table:table-cell office:value-type="float" office:value="1143634" calcext:value-type="float">
            <text:p>1143634</text:p>
          </table:table-cell>
          <table:table-cell office:value-type="float" office:value="1033836" calcext:value-type="float">
            <text:p>1033836</text:p>
          </table:table-cell>
          <table:table-cell office:value-type="float" office:value="909534" calcext:value-type="float">
            <text:p>909534</text:p>
          </table:table-cell>
          <table:table-cell office:value-type="float" office:value="856349" calcext:value-type="float">
            <text:p>856349</text:p>
          </table:table-cell>
          <table:table-cell table:formula="of:=VALUE(MID([.A5];2;2))" office:value-type="float" office:value="14" calcext:value-type="float">
            <text:p>14</text:p>
          </table:table-cell>
          <table:table-cell table:formula="of:=RIGHT([.A5])" office:value-type="string" office:string-value="A" calcext:value-type="string">
            <text:p>A</text:p>
          </table:table-cell>
          <table:table-cell table:formula="of:=[.C5]+[.D5]" office:value-type="float" office:value="1943370" calcext:value-type="float">
            <text:p>1943370</text:p>
          </table:table-cell>
        </table:table-row>
        <table:table-row table:style-name="ro1">
          <table:table-cell office:value-type="string" calcext:value-type="string">
            <text:p>w15A</text:p>
          </table:table-cell>
          <table:table-cell office:value-type="float" office:value="2549276" calcext:value-type="float">
            <text:p>2549276</text:p>
          </table:table-cell>
          <table:table-cell office:value-type="float" office:value="2584751" calcext:value-type="float">
            <text:p>2584751</text:p>
          </table:table-cell>
          <table:table-cell office:value-type="float" office:value="2033079" calcext:value-type="float">
            <text:p>2033079</text:p>
          </table:table-cell>
          <table:table-cell office:value-type="float" office:value="2066918" calcext:value-type="float">
            <text:p>2066918</text:p>
          </table:table-cell>
          <table:table-cell table:formula="of:=VALUE(MID([.A6];2;2))" office:value-type="float" office:value="15" calcext:value-type="float">
            <text:p>15</text:p>
          </table:table-cell>
          <table:table-cell table:formula="of:=RIGHT([.A6])" office:value-type="string" office:string-value="A" calcext:value-type="string">
            <text:p>A</text:p>
          </table:table-cell>
          <table:table-cell table:formula="of:=[.C6]+[.D6]" office:value-type="float" office:value="4617830" calcext:value-type="float">
            <text:p>4617830</text:p>
          </table:table-cell>
        </table:table-row>
        <table:table-row table:style-name="ro1">
          <table:table-cell office:value-type="string" calcext:value-type="string">
            <text:p>w17A</text:p>
          </table:table-cell>
          <table:table-cell office:value-type="float" office:value="2567464" calcext:value-type="float">
            <text:p>2567464</text:p>
          </table:table-cell>
          <table:table-cell office:value-type="float" office:value="2441857" calcext:value-type="float">
            <text:p>2441857</text:p>
          </table:table-cell>
          <table:table-cell office:value-type="float" office:value="1524132" calcext:value-type="float">
            <text:p>1524132</text:p>
          </table:table-cell>
          <table:table-cell office:value-type="float" office:value="1496810" calcext:value-type="float">
            <text:p>1496810</text:p>
          </table:table-cell>
          <table:table-cell table:formula="of:=VALUE(MID([.A7];2;2))" office:value-type="float" office:value="17" calcext:value-type="float">
            <text:p>17</text:p>
          </table:table-cell>
          <table:table-cell table:formula="of:=RIGHT([.A7])" office:value-type="string" office:string-value="A" calcext:value-type="string">
            <text:p>A</text:p>
          </table:table-cell>
          <table:table-cell table:formula="of:=[.C7]+[.D7]" office:value-type="float" office:value="3965989" calcext:value-type="float">
            <text:p>3965989</text:p>
          </table:table-cell>
        </table:table-row>
        <table:table-row table:style-name="ro1">
          <table:table-cell office:value-type="string" calcext:value-type="string">
            <text:p>w21A</text:p>
          </table:table-cell>
          <table:table-cell office:value-type="float" office:value="2486640" calcext:value-type="float">
            <text:p>2486640</text:p>
          </table:table-cell>
          <table:table-cell office:value-type="float" office:value="2265936" calcext:value-type="float">
            <text:p>2265936</text:p>
          </table:table-cell>
          <table:table-cell office:value-type="float" office:value="297424" calcext:value-type="float">
            <text:p>297424</text:p>
          </table:table-cell>
          <table:table-cell office:value-type="float" office:value="274759" calcext:value-type="float">
            <text:p>274759</text:p>
          </table:table-cell>
          <table:table-cell table:formula="of:=VALUE(MID([.A8];2;2))" office:value-type="float" office:value="21" calcext:value-type="float">
            <text:p>21</text:p>
          </table:table-cell>
          <table:table-cell table:formula="of:=RIGHT([.A8])" office:value-type="string" office:string-value="A" calcext:value-type="string">
            <text:p>A</text:p>
          </table:table-cell>
          <table:table-cell table:formula="of:=[.C8]+[.D8]" office:value-type="float" office:value="2563360" calcext:value-type="float">
            <text:p>2563360</text:p>
          </table:table-cell>
        </table:table-row>
        <table:table-row table:style-name="ro1">
          <table:table-cell office:value-type="string" calcext:value-type="string">
            <text:p>w29A</text:p>
          </table:table-cell>
          <table:table-cell office:value-type="float" office:value="1859691" calcext:value-type="float">
            <text:p>1859691</text:p>
          </table:table-cell>
          <table:table-cell office:value-type="float" office:value="1844250" calcext:value-type="float">
            <text:p>1844250</text:p>
          </table:table-cell>
          <table:table-cell office:value-type="float" office:value="1460134" calcext:value-type="float">
            <text:p>1460134</text:p>
          </table:table-cell>
          <table:table-cell office:value-type="float" office:value="1585258" calcext:value-type="float">
            <text:p>1585258</text:p>
          </table:table-cell>
          <table:table-cell table:formula="of:=VALUE(MID([.A9];2;2))" office:value-type="float" office:value="29" calcext:value-type="float">
            <text:p>29</text:p>
          </table:table-cell>
          <table:table-cell table:formula="of:=RIGHT([.A9])" office:value-type="string" office:string-value="A" calcext:value-type="string">
            <text:p>A</text:p>
          </table:table-cell>
          <table:table-cell table:formula="of:=[.C9]+[.D9]" office:value-type="float" office:value="3304384" calcext:value-type="float">
            <text:p>3304384</text:p>
          </table:table-cell>
        </table:table-row>
        <table:table-row table:style-name="ro1">
          <table:table-cell office:value-type="string" calcext:value-type="string">
            <text:p>w37A</text:p>
          </table:table-cell>
          <table:table-cell office:value-type="float" office:value="1506541" calcext:value-type="float">
            <text:p>1506541</text:p>
          </table:table-cell>
          <table:table-cell office:value-type="float" office:value="1414887" calcext:value-type="float">
            <text:p>1414887</text:p>
          </table:table-cell>
          <table:table-cell office:value-type="float" office:value="1216612" calcext:value-type="float">
            <text:p>1216612</text:p>
          </table:table-cell>
          <table:table-cell office:value-type="float" office:value="1166775" calcext:value-type="float">
            <text:p>1166775</text:p>
          </table:table-cell>
          <table:table-cell table:formula="of:=VALUE(MID([.A10];2;2))" office:value-type="float" office:value="37" calcext:value-type="float">
            <text:p>37</text:p>
          </table:table-cell>
          <table:table-cell table:formula="of:=RIGHT([.A10])" office:value-type="string" office:string-value="A" calcext:value-type="string">
            <text:p>A</text:p>
          </table:table-cell>
          <table:table-cell table:formula="of:=[.C10]+[.D10]" office:value-type="float" office:value="2631499" calcext:value-type="float">
            <text:p>2631499</text:p>
          </table:table-cell>
        </table:table-row>
        <table:table-row table:style-name="ro1">
          <table:table-cell office:value-type="string" calcext:value-type="string">
            <text:p>w40A</text:p>
          </table:table-cell>
          <table:table-cell office:value-type="float" office:value="1175198" calcext:value-type="float">
            <text:p>1175198</text:p>
          </table:table-cell>
          <table:table-cell office:value-type="float" office:value="1095440" calcext:value-type="float">
            <text:p>1095440</text:p>
          </table:table-cell>
          <table:table-cell office:value-type="float" office:value="2657174" calcext:value-type="float">
            <text:p>2657174</text:p>
          </table:table-cell>
          <table:table-cell office:value-type="float" office:value="2491947" calcext:value-type="float">
            <text:p>2491947</text:p>
          </table:table-cell>
          <table:table-cell table:formula="of:=VALUE(MID([.A11];2;2))" office:value-type="float" office:value="40" calcext:value-type="float">
            <text:p>40</text:p>
          </table:table-cell>
          <table:table-cell table:formula="of:=RIGHT([.A11])" office:value-type="string" office:string-value="A" calcext:value-type="string">
            <text:p>A</text:p>
          </table:table-cell>
          <table:table-cell table:formula="of:=[.C11]+[.D11]" office:value-type="float" office:value="3752614" calcext:value-type="float">
            <text:p>3752614</text:p>
          </table:table-cell>
        </table:table-row>
        <table:table-row table:style-name="ro1">
          <table:table-cell office:value-type="string" calcext:value-type="string">
            <text:p>w07B</text:p>
          </table:table-cell>
          <table:table-cell office:value-type="float" office:value="3841577" calcext:value-type="float">
            <text:p>3841577</text:p>
          </table:table-cell>
          <table:table-cell office:value-type="float" office:value="3848394" calcext:value-type="float">
            <text:p>3848394</text:p>
          </table:table-cell>
          <table:table-cell office:value-type="float" office:value="3595975" calcext:value-type="float">
            <text:p>3595975</text:p>
          </table:table-cell>
          <table:table-cell office:value-type="float" office:value="3123039" calcext:value-type="float">
            <text:p>3123039</text:p>
          </table:table-cell>
          <table:table-cell table:formula="of:=VALUE(MID([.A12];2;2))" office:value-type="float" office:value="7" calcext:value-type="float">
            <text:p>7</text:p>
          </table:table-cell>
          <table:table-cell table:formula="of:=RIGHT([.A12])" office:value-type="string" office:string-value="B" calcext:value-type="string">
            <text:p>B</text:p>
          </table:table-cell>
          <table:table-cell table:formula="of:=[.C12]+[.D12]" office:value-type="float" office:value="7444369" calcext:value-type="float">
            <text:p>7444369</text:p>
          </table:table-cell>
        </table:table-row>
        <table:table-row table:style-name="ro1">
          <table:table-cell office:value-type="string" calcext:value-type="string">
            <text:p>w22B</text:p>
          </table:table-cell>
          <table:table-cell office:value-type="float" office:value="685438" calcext:value-type="float">
            <text:p>685438</text:p>
          </table:table-cell>
          <table:table-cell office:value-type="float" office:value="749124" calcext:value-type="float">
            <text:p>749124</text:p>
          </table:table-cell>
          <table:table-cell office:value-type="float" office:value="2697677" calcext:value-type="float">
            <text:p>2697677</text:p>
          </table:table-cell>
          <table:table-cell office:value-type="float" office:value="2821550" calcext:value-type="float">
            <text:p>2821550</text:p>
          </table:table-cell>
          <table:table-cell table:formula="of:=VALUE(MID([.A13];2;2))" office:value-type="float" office:value="22" calcext:value-type="float">
            <text:p>22</text:p>
          </table:table-cell>
          <table:table-cell table:formula="of:=RIGHT([.A13])" office:value-type="string" office:string-value="B" calcext:value-type="string">
            <text:p>B</text:p>
          </table:table-cell>
          <table:table-cell table:formula="of:=[.C13]+[.D13]" office:value-type="float" office:value="3446801" calcext:value-type="float">
            <text:p>3446801</text:p>
          </table:table-cell>
        </table:table-row>
        <table:table-row table:style-name="ro1">
          <table:table-cell office:value-type="string" calcext:value-type="string">
            <text:p>w23B</text:p>
          </table:table-cell>
          <table:table-cell office:value-type="float" office:value="2166753" calcext:value-type="float">
            <text:p>2166753</text:p>
          </table:table-cell>
          <table:table-cell office:value-type="float" office:value="2338698" calcext:value-type="float">
            <text:p>2338698</text:p>
          </table:table-cell>
          <table:table-cell office:value-type="float" office:value="1681433" calcext:value-type="float">
            <text:p>1681433</text:p>
          </table:table-cell>
          <table:table-cell office:value-type="float" office:value="1592443" calcext:value-type="float">
            <text:p>1592443</text:p>
          </table:table-cell>
          <table:table-cell table:formula="of:=VALUE(MID([.A14];2;2))" office:value-type="float" office:value="23" calcext:value-type="float">
            <text:p>23</text:p>
          </table:table-cell>
          <table:table-cell table:formula="of:=RIGHT([.A14])" office:value-type="string" office:string-value="B" calcext:value-type="string">
            <text:p>B</text:p>
          </table:table-cell>
          <table:table-cell table:formula="of:=[.C14]+[.D14]" office:value-type="float" office:value="4020131" calcext:value-type="float">
            <text:p>4020131</text:p>
          </table:table-cell>
        </table:table-row>
        <table:table-row table:style-name="ro1">
          <table:table-cell office:value-type="string" calcext:value-type="string">
            <text:p>w25B</text:p>
          </table:table-cell>
          <table:table-cell office:value-type="float" office:value="450192" calcext:value-type="float">
            <text:p>450192</text:p>
          </table:table-cell>
          <table:table-cell office:value-type="float" office:value="434755" calcext:value-type="float">
            <text:p>434755</text:p>
          </table:table-cell>
          <table:table-cell office:value-type="float" office:value="1656446" calcext:value-type="float">
            <text:p>1656446</text:p>
          </table:table-cell>
          <table:table-cell office:value-type="float" office:value="1691000" calcext:value-type="float">
            <text:p>1691000</text:p>
          </table:table-cell>
          <table:table-cell table:formula="of:=VALUE(MID([.A15];2;2))" office:value-type="float" office:value="25" calcext:value-type="float">
            <text:p>25</text:p>
          </table:table-cell>
          <table:table-cell table:formula="of:=RIGHT([.A15])" office:value-type="string" office:string-value="B" calcext:value-type="string">
            <text:p>B</text:p>
          </table:table-cell>
          <table:table-cell table:formula="of:=[.C15]+[.D15]" office:value-type="float" office:value="2091201" calcext:value-type="float">
            <text:p>2091201</text:p>
          </table:table-cell>
        </table:table-row>
        <table:table-row table:style-name="ro1">
          <table:table-cell office:value-type="string" calcext:value-type="string">
            <text:p>w33B</text:p>
          </table:table-cell>
          <table:table-cell office:value-type="float" office:value="2966291" calcext:value-type="float">
            <text:p>2966291</text:p>
          </table:table-cell>
          <table:table-cell office:value-type="float" office:value="2889963" calcext:value-type="float">
            <text:p>2889963</text:p>
          </table:table-cell>
          <table:table-cell office:value-type="float" office:value="462453" calcext:value-type="float">
            <text:p>462453</text:p>
          </table:table-cell>
          <table:table-cell office:value-type="float" office:value="486354" calcext:value-type="float">
            <text:p>486354</text:p>
          </table:table-cell>
          <table:table-cell table:formula="of:=VALUE(MID([.A16];2;2))" office:value-type="float" office:value="33" calcext:value-type="float">
            <text:p>33</text:p>
          </table:table-cell>
          <table:table-cell table:formula="of:=RIGHT([.A16])" office:value-type="string" office:string-value="B" calcext:value-type="string">
            <text:p>B</text:p>
          </table:table-cell>
          <table:table-cell table:formula="of:=[.C16]+[.D16]" office:value-type="float" office:value="3352416" calcext:value-type="float">
            <text:p>3352416</text:p>
          </table:table-cell>
        </table:table-row>
        <table:table-row table:style-name="ro1">
          <table:table-cell office:value-type="string" calcext:value-type="string">
            <text:p>w36B</text:p>
          </table:table-cell>
          <table:table-cell office:value-type="float" office:value="1778590" calcext:value-type="float">
            <text:p>1778590</text:p>
          </table:table-cell>
          <table:table-cell office:value-type="float" office:value="1874844" calcext:value-type="float">
            <text:p>1874844</text:p>
          </table:table-cell>
          <table:table-cell office:value-type="float" office:value="111191" calcext:value-type="float">
            <text:p>111191</text:p>
          </table:table-cell>
          <table:table-cell office:value-type="float" office:value="117846" calcext:value-type="float">
            <text:p>117846</text:p>
          </table:table-cell>
          <table:table-cell table:formula="of:=VALUE(MID([.A17];2;2))" office:value-type="float" office:value="36" calcext:value-type="float">
            <text:p>36</text:p>
          </table:table-cell>
          <table:table-cell table:formula="of:=RIGHT([.A17])" office:value-type="string" office:string-value="B" calcext:value-type="string">
            <text:p>B</text:p>
          </table:table-cell>
          <table:table-cell table:formula="of:=[.C17]+[.D17]" office:value-type="float" office:value="1986035" calcext:value-type="float">
            <text:p>1986035</text:p>
          </table:table-cell>
        </table:table-row>
        <table:table-row table:style-name="ro1">
          <table:table-cell office:value-type="string" calcext:value-type="string">
            <text:p>w38B</text:p>
          </table:table-cell>
          <table:table-cell office:value-type="float" office:value="1598886" calcext:value-type="float">
            <text:p>1598886</text:p>
          </table:table-cell>
          <table:table-cell office:value-type="float" office:value="1687917" calcext:value-type="float">
            <text:p>1687917</text:p>
          </table:table-cell>
          <table:table-cell office:value-type="float" office:value="449788" calcext:value-type="float">
            <text:p>449788</text:p>
          </table:table-cell>
          <table:table-cell office:value-type="float" office:value="427615" calcext:value-type="float">
            <text:p>427615</text:p>
          </table:table-cell>
          <table:table-cell table:formula="of:=VALUE(MID([.A18];2;2))" office:value-type="float" office:value="38" calcext:value-type="float">
            <text:p>38</text:p>
          </table:table-cell>
          <table:table-cell table:formula="of:=RIGHT([.A18])" office:value-type="string" office:string-value="B" calcext:value-type="string">
            <text:p>B</text:p>
          </table:table-cell>
          <table:table-cell table:formula="of:=[.C18]+[.D18]" office:value-type="float" office:value="2137705" calcext:value-type="float">
            <text:p>2137705</text:p>
          </table:table-cell>
        </table:table-row>
        <table:table-row table:style-name="ro1">
          <table:table-cell office:value-type="string" calcext:value-type="string">
            <text:p>w42B</text:p>
          </table:table-cell>
          <table:table-cell office:value-type="float" office:value="2346640" calcext:value-type="float">
            <text:p>2346640</text:p>
          </table:table-cell>
          <table:table-cell office:value-type="float" office:value="2197559" calcext:value-type="float">
            <text:p>2197559</text:p>
          </table:table-cell>
          <table:table-cell office:value-type="float" office:value="373470" calcext:value-type="float">
            <text:p>373470</text:p>
          </table:table-cell>
          <table:table-cell office:value-type="float" office:value="353365" calcext:value-type="float">
            <text:p>353365</text:p>
          </table:table-cell>
          <table:table-cell table:formula="of:=VALUE(MID([.A19];2;2))" office:value-type="float" office:value="42" calcext:value-type="float">
            <text:p>42</text:p>
          </table:table-cell>
          <table:table-cell table:formula="of:=RIGHT([.A19])" office:value-type="string" office:string-value="B" calcext:value-type="string">
            <text:p>B</text:p>
          </table:table-cell>
          <table:table-cell table:formula="of:=[.C19]+[.D19]" office:value-type="float" office:value="2571029" calcext:value-type="float">
            <text:p>2571029</text:p>
          </table:table-cell>
        </table:table-row>
        <table:table-row table:style-name="ro1">
          <table:table-cell office:value-type="string" calcext:value-type="string">
            <text:p>w45B</text:p>
          </table:table-cell>
          <table:table-cell office:value-type="float" office:value="1187448" calcext:value-type="float">
            <text:p>1187448</text:p>
          </table:table-cell>
          <table:table-cell office:value-type="float" office:value="1070426" calcext:value-type="float">
            <text:p>1070426</text:p>
          </table:table-cell>
          <table:table-cell office:value-type="float" office:value="1504608" calcext:value-type="float">
            <text:p>1504608</text:p>
          </table:table-cell>
          <table:table-cell office:value-type="float" office:value="1756990" calcext:value-type="float">
            <text:p>1756990</text:p>
          </table:table-cell>
          <table:table-cell table:formula="of:=VALUE(MID([.A20];2;2))" office:value-type="float" office:value="45" calcext:value-type="float">
            <text:p>45</text:p>
          </table:table-cell>
          <table:table-cell table:formula="of:=RIGHT([.A20])" office:value-type="string" office:string-value="B" calcext:value-type="string">
            <text:p>B</text:p>
          </table:table-cell>
          <table:table-cell table:formula="of:=[.C20]+[.D20]" office:value-type="float" office:value="2575034" calcext:value-type="float">
            <text:p>2575034</text:p>
          </table:table-cell>
        </table:table-row>
        <table:table-row table:style-name="ro1">
          <table:table-cell office:value-type="string" calcext:value-type="string">
            <text:p>w47B</text:p>
          </table:table-cell>
          <table:table-cell office:value-type="float" office:value="1198765" calcext:value-type="float">
            <text:p>1198765</text:p>
          </table:table-cell>
          <table:table-cell office:value-type="float" office:value="1304945" calcext:value-type="float">
            <text:p>1304945</text:p>
          </table:table-cell>
          <table:table-cell office:value-type="float" office:value="2786493" calcext:value-type="float">
            <text:p>2786493</text:p>
          </table:table-cell>
          <table:table-cell office:value-type="float" office:value="2602643" calcext:value-type="float">
            <text:p>2602643</text:p>
          </table:table-cell>
          <table:table-cell table:formula="of:=VALUE(MID([.A21];2;2))" office:value-type="float" office:value="47" calcext:value-type="float">
            <text:p>47</text:p>
          </table:table-cell>
          <table:table-cell table:formula="of:=RIGHT([.A21])" office:value-type="string" office:string-value="B" calcext:value-type="string">
            <text:p>B</text:p>
          </table:table-cell>
          <table:table-cell table:formula="of:=[.C21]+[.D21]" office:value-type="float" office:value="4091438" calcext:value-type="float">
            <text:p>4091438</text:p>
          </table:table-cell>
        </table:table-row>
        <table:table-row table:style-name="ro1">
          <table:table-cell office:value-type="string" calcext:value-type="string">
            <text:p>w50B</text:p>
          </table:table-cell>
          <table:table-cell office:value-type="float" office:value="2494207" calcext:value-type="float">
            <text:p>2494207</text:p>
          </table:table-cell>
          <table:table-cell office:value-type="float" office:value="2625207" calcext:value-type="float">
            <text:p>2625207</text:p>
          </table:table-cell>
          <table:table-cell office:value-type="float" office:value="1796293" calcext:value-type="float">
            <text:p>1796293</text:p>
          </table:table-cell>
          <table:table-cell office:value-type="float" office:value="1853602" calcext:value-type="float">
            <text:p>1853602</text:p>
          </table:table-cell>
          <table:table-cell table:formula="of:=VALUE(MID([.A22];2;2))" office:value-type="float" office:value="50" calcext:value-type="float">
            <text:p>50</text:p>
          </table:table-cell>
          <table:table-cell table:formula="of:=RIGHT([.A22])" office:value-type="string" office:string-value="B" calcext:value-type="string">
            <text:p>B</text:p>
          </table:table-cell>
          <table:table-cell table:formula="of:=[.C22]+[.D22]" office:value-type="float" office:value="4421500" calcext:value-type="float">
            <text:p>4421500</text:p>
          </table:table-cell>
        </table:table-row>
        <table:table-row table:style-name="ro1">
          <table:table-cell office:value-type="string" calcext:value-type="string">
            <text:p>w03C</text:p>
          </table:table-cell>
          <table:table-cell office:value-type="float" office:value="1165105" calcext:value-type="float">
            <text:p>1165105</text:p>
          </table:table-cell>
          <table:table-cell office:value-type="float" office:value="1278732" calcext:value-type="float">
            <text:p>1278732</text:p>
          </table:table-cell>
          <table:table-cell office:value-type="float" office:value="1299953" calcext:value-type="float">
            <text:p>1299953</text:p>
          </table:table-cell>
          <table:table-cell office:value-type="float" office:value="1191621" calcext:value-type="float">
            <text:p>1191621</text:p>
          </table:table-cell>
          <table:table-cell table:formula="of:=VALUE(MID([.A23];2;2))" office:value-type="float" office:value="3" calcext:value-type="float">
            <text:p>3</text:p>
          </table:table-cell>
          <table:table-cell table:formula="of:=RIGHT([.A23])" office:value-type="string" office:string-value="C" calcext:value-type="string">
            <text:p>C</text:p>
          </table:table-cell>
          <table:table-cell table:formula="of:=[.C23]+[.D23]" office:value-type="float" office:value="2578685" calcext:value-type="float">
            <text:p>2578685</text:p>
          </table:table-cell>
        </table:table-row>
        <table:table-row table:style-name="ro1">
          <table:table-cell office:value-type="string" calcext:value-type="string">
            <text:p>w09C</text:p>
          </table:table-cell>
          <table:table-cell office:value-type="float" office:value="1660998" calcext:value-type="float">
            <text:p>1660998</text:p>
          </table:table-cell>
          <table:table-cell office:value-type="float" office:value="1630345" calcext:value-type="float">
            <text:p>1630345</text:p>
          </table:table-cell>
          <table:table-cell office:value-type="float" office:value="1130119" calcext:value-type="float">
            <text:p>1130119</text:p>
          </table:table-cell>
          <table:table-cell office:value-type="float" office:value="1080238" calcext:value-type="float">
            <text:p>1080238</text:p>
          </table:table-cell>
          <table:table-cell table:formula="of:=VALUE(MID([.A24];2;2))" office:value-type="float" office:value="9" calcext:value-type="float">
            <text:p>9</text:p>
          </table:table-cell>
          <table:table-cell table:formula="of:=RIGHT([.A24])" office:value-type="string" office:string-value="C" calcext:value-type="string">
            <text:p>C</text:p>
          </table:table-cell>
          <table:table-cell table:formula="of:=[.C24]+[.D24]" office:value-type="float" office:value="2760464" calcext:value-type="float">
            <text:p>2760464</text:p>
          </table:table-cell>
        </table:table-row>
        <table:table-row table:style-name="ro1">
          <table:table-cell office:value-type="string" calcext:value-type="string">
            <text:p>w10C</text:p>
          </table:table-cell>
          <table:table-cell office:value-type="float" office:value="1157622" calcext:value-type="float">
            <text:p>1157622</text:p>
          </table:table-cell>
          <table:table-cell office:value-type="float" office:value="1182345" calcext:value-type="float">
            <text:p>1182345</text:p>
          </table:table-cell>
          <table:table-cell office:value-type="float" office:value="830785" calcext:value-type="float">
            <text:p>830785</text:p>
          </table:table-cell>
          <table:table-cell office:value-type="float" office:value="833779" calcext:value-type="float">
            <text:p>833779</text:p>
          </table:table-cell>
          <table:table-cell table:formula="of:=VALUE(MID([.A25];2;2))" office:value-type="float" office:value="10" calcext:value-type="float">
            <text:p>10</text:p>
          </table:table-cell>
          <table:table-cell table:formula="of:=RIGHT([.A25])" office:value-type="string" office:string-value="C" calcext:value-type="string">
            <text:p>C</text:p>
          </table:table-cell>
          <table:table-cell table:formula="of:=[.C25]+[.D25]" office:value-type="float" office:value="2013130" calcext:value-type="float">
            <text:p>2013130</text:p>
          </table:table-cell>
        </table:table-row>
        <table:table-row table:style-name="ro1">
          <table:table-cell office:value-type="string" calcext:value-type="string">
            <text:p>w12C</text:p>
          </table:table-cell>
          <table:table-cell office:value-type="float" office:value="3997724" calcext:value-type="float">
            <text:p>3997724</text:p>
          </table:table-cell>
          <table:table-cell office:value-type="float" office:value="3690756" calcext:value-type="float">
            <text:p>3690756</text:p>
          </table:table-cell>
          <table:table-cell office:value-type="float" office:value="4339393" calcext:value-type="float">
            <text:p>4339393</text:p>
          </table:table-cell>
          <table:table-cell office:value-type="float" office:value="4639643" calcext:value-type="float">
            <text:p>4639643</text:p>
          </table:table-cell>
          <table:table-cell table:formula="of:=VALUE(MID([.A26];2;2))" office:value-type="float" office:value="12" calcext:value-type="float">
            <text:p>12</text:p>
          </table:table-cell>
          <table:table-cell table:formula="of:=RIGHT([.A26])" office:value-type="string" office:string-value="C" calcext:value-type="string">
            <text:p>C</text:p>
          </table:table-cell>
          <table:table-cell table:formula="of:=[.C26]+[.D26]" office:value-type="float" office:value="8030149" calcext:value-type="float">
            <text:p>8030149</text:p>
          </table:table-cell>
        </table:table-row>
        <table:table-row table:style-name="ro1">
          <table:table-cell office:value-type="string" calcext:value-type="string">
            <text:p>w16C</text:p>
          </table:table-cell>
          <table:table-cell office:value-type="float" office:value="1367212" calcext:value-type="float">
            <text:p>1367212</text:p>
          </table:table-cell>
          <table:table-cell office:value-type="float" office:value="1361389" calcext:value-type="float">
            <text:p>1361389</text:p>
          </table:table-cell>
          <table:table-cell office:value-type="float" office:value="1572320" calcext:value-type="float">
            <text:p>1572320</text:p>
          </table:table-cell>
          <table:table-cell office:value-type="float" office:value="1836258" calcext:value-type="float">
            <text:p>1836258</text:p>
          </table:table-cell>
          <table:table-cell table:formula="of:=VALUE(MID([.A27];2;2))" office:value-type="float" office:value="16" calcext:value-type="float">
            <text:p>16</text:p>
          </table:table-cell>
          <table:table-cell table:formula="of:=RIGHT([.A27])" office:value-type="string" office:string-value="C" calcext:value-type="string">
            <text:p>C</text:p>
          </table:table-cell>
          <table:table-cell table:formula="of:=[.C27]+[.D27]" office:value-type="float" office:value="2933709" calcext:value-type="float">
            <text:p>2933709</text:p>
          </table:table-cell>
        </table:table-row>
        <table:table-row table:style-name="ro1">
          <table:table-cell office:value-type="string" calcext:value-type="string">
            <text:p>w19C</text:p>
          </table:table-cell>
          <table:table-cell office:value-type="float" office:value="2976209" calcext:value-type="float">
            <text:p>2976209</text:p>
          </table:table-cell>
          <table:table-cell office:value-type="float" office:value="3199665" calcext:value-type="float">
            <text:p>3199665</text:p>
          </table:table-cell>
          <table:table-cell office:value-type="float" office:value="1666477" calcext:value-type="float">
            <text:p>1666477</text:p>
          </table:table-cell>
          <table:table-cell office:value-type="float" office:value="1759240" calcext:value-type="float">
            <text:p>1759240</text:p>
          </table:table-cell>
          <table:table-cell table:formula="of:=VALUE(MID([.A28];2;2))" office:value-type="float" office:value="19" calcext:value-type="float">
            <text:p>19</text:p>
          </table:table-cell>
          <table:table-cell table:formula="of:=RIGHT([.A28])" office:value-type="string" office:string-value="C" calcext:value-type="string">
            <text:p>C</text:p>
          </table:table-cell>
          <table:table-cell table:formula="of:=[.C28]+[.D28]" office:value-type="float" office:value="4866142" calcext:value-type="float">
            <text:p>4866142</text:p>
          </table:table-cell>
        </table:table-row>
        <table:table-row table:style-name="ro1">
          <table:table-cell office:value-type="string" calcext:value-type="string">
            <text:p>w20C</text:p>
          </table:table-cell>
          <table:table-cell office:value-type="float" office:value="1443351" calcext:value-type="float">
            <text:p>1443351</text:p>
          </table:table-cell>
          <table:table-cell office:value-type="float" office:value="1565539" calcext:value-type="float">
            <text:p>1565539</text:p>
          </table:table-cell>
          <table:table-cell office:value-type="float" office:value="1355276" calcext:value-type="float">
            <text:p>1355276</text:p>
          </table:table-cell>
          <table:table-cell office:value-type="float" office:value="1423414" calcext:value-type="float">
            <text:p>1423414</text:p>
          </table:table-cell>
          <table:table-cell table:formula="of:=VALUE(MID([.A29];2;2))" office:value-type="float" office:value="20" calcext:value-type="float">
            <text:p>20</text:p>
          </table:table-cell>
          <table:table-cell table:formula="of:=RIGHT([.A29])" office:value-type="string" office:string-value="C" calcext:value-type="string">
            <text:p>C</text:p>
          </table:table-cell>
          <table:table-cell table:formula="of:=[.C29]+[.D29]" office:value-type="float" office:value="2920815" calcext:value-type="float">
            <text:p>2920815</text:p>
          </table:table-cell>
        </table:table-row>
        <table:table-row table:style-name="ro1">
          <table:table-cell office:value-type="string" calcext:value-type="string">
            <text:p>w24C</text:p>
          </table:table-cell>
          <table:table-cell office:value-type="float" office:value="643177" calcext:value-type="float">
            <text:p>643177</text:p>
          </table:table-cell>
          <table:table-cell office:value-type="float" office:value="684187" calcext:value-type="float">
            <text:p>684187</text:p>
          </table:table-cell>
          <table:table-cell office:value-type="float" office:value="796213" calcext:value-type="float">
            <text:p>796213</text:p>
          </table:table-cell>
          <table:table-cell office:value-type="float" office:value="867904" calcext:value-type="float">
            <text:p>867904</text:p>
          </table:table-cell>
          <table:table-cell table:formula="of:=VALUE(MID([.A30];2;2))" office:value-type="float" office:value="24" calcext:value-type="float">
            <text:p>24</text:p>
          </table:table-cell>
          <table:table-cell table:formula="of:=RIGHT([.A30])" office:value-type="string" office:string-value="C" calcext:value-type="string">
            <text:p>C</text:p>
          </table:table-cell>
          <table:table-cell table:formula="of:=[.C30]+[.D30]" office:value-type="float" office:value="1480400" calcext:value-type="float">
            <text:p>1480400</text:p>
          </table:table-cell>
        </table:table-row>
        <table:table-row table:style-name="ro1">
          <table:table-cell office:value-type="string" calcext:value-type="string">
            <text:p>w26C</text:p>
          </table:table-cell>
          <table:table-cell office:value-type="float" office:value="1037774" calcext:value-type="float">
            <text:p>1037774</text:p>
          </table:table-cell>
          <table:table-cell office:value-type="float" office:value="1113789" calcext:value-type="float">
            <text:p>1113789</text:p>
          </table:table-cell>
          <table:table-cell office:value-type="float" office:value="877464" calcext:value-type="float">
            <text:p>877464</text:p>
          </table:table-cell>
          <table:table-cell office:value-type="float" office:value="990837" calcext:value-type="float">
            <text:p>990837</text:p>
          </table:table-cell>
          <table:table-cell table:formula="of:=VALUE(MID([.A31];2;2))" office:value-type="float" office:value="26" calcext:value-type="float">
            <text:p>26</text:p>
          </table:table-cell>
          <table:table-cell table:formula="of:=RIGHT([.A31])" office:value-type="string" office:string-value="C" calcext:value-type="string">
            <text:p>C</text:p>
          </table:table-cell>
          <table:table-cell table:formula="of:=[.C31]+[.D31]" office:value-type="float" office:value="1991253" calcext:value-type="float">
            <text:p>1991253</text:p>
          </table:table-cell>
        </table:table-row>
        <table:table-row table:style-name="ro1">
          <table:table-cell office:value-type="string" calcext:value-type="string">
            <text:p>w27C</text:p>
          </table:table-cell>
          <table:table-cell office:value-type="float" office:value="2351213" calcext:value-type="float">
            <text:p>2351213</text:p>
          </table:table-cell>
          <table:table-cell office:value-type="float" office:value="2358482" calcext:value-type="float">
            <text:p>2358482</text:p>
          </table:table-cell>
          <table:table-cell office:value-type="float" office:value="1098384" calcext:value-type="float">
            <text:p>1098384</text:p>
          </table:table-cell>
          <table:table-cell office:value-type="float" office:value="1121488" calcext:value-type="float">
            <text:p>1121488</text:p>
          </table:table-cell>
          <table:table-cell table:formula="of:=VALUE(MID([.A32];2;2))" office:value-type="float" office:value="27" calcext:value-type="float">
            <text:p>27</text:p>
          </table:table-cell>
          <table:table-cell table:formula="of:=RIGHT([.A32])" office:value-type="string" office:string-value="C" calcext:value-type="string">
            <text:p>C</text:p>
          </table:table-cell>
          <table:table-cell table:formula="of:=[.C32]+[.D32]" office:value-type="float" office:value="3456866" calcext:value-type="float">
            <text:p>3456866</text:p>
          </table:table-cell>
        </table:table-row>
        <table:table-row table:style-name="ro1">
          <table:table-cell office:value-type="string" calcext:value-type="string">
            <text:p>w30C</text:p>
          </table:table-cell>
          <table:table-cell office:value-type="float" office:value="2478386" calcext:value-type="float">
            <text:p>2478386</text:p>
          </table:table-cell>
          <table:table-cell office:value-type="float" office:value="2562144" calcext:value-type="float">
            <text:p>2562144</text:p>
          </table:table-cell>
          <table:table-cell office:value-type="float" office:value="30035" calcext:value-type="float">
            <text:p>30035</text:p>
          </table:table-cell>
          <table:table-cell office:value-type="float" office:value="29396" calcext:value-type="float">
            <text:p>29396</text:p>
          </table:table-cell>
          <table:table-cell table:formula="of:=VALUE(MID([.A33];2;2))" office:value-type="float" office:value="30" calcext:value-type="float">
            <text:p>30</text:p>
          </table:table-cell>
          <table:table-cell table:formula="of:=RIGHT([.A33])" office:value-type="string" office:string-value="C" calcext:value-type="string">
            <text:p>C</text:p>
          </table:table-cell>
          <table:table-cell table:formula="of:=[.C33]+[.D33]" office:value-type="float" office:value="2592179" calcext:value-type="float">
            <text:p>2592179</text:p>
          </table:table-cell>
        </table:table-row>
        <table:table-row table:style-name="ro1">
          <table:table-cell office:value-type="string" calcext:value-type="string">
            <text:p>w31C</text:p>
          </table:table-cell>
          <table:table-cell office:value-type="float" office:value="1938122" calcext:value-type="float">
            <text:p>1938122</text:p>
          </table:table-cell>
          <table:table-cell office:value-type="float" office:value="1816647" calcext:value-type="float">
            <text:p>1816647</text:p>
          </table:table-cell>
          <table:table-cell office:value-type="float" office:value="1602356" calcext:value-type="float">
            <text:p>1602356</text:p>
          </table:table-cell>
          <table:table-cell office:value-type="float" office:value="1875221" calcext:value-type="float">
            <text:p>1875221</text:p>
          </table:table-cell>
          <table:table-cell table:formula="of:=VALUE(MID([.A34];2;2))" office:value-type="float" office:value="31" calcext:value-type="float">
            <text:p>31</text:p>
          </table:table-cell>
          <table:table-cell table:formula="of:=RIGHT([.A34])" office:value-type="string" office:string-value="C" calcext:value-type="string">
            <text:p>C</text:p>
          </table:table-cell>
          <table:table-cell table:formula="of:=[.C34]+[.D34]" office:value-type="float" office:value="3419003" calcext:value-type="float">
            <text:p>3419003</text:p>
          </table:table-cell>
        </table:table-row>
        <table:table-row table:style-name="ro1">
          <table:table-cell office:value-type="string" calcext:value-type="string">
            <text:p>w34C</text:p>
          </table:table-cell>
          <table:table-cell office:value-type="float" office:value="76648" calcext:value-type="float">
            <text:p>76648</text:p>
          </table:table-cell>
          <table:table-cell office:value-type="float" office:value="81385" calcext:value-type="float">
            <text:p>81385</text:p>
          </table:table-cell>
          <table:table-cell office:value-type="float" office:value="1374708" calcext:value-type="float">
            <text:p>1374708</text:p>
          </table:table-cell>
          <table:table-cell office:value-type="float" office:value="1379567" calcext:value-type="float">
            <text:p>1379567</text:p>
          </table:table-cell>
          <table:table-cell table:formula="of:=VALUE(MID([.A35];2;2))" office:value-type="float" office:value="34" calcext:value-type="float">
            <text:p>34</text:p>
          </table:table-cell>
          <table:table-cell table:formula="of:=RIGHT([.A35])" office:value-type="string" office:string-value="C" calcext:value-type="string">
            <text:p>C</text:p>
          </table:table-cell>
          <table:table-cell table:formula="of:=[.C35]+[.D35]" office:value-type="float" office:value="1456093" calcext:value-type="float">
            <text:p>1456093</text:p>
          </table:table-cell>
        </table:table-row>
        <table:table-row table:style-name="ro1">
          <table:table-cell office:value-type="string" calcext:value-type="string">
            <text:p>w35C</text:p>
          </table:table-cell>
          <table:table-cell office:value-type="float" office:value="2574432" calcext:value-type="float">
            <text:p>2574432</text:p>
          </table:table-cell>
          <table:table-cell office:value-type="float" office:value="2409710" calcext:value-type="float">
            <text:p>2409710</text:p>
          </table:table-cell>
          <table:table-cell office:value-type="float" office:value="987486" calcext:value-type="float">
            <text:p>987486</text:p>
          </table:table-cell>
          <table:table-cell office:value-type="float" office:value="999043" calcext:value-type="float">
            <text:p>999043</text:p>
          </table:table-cell>
          <table:table-cell table:formula="of:=VALUE(MID([.A36];2;2))" office:value-type="float" office:value="35" calcext:value-type="float">
            <text:p>35</text:p>
          </table:table-cell>
          <table:table-cell table:formula="of:=RIGHT([.A36])" office:value-type="string" office:string-value="C" calcext:value-type="string">
            <text:p>C</text:p>
          </table:table-cell>
          <table:table-cell table:formula="of:=[.C36]+[.D36]" office:value-type="float" office:value="3397196" calcext:value-type="float">
            <text:p>3397196</text:p>
          </table:table-cell>
        </table:table-row>
        <table:table-row table:style-name="ro1">
          <table:table-cell office:value-type="string" calcext:value-type="string">
            <text:p>w44C</text:p>
          </table:table-cell>
          <table:table-cell office:value-type="float" office:value="835495" calcext:value-type="float">
            <text:p>835495</text:p>
          </table:table-cell>
          <table:table-cell office:value-type="float" office:value="837746" calcext:value-type="float">
            <text:p>837746</text:p>
          </table:table-cell>
          <table:table-cell office:value-type="float" office:value="1106177" calcext:value-type="float">
            <text:p>1106177</text:p>
          </table:table-cell>
          <table:table-cell office:value-type="float" office:value="917781" calcext:value-type="float">
            <text:p>917781</text:p>
          </table:table-cell>
          <table:table-cell table:formula="of:=VALUE(MID([.A37];2;2))" office:value-type="float" office:value="44" calcext:value-type="float">
            <text:p>44</text:p>
          </table:table-cell>
          <table:table-cell table:formula="of:=RIGHT([.A37])" office:value-type="string" office:string-value="C" calcext:value-type="string">
            <text:p>C</text:p>
          </table:table-cell>
          <table:table-cell table:formula="of:=[.C37]+[.D37]" office:value-type="float" office:value="1943923" calcext:value-type="float">
            <text:p>1943923</text:p>
          </table:table-cell>
        </table:table-row>
        <table:table-row table:style-name="ro1">
          <table:table-cell office:value-type="string" calcext:value-type="string">
            <text:p>w46C</text:p>
          </table:table-cell>
          <table:table-cell office:value-type="float" office:value="140026" calcext:value-type="float">
            <text:p>140026</text:p>
          </table:table-cell>
          <table:table-cell office:value-type="float" office:value="146354" calcext:value-type="float">
            <text:p>146354</text:p>
          </table:table-cell>
          <table:table-cell office:value-type="float" office:value="2759991" calcext:value-type="float">
            <text:p>2759991</text:p>
          </table:table-cell>
          <table:table-cell office:value-type="float" office:value="2742120" calcext:value-type="float">
            <text:p>2742120</text:p>
          </table:table-cell>
          <table:table-cell table:formula="of:=VALUE(MID([.A38];2;2))" office:value-type="float" office:value="46" calcext:value-type="float">
            <text:p>46</text:p>
          </table:table-cell>
          <table:table-cell table:formula="of:=RIGHT([.A38])" office:value-type="string" office:string-value="C" calcext:value-type="string">
            <text:p>C</text:p>
          </table:table-cell>
          <table:table-cell table:formula="of:=[.C38]+[.D38]" office:value-type="float" office:value="2906345" calcext:value-type="float">
            <text:p>2906345</text:p>
          </table:table-cell>
        </table:table-row>
        <table:table-row table:style-name="ro1">
          <table:table-cell office:value-type="string" calcext:value-type="string">
            <text:p>w48C</text:p>
          </table:table-cell>
          <table:table-cell office:value-type="float" office:value="2619776" calcext:value-type="float">
            <text:p>2619776</text:p>
          </table:table-cell>
          <table:table-cell office:value-type="float" office:value="2749623" calcext:value-type="float">
            <text:p>2749623</text:p>
          </table:table-cell>
          <table:table-cell office:value-type="float" office:value="2888215" calcext:value-type="float">
            <text:p>2888215</text:p>
          </table:table-cell>
          <table:table-cell office:value-type="float" office:value="2800174" calcext:value-type="float">
            <text:p>2800174</text:p>
          </table:table-cell>
          <table:table-cell table:formula="of:=VALUE(MID([.A39];2;2))" office:value-type="float" office:value="48" calcext:value-type="float">
            <text:p>48</text:p>
          </table:table-cell>
          <table:table-cell table:formula="of:=RIGHT([.A39])" office:value-type="string" office:string-value="C" calcext:value-type="string">
            <text:p>C</text:p>
          </table:table-cell>
          <table:table-cell table:formula="of:=[.C39]+[.D39]" office:value-type="float" office:value="5637838" calcext:value-type="float">
            <text:p>5637838</text:p>
          </table:table-cell>
        </table:table-row>
        <table:table-row table:style-name="ro1">
          <table:table-cell office:value-type="string" calcext:value-type="string">
            <text:p>w49C</text:p>
          </table:table-cell>
          <table:table-cell office:value-type="float" office:value="248398" calcext:value-type="float">
            <text:p>248398</text:p>
          </table:table-cell>
          <table:table-cell office:value-type="float" office:value="268511" calcext:value-type="float">
            <text:p>268511</text:p>
          </table:table-cell>
          <table:table-cell office:value-type="float" office:value="3110853" calcext:value-type="float">
            <text:p>3110853</text:p>
          </table:table-cell>
          <table:table-cell office:value-type="float" office:value="2986411" calcext:value-type="float">
            <text:p>2986411</text:p>
          </table:table-cell>
          <table:table-cell table:formula="of:=VALUE(MID([.A40];2;2))" office:value-type="float" office:value="49" calcext:value-type="float">
            <text:p>49</text:p>
          </table:table-cell>
          <table:table-cell table:formula="of:=RIGHT([.A40])" office:value-type="string" office:string-value="C" calcext:value-type="string">
            <text:p>C</text:p>
          </table:table-cell>
          <table:table-cell table:formula="of:=[.C40]+[.D40]" office:value-type="float" office:value="3379364" calcext:value-type="float">
            <text:p>3379364</text:p>
          </table:table-cell>
        </table:table-row>
        <table:table-row table:style-name="ro1">
          <table:table-cell office:value-type="string" calcext:value-type="string">
            <text:p>w01D</text:p>
          </table:table-cell>
          <table:table-cell office:value-type="float" office:value="1415007" calcext:value-type="float">
            <text:p>1415007</text:p>
          </table:table-cell>
          <table:table-cell office:value-type="float" office:value="1397195" calcext:value-type="float">
            <text:p>1397195</text:p>
          </table:table-cell>
          <table:table-cell office:value-type="float" office:value="1499070" calcext:value-type="float">
            <text:p>1499070</text:p>
          </table:table-cell>
          <table:table-cell office:value-type="float" office:value="1481105" calcext:value-type="float">
            <text:p>1481105</text:p>
          </table:table-cell>
          <table:table-cell table:formula="of:=VALUE(MID([.A41];2;2))" office:value-type="float" office:value="1" calcext:value-type="float">
            <text:p>1</text:p>
          </table:table-cell>
          <table:table-cell table:formula="of:=RIGHT([.A41])" office:value-type="string" office:string-value="D" calcext:value-type="string">
            <text:p>D</text:p>
          </table:table-cell>
          <table:table-cell table:formula="of:=[.C41]+[.D41]" office:value-type="float" office:value="2896265" calcext:value-type="float">
            <text:p>2896265</text:p>
          </table:table-cell>
        </table:table-row>
        <table:table-row table:style-name="ro1">
          <table:table-cell office:value-type="string" calcext:value-type="string">
            <text:p>w02D</text:p>
          </table:table-cell>
          <table:table-cell office:value-type="float" office:value="1711390" calcext:value-type="float">
            <text:p>1711390</text:p>
          </table:table-cell>
          <table:table-cell office:value-type="float" office:value="1641773" calcext:value-type="float">
            <text:p>1641773</text:p>
          </table:table-cell>
          <table:table-cell office:value-type="float" office:value="1522030" calcext:value-type="float">
            <text:p>1522030</text:p>
          </table:table-cell>
          <table:table-cell office:value-type="float" office:value="1618733" calcext:value-type="float">
            <text:p>1618733</text:p>
          </table:table-cell>
          <table:table-cell table:formula="of:=VALUE(MID([.A42];2;2))" office:value-type="float" office:value="2" calcext:value-type="float">
            <text:p>2</text:p>
          </table:table-cell>
          <table:table-cell table:formula="of:=RIGHT([.A42])" office:value-type="string" office:string-value="D" calcext:value-type="string">
            <text:p>D</text:p>
          </table:table-cell>
          <table:table-cell table:formula="of:=[.C42]+[.D42]" office:value-type="float" office:value="3163803" calcext:value-type="float">
            <text:p>3163803</text:p>
          </table:table-cell>
        </table:table-row>
        <table:table-row table:style-name="ro1">
          <table:table-cell office:value-type="string" calcext:value-type="string">
            <text:p>w04D</text:p>
          </table:table-cell>
          <table:table-cell office:value-type="float" office:value="949065" calcext:value-type="float">
            <text:p>949065</text:p>
          </table:table-cell>
          <table:table-cell office:value-type="float" office:value="1026050" calcext:value-type="float">
            <text:p>1026050</text:p>
          </table:table-cell>
          <table:table-cell office:value-type="float" office:value="688027" calcext:value-type="float">
            <text:p>688027</text:p>
          </table:table-cell>
          <table:table-cell office:value-type="float" office:value="723233" calcext:value-type="float">
            <text:p>723233</text:p>
          </table:table-cell>
          <table:table-cell table:formula="of:=VALUE(MID([.A43];2;2))" office:value-type="float" office:value="4" calcext:value-type="float">
            <text:p>4</text:p>
          </table:table-cell>
          <table:table-cell table:formula="of:=RIGHT([.A43])" office:value-type="string" office:string-value="D" calcext:value-type="string">
            <text:p>D</text:p>
          </table:table-cell>
          <table:table-cell table:formula="of:=[.C43]+[.D43]" office:value-type="float" office:value="1714077" calcext:value-type="float">
            <text:p>1714077</text:p>
          </table:table-cell>
        </table:table-row>
        <table:table-row table:style-name="ro1">
          <table:table-cell office:value-type="string" calcext:value-type="string">
            <text:p>w06D</text:p>
          </table:table-cell>
          <table:table-cell office:value-type="float" office:value="1846928" calcext:value-type="float">
            <text:p>1846928</text:p>
          </table:table-cell>
          <table:table-cell office:value-type="float" office:value="1851433" calcext:value-type="float">
            <text:p>1851433</text:p>
          </table:table-cell>
          <table:table-cell office:value-type="float" office:value="2125113" calcext:value-type="float">
            <text:p>2125113</text:p>
          </table:table-cell>
          <table:table-cell office:value-type="float" office:value="2028635" calcext:value-type="float">
            <text:p>2028635</text:p>
          </table:table-cell>
          <table:table-cell table:formula="of:=VALUE(MID([.A44];2;2))" office:value-type="float" office:value="6" calcext:value-type="float">
            <text:p>6</text:p>
          </table:table-cell>
          <table:table-cell table:formula="of:=RIGHT([.A44])" office:value-type="string" office:string-value="D" calcext:value-type="string">
            <text:p>D</text:p>
          </table:table-cell>
          <table:table-cell table:formula="of:=[.C44]+[.D44]" office:value-type="float" office:value="3976546" calcext:value-type="float">
            <text:p>3976546</text:p>
          </table:table-cell>
        </table:table-row>
        <table:table-row table:style-name="ro1">
          <table:table-cell office:value-type="string" calcext:value-type="string">
            <text:p>w11D</text:p>
          </table:table-cell>
          <table:table-cell office:value-type="float" office:value="1987047" calcext:value-type="float">
            <text:p>1987047</text:p>
          </table:table-cell>
          <table:table-cell office:value-type="float" office:value="1996208" calcext:value-type="float">
            <text:p>1996208</text:p>
          </table:table-cell>
          <table:table-cell office:value-type="float" office:value="2053892" calcext:value-type="float">
            <text:p>2053892</text:p>
          </table:table-cell>
          <table:table-cell office:value-type="float" office:value="1697247" calcext:value-type="float">
            <text:p>1697247</text:p>
          </table:table-cell>
          <table:table-cell table:formula="of:=VALUE(MID([.A45];2;2))" office:value-type="float" office:value="11" calcext:value-type="float">
            <text:p>11</text:p>
          </table:table-cell>
          <table:table-cell table:formula="of:=RIGHT([.A45])" office:value-type="string" office:string-value="D" calcext:value-type="string">
            <text:p>D</text:p>
          </table:table-cell>
          <table:table-cell table:formula="of:=[.C45]+[.D45]" office:value-type="float" office:value="4050100" calcext:value-type="float">
            <text:p>4050100</text:p>
          </table:table-cell>
        </table:table-row>
        <table:table-row table:style-name="ro1">
          <table:table-cell office:value-type="string" calcext:value-type="string">
            <text:p>w18D</text:p>
          </table:table-cell>
          <table:table-cell office:value-type="float" office:value="1334060" calcext:value-type="float">
            <text:p>1334060</text:p>
          </table:table-cell>
          <table:table-cell office:value-type="float" office:value="1395231" calcext:value-type="float">
            <text:p>1395231</text:p>
          </table:table-cell>
          <table:table-cell office:value-type="float" office:value="578655" calcext:value-type="float">
            <text:p>578655</text:p>
          </table:table-cell>
          <table:table-cell office:value-type="float" office:value="677663" calcext:value-type="float">
            <text:p>677663</text:p>
          </table:table-cell>
          <table:table-cell table:formula="of:=VALUE(MID([.A46];2;2))" office:value-type="float" office:value="18" calcext:value-type="float">
            <text:p>18</text:p>
          </table:table-cell>
          <table:table-cell table:formula="of:=RIGHT([.A46])" office:value-type="string" office:string-value="D" calcext:value-type="string">
            <text:p>D</text:p>
          </table:table-cell>
          <table:table-cell table:formula="of:=[.C46]+[.D46]" office:value-type="float" office:value="1973886" calcext:value-type="float">
            <text:p>1973886</text:p>
          </table:table-cell>
        </table:table-row>
        <table:table-row table:style-name="ro1">
          <table:table-cell office:value-type="string" calcext:value-type="string">
            <text:p>w28D</text:p>
          </table:table-cell>
          <table:table-cell office:value-type="float" office:value="2613354" calcext:value-type="float">
            <text:p>2613354</text:p>
          </table:table-cell>
          <table:table-cell office:value-type="float" office:value="2837241" calcext:value-type="float">
            <text:p>2837241</text:p>
          </table:table-cell>
          <table:table-cell office:value-type="float" office:value="431144" calcext:value-type="float">
            <text:p>431144</text:p>
          </table:table-cell>
          <table:table-cell office:value-type="float" office:value="434113" calcext:value-type="float">
            <text:p>434113</text:p>
          </table:table-cell>
          <table:table-cell table:formula="of:=VALUE(MID([.A47];2;2))" office:value-type="float" office:value="28" calcext:value-type="float">
            <text:p>28</text:p>
          </table:table-cell>
          <table:table-cell table:formula="of:=RIGHT([.A47])" office:value-type="string" office:string-value="D" calcext:value-type="string">
            <text:p>D</text:p>
          </table:table-cell>
          <table:table-cell table:formula="of:=[.C47]+[.D47]" office:value-type="float" office:value="3268385" calcext:value-type="float">
            <text:p>3268385</text:p>
          </table:table-cell>
        </table:table-row>
        <table:table-row table:style-name="ro1">
          <table:table-cell office:value-type="string" calcext:value-type="string">
            <text:p>w32D</text:p>
          </table:table-cell>
          <table:table-cell office:value-type="float" office:value="992523" calcext:value-type="float">
            <text:p>992523</text:p>
          </table:table-cell>
          <table:table-cell office:value-type="float" office:value="1028501" calcext:value-type="float">
            <text:p>1028501</text:p>
          </table:table-cell>
          <table:table-cell office:value-type="float" office:value="1995446" calcext:value-type="float">
            <text:p>1995446</text:p>
          </table:table-cell>
          <table:table-cell office:value-type="float" office:value="1860524" calcext:value-type="float">
            <text:p>1860524</text:p>
          </table:table-cell>
          <table:table-cell table:formula="of:=VALUE(MID([.A48];2;2))" office:value-type="float" office:value="32" calcext:value-type="float">
            <text:p>32</text:p>
          </table:table-cell>
          <table:table-cell table:formula="of:=RIGHT([.A48])" office:value-type="string" office:string-value="D" calcext:value-type="string">
            <text:p>D</text:p>
          </table:table-cell>
          <table:table-cell table:formula="of:=[.C48]+[.D48]" office:value-type="float" office:value="3023947" calcext:value-type="float">
            <text:p>3023947</text:p>
          </table:table-cell>
        </table:table-row>
        <table:table-row table:style-name="ro1">
          <table:table-cell office:value-type="string" calcext:value-type="string">
            <text:p>w39D</text:p>
          </table:table-cell>
          <table:table-cell office:value-type="float" office:value="548989" calcext:value-type="float">
            <text:p>548989</text:p>
          </table:table-cell>
          <table:table-cell office:value-type="float" office:value="514636" calcext:value-type="float">
            <text:p>514636</text:p>
          </table:table-cell>
          <table:table-cell office:value-type="float" office:value="2770344" calcext:value-type="float">
            <text:p>2770344</text:p>
          </table:table-cell>
          <table:table-cell office:value-type="float" office:value="3187897" calcext:value-type="float">
            <text:p>3187897</text:p>
          </table:table-cell>
          <table:table-cell table:formula="of:=VALUE(MID([.A49];2;2))" office:value-type="float" office:value="39" calcext:value-type="float">
            <text:p>39</text:p>
          </table:table-cell>
          <table:table-cell table:formula="of:=RIGHT([.A49])" office:value-type="string" office:string-value="D" calcext:value-type="string">
            <text:p>D</text:p>
          </table:table-cell>
          <table:table-cell table:formula="of:=[.C49]+[.D49]" office:value-type="float" office:value="3284980" calcext:value-type="float">
            <text:p>3284980</text:p>
          </table:table-cell>
        </table:table-row>
        <table:table-row table:style-name="ro1">
          <table:table-cell office:value-type="string" calcext:value-type="string">
            <text:p>w41D</text:p>
          </table:table-cell>
          <table:table-cell office:value-type="float" office:value="2115336" calcext:value-type="float">
            <text:p>2115336</text:p>
          </table:table-cell>
          <table:table-cell office:value-type="float" office:value="2202769" calcext:value-type="float">
            <text:p>2202769</text:p>
          </table:table-cell>
          <table:table-cell office:value-type="float" office:value="15339" calcext:value-type="float">
            <text:p>15339</text:p>
          </table:table-cell>
          <table:table-cell office:value-type="float" office:value="14652" calcext:value-type="float">
            <text:p>14652</text:p>
          </table:table-cell>
          <table:table-cell table:formula="of:=VALUE(MID([.A50];2;2))" office:value-type="float" office:value="41" calcext:value-type="float">
            <text:p>41</text:p>
          </table:table-cell>
          <table:table-cell table:formula="of:=RIGHT([.A50])" office:value-type="string" office:string-value="D" calcext:value-type="string">
            <text:p>D</text:p>
          </table:table-cell>
          <table:table-cell table:formula="of:=[.C50]+[.D50]" office:value-type="float" office:value="2218108" calcext:value-type="float">
            <text:p>2218108</text:p>
          </table:table-cell>
        </table:table-row>
        <table:table-row table:style-name="ro1">
          <table:table-cell office:value-type="string" calcext:value-type="string">
            <text:p>w43D</text:p>
          </table:table-cell>
          <table:table-cell office:value-type="float" office:value="2548438" calcext:value-type="float">
            <text:p>2548438</text:p>
          </table:table-cell>
          <table:table-cell office:value-type="float" office:value="2577213" calcext:value-type="float">
            <text:p>2577213</text:p>
          </table:table-cell>
          <table:table-cell office:value-type="float" office:value="37986" calcext:value-type="float">
            <text:p>37986</text:p>
          </table:table-cell>
          <table:table-cell office:value-type="float" office:value="37766" calcext:value-type="float">
            <text:p>37766</text:p>
          </table:table-cell>
          <table:table-cell table:formula="of:=VALUE(MID([.A51];2;2))" office:value-type="float" office:value="43" calcext:value-type="float">
            <text:p>43</text:p>
          </table:table-cell>
          <table:table-cell table:formula="of:=RIGHT([.A51])" office:value-type="string" office:string-value="D" calcext:value-type="string">
            <text:p>D</text:p>
          </table:table-cell>
          <table:table-cell table:formula="of:=[.C51]+[.D51]" office:value-type="float" office:value="2615199" calcext:value-type="float">
            <text:p>2615199</text:p>
          </table:table-cell>
        </table:table-row>
      </table:table>
      <table:table table:name="5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zwa województwa</text:p>
          </table:table-cell>
          <table:table-cell office:value-type="string" calcext:value-type="string">
            <text:p>kobiet w 2013</text:p>
          </table:table-cell>
          <table:table-cell office:value-type="string" calcext:value-type="string">
            <text:p>mężczyzn w 2013</text:p>
          </table:table-cell>
          <table:table-cell office:value-type="string" calcext:value-type="string">
            <text:p>kobiet 2014</text:p>
          </table:table-cell>
          <table:table-cell office:value-type="string" calcext:value-type="string">
            <text:p>mężczyzn 2014</text:p>
          </table:table-cell>
          <table:table-cell office:value-type="string" calcext:value-type="string">
            <text:p>nr województw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.mieszakańców 2013</text:p>
          </table:table-cell>
        </table:table-row>
        <table:table-row table:style-name="ro1">
          <table:table-cell office:value-type="string" calcext:value-type="string">
            <text:p>w05A</text:p>
          </table:table-cell>
          <table:table-cell office:value-type="float" office:value="2436107" calcext:value-type="float">
            <text:p>2436107</text:p>
          </table:table-cell>
          <table:table-cell office:value-type="float" office:value="2228622" calcext:value-type="float">
            <text:p>2228622</text:p>
          </table:table-cell>
          <table:table-cell office:value-type="float" office:value="1831600" calcext:value-type="float">
            <text:p>1831600</text:p>
          </table:table-cell>
          <table:table-cell office:value-type="float" office:value="1960624" calcext:value-type="float">
            <text:p>1960624</text:p>
          </table:table-cell>
          <table:table-cell table:formula="of:=VALUE(MID([.A2];2;2))" office:value-type="float" office:value="5" calcext:value-type="float">
            <text:p>5</text:p>
          </table:table-cell>
          <table:table-cell table:formula="of:=RIGHT([.A2])" office:value-type="string" office:string-value="A" calcext:value-type="string">
            <text:p>A</text:p>
          </table:table-cell>
          <table:table-cell table:formula="of:=[.C2]+[.D2]" office:value-type="float" office:value="4060222" calcext:value-type="float">
            <text:p>4060222</text:p>
          </table:table-cell>
        </table:table-row>
        <table:table-row table:style-name="ro1">
          <table:table-cell office:value-type="string" calcext:value-type="string">
            <text:p>w08A</text:p>
          </table:table-cell>
          <table:table-cell office:value-type="float" office:value="679557" calcext:value-type="float">
            <text:p>679557</text:p>
          </table:table-cell>
          <table:table-cell office:value-type="float" office:value="655500" calcext:value-type="float">
            <text:p>655500</text:p>
          </table:table-cell>
          <table:table-cell office:value-type="float" office:value="1012012" calcext:value-type="float">
            <text:p>1012012</text:p>
          </table:table-cell>
          <table:table-cell office:value-type="float" office:value="1067022" calcext:value-type="float">
            <text:p>1067022</text:p>
          </table:table-cell>
          <table:table-cell table:formula="of:=VALUE(MID([.A3];2;2))" office:value-type="float" office:value="8" calcext:value-type="float">
            <text:p>8</text:p>
          </table:table-cell>
          <table:table-cell table:formula="of:=RIGHT([.A3])" office:value-type="string" office:string-value="A" calcext:value-type="string">
            <text:p>A</text:p>
          </table:table-cell>
          <table:table-cell table:formula="of:=[.C3]+[.D3]" office:value-type="float" office:value="1667512" calcext:value-type="float">
            <text:p>1667512</text:p>
          </table:table-cell>
        </table:table-row>
        <table:table-row table:style-name="ro1">
          <table:table-cell office:value-type="string" calcext:value-type="string">
            <text:p>w13A</text:p>
          </table:table-cell>
          <table:table-cell office:value-type="float" office:value="996113" calcext:value-type="float">
            <text:p>996113</text:p>
          </table:table-cell>
          <table:table-cell office:value-type="float" office:value="964279" calcext:value-type="float">
            <text:p>964279</text:p>
          </table:table-cell>
          <table:table-cell office:value-type="float" office:value="1012487" calcext:value-type="float">
            <text:p>1012487</text:p>
          </table:table-cell>
          <table:table-cell office:value-type="float" office:value="1128940" calcext:value-type="float">
            <text:p>1128940</text:p>
          </table:table-cell>
          <table:table-cell table:formula="of:=VALUE(MID([.A4];2;2))" office:value-type="float" office:value="13" calcext:value-type="float">
            <text:p>13</text:p>
          </table:table-cell>
          <table:table-cell table:formula="of:=RIGHT([.A4])" office:value-type="string" office:string-value="A" calcext:value-type="string">
            <text:p>A</text:p>
          </table:table-cell>
          <table:table-cell table:formula="of:=[.C4]+[.D4]" office:value-type="float" office:value="1976766" calcext:value-type="float">
            <text:p>1976766</text:p>
          </table:table-cell>
        </table:table-row>
        <table:table-row table:style-name="ro1">
          <table:table-cell office:value-type="string" calcext:value-type="string">
            <text:p>w14A</text:p>
          </table:table-cell>
          <table:table-cell office:value-type="float" office:value="1143634" calcext:value-type="float">
            <text:p>1143634</text:p>
          </table:table-cell>
          <table:table-cell office:value-type="float" office:value="1033836" calcext:value-type="float">
            <text:p>1033836</text:p>
          </table:table-cell>
          <table:table-cell office:value-type="float" office:value="909534" calcext:value-type="float">
            <text:p>909534</text:p>
          </table:table-cell>
          <table:table-cell office:value-type="float" office:value="856349" calcext:value-type="float">
            <text:p>856349</text:p>
          </table:table-cell>
          <table:table-cell table:formula="of:=VALUE(MID([.A5];2;2))" office:value-type="float" office:value="14" calcext:value-type="float">
            <text:p>14</text:p>
          </table:table-cell>
          <table:table-cell table:formula="of:=RIGHT([.A5])" office:value-type="string" office:string-value="A" calcext:value-type="string">
            <text:p>A</text:p>
          </table:table-cell>
          <table:table-cell table:formula="of:=[.C5]+[.D5]" office:value-type="float" office:value="1943370" calcext:value-type="float">
            <text:p>1943370</text:p>
          </table:table-cell>
        </table:table-row>
        <table:table-row table:style-name="ro1">
          <table:table-cell office:value-type="string" calcext:value-type="string">
            <text:p>w15A</text:p>
          </table:table-cell>
          <table:table-cell office:value-type="float" office:value="2549276" calcext:value-type="float">
            <text:p>2549276</text:p>
          </table:table-cell>
          <table:table-cell office:value-type="float" office:value="2584751" calcext:value-type="float">
            <text:p>2584751</text:p>
          </table:table-cell>
          <table:table-cell office:value-type="float" office:value="2033079" calcext:value-type="float">
            <text:p>2033079</text:p>
          </table:table-cell>
          <table:table-cell office:value-type="float" office:value="2066918" calcext:value-type="float">
            <text:p>2066918</text:p>
          </table:table-cell>
          <table:table-cell table:formula="of:=VALUE(MID([.A6];2;2))" office:value-type="float" office:value="15" calcext:value-type="float">
            <text:p>15</text:p>
          </table:table-cell>
          <table:table-cell table:formula="of:=RIGHT([.A6])" office:value-type="string" office:string-value="A" calcext:value-type="string">
            <text:p>A</text:p>
          </table:table-cell>
          <table:table-cell table:formula="of:=[.C6]+[.D6]" office:value-type="float" office:value="4617830" calcext:value-type="float">
            <text:p>4617830</text:p>
          </table:table-cell>
        </table:table-row>
        <table:table-row table:style-name="ro1">
          <table:table-cell office:value-type="string" calcext:value-type="string">
            <text:p>w17A</text:p>
          </table:table-cell>
          <table:table-cell office:value-type="float" office:value="2567464" calcext:value-type="float">
            <text:p>2567464</text:p>
          </table:table-cell>
          <table:table-cell office:value-type="float" office:value="2441857" calcext:value-type="float">
            <text:p>2441857</text:p>
          </table:table-cell>
          <table:table-cell office:value-type="float" office:value="1524132" calcext:value-type="float">
            <text:p>1524132</text:p>
          </table:table-cell>
          <table:table-cell office:value-type="float" office:value="1496810" calcext:value-type="float">
            <text:p>1496810</text:p>
          </table:table-cell>
          <table:table-cell table:formula="of:=VALUE(MID([.A7];2;2))" office:value-type="float" office:value="17" calcext:value-type="float">
            <text:p>17</text:p>
          </table:table-cell>
          <table:table-cell table:formula="of:=RIGHT([.A7])" office:value-type="string" office:string-value="A" calcext:value-type="string">
            <text:p>A</text:p>
          </table:table-cell>
          <table:table-cell table:formula="of:=[.C7]+[.D7]" office:value-type="float" office:value="3965989" calcext:value-type="float">
            <text:p>3965989</text:p>
          </table:table-cell>
        </table:table-row>
        <table:table-row table:style-name="ro1">
          <table:table-cell office:value-type="string" calcext:value-type="string">
            <text:p>w21A</text:p>
          </table:table-cell>
          <table:table-cell office:value-type="float" office:value="2486640" calcext:value-type="float">
            <text:p>2486640</text:p>
          </table:table-cell>
          <table:table-cell office:value-type="float" office:value="2265936" calcext:value-type="float">
            <text:p>2265936</text:p>
          </table:table-cell>
          <table:table-cell office:value-type="float" office:value="297424" calcext:value-type="float">
            <text:p>297424</text:p>
          </table:table-cell>
          <table:table-cell office:value-type="float" office:value="274759" calcext:value-type="float">
            <text:p>274759</text:p>
          </table:table-cell>
          <table:table-cell table:formula="of:=VALUE(MID([.A8];2;2))" office:value-type="float" office:value="21" calcext:value-type="float">
            <text:p>21</text:p>
          </table:table-cell>
          <table:table-cell table:formula="of:=RIGHT([.A8])" office:value-type="string" office:string-value="A" calcext:value-type="string">
            <text:p>A</text:p>
          </table:table-cell>
          <table:table-cell table:formula="of:=[.C8]+[.D8]" office:value-type="float" office:value="2563360" calcext:value-type="float">
            <text:p>2563360</text:p>
          </table:table-cell>
        </table:table-row>
        <table:table-row table:style-name="ro1">
          <table:table-cell office:value-type="string" calcext:value-type="string">
            <text:p>w29A</text:p>
          </table:table-cell>
          <table:table-cell office:value-type="float" office:value="1859691" calcext:value-type="float">
            <text:p>1859691</text:p>
          </table:table-cell>
          <table:table-cell office:value-type="float" office:value="1844250" calcext:value-type="float">
            <text:p>1844250</text:p>
          </table:table-cell>
          <table:table-cell office:value-type="float" office:value="1460134" calcext:value-type="float">
            <text:p>1460134</text:p>
          </table:table-cell>
          <table:table-cell office:value-type="float" office:value="1585258" calcext:value-type="float">
            <text:p>1585258</text:p>
          </table:table-cell>
          <table:table-cell table:formula="of:=VALUE(MID([.A9];2;2))" office:value-type="float" office:value="29" calcext:value-type="float">
            <text:p>29</text:p>
          </table:table-cell>
          <table:table-cell table:formula="of:=RIGHT([.A9])" office:value-type="string" office:string-value="A" calcext:value-type="string">
            <text:p>A</text:p>
          </table:table-cell>
          <table:table-cell table:formula="of:=[.C9]+[.D9]" office:value-type="float" office:value="3304384" calcext:value-type="float">
            <text:p>3304384</text:p>
          </table:table-cell>
        </table:table-row>
        <table:table-row table:style-name="ro1">
          <table:table-cell office:value-type="string" calcext:value-type="string">
            <text:p>w37A</text:p>
          </table:table-cell>
          <table:table-cell office:value-type="float" office:value="1506541" calcext:value-type="float">
            <text:p>1506541</text:p>
          </table:table-cell>
          <table:table-cell office:value-type="float" office:value="1414887" calcext:value-type="float">
            <text:p>1414887</text:p>
          </table:table-cell>
          <table:table-cell office:value-type="float" office:value="1216612" calcext:value-type="float">
            <text:p>1216612</text:p>
          </table:table-cell>
          <table:table-cell office:value-type="float" office:value="1166775" calcext:value-type="float">
            <text:p>1166775</text:p>
          </table:table-cell>
          <table:table-cell table:formula="of:=VALUE(MID([.A10];2;2))" office:value-type="float" office:value="37" calcext:value-type="float">
            <text:p>37</text:p>
          </table:table-cell>
          <table:table-cell table:formula="of:=RIGHT([.A10])" office:value-type="string" office:string-value="A" calcext:value-type="string">
            <text:p>A</text:p>
          </table:table-cell>
          <table:table-cell table:formula="of:=[.C10]+[.D10]" office:value-type="float" office:value="2631499" calcext:value-type="float">
            <text:p>2631499</text:p>
          </table:table-cell>
        </table:table-row>
        <table:table-row table:style-name="ro1">
          <table:table-cell office:value-type="string" calcext:value-type="string">
            <text:p>w40A</text:p>
          </table:table-cell>
          <table:table-cell office:value-type="float" office:value="1175198" calcext:value-type="float">
            <text:p>1175198</text:p>
          </table:table-cell>
          <table:table-cell office:value-type="float" office:value="1095440" calcext:value-type="float">
            <text:p>1095440</text:p>
          </table:table-cell>
          <table:table-cell office:value-type="float" office:value="2657174" calcext:value-type="float">
            <text:p>2657174</text:p>
          </table:table-cell>
          <table:table-cell office:value-type="float" office:value="2491947" calcext:value-type="float">
            <text:p>2491947</text:p>
          </table:table-cell>
          <table:table-cell table:formula="of:=VALUE(MID([.A11];2;2))" office:value-type="float" office:value="40" calcext:value-type="float">
            <text:p>40</text:p>
          </table:table-cell>
          <table:table-cell table:formula="of:=RIGHT([.A11])" office:value-type="string" office:string-value="A" calcext:value-type="string">
            <text:p>A</text:p>
          </table:table-cell>
          <table:table-cell table:formula="of:=[.C11]+[.D11]" office:value-type="float" office:value="3752614" calcext:value-type="float">
            <text:p>3752614</text:p>
          </table:table-cell>
        </table:table-row>
        <table:table-row table:style-name="ro1">
          <table:table-cell office:value-type="string" calcext:value-type="string">
            <text:p>w07B</text:p>
          </table:table-cell>
          <table:table-cell office:value-type="float" office:value="3841577" calcext:value-type="float">
            <text:p>3841577</text:p>
          </table:table-cell>
          <table:table-cell office:value-type="float" office:value="3848394" calcext:value-type="float">
            <text:p>3848394</text:p>
          </table:table-cell>
          <table:table-cell office:value-type="float" office:value="3595975" calcext:value-type="float">
            <text:p>3595975</text:p>
          </table:table-cell>
          <table:table-cell office:value-type="float" office:value="3123039" calcext:value-type="float">
            <text:p>3123039</text:p>
          </table:table-cell>
          <table:table-cell table:formula="of:=VALUE(MID([.A12];2;2))" office:value-type="float" office:value="7" calcext:value-type="float">
            <text:p>7</text:p>
          </table:table-cell>
          <table:table-cell table:formula="of:=RIGHT([.A12])" office:value-type="string" office:string-value="B" calcext:value-type="string">
            <text:p>B</text:p>
          </table:table-cell>
          <table:table-cell table:formula="of:=[.C12]+[.D12]" office:value-type="float" office:value="7444369" calcext:value-type="float">
            <text:p>7444369</text:p>
          </table:table-cell>
        </table:table-row>
        <table:table-row table:style-name="ro1">
          <table:table-cell office:value-type="string" calcext:value-type="string">
            <text:p>w22B</text:p>
          </table:table-cell>
          <table:table-cell office:value-type="float" office:value="685438" calcext:value-type="float">
            <text:p>685438</text:p>
          </table:table-cell>
          <table:table-cell office:value-type="float" office:value="749124" calcext:value-type="float">
            <text:p>749124</text:p>
          </table:table-cell>
          <table:table-cell office:value-type="float" office:value="2697677" calcext:value-type="float">
            <text:p>2697677</text:p>
          </table:table-cell>
          <table:table-cell office:value-type="float" office:value="2821550" calcext:value-type="float">
            <text:p>2821550</text:p>
          </table:table-cell>
          <table:table-cell table:formula="of:=VALUE(MID([.A13];2;2))" office:value-type="float" office:value="22" calcext:value-type="float">
            <text:p>22</text:p>
          </table:table-cell>
          <table:table-cell table:formula="of:=RIGHT([.A13])" office:value-type="string" office:string-value="B" calcext:value-type="string">
            <text:p>B</text:p>
          </table:table-cell>
          <table:table-cell table:formula="of:=[.C13]+[.D13]" office:value-type="float" office:value="3446801" calcext:value-type="float">
            <text:p>3446801</text:p>
          </table:table-cell>
        </table:table-row>
        <table:table-row table:style-name="ro1">
          <table:table-cell office:value-type="string" calcext:value-type="string">
            <text:p>w23B</text:p>
          </table:table-cell>
          <table:table-cell office:value-type="float" office:value="2166753" calcext:value-type="float">
            <text:p>2166753</text:p>
          </table:table-cell>
          <table:table-cell office:value-type="float" office:value="2338698" calcext:value-type="float">
            <text:p>2338698</text:p>
          </table:table-cell>
          <table:table-cell office:value-type="float" office:value="1681433" calcext:value-type="float">
            <text:p>1681433</text:p>
          </table:table-cell>
          <table:table-cell office:value-type="float" office:value="1592443" calcext:value-type="float">
            <text:p>1592443</text:p>
          </table:table-cell>
          <table:table-cell table:formula="of:=VALUE(MID([.A14];2;2))" office:value-type="float" office:value="23" calcext:value-type="float">
            <text:p>23</text:p>
          </table:table-cell>
          <table:table-cell table:formula="of:=RIGHT([.A14])" office:value-type="string" office:string-value="B" calcext:value-type="string">
            <text:p>B</text:p>
          </table:table-cell>
          <table:table-cell table:formula="of:=[.C14]+[.D14]" office:value-type="float" office:value="4020131" calcext:value-type="float">
            <text:p>4020131</text:p>
          </table:table-cell>
        </table:table-row>
        <table:table-row table:style-name="ro1">
          <table:table-cell office:value-type="string" calcext:value-type="string">
            <text:p>w25B</text:p>
          </table:table-cell>
          <table:table-cell office:value-type="float" office:value="450192" calcext:value-type="float">
            <text:p>450192</text:p>
          </table:table-cell>
          <table:table-cell office:value-type="float" office:value="434755" calcext:value-type="float">
            <text:p>434755</text:p>
          </table:table-cell>
          <table:table-cell office:value-type="float" office:value="1656446" calcext:value-type="float">
            <text:p>1656446</text:p>
          </table:table-cell>
          <table:table-cell office:value-type="float" office:value="1691000" calcext:value-type="float">
            <text:p>1691000</text:p>
          </table:table-cell>
          <table:table-cell table:formula="of:=VALUE(MID([.A15];2;2))" office:value-type="float" office:value="25" calcext:value-type="float">
            <text:p>25</text:p>
          </table:table-cell>
          <table:table-cell table:formula="of:=RIGHT([.A15])" office:value-type="string" office:string-value="B" calcext:value-type="string">
            <text:p>B</text:p>
          </table:table-cell>
          <table:table-cell table:formula="of:=[.C15]+[.D15]" office:value-type="float" office:value="2091201" calcext:value-type="float">
            <text:p>2091201</text:p>
          </table:table-cell>
        </table:table-row>
        <table:table-row table:style-name="ro1">
          <table:table-cell office:value-type="string" calcext:value-type="string">
            <text:p>w33B</text:p>
          </table:table-cell>
          <table:table-cell office:value-type="float" office:value="2966291" calcext:value-type="float">
            <text:p>2966291</text:p>
          </table:table-cell>
          <table:table-cell office:value-type="float" office:value="2889963" calcext:value-type="float">
            <text:p>2889963</text:p>
          </table:table-cell>
          <table:table-cell office:value-type="float" office:value="462453" calcext:value-type="float">
            <text:p>462453</text:p>
          </table:table-cell>
          <table:table-cell office:value-type="float" office:value="486354" calcext:value-type="float">
            <text:p>486354</text:p>
          </table:table-cell>
          <table:table-cell table:formula="of:=VALUE(MID([.A16];2;2))" office:value-type="float" office:value="33" calcext:value-type="float">
            <text:p>33</text:p>
          </table:table-cell>
          <table:table-cell table:formula="of:=RIGHT([.A16])" office:value-type="string" office:string-value="B" calcext:value-type="string">
            <text:p>B</text:p>
          </table:table-cell>
          <table:table-cell table:formula="of:=[.C16]+[.D16]" office:value-type="float" office:value="3352416" calcext:value-type="float">
            <text:p>3352416</text:p>
          </table:table-cell>
        </table:table-row>
        <table:table-row table:style-name="ro1">
          <table:table-cell office:value-type="string" calcext:value-type="string">
            <text:p>w36B</text:p>
          </table:table-cell>
          <table:table-cell office:value-type="float" office:value="1778590" calcext:value-type="float">
            <text:p>1778590</text:p>
          </table:table-cell>
          <table:table-cell office:value-type="float" office:value="1874844" calcext:value-type="float">
            <text:p>1874844</text:p>
          </table:table-cell>
          <table:table-cell office:value-type="float" office:value="111191" calcext:value-type="float">
            <text:p>111191</text:p>
          </table:table-cell>
          <table:table-cell office:value-type="float" office:value="117846" calcext:value-type="float">
            <text:p>117846</text:p>
          </table:table-cell>
          <table:table-cell table:formula="of:=VALUE(MID([.A17];2;2))" office:value-type="float" office:value="36" calcext:value-type="float">
            <text:p>36</text:p>
          </table:table-cell>
          <table:table-cell table:formula="of:=RIGHT([.A17])" office:value-type="string" office:string-value="B" calcext:value-type="string">
            <text:p>B</text:p>
          </table:table-cell>
          <table:table-cell table:formula="of:=[.C17]+[.D17]" office:value-type="float" office:value="1986035" calcext:value-type="float">
            <text:p>1986035</text:p>
          </table:table-cell>
        </table:table-row>
        <table:table-row table:style-name="ro1">
          <table:table-cell office:value-type="string" calcext:value-type="string">
            <text:p>w38B</text:p>
          </table:table-cell>
          <table:table-cell office:value-type="float" office:value="1598886" calcext:value-type="float">
            <text:p>1598886</text:p>
          </table:table-cell>
          <table:table-cell office:value-type="float" office:value="1687917" calcext:value-type="float">
            <text:p>1687917</text:p>
          </table:table-cell>
          <table:table-cell office:value-type="float" office:value="449788" calcext:value-type="float">
            <text:p>449788</text:p>
          </table:table-cell>
          <table:table-cell office:value-type="float" office:value="427615" calcext:value-type="float">
            <text:p>427615</text:p>
          </table:table-cell>
          <table:table-cell table:formula="of:=VALUE(MID([.A18];2;2))" office:value-type="float" office:value="38" calcext:value-type="float">
            <text:p>38</text:p>
          </table:table-cell>
          <table:table-cell table:formula="of:=RIGHT([.A18])" office:value-type="string" office:string-value="B" calcext:value-type="string">
            <text:p>B</text:p>
          </table:table-cell>
          <table:table-cell table:formula="of:=[.C18]+[.D18]" office:value-type="float" office:value="2137705" calcext:value-type="float">
            <text:p>2137705</text:p>
          </table:table-cell>
        </table:table-row>
        <table:table-row table:style-name="ro1">
          <table:table-cell office:value-type="string" calcext:value-type="string">
            <text:p>w42B</text:p>
          </table:table-cell>
          <table:table-cell office:value-type="float" office:value="2346640" calcext:value-type="float">
            <text:p>2346640</text:p>
          </table:table-cell>
          <table:table-cell office:value-type="float" office:value="2197559" calcext:value-type="float">
            <text:p>2197559</text:p>
          </table:table-cell>
          <table:table-cell office:value-type="float" office:value="373470" calcext:value-type="float">
            <text:p>373470</text:p>
          </table:table-cell>
          <table:table-cell office:value-type="float" office:value="353365" calcext:value-type="float">
            <text:p>353365</text:p>
          </table:table-cell>
          <table:table-cell table:formula="of:=VALUE(MID([.A19];2;2))" office:value-type="float" office:value="42" calcext:value-type="float">
            <text:p>42</text:p>
          </table:table-cell>
          <table:table-cell table:formula="of:=RIGHT([.A19])" office:value-type="string" office:string-value="B" calcext:value-type="string">
            <text:p>B</text:p>
          </table:table-cell>
          <table:table-cell table:formula="of:=[.C19]+[.D19]" office:value-type="float" office:value="2571029" calcext:value-type="float">
            <text:p>2571029</text:p>
          </table:table-cell>
        </table:table-row>
        <table:table-row table:style-name="ro1">
          <table:table-cell office:value-type="string" calcext:value-type="string">
            <text:p>w45B</text:p>
          </table:table-cell>
          <table:table-cell office:value-type="float" office:value="1187448" calcext:value-type="float">
            <text:p>1187448</text:p>
          </table:table-cell>
          <table:table-cell office:value-type="float" office:value="1070426" calcext:value-type="float">
            <text:p>1070426</text:p>
          </table:table-cell>
          <table:table-cell office:value-type="float" office:value="1504608" calcext:value-type="float">
            <text:p>1504608</text:p>
          </table:table-cell>
          <table:table-cell office:value-type="float" office:value="1756990" calcext:value-type="float">
            <text:p>1756990</text:p>
          </table:table-cell>
          <table:table-cell table:formula="of:=VALUE(MID([.A20];2;2))" office:value-type="float" office:value="45" calcext:value-type="float">
            <text:p>45</text:p>
          </table:table-cell>
          <table:table-cell table:formula="of:=RIGHT([.A20])" office:value-type="string" office:string-value="B" calcext:value-type="string">
            <text:p>B</text:p>
          </table:table-cell>
          <table:table-cell table:formula="of:=[.C20]+[.D20]" office:value-type="float" office:value="2575034" calcext:value-type="float">
            <text:p>2575034</text:p>
          </table:table-cell>
        </table:table-row>
        <table:table-row table:style-name="ro1">
          <table:table-cell office:value-type="string" calcext:value-type="string">
            <text:p>w47B</text:p>
          </table:table-cell>
          <table:table-cell office:value-type="float" office:value="1198765" calcext:value-type="float">
            <text:p>1198765</text:p>
          </table:table-cell>
          <table:table-cell office:value-type="float" office:value="1304945" calcext:value-type="float">
            <text:p>1304945</text:p>
          </table:table-cell>
          <table:table-cell office:value-type="float" office:value="2786493" calcext:value-type="float">
            <text:p>2786493</text:p>
          </table:table-cell>
          <table:table-cell office:value-type="float" office:value="2602643" calcext:value-type="float">
            <text:p>2602643</text:p>
          </table:table-cell>
          <table:table-cell table:formula="of:=VALUE(MID([.A21];2;2))" office:value-type="float" office:value="47" calcext:value-type="float">
            <text:p>47</text:p>
          </table:table-cell>
          <table:table-cell table:formula="of:=RIGHT([.A21])" office:value-type="string" office:string-value="B" calcext:value-type="string">
            <text:p>B</text:p>
          </table:table-cell>
          <table:table-cell table:formula="of:=[.C21]+[.D21]" office:value-type="float" office:value="4091438" calcext:value-type="float">
            <text:p>4091438</text:p>
          </table:table-cell>
        </table:table-row>
        <table:table-row table:style-name="ro1">
          <table:table-cell office:value-type="string" calcext:value-type="string">
            <text:p>w50B</text:p>
          </table:table-cell>
          <table:table-cell office:value-type="float" office:value="2494207" calcext:value-type="float">
            <text:p>2494207</text:p>
          </table:table-cell>
          <table:table-cell office:value-type="float" office:value="2625207" calcext:value-type="float">
            <text:p>2625207</text:p>
          </table:table-cell>
          <table:table-cell office:value-type="float" office:value="1796293" calcext:value-type="float">
            <text:p>1796293</text:p>
          </table:table-cell>
          <table:table-cell office:value-type="float" office:value="1853602" calcext:value-type="float">
            <text:p>1853602</text:p>
          </table:table-cell>
          <table:table-cell table:formula="of:=VALUE(MID([.A22];2;2))" office:value-type="float" office:value="50" calcext:value-type="float">
            <text:p>50</text:p>
          </table:table-cell>
          <table:table-cell table:formula="of:=RIGHT([.A22])" office:value-type="string" office:string-value="B" calcext:value-type="string">
            <text:p>B</text:p>
          </table:table-cell>
          <table:table-cell table:formula="of:=[.C22]+[.D22]" office:value-type="float" office:value="4421500" calcext:value-type="float">
            <text:p>4421500</text:p>
          </table:table-cell>
        </table:table-row>
        <table:table-row table:style-name="ro1">
          <table:table-cell office:value-type="string" calcext:value-type="string">
            <text:p>w03C</text:p>
          </table:table-cell>
          <table:table-cell office:value-type="float" office:value="1165105" calcext:value-type="float">
            <text:p>1165105</text:p>
          </table:table-cell>
          <table:table-cell office:value-type="float" office:value="1278732" calcext:value-type="float">
            <text:p>1278732</text:p>
          </table:table-cell>
          <table:table-cell office:value-type="float" office:value="1299953" calcext:value-type="float">
            <text:p>1299953</text:p>
          </table:table-cell>
          <table:table-cell office:value-type="float" office:value="1191621" calcext:value-type="float">
            <text:p>1191621</text:p>
          </table:table-cell>
          <table:table-cell table:formula="of:=VALUE(MID([.A23];2;2))" office:value-type="float" office:value="3" calcext:value-type="float">
            <text:p>3</text:p>
          </table:table-cell>
          <table:table-cell table:formula="of:=RIGHT([.A23])" office:value-type="string" office:string-value="C" calcext:value-type="string">
            <text:p>C</text:p>
          </table:table-cell>
          <table:table-cell table:formula="of:=[.C23]+[.D23]" office:value-type="float" office:value="2578685" calcext:value-type="float">
            <text:p>2578685</text:p>
          </table:table-cell>
        </table:table-row>
        <table:table-row table:style-name="ro1">
          <table:table-cell office:value-type="string" calcext:value-type="string">
            <text:p>w09C</text:p>
          </table:table-cell>
          <table:table-cell office:value-type="float" office:value="1660998" calcext:value-type="float">
            <text:p>1660998</text:p>
          </table:table-cell>
          <table:table-cell office:value-type="float" office:value="1630345" calcext:value-type="float">
            <text:p>1630345</text:p>
          </table:table-cell>
          <table:table-cell office:value-type="float" office:value="1130119" calcext:value-type="float">
            <text:p>1130119</text:p>
          </table:table-cell>
          <table:table-cell office:value-type="float" office:value="1080238" calcext:value-type="float">
            <text:p>1080238</text:p>
          </table:table-cell>
          <table:table-cell table:formula="of:=VALUE(MID([.A24];2;2))" office:value-type="float" office:value="9" calcext:value-type="float">
            <text:p>9</text:p>
          </table:table-cell>
          <table:table-cell table:formula="of:=RIGHT([.A24])" office:value-type="string" office:string-value="C" calcext:value-type="string">
            <text:p>C</text:p>
          </table:table-cell>
          <table:table-cell table:formula="of:=[.C24]+[.D24]" office:value-type="float" office:value="2760464" calcext:value-type="float">
            <text:p>2760464</text:p>
          </table:table-cell>
        </table:table-row>
        <table:table-row table:style-name="ro1">
          <table:table-cell office:value-type="string" calcext:value-type="string">
            <text:p>w10C</text:p>
          </table:table-cell>
          <table:table-cell office:value-type="float" office:value="1157622" calcext:value-type="float">
            <text:p>1157622</text:p>
          </table:table-cell>
          <table:table-cell office:value-type="float" office:value="1182345" calcext:value-type="float">
            <text:p>1182345</text:p>
          </table:table-cell>
          <table:table-cell office:value-type="float" office:value="830785" calcext:value-type="float">
            <text:p>830785</text:p>
          </table:table-cell>
          <table:table-cell office:value-type="float" office:value="833779" calcext:value-type="float">
            <text:p>833779</text:p>
          </table:table-cell>
          <table:table-cell table:formula="of:=VALUE(MID([.A25];2;2))" office:value-type="float" office:value="10" calcext:value-type="float">
            <text:p>10</text:p>
          </table:table-cell>
          <table:table-cell table:formula="of:=RIGHT([.A25])" office:value-type="string" office:string-value="C" calcext:value-type="string">
            <text:p>C</text:p>
          </table:table-cell>
          <table:table-cell table:formula="of:=[.C25]+[.D25]" office:value-type="float" office:value="2013130" calcext:value-type="float">
            <text:p>2013130</text:p>
          </table:table-cell>
        </table:table-row>
        <table:table-row table:style-name="ro1">
          <table:table-cell office:value-type="string" calcext:value-type="string">
            <text:p>w12C</text:p>
          </table:table-cell>
          <table:table-cell office:value-type="float" office:value="3997724" calcext:value-type="float">
            <text:p>3997724</text:p>
          </table:table-cell>
          <table:table-cell office:value-type="float" office:value="3690756" calcext:value-type="float">
            <text:p>3690756</text:p>
          </table:table-cell>
          <table:table-cell office:value-type="float" office:value="4339393" calcext:value-type="float">
            <text:p>4339393</text:p>
          </table:table-cell>
          <table:table-cell office:value-type="float" office:value="4639643" calcext:value-type="float">
            <text:p>4639643</text:p>
          </table:table-cell>
          <table:table-cell table:formula="of:=VALUE(MID([.A26];2;2))" office:value-type="float" office:value="12" calcext:value-type="float">
            <text:p>12</text:p>
          </table:table-cell>
          <table:table-cell table:formula="of:=RIGHT([.A26])" office:value-type="string" office:string-value="C" calcext:value-type="string">
            <text:p>C</text:p>
          </table:table-cell>
          <table:table-cell table:formula="of:=[.C26]+[.D26]" office:value-type="float" office:value="8030149" calcext:value-type="float">
            <text:p>8030149</text:p>
          </table:table-cell>
        </table:table-row>
        <table:table-row table:style-name="ro1">
          <table:table-cell office:value-type="string" calcext:value-type="string">
            <text:p>w16C</text:p>
          </table:table-cell>
          <table:table-cell office:value-type="float" office:value="1367212" calcext:value-type="float">
            <text:p>1367212</text:p>
          </table:table-cell>
          <table:table-cell office:value-type="float" office:value="1361389" calcext:value-type="float">
            <text:p>1361389</text:p>
          </table:table-cell>
          <table:table-cell office:value-type="float" office:value="1572320" calcext:value-type="float">
            <text:p>1572320</text:p>
          </table:table-cell>
          <table:table-cell office:value-type="float" office:value="1836258" calcext:value-type="float">
            <text:p>1836258</text:p>
          </table:table-cell>
          <table:table-cell table:formula="of:=VALUE(MID([.A27];2;2))" office:value-type="float" office:value="16" calcext:value-type="float">
            <text:p>16</text:p>
          </table:table-cell>
          <table:table-cell table:formula="of:=RIGHT([.A27])" office:value-type="string" office:string-value="C" calcext:value-type="string">
            <text:p>C</text:p>
          </table:table-cell>
          <table:table-cell table:formula="of:=[.C27]+[.D27]" office:value-type="float" office:value="2933709" calcext:value-type="float">
            <text:p>2933709</text:p>
          </table:table-cell>
        </table:table-row>
        <table:table-row table:style-name="ro1">
          <table:table-cell office:value-type="string" calcext:value-type="string">
            <text:p>w19C</text:p>
          </table:table-cell>
          <table:table-cell office:value-type="float" office:value="2976209" calcext:value-type="float">
            <text:p>2976209</text:p>
          </table:table-cell>
          <table:table-cell office:value-type="float" office:value="3199665" calcext:value-type="float">
            <text:p>3199665</text:p>
          </table:table-cell>
          <table:table-cell office:value-type="float" office:value="1666477" calcext:value-type="float">
            <text:p>1666477</text:p>
          </table:table-cell>
          <table:table-cell office:value-type="float" office:value="1759240" calcext:value-type="float">
            <text:p>1759240</text:p>
          </table:table-cell>
          <table:table-cell table:formula="of:=VALUE(MID([.A28];2;2))" office:value-type="float" office:value="19" calcext:value-type="float">
            <text:p>19</text:p>
          </table:table-cell>
          <table:table-cell table:formula="of:=RIGHT([.A28])" office:value-type="string" office:string-value="C" calcext:value-type="string">
            <text:p>C</text:p>
          </table:table-cell>
          <table:table-cell table:formula="of:=[.C28]+[.D28]" office:value-type="float" office:value="4866142" calcext:value-type="float">
            <text:p>4866142</text:p>
          </table:table-cell>
        </table:table-row>
        <table:table-row table:style-name="ro1">
          <table:table-cell office:value-type="string" calcext:value-type="string">
            <text:p>w20C</text:p>
          </table:table-cell>
          <table:table-cell office:value-type="float" office:value="1443351" calcext:value-type="float">
            <text:p>1443351</text:p>
          </table:table-cell>
          <table:table-cell office:value-type="float" office:value="1565539" calcext:value-type="float">
            <text:p>1565539</text:p>
          </table:table-cell>
          <table:table-cell office:value-type="float" office:value="1355276" calcext:value-type="float">
            <text:p>1355276</text:p>
          </table:table-cell>
          <table:table-cell office:value-type="float" office:value="1423414" calcext:value-type="float">
            <text:p>1423414</text:p>
          </table:table-cell>
          <table:table-cell table:formula="of:=VALUE(MID([.A29];2;2))" office:value-type="float" office:value="20" calcext:value-type="float">
            <text:p>20</text:p>
          </table:table-cell>
          <table:table-cell table:formula="of:=RIGHT([.A29])" office:value-type="string" office:string-value="C" calcext:value-type="string">
            <text:p>C</text:p>
          </table:table-cell>
          <table:table-cell table:formula="of:=[.C29]+[.D29]" office:value-type="float" office:value="2920815" calcext:value-type="float">
            <text:p>2920815</text:p>
          </table:table-cell>
        </table:table-row>
        <table:table-row table:style-name="ro1">
          <table:table-cell office:value-type="string" calcext:value-type="string">
            <text:p>w24C</text:p>
          </table:table-cell>
          <table:table-cell office:value-type="float" office:value="643177" calcext:value-type="float">
            <text:p>643177</text:p>
          </table:table-cell>
          <table:table-cell office:value-type="float" office:value="684187" calcext:value-type="float">
            <text:p>684187</text:p>
          </table:table-cell>
          <table:table-cell office:value-type="float" office:value="796213" calcext:value-type="float">
            <text:p>796213</text:p>
          </table:table-cell>
          <table:table-cell office:value-type="float" office:value="867904" calcext:value-type="float">
            <text:p>867904</text:p>
          </table:table-cell>
          <table:table-cell table:formula="of:=VALUE(MID([.A30];2;2))" office:value-type="float" office:value="24" calcext:value-type="float">
            <text:p>24</text:p>
          </table:table-cell>
          <table:table-cell table:formula="of:=RIGHT([.A30])" office:value-type="string" office:string-value="C" calcext:value-type="string">
            <text:p>C</text:p>
          </table:table-cell>
          <table:table-cell table:formula="of:=[.C30]+[.D30]" office:value-type="float" office:value="1480400" calcext:value-type="float">
            <text:p>1480400</text:p>
          </table:table-cell>
        </table:table-row>
        <table:table-row table:style-name="ro1">
          <table:table-cell office:value-type="string" calcext:value-type="string">
            <text:p>w26C</text:p>
          </table:table-cell>
          <table:table-cell office:value-type="float" office:value="1037774" calcext:value-type="float">
            <text:p>1037774</text:p>
          </table:table-cell>
          <table:table-cell office:value-type="float" office:value="1113789" calcext:value-type="float">
            <text:p>1113789</text:p>
          </table:table-cell>
          <table:table-cell office:value-type="float" office:value="877464" calcext:value-type="float">
            <text:p>877464</text:p>
          </table:table-cell>
          <table:table-cell office:value-type="float" office:value="990837" calcext:value-type="float">
            <text:p>990837</text:p>
          </table:table-cell>
          <table:table-cell table:formula="of:=VALUE(MID([.A31];2;2))" office:value-type="float" office:value="26" calcext:value-type="float">
            <text:p>26</text:p>
          </table:table-cell>
          <table:table-cell table:formula="of:=RIGHT([.A31])" office:value-type="string" office:string-value="C" calcext:value-type="string">
            <text:p>C</text:p>
          </table:table-cell>
          <table:table-cell table:formula="of:=[.C31]+[.D31]" office:value-type="float" office:value="1991253" calcext:value-type="float">
            <text:p>1991253</text:p>
          </table:table-cell>
        </table:table-row>
        <table:table-row table:style-name="ro1">
          <table:table-cell office:value-type="string" calcext:value-type="string">
            <text:p>w27C</text:p>
          </table:table-cell>
          <table:table-cell office:value-type="float" office:value="2351213" calcext:value-type="float">
            <text:p>2351213</text:p>
          </table:table-cell>
          <table:table-cell office:value-type="float" office:value="2358482" calcext:value-type="float">
            <text:p>2358482</text:p>
          </table:table-cell>
          <table:table-cell office:value-type="float" office:value="1098384" calcext:value-type="float">
            <text:p>1098384</text:p>
          </table:table-cell>
          <table:table-cell office:value-type="float" office:value="1121488" calcext:value-type="float">
            <text:p>1121488</text:p>
          </table:table-cell>
          <table:table-cell table:formula="of:=VALUE(MID([.A32];2;2))" office:value-type="float" office:value="27" calcext:value-type="float">
            <text:p>27</text:p>
          </table:table-cell>
          <table:table-cell table:formula="of:=RIGHT([.A32])" office:value-type="string" office:string-value="C" calcext:value-type="string">
            <text:p>C</text:p>
          </table:table-cell>
          <table:table-cell table:formula="of:=[.C32]+[.D32]" office:value-type="float" office:value="3456866" calcext:value-type="float">
            <text:p>3456866</text:p>
          </table:table-cell>
        </table:table-row>
        <table:table-row table:style-name="ro1">
          <table:table-cell office:value-type="string" calcext:value-type="string">
            <text:p>w30C</text:p>
          </table:table-cell>
          <table:table-cell office:value-type="float" office:value="2478386" calcext:value-type="float">
            <text:p>2478386</text:p>
          </table:table-cell>
          <table:table-cell office:value-type="float" office:value="2562144" calcext:value-type="float">
            <text:p>2562144</text:p>
          </table:table-cell>
          <table:table-cell office:value-type="float" office:value="30035" calcext:value-type="float">
            <text:p>30035</text:p>
          </table:table-cell>
          <table:table-cell office:value-type="float" office:value="29396" calcext:value-type="float">
            <text:p>29396</text:p>
          </table:table-cell>
          <table:table-cell table:formula="of:=VALUE(MID([.A33];2;2))" office:value-type="float" office:value="30" calcext:value-type="float">
            <text:p>30</text:p>
          </table:table-cell>
          <table:table-cell table:formula="of:=RIGHT([.A33])" office:value-type="string" office:string-value="C" calcext:value-type="string">
            <text:p>C</text:p>
          </table:table-cell>
          <table:table-cell table:formula="of:=[.C33]+[.D33]" office:value-type="float" office:value="2592179" calcext:value-type="float">
            <text:p>2592179</text:p>
          </table:table-cell>
        </table:table-row>
        <table:table-row table:style-name="ro1">
          <table:table-cell office:value-type="string" calcext:value-type="string">
            <text:p>w31C</text:p>
          </table:table-cell>
          <table:table-cell office:value-type="float" office:value="1938122" calcext:value-type="float">
            <text:p>1938122</text:p>
          </table:table-cell>
          <table:table-cell office:value-type="float" office:value="1816647" calcext:value-type="float">
            <text:p>1816647</text:p>
          </table:table-cell>
          <table:table-cell office:value-type="float" office:value="1602356" calcext:value-type="float">
            <text:p>1602356</text:p>
          </table:table-cell>
          <table:table-cell office:value-type="float" office:value="1875221" calcext:value-type="float">
            <text:p>1875221</text:p>
          </table:table-cell>
          <table:table-cell table:formula="of:=VALUE(MID([.A34];2;2))" office:value-type="float" office:value="31" calcext:value-type="float">
            <text:p>31</text:p>
          </table:table-cell>
          <table:table-cell table:formula="of:=RIGHT([.A34])" office:value-type="string" office:string-value="C" calcext:value-type="string">
            <text:p>C</text:p>
          </table:table-cell>
          <table:table-cell table:formula="of:=[.C34]+[.D34]" office:value-type="float" office:value="3419003" calcext:value-type="float">
            <text:p>3419003</text:p>
          </table:table-cell>
        </table:table-row>
        <table:table-row table:style-name="ro1">
          <table:table-cell office:value-type="string" calcext:value-type="string">
            <text:p>w34C</text:p>
          </table:table-cell>
          <table:table-cell office:value-type="float" office:value="76648" calcext:value-type="float">
            <text:p>76648</text:p>
          </table:table-cell>
          <table:table-cell office:value-type="float" office:value="81385" calcext:value-type="float">
            <text:p>81385</text:p>
          </table:table-cell>
          <table:table-cell office:value-type="float" office:value="1374708" calcext:value-type="float">
            <text:p>1374708</text:p>
          </table:table-cell>
          <table:table-cell office:value-type="float" office:value="1379567" calcext:value-type="float">
            <text:p>1379567</text:p>
          </table:table-cell>
          <table:table-cell table:formula="of:=VALUE(MID([.A35];2;2))" office:value-type="float" office:value="34" calcext:value-type="float">
            <text:p>34</text:p>
          </table:table-cell>
          <table:table-cell table:formula="of:=RIGHT([.A35])" office:value-type="string" office:string-value="C" calcext:value-type="string">
            <text:p>C</text:p>
          </table:table-cell>
          <table:table-cell table:formula="of:=[.C35]+[.D35]" office:value-type="float" office:value="1456093" calcext:value-type="float">
            <text:p>1456093</text:p>
          </table:table-cell>
        </table:table-row>
        <table:table-row table:style-name="ro1">
          <table:table-cell office:value-type="string" calcext:value-type="string">
            <text:p>w35C</text:p>
          </table:table-cell>
          <table:table-cell office:value-type="float" office:value="2574432" calcext:value-type="float">
            <text:p>2574432</text:p>
          </table:table-cell>
          <table:table-cell office:value-type="float" office:value="2409710" calcext:value-type="float">
            <text:p>2409710</text:p>
          </table:table-cell>
          <table:table-cell office:value-type="float" office:value="987486" calcext:value-type="float">
            <text:p>987486</text:p>
          </table:table-cell>
          <table:table-cell office:value-type="float" office:value="999043" calcext:value-type="float">
            <text:p>999043</text:p>
          </table:table-cell>
          <table:table-cell table:formula="of:=VALUE(MID([.A36];2;2))" office:value-type="float" office:value="35" calcext:value-type="float">
            <text:p>35</text:p>
          </table:table-cell>
          <table:table-cell table:formula="of:=RIGHT([.A36])" office:value-type="string" office:string-value="C" calcext:value-type="string">
            <text:p>C</text:p>
          </table:table-cell>
          <table:table-cell table:formula="of:=[.C36]+[.D36]" office:value-type="float" office:value="3397196" calcext:value-type="float">
            <text:p>3397196</text:p>
          </table:table-cell>
        </table:table-row>
        <table:table-row table:style-name="ro1">
          <table:table-cell office:value-type="string" calcext:value-type="string">
            <text:p>w44C</text:p>
          </table:table-cell>
          <table:table-cell office:value-type="float" office:value="835495" calcext:value-type="float">
            <text:p>835495</text:p>
          </table:table-cell>
          <table:table-cell office:value-type="float" office:value="837746" calcext:value-type="float">
            <text:p>837746</text:p>
          </table:table-cell>
          <table:table-cell office:value-type="float" office:value="1106177" calcext:value-type="float">
            <text:p>1106177</text:p>
          </table:table-cell>
          <table:table-cell office:value-type="float" office:value="917781" calcext:value-type="float">
            <text:p>917781</text:p>
          </table:table-cell>
          <table:table-cell table:formula="of:=VALUE(MID([.A37];2;2))" office:value-type="float" office:value="44" calcext:value-type="float">
            <text:p>44</text:p>
          </table:table-cell>
          <table:table-cell table:formula="of:=RIGHT([.A37])" office:value-type="string" office:string-value="C" calcext:value-type="string">
            <text:p>C</text:p>
          </table:table-cell>
          <table:table-cell table:formula="of:=[.C37]+[.D37]" office:value-type="float" office:value="1943923" calcext:value-type="float">
            <text:p>1943923</text:p>
          </table:table-cell>
        </table:table-row>
        <table:table-row table:style-name="ro1">
          <table:table-cell office:value-type="string" calcext:value-type="string">
            <text:p>w46C</text:p>
          </table:table-cell>
          <table:table-cell office:value-type="float" office:value="140026" calcext:value-type="float">
            <text:p>140026</text:p>
          </table:table-cell>
          <table:table-cell office:value-type="float" office:value="146354" calcext:value-type="float">
            <text:p>146354</text:p>
          </table:table-cell>
          <table:table-cell office:value-type="float" office:value="2759991" calcext:value-type="float">
            <text:p>2759991</text:p>
          </table:table-cell>
          <table:table-cell office:value-type="float" office:value="2742120" calcext:value-type="float">
            <text:p>2742120</text:p>
          </table:table-cell>
          <table:table-cell table:formula="of:=VALUE(MID([.A38];2;2))" office:value-type="float" office:value="46" calcext:value-type="float">
            <text:p>46</text:p>
          </table:table-cell>
          <table:table-cell table:formula="of:=RIGHT([.A38])" office:value-type="string" office:string-value="C" calcext:value-type="string">
            <text:p>C</text:p>
          </table:table-cell>
          <table:table-cell table:formula="of:=[.C38]+[.D38]" office:value-type="float" office:value="2906345" calcext:value-type="float">
            <text:p>2906345</text:p>
          </table:table-cell>
        </table:table-row>
        <table:table-row table:style-name="ro1">
          <table:table-cell office:value-type="string" calcext:value-type="string">
            <text:p>w48C</text:p>
          </table:table-cell>
          <table:table-cell office:value-type="float" office:value="2619776" calcext:value-type="float">
            <text:p>2619776</text:p>
          </table:table-cell>
          <table:table-cell office:value-type="float" office:value="2749623" calcext:value-type="float">
            <text:p>2749623</text:p>
          </table:table-cell>
          <table:table-cell office:value-type="float" office:value="2888215" calcext:value-type="float">
            <text:p>2888215</text:p>
          </table:table-cell>
          <table:table-cell office:value-type="float" office:value="2800174" calcext:value-type="float">
            <text:p>2800174</text:p>
          </table:table-cell>
          <table:table-cell table:formula="of:=VALUE(MID([.A39];2;2))" office:value-type="float" office:value="48" calcext:value-type="float">
            <text:p>48</text:p>
          </table:table-cell>
          <table:table-cell table:formula="of:=RIGHT([.A39])" office:value-type="string" office:string-value="C" calcext:value-type="string">
            <text:p>C</text:p>
          </table:table-cell>
          <table:table-cell table:formula="of:=[.C39]+[.D39]" office:value-type="float" office:value="5637838" calcext:value-type="float">
            <text:p>5637838</text:p>
          </table:table-cell>
        </table:table-row>
        <table:table-row table:style-name="ro1">
          <table:table-cell office:value-type="string" calcext:value-type="string">
            <text:p>w49C</text:p>
          </table:table-cell>
          <table:table-cell office:value-type="float" office:value="248398" calcext:value-type="float">
            <text:p>248398</text:p>
          </table:table-cell>
          <table:table-cell office:value-type="float" office:value="268511" calcext:value-type="float">
            <text:p>268511</text:p>
          </table:table-cell>
          <table:table-cell office:value-type="float" office:value="3110853" calcext:value-type="float">
            <text:p>3110853</text:p>
          </table:table-cell>
          <table:table-cell office:value-type="float" office:value="2986411" calcext:value-type="float">
            <text:p>2986411</text:p>
          </table:table-cell>
          <table:table-cell table:formula="of:=VALUE(MID([.A40];2;2))" office:value-type="float" office:value="49" calcext:value-type="float">
            <text:p>49</text:p>
          </table:table-cell>
          <table:table-cell table:formula="of:=RIGHT([.A40])" office:value-type="string" office:string-value="C" calcext:value-type="string">
            <text:p>C</text:p>
          </table:table-cell>
          <table:table-cell table:formula="of:=[.C40]+[.D40]" office:value-type="float" office:value="3379364" calcext:value-type="float">
            <text:p>3379364</text:p>
          </table:table-cell>
        </table:table-row>
        <table:table-row table:style-name="ro1">
          <table:table-cell office:value-type="string" calcext:value-type="string">
            <text:p>w01D</text:p>
          </table:table-cell>
          <table:table-cell office:value-type="float" office:value="1415007" calcext:value-type="float">
            <text:p>1415007</text:p>
          </table:table-cell>
          <table:table-cell office:value-type="float" office:value="1397195" calcext:value-type="float">
            <text:p>1397195</text:p>
          </table:table-cell>
          <table:table-cell office:value-type="float" office:value="1499070" calcext:value-type="float">
            <text:p>1499070</text:p>
          </table:table-cell>
          <table:table-cell office:value-type="float" office:value="1481105" calcext:value-type="float">
            <text:p>1481105</text:p>
          </table:table-cell>
          <table:table-cell table:formula="of:=VALUE(MID([.A41];2;2))" office:value-type="float" office:value="1" calcext:value-type="float">
            <text:p>1</text:p>
          </table:table-cell>
          <table:table-cell table:formula="of:=RIGHT([.A41])" office:value-type="string" office:string-value="D" calcext:value-type="string">
            <text:p>D</text:p>
          </table:table-cell>
          <table:table-cell table:formula="of:=[.C41]+[.D41]" office:value-type="float" office:value="2896265" calcext:value-type="float">
            <text:p>2896265</text:p>
          </table:table-cell>
        </table:table-row>
        <table:table-row table:style-name="ro1">
          <table:table-cell office:value-type="string" calcext:value-type="string">
            <text:p>w02D</text:p>
          </table:table-cell>
          <table:table-cell office:value-type="float" office:value="1711390" calcext:value-type="float">
            <text:p>1711390</text:p>
          </table:table-cell>
          <table:table-cell office:value-type="float" office:value="1641773" calcext:value-type="float">
            <text:p>1641773</text:p>
          </table:table-cell>
          <table:table-cell office:value-type="float" office:value="1522030" calcext:value-type="float">
            <text:p>1522030</text:p>
          </table:table-cell>
          <table:table-cell office:value-type="float" office:value="1618733" calcext:value-type="float">
            <text:p>1618733</text:p>
          </table:table-cell>
          <table:table-cell table:formula="of:=VALUE(MID([.A42];2;2))" office:value-type="float" office:value="2" calcext:value-type="float">
            <text:p>2</text:p>
          </table:table-cell>
          <table:table-cell table:formula="of:=RIGHT([.A42])" office:value-type="string" office:string-value="D" calcext:value-type="string">
            <text:p>D</text:p>
          </table:table-cell>
          <table:table-cell table:formula="of:=[.C42]+[.D42]" office:value-type="float" office:value="3163803" calcext:value-type="float">
            <text:p>3163803</text:p>
          </table:table-cell>
        </table:table-row>
        <table:table-row table:style-name="ro1">
          <table:table-cell office:value-type="string" calcext:value-type="string">
            <text:p>w04D</text:p>
          </table:table-cell>
          <table:table-cell office:value-type="float" office:value="949065" calcext:value-type="float">
            <text:p>949065</text:p>
          </table:table-cell>
          <table:table-cell office:value-type="float" office:value="1026050" calcext:value-type="float">
            <text:p>1026050</text:p>
          </table:table-cell>
          <table:table-cell office:value-type="float" office:value="688027" calcext:value-type="float">
            <text:p>688027</text:p>
          </table:table-cell>
          <table:table-cell office:value-type="float" office:value="723233" calcext:value-type="float">
            <text:p>723233</text:p>
          </table:table-cell>
          <table:table-cell table:formula="of:=VALUE(MID([.A43];2;2))" office:value-type="float" office:value="4" calcext:value-type="float">
            <text:p>4</text:p>
          </table:table-cell>
          <table:table-cell table:formula="of:=RIGHT([.A43])" office:value-type="string" office:string-value="D" calcext:value-type="string">
            <text:p>D</text:p>
          </table:table-cell>
          <table:table-cell table:formula="of:=[.C43]+[.D43]" office:value-type="float" office:value="1714077" calcext:value-type="float">
            <text:p>1714077</text:p>
          </table:table-cell>
        </table:table-row>
        <table:table-row table:style-name="ro1">
          <table:table-cell office:value-type="string" calcext:value-type="string">
            <text:p>w06D</text:p>
          </table:table-cell>
          <table:table-cell office:value-type="float" office:value="1846928" calcext:value-type="float">
            <text:p>1846928</text:p>
          </table:table-cell>
          <table:table-cell office:value-type="float" office:value="1851433" calcext:value-type="float">
            <text:p>1851433</text:p>
          </table:table-cell>
          <table:table-cell office:value-type="float" office:value="2125113" calcext:value-type="float">
            <text:p>2125113</text:p>
          </table:table-cell>
          <table:table-cell office:value-type="float" office:value="2028635" calcext:value-type="float">
            <text:p>2028635</text:p>
          </table:table-cell>
          <table:table-cell table:formula="of:=VALUE(MID([.A44];2;2))" office:value-type="float" office:value="6" calcext:value-type="float">
            <text:p>6</text:p>
          </table:table-cell>
          <table:table-cell table:formula="of:=RIGHT([.A44])" office:value-type="string" office:string-value="D" calcext:value-type="string">
            <text:p>D</text:p>
          </table:table-cell>
          <table:table-cell table:formula="of:=[.C44]+[.D44]" office:value-type="float" office:value="3976546" calcext:value-type="float">
            <text:p>3976546</text:p>
          </table:table-cell>
        </table:table-row>
        <table:table-row table:style-name="ro1">
          <table:table-cell office:value-type="string" calcext:value-type="string">
            <text:p>w11D</text:p>
          </table:table-cell>
          <table:table-cell office:value-type="float" office:value="1987047" calcext:value-type="float">
            <text:p>1987047</text:p>
          </table:table-cell>
          <table:table-cell office:value-type="float" office:value="1996208" calcext:value-type="float">
            <text:p>1996208</text:p>
          </table:table-cell>
          <table:table-cell office:value-type="float" office:value="2053892" calcext:value-type="float">
            <text:p>2053892</text:p>
          </table:table-cell>
          <table:table-cell office:value-type="float" office:value="1697247" calcext:value-type="float">
            <text:p>1697247</text:p>
          </table:table-cell>
          <table:table-cell table:formula="of:=VALUE(MID([.A45];2;2))" office:value-type="float" office:value="11" calcext:value-type="float">
            <text:p>11</text:p>
          </table:table-cell>
          <table:table-cell table:formula="of:=RIGHT([.A45])" office:value-type="string" office:string-value="D" calcext:value-type="string">
            <text:p>D</text:p>
          </table:table-cell>
          <table:table-cell table:formula="of:=[.C45]+[.D45]" office:value-type="float" office:value="4050100" calcext:value-type="float">
            <text:p>4050100</text:p>
          </table:table-cell>
        </table:table-row>
        <table:table-row table:style-name="ro1">
          <table:table-cell office:value-type="string" calcext:value-type="string">
            <text:p>w18D</text:p>
          </table:table-cell>
          <table:table-cell office:value-type="float" office:value="1334060" calcext:value-type="float">
            <text:p>1334060</text:p>
          </table:table-cell>
          <table:table-cell office:value-type="float" office:value="1395231" calcext:value-type="float">
            <text:p>1395231</text:p>
          </table:table-cell>
          <table:table-cell office:value-type="float" office:value="578655" calcext:value-type="float">
            <text:p>578655</text:p>
          </table:table-cell>
          <table:table-cell office:value-type="float" office:value="677663" calcext:value-type="float">
            <text:p>677663</text:p>
          </table:table-cell>
          <table:table-cell table:formula="of:=VALUE(MID([.A46];2;2))" office:value-type="float" office:value="18" calcext:value-type="float">
            <text:p>18</text:p>
          </table:table-cell>
          <table:table-cell table:formula="of:=RIGHT([.A46])" office:value-type="string" office:string-value="D" calcext:value-type="string">
            <text:p>D</text:p>
          </table:table-cell>
          <table:table-cell table:formula="of:=[.C46]+[.D46]" office:value-type="float" office:value="1973886" calcext:value-type="float">
            <text:p>1973886</text:p>
          </table:table-cell>
        </table:table-row>
        <table:table-row table:style-name="ro1">
          <table:table-cell office:value-type="string" calcext:value-type="string">
            <text:p>w28D</text:p>
          </table:table-cell>
          <table:table-cell office:value-type="float" office:value="2613354" calcext:value-type="float">
            <text:p>2613354</text:p>
          </table:table-cell>
          <table:table-cell office:value-type="float" office:value="2837241" calcext:value-type="float">
            <text:p>2837241</text:p>
          </table:table-cell>
          <table:table-cell office:value-type="float" office:value="431144" calcext:value-type="float">
            <text:p>431144</text:p>
          </table:table-cell>
          <table:table-cell office:value-type="float" office:value="434113" calcext:value-type="float">
            <text:p>434113</text:p>
          </table:table-cell>
          <table:table-cell table:formula="of:=VALUE(MID([.A47];2;2))" office:value-type="float" office:value="28" calcext:value-type="float">
            <text:p>28</text:p>
          </table:table-cell>
          <table:table-cell table:formula="of:=RIGHT([.A47])" office:value-type="string" office:string-value="D" calcext:value-type="string">
            <text:p>D</text:p>
          </table:table-cell>
          <table:table-cell table:formula="of:=[.C47]+[.D47]" office:value-type="float" office:value="3268385" calcext:value-type="float">
            <text:p>3268385</text:p>
          </table:table-cell>
        </table:table-row>
        <table:table-row table:style-name="ro1">
          <table:table-cell office:value-type="string" calcext:value-type="string">
            <text:p>w32D</text:p>
          </table:table-cell>
          <table:table-cell office:value-type="float" office:value="992523" calcext:value-type="float">
            <text:p>992523</text:p>
          </table:table-cell>
          <table:table-cell office:value-type="float" office:value="1028501" calcext:value-type="float">
            <text:p>1028501</text:p>
          </table:table-cell>
          <table:table-cell office:value-type="float" office:value="1995446" calcext:value-type="float">
            <text:p>1995446</text:p>
          </table:table-cell>
          <table:table-cell office:value-type="float" office:value="1860524" calcext:value-type="float">
            <text:p>1860524</text:p>
          </table:table-cell>
          <table:table-cell table:formula="of:=VALUE(MID([.A48];2;2))" office:value-type="float" office:value="32" calcext:value-type="float">
            <text:p>32</text:p>
          </table:table-cell>
          <table:table-cell table:formula="of:=RIGHT([.A48])" office:value-type="string" office:string-value="D" calcext:value-type="string">
            <text:p>D</text:p>
          </table:table-cell>
          <table:table-cell table:formula="of:=[.C48]+[.D48]" office:value-type="float" office:value="3023947" calcext:value-type="float">
            <text:p>3023947</text:p>
          </table:table-cell>
        </table:table-row>
        <table:table-row table:style-name="ro1">
          <table:table-cell office:value-type="string" calcext:value-type="string">
            <text:p>w39D</text:p>
          </table:table-cell>
          <table:table-cell office:value-type="float" office:value="548989" calcext:value-type="float">
            <text:p>548989</text:p>
          </table:table-cell>
          <table:table-cell office:value-type="float" office:value="514636" calcext:value-type="float">
            <text:p>514636</text:p>
          </table:table-cell>
          <table:table-cell office:value-type="float" office:value="2770344" calcext:value-type="float">
            <text:p>2770344</text:p>
          </table:table-cell>
          <table:table-cell office:value-type="float" office:value="3187897" calcext:value-type="float">
            <text:p>3187897</text:p>
          </table:table-cell>
          <table:table-cell table:formula="of:=VALUE(MID([.A49];2;2))" office:value-type="float" office:value="39" calcext:value-type="float">
            <text:p>39</text:p>
          </table:table-cell>
          <table:table-cell table:formula="of:=RIGHT([.A49])" office:value-type="string" office:string-value="D" calcext:value-type="string">
            <text:p>D</text:p>
          </table:table-cell>
          <table:table-cell table:formula="of:=[.C49]+[.D49]" office:value-type="float" office:value="3284980" calcext:value-type="float">
            <text:p>3284980</text:p>
          </table:table-cell>
        </table:table-row>
        <table:table-row table:style-name="ro1">
          <table:table-cell office:value-type="string" calcext:value-type="string">
            <text:p>w41D</text:p>
          </table:table-cell>
          <table:table-cell office:value-type="float" office:value="2115336" calcext:value-type="float">
            <text:p>2115336</text:p>
          </table:table-cell>
          <table:table-cell office:value-type="float" office:value="2202769" calcext:value-type="float">
            <text:p>2202769</text:p>
          </table:table-cell>
          <table:table-cell office:value-type="float" office:value="15339" calcext:value-type="float">
            <text:p>15339</text:p>
          </table:table-cell>
          <table:table-cell office:value-type="float" office:value="14652" calcext:value-type="float">
            <text:p>14652</text:p>
          </table:table-cell>
          <table:table-cell table:formula="of:=VALUE(MID([.A50];2;2))" office:value-type="float" office:value="41" calcext:value-type="float">
            <text:p>41</text:p>
          </table:table-cell>
          <table:table-cell table:formula="of:=RIGHT([.A50])" office:value-type="string" office:string-value="D" calcext:value-type="string">
            <text:p>D</text:p>
          </table:table-cell>
          <table:table-cell table:formula="of:=[.C50]+[.D50]" office:value-type="float" office:value="2218108" calcext:value-type="float">
            <text:p>2218108</text:p>
          </table:table-cell>
        </table:table-row>
        <table:table-row table:style-name="ro1">
          <table:table-cell office:value-type="string" calcext:value-type="string">
            <text:p>w43D</text:p>
          </table:table-cell>
          <table:table-cell office:value-type="float" office:value="2548438" calcext:value-type="float">
            <text:p>2548438</text:p>
          </table:table-cell>
          <table:table-cell office:value-type="float" office:value="2577213" calcext:value-type="float">
            <text:p>2577213</text:p>
          </table:table-cell>
          <table:table-cell office:value-type="float" office:value="37986" calcext:value-type="float">
            <text:p>37986</text:p>
          </table:table-cell>
          <table:table-cell office:value-type="float" office:value="37766" calcext:value-type="float">
            <text:p>37766</text:p>
          </table:table-cell>
          <table:table-cell table:formula="of:=VALUE(MID([.A51];2;2))" office:value-type="float" office:value="43" calcext:value-type="float">
            <text:p>43</text:p>
          </table:table-cell>
          <table:table-cell table:formula="of:=RIGHT([.A51])" office:value-type="string" office:string-value="D" calcext:value-type="string">
            <text:p>D</text:p>
          </table:table-cell>
          <table:table-cell table:formula="of:=[.C51]+[.D51]" office:value-type="float" office:value="2615199" calcext:value-type="float">
            <text:p>2615199</text:p>
          </table:table-cell>
        </table:table-row>
      </table:table>
      <table:table table:name="5.1_1" table:style-name="ta1">
        <table:shapes>
          <draw:frame draw:z-index="0" draw:style-name="gr1" draw:text-style-name="P1" svg:width="159.99mm" svg:height="89.99mm" svg:x="134.45mm" svg:y="17.71mm">
            <draw:object draw:notify-on-update-of-ranges="'5.1_1'.A2:'5.1_1'.A2 '5.1_1'.B2:'5.1_1'.B2 '5.1_1'.A3:'5.1_1'.A3 '5.1_1'.B3:'5.1_1'.B3 '5.1_1'.A4:'5.1_1'.A4 '5.1_1'.B4:'5.1_1'.B4 '5.1_1'.A5:'5.1_1'.A5 '5.1_1'.B5:'5.1_1'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8" table:default-cell-style-name="ce7"/>
        <table:table-row table:style-name="ro1">
          <table:table-cell table:style-name="ce1" office:value-type="string" calcext:value-type="string">
            <text:p>region</text:p>
          </table:table-cell>
          <table:table-cell table:style-name="ce5" office:value-type="string" calcext:value-type="string">
            <text:p>Sum - l.mieszakańców 2013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float" office:value="30483546" calcext:value-type="float">
            <text:p>3048354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8137659" calcext:value-type="float">
            <text:p>3813765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7763554" calcext:value-type="float">
            <text:p>577635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8" office:value-type="float" office:value="32185296" calcext:value-type="float">
            <text:p>32185296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58570055" calcext:value-type="float">
            <text:p>158570055</text:p>
          </table:table-cell>
        </table:table-row>
      </table:table>
      <table:table table:name="5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zwa województwa</text:p>
          </table:table-cell>
          <table:table-cell office:value-type="string" calcext:value-type="string">
            <text:p>kobiet w 2013</text:p>
          </table:table-cell>
          <table:table-cell office:value-type="string" calcext:value-type="string">
            <text:p>mężczyzn w 2013</text:p>
          </table:table-cell>
          <table:table-cell office:value-type="string" calcext:value-type="string">
            <text:p>kobiet 2014</text:p>
          </table:table-cell>
          <table:table-cell office:value-type="string" calcext:value-type="string">
            <text:p>mężczyzn 2014</text:p>
          </table:table-cell>
          <table:table-cell office:value-type="string" calcext:value-type="string">
            <text:p>nr województw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.mieszakańców 2013</text:p>
          </table:table-cell>
          <table:table-cell office:value-type="string" calcext:value-type="string">
            <text:p>kobiet I mężczyzn <text:s/>wiecej w 2014</text:p>
          </table:table-cell>
        </table:table-row>
        <table:table-row table:style-name="ro1">
          <table:table-cell office:value-type="string" calcext:value-type="string">
            <text:p>w08A</text:p>
          </table:table-cell>
          <table:table-cell office:value-type="float" office:value="679557" calcext:value-type="float">
            <text:p>679557</text:p>
          </table:table-cell>
          <table:table-cell office:value-type="float" office:value="655500" calcext:value-type="float">
            <text:p>655500</text:p>
          </table:table-cell>
          <table:table-cell office:value-type="float" office:value="1012012" calcext:value-type="float">
            <text:p>1012012</text:p>
          </table:table-cell>
          <table:table-cell office:value-type="float" office:value="1067022" calcext:value-type="float">
            <text:p>1067022</text:p>
          </table:table-cell>
          <table:table-cell table:formula="of:=VALUE(MID([.A2];2;2))" office:value-type="float" office:value="8" calcext:value-type="float">
            <text:p>8</text:p>
          </table:table-cell>
          <table:table-cell table:formula="of:=RIGHT([.A2])" office:value-type="string" office:string-value="A" calcext:value-type="string">
            <text:p>A</text:p>
          </table:table-cell>
          <table:table-cell table:formula="of:=[.C2]+[.D2]" office:value-type="float" office:value="1667512" calcext:value-type="float">
            <text:p>1667512</text:p>
          </table:table-cell>
          <table:table-cell table:formula="of:=IF(AND([.B2]&lt;[.D2];[.C2]&lt;[.E2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3A</text:p>
          </table:table-cell>
          <table:table-cell office:value-type="float" office:value="996113" calcext:value-type="float">
            <text:p>996113</text:p>
          </table:table-cell>
          <table:table-cell office:value-type="float" office:value="964279" calcext:value-type="float">
            <text:p>964279</text:p>
          </table:table-cell>
          <table:table-cell office:value-type="float" office:value="1012487" calcext:value-type="float">
            <text:p>1012487</text:p>
          </table:table-cell>
          <table:table-cell office:value-type="float" office:value="1128940" calcext:value-type="float">
            <text:p>1128940</text:p>
          </table:table-cell>
          <table:table-cell table:formula="of:=VALUE(MID([.A3];2;2))" office:value-type="float" office:value="13" calcext:value-type="float">
            <text:p>13</text:p>
          </table:table-cell>
          <table:table-cell table:formula="of:=RIGHT([.A3])" office:value-type="string" office:string-value="A" calcext:value-type="string">
            <text:p>A</text:p>
          </table:table-cell>
          <table:table-cell table:formula="of:=[.C3]+[.D3]" office:value-type="float" office:value="1976766" calcext:value-type="float">
            <text:p>1976766</text:p>
          </table:table-cell>
          <table:table-cell table:formula="of:=IF(AND([.B3]&lt;[.D3];[.C3]&lt;[.E3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40A</text:p>
          </table:table-cell>
          <table:table-cell office:value-type="float" office:value="1175198" calcext:value-type="float">
            <text:p>1175198</text:p>
          </table:table-cell>
          <table:table-cell office:value-type="float" office:value="1095440" calcext:value-type="float">
            <text:p>1095440</text:p>
          </table:table-cell>
          <table:table-cell office:value-type="float" office:value="2657174" calcext:value-type="float">
            <text:p>2657174</text:p>
          </table:table-cell>
          <table:table-cell office:value-type="float" office:value="2491947" calcext:value-type="float">
            <text:p>2491947</text:p>
          </table:table-cell>
          <table:table-cell table:formula="of:=VALUE(MID([.A4];2;2))" office:value-type="float" office:value="40" calcext:value-type="float">
            <text:p>40</text:p>
          </table:table-cell>
          <table:table-cell table:formula="of:=RIGHT([.A4])" office:value-type="string" office:string-value="A" calcext:value-type="string">
            <text:p>A</text:p>
          </table:table-cell>
          <table:table-cell table:formula="of:=[.C4]+[.D4]" office:value-type="float" office:value="3752614" calcext:value-type="float">
            <text:p>3752614</text:p>
          </table:table-cell>
          <table:table-cell table:formula="of:=IF(AND([.B4]&lt;[.D4];[.C4]&lt;[.E4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22B</text:p>
          </table:table-cell>
          <table:table-cell office:value-type="float" office:value="685438" calcext:value-type="float">
            <text:p>685438</text:p>
          </table:table-cell>
          <table:table-cell office:value-type="float" office:value="749124" calcext:value-type="float">
            <text:p>749124</text:p>
          </table:table-cell>
          <table:table-cell office:value-type="float" office:value="2697677" calcext:value-type="float">
            <text:p>2697677</text:p>
          </table:table-cell>
          <table:table-cell office:value-type="float" office:value="2821550" calcext:value-type="float">
            <text:p>2821550</text:p>
          </table:table-cell>
          <table:table-cell table:formula="of:=VALUE(MID([.A5];2;2))" office:value-type="float" office:value="22" calcext:value-type="float">
            <text:p>22</text:p>
          </table:table-cell>
          <table:table-cell table:formula="of:=RIGHT([.A5])" office:value-type="string" office:string-value="B" calcext:value-type="string">
            <text:p>B</text:p>
          </table:table-cell>
          <table:table-cell table:formula="of:=[.C5]+[.D5]" office:value-type="float" office:value="3446801" calcext:value-type="float">
            <text:p>3446801</text:p>
          </table:table-cell>
          <table:table-cell table:formula="of:=IF(AND([.B5]&lt;[.D5];[.C5]&lt;[.E5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25B</text:p>
          </table:table-cell>
          <table:table-cell office:value-type="float" office:value="450192" calcext:value-type="float">
            <text:p>450192</text:p>
          </table:table-cell>
          <table:table-cell office:value-type="float" office:value="434755" calcext:value-type="float">
            <text:p>434755</text:p>
          </table:table-cell>
          <table:table-cell office:value-type="float" office:value="1656446" calcext:value-type="float">
            <text:p>1656446</text:p>
          </table:table-cell>
          <table:table-cell office:value-type="float" office:value="1691000" calcext:value-type="float">
            <text:p>1691000</text:p>
          </table:table-cell>
          <table:table-cell table:formula="of:=VALUE(MID([.A6];2;2))" office:value-type="float" office:value="25" calcext:value-type="float">
            <text:p>25</text:p>
          </table:table-cell>
          <table:table-cell table:formula="of:=RIGHT([.A6])" office:value-type="string" office:string-value="B" calcext:value-type="string">
            <text:p>B</text:p>
          </table:table-cell>
          <table:table-cell table:formula="of:=[.C6]+[.D6]" office:value-type="float" office:value="2091201" calcext:value-type="float">
            <text:p>2091201</text:p>
          </table:table-cell>
          <table:table-cell table:formula="of:=IF(AND([.B6]&lt;[.D6];[.C6]&lt;[.E6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45B</text:p>
          </table:table-cell>
          <table:table-cell office:value-type="float" office:value="1187448" calcext:value-type="float">
            <text:p>1187448</text:p>
          </table:table-cell>
          <table:table-cell office:value-type="float" office:value="1070426" calcext:value-type="float">
            <text:p>1070426</text:p>
          </table:table-cell>
          <table:table-cell office:value-type="float" office:value="1504608" calcext:value-type="float">
            <text:p>1504608</text:p>
          </table:table-cell>
          <table:table-cell office:value-type="float" office:value="1756990" calcext:value-type="float">
            <text:p>1756990</text:p>
          </table:table-cell>
          <table:table-cell table:formula="of:=VALUE(MID([.A7];2;2))" office:value-type="float" office:value="45" calcext:value-type="float">
            <text:p>45</text:p>
          </table:table-cell>
          <table:table-cell table:formula="of:=RIGHT([.A7])" office:value-type="string" office:string-value="B" calcext:value-type="string">
            <text:p>B</text:p>
          </table:table-cell>
          <table:table-cell table:formula="of:=[.C7]+[.D7]" office:value-type="float" office:value="2575034" calcext:value-type="float">
            <text:p>2575034</text:p>
          </table:table-cell>
          <table:table-cell table:formula="of:=IF(AND([.B7]&lt;[.D7];[.C7]&lt;[.E7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47B</text:p>
          </table:table-cell>
          <table:table-cell office:value-type="float" office:value="1198765" calcext:value-type="float">
            <text:p>1198765</text:p>
          </table:table-cell>
          <table:table-cell office:value-type="float" office:value="1304945" calcext:value-type="float">
            <text:p>1304945</text:p>
          </table:table-cell>
          <table:table-cell office:value-type="float" office:value="2786493" calcext:value-type="float">
            <text:p>2786493</text:p>
          </table:table-cell>
          <table:table-cell office:value-type="float" office:value="2602643" calcext:value-type="float">
            <text:p>2602643</text:p>
          </table:table-cell>
          <table:table-cell table:formula="of:=VALUE(MID([.A8];2;2))" office:value-type="float" office:value="47" calcext:value-type="float">
            <text:p>47</text:p>
          </table:table-cell>
          <table:table-cell table:formula="of:=RIGHT([.A8])" office:value-type="string" office:string-value="B" calcext:value-type="string">
            <text:p>B</text:p>
          </table:table-cell>
          <table:table-cell table:formula="of:=[.C8]+[.D8]" office:value-type="float" office:value="4091438" calcext:value-type="float">
            <text:p>4091438</text:p>
          </table:table-cell>
          <table:table-cell table:formula="of:=IF(AND([.B8]&lt;[.D8];[.C8]&lt;[.E8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2C</text:p>
          </table:table-cell>
          <table:table-cell office:value-type="float" office:value="3997724" calcext:value-type="float">
            <text:p>3997724</text:p>
          </table:table-cell>
          <table:table-cell office:value-type="float" office:value="3690756" calcext:value-type="float">
            <text:p>3690756</text:p>
          </table:table-cell>
          <table:table-cell office:value-type="float" office:value="4339393" calcext:value-type="float">
            <text:p>4339393</text:p>
          </table:table-cell>
          <table:table-cell office:value-type="float" office:value="4639643" calcext:value-type="float">
            <text:p>4639643</text:p>
          </table:table-cell>
          <table:table-cell table:formula="of:=VALUE(MID([.A9];2;2))" office:value-type="float" office:value="12" calcext:value-type="float">
            <text:p>12</text:p>
          </table:table-cell>
          <table:table-cell table:formula="of:=RIGHT([.A9])" office:value-type="string" office:string-value="C" calcext:value-type="string">
            <text:p>C</text:p>
          </table:table-cell>
          <table:table-cell table:formula="of:=[.C9]+[.D9]" office:value-type="float" office:value="8030149" calcext:value-type="float">
            <text:p>8030149</text:p>
          </table:table-cell>
          <table:table-cell table:formula="of:=IF(AND([.B9]&lt;[.D9];[.C9]&lt;[.E9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6C</text:p>
          </table:table-cell>
          <table:table-cell office:value-type="float" office:value="1367212" calcext:value-type="float">
            <text:p>1367212</text:p>
          </table:table-cell>
          <table:table-cell office:value-type="float" office:value="1361389" calcext:value-type="float">
            <text:p>1361389</text:p>
          </table:table-cell>
          <table:table-cell office:value-type="float" office:value="1572320" calcext:value-type="float">
            <text:p>1572320</text:p>
          </table:table-cell>
          <table:table-cell office:value-type="float" office:value="1836258" calcext:value-type="float">
            <text:p>1836258</text:p>
          </table:table-cell>
          <table:table-cell table:formula="of:=VALUE(MID([.A10];2;2))" office:value-type="float" office:value="16" calcext:value-type="float">
            <text:p>16</text:p>
          </table:table-cell>
          <table:table-cell table:formula="of:=RIGHT([.A10])" office:value-type="string" office:string-value="C" calcext:value-type="string">
            <text:p>C</text:p>
          </table:table-cell>
          <table:table-cell table:formula="of:=[.C10]+[.D10]" office:value-type="float" office:value="2933709" calcext:value-type="float">
            <text:p>2933709</text:p>
          </table:table-cell>
          <table:table-cell table:formula="of:=IF(AND([.B10]&lt;[.D10];[.C10]&lt;[.E10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24C</text:p>
          </table:table-cell>
          <table:table-cell office:value-type="float" office:value="643177" calcext:value-type="float">
            <text:p>643177</text:p>
          </table:table-cell>
          <table:table-cell office:value-type="float" office:value="684187" calcext:value-type="float">
            <text:p>684187</text:p>
          </table:table-cell>
          <table:table-cell office:value-type="float" office:value="796213" calcext:value-type="float">
            <text:p>796213</text:p>
          </table:table-cell>
          <table:table-cell office:value-type="float" office:value="867904" calcext:value-type="float">
            <text:p>867904</text:p>
          </table:table-cell>
          <table:table-cell table:formula="of:=VALUE(MID([.A11];2;2))" office:value-type="float" office:value="24" calcext:value-type="float">
            <text:p>24</text:p>
          </table:table-cell>
          <table:table-cell table:formula="of:=RIGHT([.A11])" office:value-type="string" office:string-value="C" calcext:value-type="string">
            <text:p>C</text:p>
          </table:table-cell>
          <table:table-cell table:formula="of:=[.C11]+[.D11]" office:value-type="float" office:value="1480400" calcext:value-type="float">
            <text:p>1480400</text:p>
          </table:table-cell>
          <table:table-cell table:formula="of:=IF(AND([.B11]&lt;[.D11];[.C11]&lt;[.E11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4C</text:p>
          </table:table-cell>
          <table:table-cell office:value-type="float" office:value="76648" calcext:value-type="float">
            <text:p>76648</text:p>
          </table:table-cell>
          <table:table-cell office:value-type="float" office:value="81385" calcext:value-type="float">
            <text:p>81385</text:p>
          </table:table-cell>
          <table:table-cell office:value-type="float" office:value="1374708" calcext:value-type="float">
            <text:p>1374708</text:p>
          </table:table-cell>
          <table:table-cell office:value-type="float" office:value="1379567" calcext:value-type="float">
            <text:p>1379567</text:p>
          </table:table-cell>
          <table:table-cell table:formula="of:=VALUE(MID([.A12];2;2))" office:value-type="float" office:value="34" calcext:value-type="float">
            <text:p>34</text:p>
          </table:table-cell>
          <table:table-cell table:formula="of:=RIGHT([.A12])" office:value-type="string" office:string-value="C" calcext:value-type="string">
            <text:p>C</text:p>
          </table:table-cell>
          <table:table-cell table:formula="of:=[.C12]+[.D12]" office:value-type="float" office:value="1456093" calcext:value-type="float">
            <text:p>1456093</text:p>
          </table:table-cell>
          <table:table-cell table:formula="of:=IF(AND([.B12]&lt;[.D12];[.C12]&lt;[.E12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44C</text:p>
          </table:table-cell>
          <table:table-cell office:value-type="float" office:value="835495" calcext:value-type="float">
            <text:p>835495</text:p>
          </table:table-cell>
          <table:table-cell office:value-type="float" office:value="837746" calcext:value-type="float">
            <text:p>837746</text:p>
          </table:table-cell>
          <table:table-cell office:value-type="float" office:value="1106177" calcext:value-type="float">
            <text:p>1106177</text:p>
          </table:table-cell>
          <table:table-cell office:value-type="float" office:value="917781" calcext:value-type="float">
            <text:p>917781</text:p>
          </table:table-cell>
          <table:table-cell table:formula="of:=VALUE(MID([.A13];2;2))" office:value-type="float" office:value="44" calcext:value-type="float">
            <text:p>44</text:p>
          </table:table-cell>
          <table:table-cell table:formula="of:=RIGHT([.A13])" office:value-type="string" office:string-value="C" calcext:value-type="string">
            <text:p>C</text:p>
          </table:table-cell>
          <table:table-cell table:formula="of:=[.C13]+[.D13]" office:value-type="float" office:value="1943923" calcext:value-type="float">
            <text:p>1943923</text:p>
          </table:table-cell>
          <table:table-cell table:formula="of:=IF(AND([.B13]&lt;[.D13];[.C13]&lt;[.E13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46C</text:p>
          </table:table-cell>
          <table:table-cell office:value-type="float" office:value="140026" calcext:value-type="float">
            <text:p>140026</text:p>
          </table:table-cell>
          <table:table-cell office:value-type="float" office:value="146354" calcext:value-type="float">
            <text:p>146354</text:p>
          </table:table-cell>
          <table:table-cell office:value-type="float" office:value="2759991" calcext:value-type="float">
            <text:p>2759991</text:p>
          </table:table-cell>
          <table:table-cell office:value-type="float" office:value="2742120" calcext:value-type="float">
            <text:p>2742120</text:p>
          </table:table-cell>
          <table:table-cell table:formula="of:=VALUE(MID([.A14];2;2))" office:value-type="float" office:value="46" calcext:value-type="float">
            <text:p>46</text:p>
          </table:table-cell>
          <table:table-cell table:formula="of:=RIGHT([.A14])" office:value-type="string" office:string-value="C" calcext:value-type="string">
            <text:p>C</text:p>
          </table:table-cell>
          <table:table-cell table:formula="of:=[.C14]+[.D14]" office:value-type="float" office:value="2906345" calcext:value-type="float">
            <text:p>2906345</text:p>
          </table:table-cell>
          <table:table-cell table:formula="of:=IF(AND([.B14]&lt;[.D14];[.C14]&lt;[.E14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48C</text:p>
          </table:table-cell>
          <table:table-cell office:value-type="float" office:value="2619776" calcext:value-type="float">
            <text:p>2619776</text:p>
          </table:table-cell>
          <table:table-cell office:value-type="float" office:value="2749623" calcext:value-type="float">
            <text:p>2749623</text:p>
          </table:table-cell>
          <table:table-cell office:value-type="float" office:value="2888215" calcext:value-type="float">
            <text:p>2888215</text:p>
          </table:table-cell>
          <table:table-cell office:value-type="float" office:value="2800174" calcext:value-type="float">
            <text:p>2800174</text:p>
          </table:table-cell>
          <table:table-cell table:formula="of:=VALUE(MID([.A15];2;2))" office:value-type="float" office:value="48" calcext:value-type="float">
            <text:p>48</text:p>
          </table:table-cell>
          <table:table-cell table:formula="of:=RIGHT([.A15])" office:value-type="string" office:string-value="C" calcext:value-type="string">
            <text:p>C</text:p>
          </table:table-cell>
          <table:table-cell table:formula="of:=[.C15]+[.D15]" office:value-type="float" office:value="5637838" calcext:value-type="float">
            <text:p>5637838</text:p>
          </table:table-cell>
          <table:table-cell table:formula="of:=IF(AND([.B15]&lt;[.D15];[.C15]&lt;[.E15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49C</text:p>
          </table:table-cell>
          <table:table-cell office:value-type="float" office:value="248398" calcext:value-type="float">
            <text:p>248398</text:p>
          </table:table-cell>
          <table:table-cell office:value-type="float" office:value="268511" calcext:value-type="float">
            <text:p>268511</text:p>
          </table:table-cell>
          <table:table-cell office:value-type="float" office:value="3110853" calcext:value-type="float">
            <text:p>3110853</text:p>
          </table:table-cell>
          <table:table-cell office:value-type="float" office:value="2986411" calcext:value-type="float">
            <text:p>2986411</text:p>
          </table:table-cell>
          <table:table-cell table:formula="of:=VALUE(MID([.A16];2;2))" office:value-type="float" office:value="49" calcext:value-type="float">
            <text:p>49</text:p>
          </table:table-cell>
          <table:table-cell table:formula="of:=RIGHT([.A16])" office:value-type="string" office:string-value="C" calcext:value-type="string">
            <text:p>C</text:p>
          </table:table-cell>
          <table:table-cell table:formula="of:=[.C16]+[.D16]" office:value-type="float" office:value="3379364" calcext:value-type="float">
            <text:p>3379364</text:p>
          </table:table-cell>
          <table:table-cell table:formula="of:=IF(AND([.B16]&lt;[.D16];[.C16]&lt;[.E16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D</text:p>
          </table:table-cell>
          <table:table-cell office:value-type="float" office:value="1415007" calcext:value-type="float">
            <text:p>1415007</text:p>
          </table:table-cell>
          <table:table-cell office:value-type="float" office:value="1397195" calcext:value-type="float">
            <text:p>1397195</text:p>
          </table:table-cell>
          <table:table-cell office:value-type="float" office:value="1499070" calcext:value-type="float">
            <text:p>1499070</text:p>
          </table:table-cell>
          <table:table-cell office:value-type="float" office:value="1481105" calcext:value-type="float">
            <text:p>1481105</text:p>
          </table:table-cell>
          <table:table-cell table:formula="of:=VALUE(MID([.A17];2;2))" office:value-type="float" office:value="1" calcext:value-type="float">
            <text:p>1</text:p>
          </table:table-cell>
          <table:table-cell table:formula="of:=RIGHT([.A17])" office:value-type="string" office:string-value="D" calcext:value-type="string">
            <text:p>D</text:p>
          </table:table-cell>
          <table:table-cell table:formula="of:=[.C17]+[.D17]" office:value-type="float" office:value="2896265" calcext:value-type="float">
            <text:p>2896265</text:p>
          </table:table-cell>
          <table:table-cell table:formula="of:=IF(AND([.B17]&lt;[.D17];[.C17]&lt;[.E17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6D</text:p>
          </table:table-cell>
          <table:table-cell office:value-type="float" office:value="1846928" calcext:value-type="float">
            <text:p>1846928</text:p>
          </table:table-cell>
          <table:table-cell office:value-type="float" office:value="1851433" calcext:value-type="float">
            <text:p>1851433</text:p>
          </table:table-cell>
          <table:table-cell office:value-type="float" office:value="2125113" calcext:value-type="float">
            <text:p>2125113</text:p>
          </table:table-cell>
          <table:table-cell office:value-type="float" office:value="2028635" calcext:value-type="float">
            <text:p>2028635</text:p>
          </table:table-cell>
          <table:table-cell table:formula="of:=VALUE(MID([.A18];2;2))" office:value-type="float" office:value="6" calcext:value-type="float">
            <text:p>6</text:p>
          </table:table-cell>
          <table:table-cell table:formula="of:=RIGHT([.A18])" office:value-type="string" office:string-value="D" calcext:value-type="string">
            <text:p>D</text:p>
          </table:table-cell>
          <table:table-cell table:formula="of:=[.C18]+[.D18]" office:value-type="float" office:value="3976546" calcext:value-type="float">
            <text:p>3976546</text:p>
          </table:table-cell>
          <table:table-cell table:formula="of:=IF(AND([.B18]&lt;[.D18];[.C18]&lt;[.E18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2D</text:p>
          </table:table-cell>
          <table:table-cell office:value-type="float" office:value="992523" calcext:value-type="float">
            <text:p>992523</text:p>
          </table:table-cell>
          <table:table-cell office:value-type="float" office:value="1028501" calcext:value-type="float">
            <text:p>1028501</text:p>
          </table:table-cell>
          <table:table-cell office:value-type="float" office:value="1995446" calcext:value-type="float">
            <text:p>1995446</text:p>
          </table:table-cell>
          <table:table-cell office:value-type="float" office:value="1860524" calcext:value-type="float">
            <text:p>1860524</text:p>
          </table:table-cell>
          <table:table-cell table:formula="of:=VALUE(MID([.A19];2;2))" office:value-type="float" office:value="32" calcext:value-type="float">
            <text:p>32</text:p>
          </table:table-cell>
          <table:table-cell table:formula="of:=RIGHT([.A19])" office:value-type="string" office:string-value="D" calcext:value-type="string">
            <text:p>D</text:p>
          </table:table-cell>
          <table:table-cell table:formula="of:=[.C19]+[.D19]" office:value-type="float" office:value="3023947" calcext:value-type="float">
            <text:p>3023947</text:p>
          </table:table-cell>
          <table:table-cell table:formula="of:=IF(AND([.B19]&lt;[.D19];[.C19]&lt;[.E19]); 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39D</text:p>
          </table:table-cell>
          <table:table-cell office:value-type="float" office:value="548989" calcext:value-type="float">
            <text:p>548989</text:p>
          </table:table-cell>
          <table:table-cell office:value-type="float" office:value="514636" calcext:value-type="float">
            <text:p>514636</text:p>
          </table:table-cell>
          <table:table-cell office:value-type="float" office:value="2770344" calcext:value-type="float">
            <text:p>2770344</text:p>
          </table:table-cell>
          <table:table-cell office:value-type="float" office:value="3187897" calcext:value-type="float">
            <text:p>3187897</text:p>
          </table:table-cell>
          <table:table-cell table:formula="of:=VALUE(MID([.A20];2;2))" office:value-type="float" office:value="39" calcext:value-type="float">
            <text:p>39</text:p>
          </table:table-cell>
          <table:table-cell table:formula="of:=RIGHT([.A20])" office:value-type="string" office:string-value="D" calcext:value-type="string">
            <text:p>D</text:p>
          </table:table-cell>
          <table:table-cell table:formula="of:=[.C20]+[.D20]" office:value-type="float" office:value="3284980" calcext:value-type="float">
            <text:p>3284980</text:p>
          </table:table-cell>
          <table:table-cell table:formula="of:=IF(AND([.B20]&lt;[.D20];[.C20]&lt;[.E20]); 1;0)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formula="of:=COUNTIF([.$G$2:.$G$20];[.A24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table:formula="of:=COUNTIF([.$G$2:.$G$20];[.A25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formula="of:=COUNTIF([.$G$2:.$G$20];[.A2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table:formula="of:=COUNTIF([.$G$2:.$G$20];[.A27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 całym kraju:</text:p>
          </table:table-cell>
          <table:table-cell table:formula="of:=SUM([.B24:.B27])" office:value-type="float" office:value="19" calcext:value-type="float">
            <text:p>19</text:p>
          </table:table-cell>
          <table:table-cell table:number-columns-repeated="7"/>
        </table:table-row>
      </table:table>
      <table:table table:name="5.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ce11"/>
        <table:table-column table:style-name="co4" table:number-columns-repeated="4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4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number-columns-repeated="1000" table:default-cell-style-name="ce11"/>
        <table:table-row table:style-name="ro1">
          <table:table-cell office:value-type="string" calcext:value-type="string">
            <text:p>nazwa województwa</text:p>
          </table:table-cell>
          <table:table-cell office:value-type="string" calcext:value-type="string">
            <text:p>kobiet w 2013</text:p>
          </table:table-cell>
          <table:table-cell office:value-type="string" calcext:value-type="string">
            <text:p>mężczyzn w 2013</text:p>
          </table:table-cell>
          <table:table-cell office:value-type="string" calcext:value-type="string">
            <text:p>kobiet 2014</text:p>
          </table:table-cell>
          <table:table-cell office:value-type="string" calcext:value-type="string">
            <text:p>mężczyzn 2014</text:p>
          </table:table-cell>
          <table:table-cell office:value-type="string" calcext:value-type="string">
            <text:p>nr województw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udność 2013</text:p>
          </table:table-cell>
          <table:table-cell office:value-type="string" calcext:value-type="string">
            <text:p>Ludnosć 2014</text:p>
          </table:table-cell>
          <table:table-cell table:style-name="Default" office:value-type="string" calcext:value-type="string">
            <text:p>tępo wzrostu</text:p>
          </table:table-cell>
          <table:table-cell table:style-name="Default" office:value-type="string" calcext:value-type="string">
            <text:p>Ludność 2015</text:p>
          </table:table-cell>
          <table:table-cell table:style-name="Default" office:value-type="string" calcext:value-type="string">
            <text:p>Ludność 2016</text:p>
          </table:table-cell>
          <table:table-cell table:style-name="Default" office:value-type="string" calcext:value-type="string">
            <text:p>Ludność 2017</text:p>
          </table:table-cell>
          <table:table-cell table:style-name="Default" office:value-type="string" calcext:value-type="string">
            <text:p>Ludność 2018</text:p>
          </table:table-cell>
          <table:table-cell table:style-name="Default" office:value-type="string" calcext:value-type="string">
            <text:p>Ludność 2019</text:p>
          </table:table-cell>
          <table:table-cell table:style-name="Default" office:value-type="string" calcext:value-type="string">
            <text:p>Ludność 2020</text:p>
          </table:table-cell>
          <table:table-cell table:style-name="Default" office:value-type="string" calcext:value-type="string">
            <text:p>Ludność 2021</text:p>
          </table:table-cell>
          <table:table-cell table:style-name="Default" office:value-type="string" calcext:value-type="string">
            <text:p>Ludność 2022</text:p>
          </table:table-cell>
          <table:table-cell table:style-name="Default" office:value-type="string" calcext:value-type="string">
            <text:p>Ludność 2023</text:p>
          </table:table-cell>
          <table:table-cell table:style-name="Default" office:value-type="string" calcext:value-type="string">
            <text:p>Ludność 2024</text:p>
          </table:table-cell>
          <table:table-cell table:style-name="Default" office:value-type="string" calcext:value-type="string">
            <text:p>Ludność 2025</text:p>
          </table:table-cell>
          <table:table-cell table:style-name="Default" table:number-columns-repeated="1003"/>
        </table:table-row>
        <table:table-row table:style-name="ro1">
          <table:table-cell office:value-type="string" calcext:value-type="string">
            <text:p>w12C</text:p>
          </table:table-cell>
          <table:table-cell office:value-type="float" office:value="3997724" calcext:value-type="float">
            <text:p>3997724</text:p>
          </table:table-cell>
          <table:table-cell office:value-type="float" office:value="3690756" calcext:value-type="float">
            <text:p>3690756</text:p>
          </table:table-cell>
          <table:table-cell office:value-type="float" office:value="4339393" calcext:value-type="float">
            <text:p>4339393</text:p>
          </table:table-cell>
          <table:table-cell office:value-type="float" office:value="4639643" calcext:value-type="float">
            <text:p>4639643</text:p>
          </table:table-cell>
          <table:table-cell table:formula="of:=VALUE(MID([.A2];2;2))" office:value-type="float" office:value="12" calcext:value-type="float">
            <text:p>12</text:p>
          </table:table-cell>
          <table:table-cell table:formula="of:=RIGHT([.A2])" office:value-type="string" office:string-value="C" calcext:value-type="string">
            <text:p>C</text:p>
          </table:table-cell>
          <table:table-cell table:formula="of:=[.B2]+[.C2]" office:value-type="float" office:value="7688480" calcext:value-type="float">
            <text:p>7688480</text:p>
          </table:table-cell>
          <table:table-cell table:formula="of:=[.D2]+[.E2]" office:value-type="float" office:value="8979036" calcext:value-type="float">
            <text:p>8979036</text:p>
          </table:table-cell>
          <table:table-cell table:formula="of:=FLOOR([.I2]/[.H2];0.0001)" office:value-type="float" office:value="1.1678" calcext:value-type="float">
            <text:p>1.1678</text:p>
          </table:table-cell>
          <table:table-cell table:formula="of:=IF([.I2]&gt;2*[.H2];[.I2]; FLOOR([.I2]*[.$J2];1))" office:value-type="float" office:value="10485718" calcext:value-type="float">
            <text:p>10485718</text:p>
          </table:table-cell>
          <table:table-cell table:formula="of:=IF([.K2]&gt;2*[.$H2];[.K2];FLOOR([.K2]*[.$J2];1))" office:value-type="float" office:value="12245221" calcext:value-type="float">
            <text:p>12245221</text:p>
          </table:table-cell>
          <table:table-cell table:formula="of:=IF([.L2]&gt;2*[.$H2];[.L2];FLOOR([.L2]*[.$J2];1))" office:value-type="float" office:value="14299969" calcext:value-type="float">
            <text:p>14299969</text:p>
          </table:table-cell>
          <table:table-cell table:formula="of:=IF([.M2]&gt;2*[.$H2];[.M2];FLOOR([.M2]*[.$J2];1))" office:value-type="float" office:value="16699503" calcext:value-type="float">
            <text:p>16699503</text:p>
          </table:table-cell>
          <table:table-cell table:formula="of:=IF([.N2]&gt;2*[.$H2];[.N2];FLOOR([.N2]*[.$J2];1))" office:value-type="float" office:value="16699503" calcext:value-type="float">
            <text:p>16699503</text:p>
          </table:table-cell>
          <table:table-cell table:formula="of:=IF([.O2]&gt;2*[.$H2];[.O2];FLOOR([.O2]*[.$J2];1))" office:value-type="float" office:value="16699503" calcext:value-type="float">
            <text:p>16699503</text:p>
          </table:table-cell>
          <table:table-cell table:formula="of:=IF([.P2]&gt;2*[.$H2];[.P2];FLOOR([.P2]*[.$J2];1))" office:value-type="float" office:value="16699503" calcext:value-type="float">
            <text:p>16699503</text:p>
          </table:table-cell>
          <table:table-cell table:formula="of:=IF([.Q2]&gt;2*[.$H2];[.Q2];FLOOR([.Q2]*[.$J2];1))" office:value-type="float" office:value="16699503" calcext:value-type="float">
            <text:p>16699503</text:p>
          </table:table-cell>
          <table:table-cell table:formula="of:=IF([.R2]&gt;2*[.$H2];[.R2];FLOOR([.R2]*[.$J2];1))" office:value-type="float" office:value="16699503" calcext:value-type="float">
            <text:p>16699503</text:p>
          </table:table-cell>
          <table:table-cell table:formula="of:=IF([.S2]&gt;2*[.$H2];[.S2];FLOOR([.S2]*[.$J2];1))" office:value-type="float" office:value="16699503" calcext:value-type="float">
            <text:p>16699503</text:p>
          </table:table-cell>
          <table:table-cell table:formula="of:=IF([.T2]&gt;2*[.$H2];[.T2];FLOOR([.T2]*[.$J2];1))" office:value-type="float" office:value="16699503" calcext:value-type="float">
            <text:p>16699503</text:p>
          </table:table-cell>
          <table:table-cell/>
          <table:table-cell office:value-type="string" calcext:value-type="string">
            <text:p>Liczba mieszkańców Eulandii:</text:p>
          </table:table-cell>
          <table:table-cell table:formula="of:=SUM([.U2:.U51])" office:value-type="float" office:value="125930205" calcext:value-type="float">
            <text:p>12593020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48C</text:p>
          </table:table-cell>
          <table:table-cell office:value-type="float" office:value="2619776" calcext:value-type="float">
            <text:p>2619776</text:p>
          </table:table-cell>
          <table:table-cell office:value-type="float" office:value="2749623" calcext:value-type="float">
            <text:p>2749623</text:p>
          </table:table-cell>
          <table:table-cell office:value-type="float" office:value="2888215" calcext:value-type="float">
            <text:p>2888215</text:p>
          </table:table-cell>
          <table:table-cell office:value-type="float" office:value="2800174" calcext:value-type="float">
            <text:p>2800174</text:p>
          </table:table-cell>
          <table:table-cell table:formula="of:=VALUE(MID([.A3];2;2))" office:value-type="float" office:value="48" calcext:value-type="float">
            <text:p>48</text:p>
          </table:table-cell>
          <table:table-cell table:formula="of:=RIGHT([.A3])" office:value-type="string" office:string-value="C" calcext:value-type="string">
            <text:p>C</text:p>
          </table:table-cell>
          <table:table-cell table:formula="of:=[.B3]+[.C3]" office:value-type="float" office:value="5369399" calcext:value-type="float">
            <text:p>5369399</text:p>
          </table:table-cell>
          <table:table-cell table:formula="of:=[.D3]+[.E3]" office:value-type="float" office:value="5688389" calcext:value-type="float">
            <text:p>5688389</text:p>
          </table:table-cell>
          <table:table-cell table:formula="of:=FLOOR([.I3]/[.H3];0.0001)" office:value-type="float" office:value="1.0594" calcext:value-type="float">
            <text:p>1.0594</text:p>
          </table:table-cell>
          <table:table-cell table:formula="of:=IF([.I3]&gt;2*[.H3];[.I3]; FLOOR([.I3]*[.$J3];1))" office:value-type="float" office:value="6026279" calcext:value-type="float">
            <text:p>6026279</text:p>
          </table:table-cell>
          <table:table-cell table:formula="of:=IF([.K3]&gt;2*[.$H3];[.K3];FLOOR([.K3]*[.$J3];1))" office:value-type="float" office:value="6384239" calcext:value-type="float">
            <text:p>6384239</text:p>
          </table:table-cell>
          <table:table-cell table:formula="of:=IF([.L3]&gt;2*[.$H3];[.L3];FLOOR([.L3]*[.$J3];1))" office:value-type="float" office:value="6763462" calcext:value-type="float">
            <text:p>6763462</text:p>
          </table:table-cell>
          <table:table-cell table:formula="of:=IF([.M3]&gt;2*[.$H3];[.M3];FLOOR([.M3]*[.$J3];1))" office:value-type="float" office:value="7165211" calcext:value-type="float">
            <text:p>7165211</text:p>
          </table:table-cell>
          <table:table-cell table:formula="of:=IF([.N3]&gt;2*[.$H3];[.N3];FLOOR([.N3]*[.$J3];1))" office:value-type="float" office:value="7590824" calcext:value-type="float">
            <text:p>7590824</text:p>
          </table:table-cell>
          <table:table-cell table:formula="of:=IF([.O3]&gt;2*[.$H3];[.O3];FLOOR([.O3]*[.$J3];1))" office:value-type="float" office:value="8041718" calcext:value-type="float">
            <text:p>8041718</text:p>
          </table:table-cell>
          <table:table-cell table:formula="of:=IF([.P3]&gt;2*[.$H3];[.P3];FLOOR([.P3]*[.$J3];1))" office:value-type="float" office:value="8519396" calcext:value-type="float">
            <text:p>8519396</text:p>
          </table:table-cell>
          <table:table-cell table:formula="of:=IF([.Q3]&gt;2*[.$H3];[.Q3];FLOOR([.Q3]*[.$J3];1))" office:value-type="float" office:value="9025448" calcext:value-type="float">
            <text:p>9025448</text:p>
          </table:table-cell>
          <table:table-cell table:formula="of:=IF([.R3]&gt;2*[.$H3];[.R3];FLOOR([.R3]*[.$J3];1))" office:value-type="float" office:value="9561559" calcext:value-type="float">
            <text:p>9561559</text:p>
          </table:table-cell>
          <table:table-cell table:formula="of:=IF([.S3]&gt;2*[.$H3];[.S3];FLOOR([.S3]*[.$J3];1))" office:value-type="float" office:value="10129515" calcext:value-type="float">
            <text:p>10129515</text:p>
          </table:table-cell>
          <table:table-cell table:formula="of:=IF([.T3]&gt;2*[.$H3];[.T3];FLOOR([.T3]*[.$J3];1))" office:value-type="float" office:value="10731208" calcext:value-type="float">
            <text:p>107312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6D</text:p>
          </table:table-cell>
          <table:table-cell office:value-type="float" office:value="1846928" calcext:value-type="float">
            <text:p>1846928</text:p>
          </table:table-cell>
          <table:table-cell office:value-type="float" office:value="1851433" calcext:value-type="float">
            <text:p>1851433</text:p>
          </table:table-cell>
          <table:table-cell office:value-type="float" office:value="2125113" calcext:value-type="float">
            <text:p>2125113</text:p>
          </table:table-cell>
          <table:table-cell office:value-type="float" office:value="2028635" calcext:value-type="float">
            <text:p>2028635</text:p>
          </table:table-cell>
          <table:table-cell table:formula="of:=VALUE(MID([.A4];2;2))" office:value-type="float" office:value="6" calcext:value-type="float">
            <text:p>6</text:p>
          </table:table-cell>
          <table:table-cell table:formula="of:=RIGHT([.A4])" office:value-type="string" office:string-value="D" calcext:value-type="string">
            <text:p>D</text:p>
          </table:table-cell>
          <table:table-cell table:formula="of:=[.B4]+[.C4]" office:value-type="float" office:value="3698361" calcext:value-type="float">
            <text:p>3698361</text:p>
          </table:table-cell>
          <table:table-cell table:formula="of:=[.D4]+[.E4]" office:value-type="float" office:value="4153748" calcext:value-type="float">
            <text:p>4153748</text:p>
          </table:table-cell>
          <table:table-cell table:formula="of:=FLOOR([.I4]/[.H4];0.0001)" office:value-type="float" office:value="1.1231" calcext:value-type="float">
            <text:p>1.1231</text:p>
          </table:table-cell>
          <table:table-cell table:formula="of:=IF([.I4]&gt;2*[.H4];[.I4]; FLOOR([.I4]*[.$J4];1))" office:value-type="float" office:value="4665074" calcext:value-type="float">
            <text:p>4665074</text:p>
          </table:table-cell>
          <table:table-cell table:formula="of:=IF([.K4]&gt;2*[.$H4];[.K4];FLOOR([.K4]*[.$J4];1))" office:value-type="float" office:value="5239344" calcext:value-type="float">
            <text:p>5239344</text:p>
          </table:table-cell>
          <table:table-cell table:formula="of:=IF([.L4]&gt;2*[.$H4];[.L4];FLOOR([.L4]*[.$J4];1))" office:value-type="float" office:value="5884307" calcext:value-type="float">
            <text:p>5884307</text:p>
          </table:table-cell>
          <table:table-cell table:formula="of:=IF([.M4]&gt;2*[.$H4];[.M4];FLOOR([.M4]*[.$J4];1))" office:value-type="float" office:value="6608665" calcext:value-type="float">
            <text:p>6608665</text:p>
          </table:table-cell>
          <table:table-cell table:formula="of:=IF([.N4]&gt;2*[.$H4];[.N4];FLOOR([.N4]*[.$J4];1))" office:value-type="float" office:value="7422191" calcext:value-type="float">
            <text:p>7422191</text:p>
          </table:table-cell>
          <table:table-cell table:formula="of:=IF([.O4]&gt;2*[.$H4];[.O4];FLOOR([.O4]*[.$J4];1))" office:value-type="float" office:value="7422191" calcext:value-type="float">
            <text:p>7422191</text:p>
          </table:table-cell>
          <table:table-cell table:formula="of:=IF([.P4]&gt;2*[.$H4];[.P4];FLOOR([.P4]*[.$J4];1))" office:value-type="float" office:value="7422191" calcext:value-type="float">
            <text:p>7422191</text:p>
          </table:table-cell>
          <table:table-cell table:formula="of:=IF([.Q4]&gt;2*[.$H4];[.Q4];FLOOR([.Q4]*[.$J4];1))" office:value-type="float" office:value="7422191" calcext:value-type="float">
            <text:p>7422191</text:p>
          </table:table-cell>
          <table:table-cell table:formula="of:=IF([.R4]&gt;2*[.$H4];[.R4];FLOOR([.R4]*[.$J4];1))" office:value-type="float" office:value="7422191" calcext:value-type="float">
            <text:p>7422191</text:p>
          </table:table-cell>
          <table:table-cell table:formula="of:=IF([.S4]&gt;2*[.$H4];[.S4];FLOOR([.S4]*[.$J4];1))" office:value-type="float" office:value="7422191" calcext:value-type="float">
            <text:p>7422191</text:p>
          </table:table-cell>
          <table:table-cell table:formula="of:=IF([.T4]&gt;2*[.$H4];[.T4];FLOOR([.T4]*[.$J4];1))" office:value-type="float" office:value="7422191" calcext:value-type="float">
            <text:p>7422191</text:p>
          </table:table-cell>
          <table:table-cell/>
          <table:table-cell table:style-name="ce12"/>
          <table:table-cell table:number-columns-repeated="1001"/>
        </table:table-row>
        <table:table-row table:style-name="ro1">
          <table:table-cell office:value-type="string" calcext:value-type="string">
            <text:p>w32D</text:p>
          </table:table-cell>
          <table:table-cell office:value-type="float" office:value="992523" calcext:value-type="float">
            <text:p>992523</text:p>
          </table:table-cell>
          <table:table-cell office:value-type="float" office:value="1028501" calcext:value-type="float">
            <text:p>1028501</text:p>
          </table:table-cell>
          <table:table-cell office:value-type="float" office:value="1995446" calcext:value-type="float">
            <text:p>1995446</text:p>
          </table:table-cell>
          <table:table-cell office:value-type="float" office:value="1860524" calcext:value-type="float">
            <text:p>1860524</text:p>
          </table:table-cell>
          <table:table-cell table:formula="of:=VALUE(MID([.A5];2;2))" office:value-type="float" office:value="32" calcext:value-type="float">
            <text:p>32</text:p>
          </table:table-cell>
          <table:table-cell table:formula="of:=RIGHT([.A5])" office:value-type="string" office:string-value="D" calcext:value-type="string">
            <text:p>D</text:p>
          </table:table-cell>
          <table:table-cell table:formula="of:=[.B5]+[.C5]" office:value-type="float" office:value="2021024" calcext:value-type="float">
            <text:p>2021024</text:p>
          </table:table-cell>
          <table:table-cell table:formula="of:=[.D5]+[.E5]" office:value-type="float" office:value="3855970" calcext:value-type="float">
            <text:p>3855970</text:p>
          </table:table-cell>
          <table:table-cell table:formula="of:=FLOOR([.I5]/[.H5];0.0001)" office:value-type="float" office:value="1.9079" calcext:value-type="float">
            <text:p>1.9079</text:p>
          </table:table-cell>
          <table:table-cell table:formula="of:=IF([.I5]&gt;2*[.H5];[.I5]; FLOOR([.I5]*[.$J5];1))" office:value-type="float" office:value="7356805" calcext:value-type="float">
            <text:p>7356805</text:p>
          </table:table-cell>
          <table:table-cell table:formula="of:=IF([.K5]&gt;2*[.$H5];[.K5];FLOOR([.K5]*[.$J5];1))" office:value-type="float" office:value="7356805" calcext:value-type="float">
            <text:p>7356805</text:p>
          </table:table-cell>
          <table:table-cell table:formula="of:=IF([.L5]&gt;2*[.$H5];[.L5];FLOOR([.L5]*[.$J5];1))" office:value-type="float" office:value="7356805" calcext:value-type="float">
            <text:p>7356805</text:p>
          </table:table-cell>
          <table:table-cell table:formula="of:=IF([.M5]&gt;2*[.$H5];[.M5];FLOOR([.M5]*[.$J5];1))" office:value-type="float" office:value="7356805" calcext:value-type="float">
            <text:p>7356805</text:p>
          </table:table-cell>
          <table:table-cell table:formula="of:=IF([.N5]&gt;2*[.$H5];[.N5];FLOOR([.N5]*[.$J5];1))" office:value-type="float" office:value="7356805" calcext:value-type="float">
            <text:p>7356805</text:p>
          </table:table-cell>
          <table:table-cell table:formula="of:=IF([.O5]&gt;2*[.$H5];[.O5];FLOOR([.O5]*[.$J5];1))" office:value-type="float" office:value="7356805" calcext:value-type="float">
            <text:p>7356805</text:p>
          </table:table-cell>
          <table:table-cell table:formula="of:=IF([.P5]&gt;2*[.$H5];[.P5];FLOOR([.P5]*[.$J5];1))" office:value-type="float" office:value="7356805" calcext:value-type="float">
            <text:p>7356805</text:p>
          </table:table-cell>
          <table:table-cell table:formula="of:=IF([.Q5]&gt;2*[.$H5];[.Q5];FLOOR([.Q5]*[.$J5];1))" office:value-type="float" office:value="7356805" calcext:value-type="float">
            <text:p>7356805</text:p>
          </table:table-cell>
          <table:table-cell table:formula="of:=IF([.R5]&gt;2*[.$H5];[.R5];FLOOR([.R5]*[.$J5];1))" office:value-type="float" office:value="7356805" calcext:value-type="float">
            <text:p>7356805</text:p>
          </table:table-cell>
          <table:table-cell table:formula="of:=IF([.S5]&gt;2*[.$H5];[.S5];FLOOR([.S5]*[.$J5];1))" office:value-type="float" office:value="7356805" calcext:value-type="float">
            <text:p>7356805</text:p>
          </table:table-cell>
          <table:table-cell table:formula="of:=IF([.T5]&gt;2*[.$H5];[.T5];FLOOR([.T5]*[.$J5];1))" office:value-type="float" office:value="7356805" calcext:value-type="float">
            <text:p>7356805</text:p>
          </table:table-cell>
          <table:table-cell/>
          <table:table-cell table:style-name="ce12"/>
          <table:table-cell table:number-columns-repeated="1001"/>
        </table:table-row>
        <table:table-row table:style-name="ro1">
          <table:table-cell office:value-type="string" calcext:value-type="string">
            <text:p>w16C</text:p>
          </table:table-cell>
          <table:table-cell office:value-type="float" office:value="1367212" calcext:value-type="float">
            <text:p>1367212</text:p>
          </table:table-cell>
          <table:table-cell office:value-type="float" office:value="1361389" calcext:value-type="float">
            <text:p>1361389</text:p>
          </table:table-cell>
          <table:table-cell office:value-type="float" office:value="1572320" calcext:value-type="float">
            <text:p>1572320</text:p>
          </table:table-cell>
          <table:table-cell office:value-type="float" office:value="1836258" calcext:value-type="float">
            <text:p>1836258</text:p>
          </table:table-cell>
          <table:table-cell table:formula="of:=VALUE(MID([.A6];2;2))" office:value-type="float" office:value="16" calcext:value-type="float">
            <text:p>16</text:p>
          </table:table-cell>
          <table:table-cell table:formula="of:=RIGHT([.A6])" office:value-type="string" office:string-value="C" calcext:value-type="string">
            <text:p>C</text:p>
          </table:table-cell>
          <table:table-cell table:formula="of:=[.B6]+[.C6]" office:value-type="float" office:value="2728601" calcext:value-type="float">
            <text:p>2728601</text:p>
          </table:table-cell>
          <table:table-cell table:formula="of:=[.D6]+[.E6]" office:value-type="float" office:value="3408578" calcext:value-type="float">
            <text:p>3408578</text:p>
          </table:table-cell>
          <table:table-cell table:formula="of:=FLOOR([.I6]/[.H6];0.0001)" office:value-type="float" office:value="1.2492" calcext:value-type="float">
            <text:p>1.2492</text:p>
          </table:table-cell>
          <table:table-cell table:formula="of:=IF([.I6]&gt;2*[.H6];[.I6]; FLOOR([.I6]*[.$J6];1))" office:value-type="float" office:value="4257995" calcext:value-type="float">
            <text:p>4257995</text:p>
          </table:table-cell>
          <table:table-cell table:formula="of:=IF([.K6]&gt;2*[.$H6];[.K6];FLOOR([.K6]*[.$J6];1))" office:value-type="float" office:value="5319087" calcext:value-type="float">
            <text:p>5319087</text:p>
          </table:table-cell>
          <table:table-cell table:formula="of:=IF([.L6]&gt;2*[.$H6];[.L6];FLOOR([.L6]*[.$J6];1))" office:value-type="float" office:value="6644603" calcext:value-type="float">
            <text:p>6644603</text:p>
          </table:table-cell>
          <table:table-cell table:formula="of:=IF([.M6]&gt;2*[.$H6];[.M6];FLOOR([.M6]*[.$J6];1))" office:value-type="float" office:value="6644603" calcext:value-type="float">
            <text:p>6644603</text:p>
          </table:table-cell>
          <table:table-cell table:formula="of:=IF([.N6]&gt;2*[.$H6];[.N6];FLOOR([.N6]*[.$J6];1))" office:value-type="float" office:value="6644603" calcext:value-type="float">
            <text:p>6644603</text:p>
          </table:table-cell>
          <table:table-cell table:formula="of:=IF([.O6]&gt;2*[.$H6];[.O6];FLOOR([.O6]*[.$J6];1))" office:value-type="float" office:value="6644603" calcext:value-type="float">
            <text:p>6644603</text:p>
          </table:table-cell>
          <table:table-cell table:formula="of:=IF([.P6]&gt;2*[.$H6];[.P6];FLOOR([.P6]*[.$J6];1))" office:value-type="float" office:value="6644603" calcext:value-type="float">
            <text:p>6644603</text:p>
          </table:table-cell>
          <table:table-cell table:formula="of:=IF([.Q6]&gt;2*[.$H6];[.Q6];FLOOR([.Q6]*[.$J6];1))" office:value-type="float" office:value="6644603" calcext:value-type="float">
            <text:p>6644603</text:p>
          </table:table-cell>
          <table:table-cell table:formula="of:=IF([.R6]&gt;2*[.$H6];[.R6];FLOOR([.R6]*[.$J6];1))" office:value-type="float" office:value="6644603" calcext:value-type="float">
            <text:p>6644603</text:p>
          </table:table-cell>
          <table:table-cell table:formula="of:=IF([.S6]&gt;2*[.$H6];[.S6];FLOOR([.S6]*[.$J6];1))" office:value-type="float" office:value="6644603" calcext:value-type="float">
            <text:p>6644603</text:p>
          </table:table-cell>
          <table:table-cell table:formula="of:=IF([.T6]&gt;2*[.$H6];[.T6];FLOOR([.T6]*[.$J6];1))" office:value-type="float" office:value="6644603" calcext:value-type="float">
            <text:p>66446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49C</text:p>
          </table:table-cell>
          <table:table-cell office:value-type="float" office:value="248398" calcext:value-type="float">
            <text:p>248398</text:p>
          </table:table-cell>
          <table:table-cell office:value-type="float" office:value="268511" calcext:value-type="float">
            <text:p>268511</text:p>
          </table:table-cell>
          <table:table-cell office:value-type="float" office:value="3110853" calcext:value-type="float">
            <text:p>3110853</text:p>
          </table:table-cell>
          <table:table-cell office:value-type="float" office:value="2986411" calcext:value-type="float">
            <text:p>2986411</text:p>
          </table:table-cell>
          <table:table-cell table:formula="of:=VALUE(MID([.A7];2;2))" office:value-type="float" office:value="49" calcext:value-type="float">
            <text:p>49</text:p>
          </table:table-cell>
          <table:table-cell table:formula="of:=RIGHT([.A7])" office:value-type="string" office:string-value="C" calcext:value-type="string">
            <text:p>C</text:p>
          </table:table-cell>
          <table:table-cell table:formula="of:=[.B7]+[.C7]" office:value-type="float" office:value="516909" calcext:value-type="float">
            <text:p>516909</text:p>
          </table:table-cell>
          <table:table-cell table:formula="of:=[.D7]+[.E7]" office:value-type="float" office:value="6097264" calcext:value-type="float">
            <text:p>6097264</text:p>
          </table:table-cell>
          <table:table-cell table:formula="of:=FLOOR([.I7]/[.H7];0.0001)" office:value-type="float" office:value="11.7956" calcext:value-type="float">
            <text:p>11.7956</text:p>
          </table:table-cell>
          <table:table-cell table:formula="of:=IF([.I7]&gt;2*[.H7];[.I7]; FLOOR([.I7]*[.$J7];1))" office:value-type="float" office:value="6097264" calcext:value-type="float">
            <text:p>6097264</text:p>
          </table:table-cell>
          <table:table-cell table:formula="of:=IF([.K7]&gt;2*[.$H7];[.K7];FLOOR([.K7]*[.$J7];1))" office:value-type="float" office:value="6097264" calcext:value-type="float">
            <text:p>6097264</text:p>
          </table:table-cell>
          <table:table-cell table:formula="of:=IF([.L7]&gt;2*[.$H7];[.L7];FLOOR([.L7]*[.$J7];1))" office:value-type="float" office:value="6097264" calcext:value-type="float">
            <text:p>6097264</text:p>
          </table:table-cell>
          <table:table-cell table:formula="of:=IF([.M7]&gt;2*[.$H7];[.M7];FLOOR([.M7]*[.$J7];1))" office:value-type="float" office:value="6097264" calcext:value-type="float">
            <text:p>6097264</text:p>
          </table:table-cell>
          <table:table-cell table:formula="of:=IF([.N7]&gt;2*[.$H7];[.N7];FLOOR([.N7]*[.$J7];1))" office:value-type="float" office:value="6097264" calcext:value-type="float">
            <text:p>6097264</text:p>
          </table:table-cell>
          <table:table-cell table:formula="of:=IF([.O7]&gt;2*[.$H7];[.O7];FLOOR([.O7]*[.$J7];1))" office:value-type="float" office:value="6097264" calcext:value-type="float">
            <text:p>6097264</text:p>
          </table:table-cell>
          <table:table-cell table:formula="of:=IF([.P7]&gt;2*[.$H7];[.P7];FLOOR([.P7]*[.$J7];1))" office:value-type="float" office:value="6097264" calcext:value-type="float">
            <text:p>6097264</text:p>
          </table:table-cell>
          <table:table-cell table:formula="of:=IF([.Q7]&gt;2*[.$H7];[.Q7];FLOOR([.Q7]*[.$J7];1))" office:value-type="float" office:value="6097264" calcext:value-type="float">
            <text:p>6097264</text:p>
          </table:table-cell>
          <table:table-cell table:formula="of:=IF([.R7]&gt;2*[.$H7];[.R7];FLOOR([.R7]*[.$J7];1))" office:value-type="float" office:value="6097264" calcext:value-type="float">
            <text:p>6097264</text:p>
          </table:table-cell>
          <table:table-cell table:formula="of:=IF([.S7]&gt;2*[.$H7];[.S7];FLOOR([.S7]*[.$J7];1))" office:value-type="float" office:value="6097264" calcext:value-type="float">
            <text:p>6097264</text:p>
          </table:table-cell>
          <table:table-cell table:formula="of:=IF([.T7]&gt;2*[.$H7];[.T7];FLOOR([.T7]*[.$J7];1))" office:value-type="float" office:value="6097264" calcext:value-type="float">
            <text:p>60972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39D</text:p>
          </table:table-cell>
          <table:table-cell office:value-type="float" office:value="548989" calcext:value-type="float">
            <text:p>548989</text:p>
          </table:table-cell>
          <table:table-cell office:value-type="float" office:value="514636" calcext:value-type="float">
            <text:p>514636</text:p>
          </table:table-cell>
          <table:table-cell office:value-type="float" office:value="2770344" calcext:value-type="float">
            <text:p>2770344</text:p>
          </table:table-cell>
          <table:table-cell office:value-type="float" office:value="3187897" calcext:value-type="float">
            <text:p>3187897</text:p>
          </table:table-cell>
          <table:table-cell table:formula="of:=VALUE(MID([.A8];2;2))" office:value-type="float" office:value="39" calcext:value-type="float">
            <text:p>39</text:p>
          </table:table-cell>
          <table:table-cell table:formula="of:=RIGHT([.A8])" office:value-type="string" office:string-value="D" calcext:value-type="string">
            <text:p>D</text:p>
          </table:table-cell>
          <table:table-cell table:formula="of:=[.B8]+[.C8]" office:value-type="float" office:value="1063625" calcext:value-type="float">
            <text:p>1063625</text:p>
          </table:table-cell>
          <table:table-cell table:formula="of:=[.D8]+[.E8]" office:value-type="float" office:value="5958241" calcext:value-type="float">
            <text:p>5958241</text:p>
          </table:table-cell>
          <table:table-cell table:formula="of:=FLOOR([.I8]/[.H8];0.0001)" office:value-type="float" office:value="5.6018" calcext:value-type="float">
            <text:p>5.6018</text:p>
          </table:table-cell>
          <table:table-cell table:formula="of:=IF([.I8]&gt;2*[.H8];[.I8]; FLOOR([.I8]*[.$J8];1))" office:value-type="float" office:value="5958241" calcext:value-type="float">
            <text:p>5958241</text:p>
          </table:table-cell>
          <table:table-cell table:formula="of:=IF([.K8]&gt;2*[.$H8];[.K8];FLOOR([.K8]*[.$J8];1))" office:value-type="float" office:value="5958241" calcext:value-type="float">
            <text:p>5958241</text:p>
          </table:table-cell>
          <table:table-cell table:formula="of:=IF([.L8]&gt;2*[.$H8];[.L8];FLOOR([.L8]*[.$J8];1))" office:value-type="float" office:value="5958241" calcext:value-type="float">
            <text:p>5958241</text:p>
          </table:table-cell>
          <table:table-cell table:formula="of:=IF([.M8]&gt;2*[.$H8];[.M8];FLOOR([.M8]*[.$J8];1))" office:value-type="float" office:value="5958241" calcext:value-type="float">
            <text:p>5958241</text:p>
          </table:table-cell>
          <table:table-cell table:formula="of:=IF([.N8]&gt;2*[.$H8];[.N8];FLOOR([.N8]*[.$J8];1))" office:value-type="float" office:value="5958241" calcext:value-type="float">
            <text:p>5958241</text:p>
          </table:table-cell>
          <table:table-cell table:formula="of:=IF([.O8]&gt;2*[.$H8];[.O8];FLOOR([.O8]*[.$J8];1))" office:value-type="float" office:value="5958241" calcext:value-type="float">
            <text:p>5958241</text:p>
          </table:table-cell>
          <table:table-cell table:formula="of:=IF([.P8]&gt;2*[.$H8];[.P8];FLOOR([.P8]*[.$J8];1))" office:value-type="float" office:value="5958241" calcext:value-type="float">
            <text:p>5958241</text:p>
          </table:table-cell>
          <table:table-cell table:formula="of:=IF([.Q8]&gt;2*[.$H8];[.Q8];FLOOR([.Q8]*[.$J8];1))" office:value-type="float" office:value="5958241" calcext:value-type="float">
            <text:p>5958241</text:p>
          </table:table-cell>
          <table:table-cell table:formula="of:=IF([.R8]&gt;2*[.$H8];[.R8];FLOOR([.R8]*[.$J8];1))" office:value-type="float" office:value="5958241" calcext:value-type="float">
            <text:p>5958241</text:p>
          </table:table-cell>
          <table:table-cell table:formula="of:=IF([.S8]&gt;2*[.$H8];[.S8];FLOOR([.S8]*[.$J8];1))" office:value-type="float" office:value="5958241" calcext:value-type="float">
            <text:p>5958241</text:p>
          </table:table-cell>
          <table:table-cell table:formula="of:=IF([.T8]&gt;2*[.$H8];[.T8];FLOOR([.T8]*[.$J8];1))" office:value-type="float" office:value="5958241" calcext:value-type="float">
            <text:p>59582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1D</text:p>
          </table:table-cell>
          <table:table-cell office:value-type="float" office:value="1415007" calcext:value-type="float">
            <text:p>1415007</text:p>
          </table:table-cell>
          <table:table-cell office:value-type="float" office:value="1397195" calcext:value-type="float">
            <text:p>1397195</text:p>
          </table:table-cell>
          <table:table-cell office:value-type="float" office:value="1499070" calcext:value-type="float">
            <text:p>1499070</text:p>
          </table:table-cell>
          <table:table-cell office:value-type="float" office:value="1481105" calcext:value-type="float">
            <text:p>1481105</text:p>
          </table:table-cell>
          <table:table-cell table:formula="of:=VALUE(MID([.A9];2;2))" office:value-type="float" office:value="1" calcext:value-type="float">
            <text:p>1</text:p>
          </table:table-cell>
          <table:table-cell table:formula="of:=RIGHT([.A9])" office:value-type="string" office:string-value="D" calcext:value-type="string">
            <text:p>D</text:p>
          </table:table-cell>
          <table:table-cell table:formula="of:=[.B9]+[.C9]" office:value-type="float" office:value="2812202" calcext:value-type="float">
            <text:p>2812202</text:p>
          </table:table-cell>
          <table:table-cell table:formula="of:=[.D9]+[.E9]" office:value-type="float" office:value="2980175" calcext:value-type="float">
            <text:p>2980175</text:p>
          </table:table-cell>
          <table:table-cell table:formula="of:=FLOOR([.I9]/[.H9];0.0001)" office:value-type="float" office:value="1.0597" calcext:value-type="float">
            <text:p>1.0597</text:p>
          </table:table-cell>
          <table:table-cell table:formula="of:=IF([.I9]&gt;2*[.H9];[.I9]; FLOOR([.I9]*[.$J9];1))" office:value-type="float" office:value="3158091" calcext:value-type="float">
            <text:p>3158091</text:p>
          </table:table-cell>
          <table:table-cell table:formula="of:=IF([.K9]&gt;2*[.$H9];[.K9];FLOOR([.K9]*[.$J9];1))" office:value-type="float" office:value="3346629" calcext:value-type="float">
            <text:p>3346629</text:p>
          </table:table-cell>
          <table:table-cell table:formula="of:=IF([.L9]&gt;2*[.$H9];[.L9];FLOOR([.L9]*[.$J9];1))" office:value-type="float" office:value="3546422" calcext:value-type="float">
            <text:p>3546422</text:p>
          </table:table-cell>
          <table:table-cell table:formula="of:=IF([.M9]&gt;2*[.$H9];[.M9];FLOOR([.M9]*[.$J9];1))" office:value-type="float" office:value="3758143" calcext:value-type="float">
            <text:p>3758143</text:p>
          </table:table-cell>
          <table:table-cell table:formula="of:=IF([.N9]&gt;2*[.$H9];[.N9];FLOOR([.N9]*[.$J9];1))" office:value-type="float" office:value="3982504" calcext:value-type="float">
            <text:p>3982504</text:p>
          </table:table-cell>
          <table:table-cell table:formula="of:=IF([.O9]&gt;2*[.$H9];[.O9];FLOOR([.O9]*[.$J9];1))" office:value-type="float" office:value="4220259" calcext:value-type="float">
            <text:p>4220259</text:p>
          </table:table-cell>
          <table:table-cell table:formula="of:=IF([.P9]&gt;2*[.$H9];[.P9];FLOOR([.P9]*[.$J9];1))" office:value-type="float" office:value="4472208" calcext:value-type="float">
            <text:p>4472208</text:p>
          </table:table-cell>
          <table:table-cell table:formula="of:=IF([.Q9]&gt;2*[.$H9];[.Q9];FLOOR([.Q9]*[.$J9];1))" office:value-type="float" office:value="4739198" calcext:value-type="float">
            <text:p>4739198</text:p>
          </table:table-cell>
          <table:table-cell table:formula="of:=IF([.R9]&gt;2*[.$H9];[.R9];FLOOR([.R9]*[.$J9];1))" office:value-type="float" office:value="5022128" calcext:value-type="float">
            <text:p>5022128</text:p>
          </table:table-cell>
          <table:table-cell table:formula="of:=IF([.S9]&gt;2*[.$H9];[.S9];FLOOR([.S9]*[.$J9];1))" office:value-type="float" office:value="5321949" calcext:value-type="float">
            <text:p>5321949</text:p>
          </table:table-cell>
          <table:table-cell table:formula="of:=IF([.T9]&gt;2*[.$H9];[.T9];FLOOR([.T9]*[.$J9];1))" office:value-type="float" office:value="5639669" calcext:value-type="float">
            <text:p>56396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22B</text:p>
          </table:table-cell>
          <table:table-cell office:value-type="float" office:value="685438" calcext:value-type="float">
            <text:p>685438</text:p>
          </table:table-cell>
          <table:table-cell office:value-type="float" office:value="749124" calcext:value-type="float">
            <text:p>749124</text:p>
          </table:table-cell>
          <table:table-cell office:value-type="float" office:value="2697677" calcext:value-type="float">
            <text:p>2697677</text:p>
          </table:table-cell>
          <table:table-cell office:value-type="float" office:value="2821550" calcext:value-type="float">
            <text:p>2821550</text:p>
          </table:table-cell>
          <table:table-cell table:formula="of:=VALUE(MID([.A10];2;2))" office:value-type="float" office:value="22" calcext:value-type="float">
            <text:p>22</text:p>
          </table:table-cell>
          <table:table-cell table:formula="of:=RIGHT([.A10])" office:value-type="string" office:string-value="B" calcext:value-type="string">
            <text:p>B</text:p>
          </table:table-cell>
          <table:table-cell table:formula="of:=[.B10]+[.C10]" office:value-type="float" office:value="1434562" calcext:value-type="float">
            <text:p>1434562</text:p>
          </table:table-cell>
          <table:table-cell table:formula="of:=[.D10]+[.E10]" office:value-type="float" office:value="5519227" calcext:value-type="float">
            <text:p>5519227</text:p>
          </table:table-cell>
          <table:table-cell table:formula="of:=FLOOR([.I10]/[.H10];0.0001)" office:value-type="float" office:value="3.8473" calcext:value-type="float">
            <text:p>3.8473</text:p>
          </table:table-cell>
          <table:table-cell table:formula="of:=IF([.I10]&gt;2*[.H10];[.I10]; FLOOR([.I10]*[.$J10];1))" office:value-type="float" office:value="5519227" calcext:value-type="float">
            <text:p>5519227</text:p>
          </table:table-cell>
          <table:table-cell table:formula="of:=IF([.K10]&gt;2*[.$H10];[.K10];FLOOR([.K10]*[.$J10];1))" office:value-type="float" office:value="5519227" calcext:value-type="float">
            <text:p>5519227</text:p>
          </table:table-cell>
          <table:table-cell table:formula="of:=IF([.L10]&gt;2*[.$H10];[.L10];FLOOR([.L10]*[.$J10];1))" office:value-type="float" office:value="5519227" calcext:value-type="float">
            <text:p>5519227</text:p>
          </table:table-cell>
          <table:table-cell table:formula="of:=IF([.M10]&gt;2*[.$H10];[.M10];FLOOR([.M10]*[.$J10];1))" office:value-type="float" office:value="5519227" calcext:value-type="float">
            <text:p>5519227</text:p>
          </table:table-cell>
          <table:table-cell table:formula="of:=IF([.N10]&gt;2*[.$H10];[.N10];FLOOR([.N10]*[.$J10];1))" office:value-type="float" office:value="5519227" calcext:value-type="float">
            <text:p>5519227</text:p>
          </table:table-cell>
          <table:table-cell table:formula="of:=IF([.O10]&gt;2*[.$H10];[.O10];FLOOR([.O10]*[.$J10];1))" office:value-type="float" office:value="5519227" calcext:value-type="float">
            <text:p>5519227</text:p>
          </table:table-cell>
          <table:table-cell table:formula="of:=IF([.P10]&gt;2*[.$H10];[.P10];FLOOR([.P10]*[.$J10];1))" office:value-type="float" office:value="5519227" calcext:value-type="float">
            <text:p>5519227</text:p>
          </table:table-cell>
          <table:table-cell table:formula="of:=IF([.Q10]&gt;2*[.$H10];[.Q10];FLOOR([.Q10]*[.$J10];1))" office:value-type="float" office:value="5519227" calcext:value-type="float">
            <text:p>5519227</text:p>
          </table:table-cell>
          <table:table-cell table:formula="of:=IF([.R10]&gt;2*[.$H10];[.R10];FLOOR([.R10]*[.$J10];1))" office:value-type="float" office:value="5519227" calcext:value-type="float">
            <text:p>5519227</text:p>
          </table:table-cell>
          <table:table-cell table:formula="of:=IF([.S10]&gt;2*[.$H10];[.S10];FLOOR([.S10]*[.$J10];1))" office:value-type="float" office:value="5519227" calcext:value-type="float">
            <text:p>5519227</text:p>
          </table:table-cell>
          <table:table-cell table:formula="of:=IF([.T10]&gt;2*[.$H10];[.T10];FLOOR([.T10]*[.$J10];1))" office:value-type="float" office:value="5519227" calcext:value-type="float">
            <text:p>55192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46C</text:p>
          </table:table-cell>
          <table:table-cell office:value-type="float" office:value="140026" calcext:value-type="float">
            <text:p>140026</text:p>
          </table:table-cell>
          <table:table-cell office:value-type="float" office:value="146354" calcext:value-type="float">
            <text:p>146354</text:p>
          </table:table-cell>
          <table:table-cell office:value-type="float" office:value="2759991" calcext:value-type="float">
            <text:p>2759991</text:p>
          </table:table-cell>
          <table:table-cell office:value-type="float" office:value="2742120" calcext:value-type="float">
            <text:p>2742120</text:p>
          </table:table-cell>
          <table:table-cell table:formula="of:=VALUE(MID([.A11];2;2))" office:value-type="float" office:value="46" calcext:value-type="float">
            <text:p>46</text:p>
          </table:table-cell>
          <table:table-cell table:formula="of:=RIGHT([.A11])" office:value-type="string" office:string-value="C" calcext:value-type="string">
            <text:p>C</text:p>
          </table:table-cell>
          <table:table-cell table:formula="of:=[.B11]+[.C11]" office:value-type="float" office:value="286380" calcext:value-type="float">
            <text:p>286380</text:p>
          </table:table-cell>
          <table:table-cell table:formula="of:=[.D11]+[.E11]" office:value-type="float" office:value="5502111" calcext:value-type="float">
            <text:p>5502111</text:p>
          </table:table-cell>
          <table:table-cell table:formula="of:=FLOOR([.I11]/[.H11];0.0001)" office:value-type="float" office:value="19.2126" calcext:value-type="float">
            <text:p>19.2126</text:p>
          </table:table-cell>
          <table:table-cell table:formula="of:=IF([.I11]&gt;2*[.H11];[.I11]; FLOOR([.I11]*[.$J11];1))" office:value-type="float" office:value="5502111" calcext:value-type="float">
            <text:p>5502111</text:p>
          </table:table-cell>
          <table:table-cell table:formula="of:=IF([.K11]&gt;2*[.$H11];[.K11];FLOOR([.K11]*[.$J11];1))" office:value-type="float" office:value="5502111" calcext:value-type="float">
            <text:p>5502111</text:p>
          </table:table-cell>
          <table:table-cell table:formula="of:=IF([.L11]&gt;2*[.$H11];[.L11];FLOOR([.L11]*[.$J11];1))" office:value-type="float" office:value="5502111" calcext:value-type="float">
            <text:p>5502111</text:p>
          </table:table-cell>
          <table:table-cell table:formula="of:=IF([.M11]&gt;2*[.$H11];[.M11];FLOOR([.M11]*[.$J11];1))" office:value-type="float" office:value="5502111" calcext:value-type="float">
            <text:p>5502111</text:p>
          </table:table-cell>
          <table:table-cell table:formula="of:=IF([.N11]&gt;2*[.$H11];[.N11];FLOOR([.N11]*[.$J11];1))" office:value-type="float" office:value="5502111" calcext:value-type="float">
            <text:p>5502111</text:p>
          </table:table-cell>
          <table:table-cell table:formula="of:=IF([.O11]&gt;2*[.$H11];[.O11];FLOOR([.O11]*[.$J11];1))" office:value-type="float" office:value="5502111" calcext:value-type="float">
            <text:p>5502111</text:p>
          </table:table-cell>
          <table:table-cell table:formula="of:=IF([.P11]&gt;2*[.$H11];[.P11];FLOOR([.P11]*[.$J11];1))" office:value-type="float" office:value="5502111" calcext:value-type="float">
            <text:p>5502111</text:p>
          </table:table-cell>
          <table:table-cell table:formula="of:=IF([.Q11]&gt;2*[.$H11];[.Q11];FLOOR([.Q11]*[.$J11];1))" office:value-type="float" office:value="5502111" calcext:value-type="float">
            <text:p>5502111</text:p>
          </table:table-cell>
          <table:table-cell table:formula="of:=IF([.R11]&gt;2*[.$H11];[.R11];FLOOR([.R11]*[.$J11];1))" office:value-type="float" office:value="5502111" calcext:value-type="float">
            <text:p>5502111</text:p>
          </table:table-cell>
          <table:table-cell table:formula="of:=IF([.S11]&gt;2*[.$H11];[.S11];FLOOR([.S11]*[.$J11];1))" office:value-type="float" office:value="5502111" calcext:value-type="float">
            <text:p>5502111</text:p>
          </table:table-cell>
          <table:table-cell table:formula="of:=IF([.T11]&gt;2*[.$H11];[.T11];FLOOR([.T11]*[.$J11];1))" office:value-type="float" office:value="5502111" calcext:value-type="float">
            <text:p>5502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47B</text:p>
          </table:table-cell>
          <table:table-cell office:value-type="float" office:value="1198765" calcext:value-type="float">
            <text:p>1198765</text:p>
          </table:table-cell>
          <table:table-cell office:value-type="float" office:value="1304945" calcext:value-type="float">
            <text:p>1304945</text:p>
          </table:table-cell>
          <table:table-cell office:value-type="float" office:value="2786493" calcext:value-type="float">
            <text:p>2786493</text:p>
          </table:table-cell>
          <table:table-cell office:value-type="float" office:value="2602643" calcext:value-type="float">
            <text:p>2602643</text:p>
          </table:table-cell>
          <table:table-cell table:formula="of:=VALUE(MID([.A12];2;2))" office:value-type="float" office:value="47" calcext:value-type="float">
            <text:p>47</text:p>
          </table:table-cell>
          <table:table-cell table:formula="of:=RIGHT([.A12])" office:value-type="string" office:string-value="B" calcext:value-type="string">
            <text:p>B</text:p>
          </table:table-cell>
          <table:table-cell table:formula="of:=[.B12]+[.C12]" office:value-type="float" office:value="2503710" calcext:value-type="float">
            <text:p>2503710</text:p>
          </table:table-cell>
          <table:table-cell table:formula="of:=[.D12]+[.E12]" office:value-type="float" office:value="5389136" calcext:value-type="float">
            <text:p>5389136</text:p>
          </table:table-cell>
          <table:table-cell table:formula="of:=FLOOR([.I12]/[.H12];0.0001)" office:value-type="float" office:value="2.1524" calcext:value-type="float">
            <text:p>2.1524</text:p>
          </table:table-cell>
          <table:table-cell table:formula="of:=IF([.I12]&gt;2*[.H12];[.I12]; FLOOR([.I12]*[.$J12];1))" office:value-type="float" office:value="5389136" calcext:value-type="float">
            <text:p>5389136</text:p>
          </table:table-cell>
          <table:table-cell table:formula="of:=IF([.K12]&gt;2*[.$H12];[.K12];FLOOR([.K12]*[.$J12];1))" office:value-type="float" office:value="5389136" calcext:value-type="float">
            <text:p>5389136</text:p>
          </table:table-cell>
          <table:table-cell table:formula="of:=IF([.L12]&gt;2*[.$H12];[.L12];FLOOR([.L12]*[.$J12];1))" office:value-type="float" office:value="5389136" calcext:value-type="float">
            <text:p>5389136</text:p>
          </table:table-cell>
          <table:table-cell table:formula="of:=IF([.M12]&gt;2*[.$H12];[.M12];FLOOR([.M12]*[.$J12];1))" office:value-type="float" office:value="5389136" calcext:value-type="float">
            <text:p>5389136</text:p>
          </table:table-cell>
          <table:table-cell table:formula="of:=IF([.N12]&gt;2*[.$H12];[.N12];FLOOR([.N12]*[.$J12];1))" office:value-type="float" office:value="5389136" calcext:value-type="float">
            <text:p>5389136</text:p>
          </table:table-cell>
          <table:table-cell table:formula="of:=IF([.O12]&gt;2*[.$H12];[.O12];FLOOR([.O12]*[.$J12];1))" office:value-type="float" office:value="5389136" calcext:value-type="float">
            <text:p>5389136</text:p>
          </table:table-cell>
          <table:table-cell table:formula="of:=IF([.P12]&gt;2*[.$H12];[.P12];FLOOR([.P12]*[.$J12];1))" office:value-type="float" office:value="5389136" calcext:value-type="float">
            <text:p>5389136</text:p>
          </table:table-cell>
          <table:table-cell table:formula="of:=IF([.Q12]&gt;2*[.$H12];[.Q12];FLOOR([.Q12]*[.$J12];1))" office:value-type="float" office:value="5389136" calcext:value-type="float">
            <text:p>5389136</text:p>
          </table:table-cell>
          <table:table-cell table:formula="of:=IF([.R12]&gt;2*[.$H12];[.R12];FLOOR([.R12]*[.$J12];1))" office:value-type="float" office:value="5389136" calcext:value-type="float">
            <text:p>5389136</text:p>
          </table:table-cell>
          <table:table-cell table:formula="of:=IF([.S12]&gt;2*[.$H12];[.S12];FLOOR([.S12]*[.$J12];1))" office:value-type="float" office:value="5389136" calcext:value-type="float">
            <text:p>5389136</text:p>
          </table:table-cell>
          <table:table-cell table:formula="of:=IF([.T12]&gt;2*[.$H12];[.T12];FLOOR([.T12]*[.$J12];1))" office:value-type="float" office:value="5389136" calcext:value-type="float">
            <text:p>53891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40A</text:p>
          </table:table-cell>
          <table:table-cell office:value-type="float" office:value="1175198" calcext:value-type="float">
            <text:p>1175198</text:p>
          </table:table-cell>
          <table:table-cell office:value-type="float" office:value="1095440" calcext:value-type="float">
            <text:p>1095440</text:p>
          </table:table-cell>
          <table:table-cell office:value-type="float" office:value="2657174" calcext:value-type="float">
            <text:p>2657174</text:p>
          </table:table-cell>
          <table:table-cell office:value-type="float" office:value="2491947" calcext:value-type="float">
            <text:p>2491947</text:p>
          </table:table-cell>
          <table:table-cell table:formula="of:=VALUE(MID([.A13];2;2))" office:value-type="float" office:value="40" calcext:value-type="float">
            <text:p>40</text:p>
          </table:table-cell>
          <table:table-cell table:formula="of:=RIGHT([.A13])" office:value-type="string" office:string-value="A" calcext:value-type="string">
            <text:p>A</text:p>
          </table:table-cell>
          <table:table-cell table:formula="of:=[.B13]+[.C13]" office:value-type="float" office:value="2270638" calcext:value-type="float">
            <text:p>2270638</text:p>
          </table:table-cell>
          <table:table-cell table:formula="of:=[.D13]+[.E13]" office:value-type="float" office:value="5149121" calcext:value-type="float">
            <text:p>5149121</text:p>
          </table:table-cell>
          <table:table-cell table:formula="of:=FLOOR([.I13]/[.H13];0.0001)" office:value-type="float" office:value="2.2676" calcext:value-type="float">
            <text:p>2.2676</text:p>
          </table:table-cell>
          <table:table-cell table:formula="of:=IF([.I13]&gt;2*[.H13];[.I13]; FLOOR([.I13]*[.$J13];1))" office:value-type="float" office:value="5149121" calcext:value-type="float">
            <text:p>5149121</text:p>
          </table:table-cell>
          <table:table-cell table:formula="of:=IF([.K13]&gt;2*[.$H13];[.K13];FLOOR([.K13]*[.$J13];1))" office:value-type="float" office:value="5149121" calcext:value-type="float">
            <text:p>5149121</text:p>
          </table:table-cell>
          <table:table-cell table:formula="of:=IF([.L13]&gt;2*[.$H13];[.L13];FLOOR([.L13]*[.$J13];1))" office:value-type="float" office:value="5149121" calcext:value-type="float">
            <text:p>5149121</text:p>
          </table:table-cell>
          <table:table-cell table:formula="of:=IF([.M13]&gt;2*[.$H13];[.M13];FLOOR([.M13]*[.$J13];1))" office:value-type="float" office:value="5149121" calcext:value-type="float">
            <text:p>5149121</text:p>
          </table:table-cell>
          <table:table-cell table:formula="of:=IF([.N13]&gt;2*[.$H13];[.N13];FLOOR([.N13]*[.$J13];1))" office:value-type="float" office:value="5149121" calcext:value-type="float">
            <text:p>5149121</text:p>
          </table:table-cell>
          <table:table-cell table:formula="of:=IF([.O13]&gt;2*[.$H13];[.O13];FLOOR([.O13]*[.$J13];1))" office:value-type="float" office:value="5149121" calcext:value-type="float">
            <text:p>5149121</text:p>
          </table:table-cell>
          <table:table-cell table:formula="of:=IF([.P13]&gt;2*[.$H13];[.P13];FLOOR([.P13]*[.$J13];1))" office:value-type="float" office:value="5149121" calcext:value-type="float">
            <text:p>5149121</text:p>
          </table:table-cell>
          <table:table-cell table:formula="of:=IF([.Q13]&gt;2*[.$H13];[.Q13];FLOOR([.Q13]*[.$J13];1))" office:value-type="float" office:value="5149121" calcext:value-type="float">
            <text:p>5149121</text:p>
          </table:table-cell>
          <table:table-cell table:formula="of:=IF([.R13]&gt;2*[.$H13];[.R13];FLOOR([.R13]*[.$J13];1))" office:value-type="float" office:value="5149121" calcext:value-type="float">
            <text:p>5149121</text:p>
          </table:table-cell>
          <table:table-cell table:formula="of:=IF([.S13]&gt;2*[.$H13];[.S13];FLOOR([.S13]*[.$J13];1))" office:value-type="float" office:value="5149121" calcext:value-type="float">
            <text:p>5149121</text:p>
          </table:table-cell>
          <table:table-cell table:formula="of:=IF([.T13]&gt;2*[.$H13];[.T13];FLOOR([.T13]*[.$J13];1))" office:value-type="float" office:value="5149121" calcext:value-type="float">
            <text:p>51491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45B</text:p>
          </table:table-cell>
          <table:table-cell office:value-type="float" office:value="1187448" calcext:value-type="float">
            <text:p>1187448</text:p>
          </table:table-cell>
          <table:table-cell office:value-type="float" office:value="1070426" calcext:value-type="float">
            <text:p>1070426</text:p>
          </table:table-cell>
          <table:table-cell office:value-type="float" office:value="1504608" calcext:value-type="float">
            <text:p>1504608</text:p>
          </table:table-cell>
          <table:table-cell office:value-type="float" office:value="1756990" calcext:value-type="float">
            <text:p>1756990</text:p>
          </table:table-cell>
          <table:table-cell table:formula="of:=VALUE(MID([.A14];2;2))" office:value-type="float" office:value="45" calcext:value-type="float">
            <text:p>45</text:p>
          </table:table-cell>
          <table:table-cell table:formula="of:=RIGHT([.A14])" office:value-type="string" office:string-value="B" calcext:value-type="string">
            <text:p>B</text:p>
          </table:table-cell>
          <table:table-cell table:formula="of:=[.B14]+[.C14]" office:value-type="float" office:value="2257874" calcext:value-type="float">
            <text:p>2257874</text:p>
          </table:table-cell>
          <table:table-cell table:formula="of:=[.D14]+[.E14]" office:value-type="float" office:value="3261598" calcext:value-type="float">
            <text:p>3261598</text:p>
          </table:table-cell>
          <table:table-cell table:formula="of:=FLOOR([.I14]/[.H14];0.0001)" office:value-type="float" office:value="1.4445" calcext:value-type="float">
            <text:p>1.4445</text:p>
          </table:table-cell>
          <table:table-cell table:formula="of:=IF([.I14]&gt;2*[.H14];[.I14]; FLOOR([.I14]*[.$J14];1))" office:value-type="float" office:value="4711378" calcext:value-type="float">
            <text:p>4711378</text:p>
          </table:table-cell>
          <table:table-cell table:formula="of:=IF([.K14]&gt;2*[.$H14];[.K14];FLOOR([.K14]*[.$J14];1))" office:value-type="float" office:value="4711378" calcext:value-type="float">
            <text:p>4711378</text:p>
          </table:table-cell>
          <table:table-cell table:formula="of:=IF([.L14]&gt;2*[.$H14];[.L14];FLOOR([.L14]*[.$J14];1))" office:value-type="float" office:value="4711378" calcext:value-type="float">
            <text:p>4711378</text:p>
          </table:table-cell>
          <table:table-cell table:formula="of:=IF([.M14]&gt;2*[.$H14];[.M14];FLOOR([.M14]*[.$J14];1))" office:value-type="float" office:value="4711378" calcext:value-type="float">
            <text:p>4711378</text:p>
          </table:table-cell>
          <table:table-cell table:formula="of:=IF([.N14]&gt;2*[.$H14];[.N14];FLOOR([.N14]*[.$J14];1))" office:value-type="float" office:value="4711378" calcext:value-type="float">
            <text:p>4711378</text:p>
          </table:table-cell>
          <table:table-cell table:formula="of:=IF([.O14]&gt;2*[.$H14];[.O14];FLOOR([.O14]*[.$J14];1))" office:value-type="float" office:value="4711378" calcext:value-type="float">
            <text:p>4711378</text:p>
          </table:table-cell>
          <table:table-cell table:formula="of:=IF([.P14]&gt;2*[.$H14];[.P14];FLOOR([.P14]*[.$J14];1))" office:value-type="float" office:value="4711378" calcext:value-type="float">
            <text:p>4711378</text:p>
          </table:table-cell>
          <table:table-cell table:formula="of:=IF([.Q14]&gt;2*[.$H14];[.Q14];FLOOR([.Q14]*[.$J14];1))" office:value-type="float" office:value="4711378" calcext:value-type="float">
            <text:p>4711378</text:p>
          </table:table-cell>
          <table:table-cell table:formula="of:=IF([.R14]&gt;2*[.$H14];[.R14];FLOOR([.R14]*[.$J14];1))" office:value-type="float" office:value="4711378" calcext:value-type="float">
            <text:p>4711378</text:p>
          </table:table-cell>
          <table:table-cell table:formula="of:=IF([.S14]&gt;2*[.$H14];[.S14];FLOOR([.S14]*[.$J14];1))" office:value-type="float" office:value="4711378" calcext:value-type="float">
            <text:p>4711378</text:p>
          </table:table-cell>
          <table:table-cell table:formula="of:=IF([.T14]&gt;2*[.$H14];[.T14];FLOOR([.T14]*[.$J14];1))" office:value-type="float" office:value="4711378" calcext:value-type="float">
            <text:p>47113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3A</text:p>
          </table:table-cell>
          <table:table-cell office:value-type="float" office:value="996113" calcext:value-type="float">
            <text:p>996113</text:p>
          </table:table-cell>
          <table:table-cell office:value-type="float" office:value="964279" calcext:value-type="float">
            <text:p>964279</text:p>
          </table:table-cell>
          <table:table-cell office:value-type="float" office:value="1012487" calcext:value-type="float">
            <text:p>1012487</text:p>
          </table:table-cell>
          <table:table-cell office:value-type="float" office:value="1128940" calcext:value-type="float">
            <text:p>1128940</text:p>
          </table:table-cell>
          <table:table-cell table:formula="of:=VALUE(MID([.A15];2;2))" office:value-type="float" office:value="13" calcext:value-type="float">
            <text:p>13</text:p>
          </table:table-cell>
          <table:table-cell table:formula="of:=RIGHT([.A15])" office:value-type="string" office:string-value="A" calcext:value-type="string">
            <text:p>A</text:p>
          </table:table-cell>
          <table:table-cell table:formula="of:=[.B15]+[.C15]" office:value-type="float" office:value="1960392" calcext:value-type="float">
            <text:p>1960392</text:p>
          </table:table-cell>
          <table:table-cell table:formula="of:=[.D15]+[.E15]" office:value-type="float" office:value="2141427" calcext:value-type="float">
            <text:p>2141427</text:p>
          </table:table-cell>
          <table:table-cell table:formula="of:=FLOOR([.I15]/[.H15];0.0001)" office:value-type="float" office:value="1.0923" calcext:value-type="float">
            <text:p>1.0923</text:p>
          </table:table-cell>
          <table:table-cell table:formula="of:=IF([.I15]&gt;2*[.H15];[.I15]; FLOOR([.I15]*[.$J15];1))" office:value-type="float" office:value="2339080" calcext:value-type="float">
            <text:p>2339080</text:p>
          </table:table-cell>
          <table:table-cell table:formula="of:=IF([.K15]&gt;2*[.$H15];[.K15];FLOOR([.K15]*[.$J15];1))" office:value-type="float" office:value="2554977" calcext:value-type="float">
            <text:p>2554977</text:p>
          </table:table-cell>
          <table:table-cell table:formula="of:=IF([.L15]&gt;2*[.$H15];[.L15];FLOOR([.L15]*[.$J15];1))" office:value-type="float" office:value="2790801" calcext:value-type="float">
            <text:p>2790801</text:p>
          </table:table-cell>
          <table:table-cell table:formula="of:=IF([.M15]&gt;2*[.$H15];[.M15];FLOOR([.M15]*[.$J15];1))" office:value-type="float" office:value="3048391" calcext:value-type="float">
            <text:p>3048391</text:p>
          </table:table-cell>
          <table:table-cell table:formula="of:=IF([.N15]&gt;2*[.$H15];[.N15];FLOOR([.N15]*[.$J15];1))" office:value-type="float" office:value="3329757" calcext:value-type="float">
            <text:p>3329757</text:p>
          </table:table-cell>
          <table:table-cell table:formula="of:=IF([.O15]&gt;2*[.$H15];[.O15];FLOOR([.O15]*[.$J15];1))" office:value-type="float" office:value="3637093" calcext:value-type="float">
            <text:p>3637093</text:p>
          </table:table-cell>
          <table:table-cell table:formula="of:=IF([.P15]&gt;2*[.$H15];[.P15];FLOOR([.P15]*[.$J15];1))" office:value-type="float" office:value="3972796" calcext:value-type="float">
            <text:p>3972796</text:p>
          </table:table-cell>
          <table:table-cell table:formula="of:=IF([.Q15]&gt;2*[.$H15];[.Q15];FLOOR([.Q15]*[.$J15];1))" office:value-type="float" office:value="3972796" calcext:value-type="float">
            <text:p>3972796</text:p>
          </table:table-cell>
          <table:table-cell table:formula="of:=IF([.R15]&gt;2*[.$H15];[.R15];FLOOR([.R15]*[.$J15];1))" office:value-type="float" office:value="3972796" calcext:value-type="float">
            <text:p>3972796</text:p>
          </table:table-cell>
          <table:table-cell table:formula="of:=IF([.S15]&gt;2*[.$H15];[.S15];FLOOR([.S15]*[.$J15];1))" office:value-type="float" office:value="3972796" calcext:value-type="float">
            <text:p>3972796</text:p>
          </table:table-cell>
          <table:table-cell table:formula="of:=IF([.T15]&gt;2*[.$H15];[.T15];FLOOR([.T15]*[.$J15];1))" office:value-type="float" office:value="3972796" calcext:value-type="float">
            <text:p>39727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44C</text:p>
          </table:table-cell>
          <table:table-cell office:value-type="float" office:value="835495" calcext:value-type="float">
            <text:p>835495</text:p>
          </table:table-cell>
          <table:table-cell office:value-type="float" office:value="837746" calcext:value-type="float">
            <text:p>837746</text:p>
          </table:table-cell>
          <table:table-cell office:value-type="float" office:value="1106177" calcext:value-type="float">
            <text:p>1106177</text:p>
          </table:table-cell>
          <table:table-cell office:value-type="float" office:value="917781" calcext:value-type="float">
            <text:p>917781</text:p>
          </table:table-cell>
          <table:table-cell table:formula="of:=VALUE(MID([.A16];2;2))" office:value-type="float" office:value="44" calcext:value-type="float">
            <text:p>44</text:p>
          </table:table-cell>
          <table:table-cell table:formula="of:=RIGHT([.A16])" office:value-type="string" office:string-value="C" calcext:value-type="string">
            <text:p>C</text:p>
          </table:table-cell>
          <table:table-cell table:formula="of:=[.B16]+[.C16]" office:value-type="float" office:value="1673241" calcext:value-type="float">
            <text:p>1673241</text:p>
          </table:table-cell>
          <table:table-cell table:formula="of:=[.D16]+[.E16]" office:value-type="float" office:value="2023958" calcext:value-type="float">
            <text:p>2023958</text:p>
          </table:table-cell>
          <table:table-cell table:formula="of:=FLOOR([.I16]/[.H16];0.0001)" office:value-type="float" office:value="1.2096" calcext:value-type="float">
            <text:p>1.2096</text:p>
          </table:table-cell>
          <table:table-cell table:formula="of:=IF([.I16]&gt;2*[.H16];[.I16]; FLOOR([.I16]*[.$J16];1))" office:value-type="float" office:value="2448179" calcext:value-type="float">
            <text:p>2448179</text:p>
          </table:table-cell>
          <table:table-cell table:formula="of:=IF([.K16]&gt;2*[.$H16];[.K16];FLOOR([.K16]*[.$J16];1))" office:value-type="float" office:value="2961317" calcext:value-type="float">
            <text:p>2961317</text:p>
          </table:table-cell>
          <table:table-cell table:formula="of:=IF([.L16]&gt;2*[.$H16];[.L16];FLOOR([.L16]*[.$J16];1))" office:value-type="float" office:value="3582009" calcext:value-type="float">
            <text:p>3582009</text:p>
          </table:table-cell>
          <table:table-cell table:formula="of:=IF([.M16]&gt;2*[.$H16];[.M16];FLOOR([.M16]*[.$J16];1))" office:value-type="float" office:value="3582009" calcext:value-type="float">
            <text:p>3582009</text:p>
          </table:table-cell>
          <table:table-cell table:formula="of:=IF([.N16]&gt;2*[.$H16];[.N16];FLOOR([.N16]*[.$J16];1))" office:value-type="float" office:value="3582009" calcext:value-type="float">
            <text:p>3582009</text:p>
          </table:table-cell>
          <table:table-cell table:formula="of:=IF([.O16]&gt;2*[.$H16];[.O16];FLOOR([.O16]*[.$J16];1))" office:value-type="float" office:value="3582009" calcext:value-type="float">
            <text:p>3582009</text:p>
          </table:table-cell>
          <table:table-cell table:formula="of:=IF([.P16]&gt;2*[.$H16];[.P16];FLOOR([.P16]*[.$J16];1))" office:value-type="float" office:value="3582009" calcext:value-type="float">
            <text:p>3582009</text:p>
          </table:table-cell>
          <table:table-cell table:formula="of:=IF([.Q16]&gt;2*[.$H16];[.Q16];FLOOR([.Q16]*[.$J16];1))" office:value-type="float" office:value="3582009" calcext:value-type="float">
            <text:p>3582009</text:p>
          </table:table-cell>
          <table:table-cell table:formula="of:=IF([.R16]&gt;2*[.$H16];[.R16];FLOOR([.R16]*[.$J16];1))" office:value-type="float" office:value="3582009" calcext:value-type="float">
            <text:p>3582009</text:p>
          </table:table-cell>
          <table:table-cell table:formula="of:=IF([.S16]&gt;2*[.$H16];[.S16];FLOOR([.S16]*[.$J16];1))" office:value-type="float" office:value="3582009" calcext:value-type="float">
            <text:p>3582009</text:p>
          </table:table-cell>
          <table:table-cell table:formula="of:=IF([.T16]&gt;2*[.$H16];[.T16];FLOOR([.T16]*[.$J16];1))" office:value-type="float" office:value="3582009" calcext:value-type="float">
            <text:p>358200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25B</text:p>
          </table:table-cell>
          <table:table-cell office:value-type="float" office:value="450192" calcext:value-type="float">
            <text:p>450192</text:p>
          </table:table-cell>
          <table:table-cell office:value-type="float" office:value="434755" calcext:value-type="float">
            <text:p>434755</text:p>
          </table:table-cell>
          <table:table-cell office:value-type="float" office:value="1656446" calcext:value-type="float">
            <text:p>1656446</text:p>
          </table:table-cell>
          <table:table-cell office:value-type="float" office:value="1691000" calcext:value-type="float">
            <text:p>1691000</text:p>
          </table:table-cell>
          <table:table-cell table:formula="of:=VALUE(MID([.A17];2;2))" office:value-type="float" office:value="25" calcext:value-type="float">
            <text:p>25</text:p>
          </table:table-cell>
          <table:table-cell table:formula="of:=RIGHT([.A17])" office:value-type="string" office:string-value="B" calcext:value-type="string">
            <text:p>B</text:p>
          </table:table-cell>
          <table:table-cell table:formula="of:=[.B17]+[.C17]" office:value-type="float" office:value="884947" calcext:value-type="float">
            <text:p>884947</text:p>
          </table:table-cell>
          <table:table-cell table:formula="of:=[.D17]+[.E17]" office:value-type="float" office:value="3347446" calcext:value-type="float">
            <text:p>3347446</text:p>
          </table:table-cell>
          <table:table-cell table:formula="of:=FLOOR([.I17]/[.H17];0.0001)" office:value-type="float" office:value="3.7826" calcext:value-type="float">
            <text:p>3.7826</text:p>
          </table:table-cell>
          <table:table-cell table:formula="of:=IF([.I17]&gt;2*[.H17];[.I17]; FLOOR([.I17]*[.$J17];1))" office:value-type="float" office:value="3347446" calcext:value-type="float">
            <text:p>3347446</text:p>
          </table:table-cell>
          <table:table-cell table:formula="of:=IF([.K17]&gt;2*[.$H17];[.K17];FLOOR([.K17]*[.$J17];1))" office:value-type="float" office:value="3347446" calcext:value-type="float">
            <text:p>3347446</text:p>
          </table:table-cell>
          <table:table-cell table:formula="of:=IF([.L17]&gt;2*[.$H17];[.L17];FLOOR([.L17]*[.$J17];1))" office:value-type="float" office:value="3347446" calcext:value-type="float">
            <text:p>3347446</text:p>
          </table:table-cell>
          <table:table-cell table:formula="of:=IF([.M17]&gt;2*[.$H17];[.M17];FLOOR([.M17]*[.$J17];1))" office:value-type="float" office:value="3347446" calcext:value-type="float">
            <text:p>3347446</text:p>
          </table:table-cell>
          <table:table-cell table:formula="of:=IF([.N17]&gt;2*[.$H17];[.N17];FLOOR([.N17]*[.$J17];1))" office:value-type="float" office:value="3347446" calcext:value-type="float">
            <text:p>3347446</text:p>
          </table:table-cell>
          <table:table-cell table:formula="of:=IF([.O17]&gt;2*[.$H17];[.O17];FLOOR([.O17]*[.$J17];1))" office:value-type="float" office:value="3347446" calcext:value-type="float">
            <text:p>3347446</text:p>
          </table:table-cell>
          <table:table-cell table:formula="of:=IF([.P17]&gt;2*[.$H17];[.P17];FLOOR([.P17]*[.$J17];1))" office:value-type="float" office:value="3347446" calcext:value-type="float">
            <text:p>3347446</text:p>
          </table:table-cell>
          <table:table-cell table:formula="of:=IF([.Q17]&gt;2*[.$H17];[.Q17];FLOOR([.Q17]*[.$J17];1))" office:value-type="float" office:value="3347446" calcext:value-type="float">
            <text:p>3347446</text:p>
          </table:table-cell>
          <table:table-cell table:formula="of:=IF([.R17]&gt;2*[.$H17];[.R17];FLOOR([.R17]*[.$J17];1))" office:value-type="float" office:value="3347446" calcext:value-type="float">
            <text:p>3347446</text:p>
          </table:table-cell>
          <table:table-cell table:formula="of:=IF([.S17]&gt;2*[.$H17];[.S17];FLOOR([.S17]*[.$J17];1))" office:value-type="float" office:value="3347446" calcext:value-type="float">
            <text:p>3347446</text:p>
          </table:table-cell>
          <table:table-cell table:formula="of:=IF([.T17]&gt;2*[.$H17];[.T17];FLOOR([.T17]*[.$J17];1))" office:value-type="float" office:value="3347446" calcext:value-type="float">
            <text:p>33474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24C</text:p>
          </table:table-cell>
          <table:table-cell office:value-type="float" office:value="643177" calcext:value-type="float">
            <text:p>643177</text:p>
          </table:table-cell>
          <table:table-cell office:value-type="float" office:value="684187" calcext:value-type="float">
            <text:p>684187</text:p>
          </table:table-cell>
          <table:table-cell office:value-type="float" office:value="796213" calcext:value-type="float">
            <text:p>796213</text:p>
          </table:table-cell>
          <table:table-cell office:value-type="float" office:value="867904" calcext:value-type="float">
            <text:p>867904</text:p>
          </table:table-cell>
          <table:table-cell table:formula="of:=VALUE(MID([.A18];2;2))" office:value-type="float" office:value="24" calcext:value-type="float">
            <text:p>24</text:p>
          </table:table-cell>
          <table:table-cell table:formula="of:=RIGHT([.A18])" office:value-type="string" office:string-value="C" calcext:value-type="string">
            <text:p>C</text:p>
          </table:table-cell>
          <table:table-cell table:formula="of:=[.B18]+[.C18]" office:value-type="float" office:value="1327364" calcext:value-type="float">
            <text:p>1327364</text:p>
          </table:table-cell>
          <table:table-cell table:formula="of:=[.D18]+[.E18]" office:value-type="float" office:value="1664117" calcext:value-type="float">
            <text:p>1664117</text:p>
          </table:table-cell>
          <table:table-cell table:formula="of:=FLOOR([.I18]/[.H18];0.0001)" office:value-type="float" office:value="1.2537" calcext:value-type="float">
            <text:p>1.2537</text:p>
          </table:table-cell>
          <table:table-cell table:formula="of:=IF([.I18]&gt;2*[.H18];[.I18]; FLOOR([.I18]*[.$J18];1))" office:value-type="float" office:value="2086303" calcext:value-type="float">
            <text:p>2086303</text:p>
          </table:table-cell>
          <table:table-cell table:formula="of:=IF([.K18]&gt;2*[.$H18];[.K18];FLOOR([.K18]*[.$J18];1))" office:value-type="float" office:value="2615598" calcext:value-type="float">
            <text:p>2615598</text:p>
          </table:table-cell>
          <table:table-cell table:formula="of:=IF([.L18]&gt;2*[.$H18];[.L18];FLOOR([.L18]*[.$J18];1))" office:value-type="float" office:value="3279175" calcext:value-type="float">
            <text:p>3279175</text:p>
          </table:table-cell>
          <table:table-cell table:formula="of:=IF([.M18]&gt;2*[.$H18];[.M18];FLOOR([.M18]*[.$J18];1))" office:value-type="float" office:value="3279175" calcext:value-type="float">
            <text:p>3279175</text:p>
          </table:table-cell>
          <table:table-cell table:formula="of:=IF([.N18]&gt;2*[.$H18];[.N18];FLOOR([.N18]*[.$J18];1))" office:value-type="float" office:value="3279175" calcext:value-type="float">
            <text:p>3279175</text:p>
          </table:table-cell>
          <table:table-cell table:formula="of:=IF([.O18]&gt;2*[.$H18];[.O18];FLOOR([.O18]*[.$J18];1))" office:value-type="float" office:value="3279175" calcext:value-type="float">
            <text:p>3279175</text:p>
          </table:table-cell>
          <table:table-cell table:formula="of:=IF([.P18]&gt;2*[.$H18];[.P18];FLOOR([.P18]*[.$J18];1))" office:value-type="float" office:value="3279175" calcext:value-type="float">
            <text:p>3279175</text:p>
          </table:table-cell>
          <table:table-cell table:formula="of:=IF([.Q18]&gt;2*[.$H18];[.Q18];FLOOR([.Q18]*[.$J18];1))" office:value-type="float" office:value="3279175" calcext:value-type="float">
            <text:p>3279175</text:p>
          </table:table-cell>
          <table:table-cell table:formula="of:=IF([.R18]&gt;2*[.$H18];[.R18];FLOOR([.R18]*[.$J18];1))" office:value-type="float" office:value="3279175" calcext:value-type="float">
            <text:p>3279175</text:p>
          </table:table-cell>
          <table:table-cell table:formula="of:=IF([.S18]&gt;2*[.$H18];[.S18];FLOOR([.S18]*[.$J18];1))" office:value-type="float" office:value="3279175" calcext:value-type="float">
            <text:p>3279175</text:p>
          </table:table-cell>
          <table:table-cell table:formula="of:=IF([.T18]&gt;2*[.$H18];[.T18];FLOOR([.T18]*[.$J18];1))" office:value-type="float" office:value="3279175" calcext:value-type="float">
            <text:p>32791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8A</text:p>
          </table:table-cell>
          <table:table-cell office:value-type="float" office:value="679557" calcext:value-type="float">
            <text:p>679557</text:p>
          </table:table-cell>
          <table:table-cell office:value-type="float" office:value="655500" calcext:value-type="float">
            <text:p>655500</text:p>
          </table:table-cell>
          <table:table-cell office:value-type="float" office:value="1012012" calcext:value-type="float">
            <text:p>1012012</text:p>
          </table:table-cell>
          <table:table-cell office:value-type="float" office:value="1067022" calcext:value-type="float">
            <text:p>1067022</text:p>
          </table:table-cell>
          <table:table-cell table:formula="of:=VALUE(MID([.A19];2;2))" office:value-type="float" office:value="8" calcext:value-type="float">
            <text:p>8</text:p>
          </table:table-cell>
          <table:table-cell table:formula="of:=RIGHT([.A19])" office:value-type="string" office:string-value="A" calcext:value-type="string">
            <text:p>A</text:p>
          </table:table-cell>
          <table:table-cell table:formula="of:=[.B19]+[.C19]" office:value-type="float" office:value="1335057" calcext:value-type="float">
            <text:p>1335057</text:p>
          </table:table-cell>
          <table:table-cell table:formula="of:=[.D19]+[.E19]" office:value-type="float" office:value="2079034" calcext:value-type="float">
            <text:p>2079034</text:p>
          </table:table-cell>
          <table:table-cell table:formula="of:=FLOOR([.I19]/[.H19];0.0001)" office:value-type="float" office:value="1.5572" calcext:value-type="float">
            <text:p>1.5572</text:p>
          </table:table-cell>
          <table:table-cell table:formula="of:=IF([.I19]&gt;2*[.H19];[.I19]; FLOOR([.I19]*[.$J19];1))" office:value-type="float" office:value="3237471" calcext:value-type="float">
            <text:p>3237471</text:p>
          </table:table-cell>
          <table:table-cell table:formula="of:=IF([.K19]&gt;2*[.$H19];[.K19];FLOOR([.K19]*[.$J19];1))" office:value-type="float" office:value="3237471" calcext:value-type="float">
            <text:p>3237471</text:p>
          </table:table-cell>
          <table:table-cell table:formula="of:=IF([.L19]&gt;2*[.$H19];[.L19];FLOOR([.L19]*[.$J19];1))" office:value-type="float" office:value="3237471" calcext:value-type="float">
            <text:p>3237471</text:p>
          </table:table-cell>
          <table:table-cell table:formula="of:=IF([.M19]&gt;2*[.$H19];[.M19];FLOOR([.M19]*[.$J19];1))" office:value-type="float" office:value="3237471" calcext:value-type="float">
            <text:p>3237471</text:p>
          </table:table-cell>
          <table:table-cell table:formula="of:=IF([.N19]&gt;2*[.$H19];[.N19];FLOOR([.N19]*[.$J19];1))" office:value-type="float" office:value="3237471" calcext:value-type="float">
            <text:p>3237471</text:p>
          </table:table-cell>
          <table:table-cell table:formula="of:=IF([.O19]&gt;2*[.$H19];[.O19];FLOOR([.O19]*[.$J19];1))" office:value-type="float" office:value="3237471" calcext:value-type="float">
            <text:p>3237471</text:p>
          </table:table-cell>
          <table:table-cell table:formula="of:=IF([.P19]&gt;2*[.$H19];[.P19];FLOOR([.P19]*[.$J19];1))" office:value-type="float" office:value="3237471" calcext:value-type="float">
            <text:p>3237471</text:p>
          </table:table-cell>
          <table:table-cell table:formula="of:=IF([.Q19]&gt;2*[.$H19];[.Q19];FLOOR([.Q19]*[.$J19];1))" office:value-type="float" office:value="3237471" calcext:value-type="float">
            <text:p>3237471</text:p>
          </table:table-cell>
          <table:table-cell table:formula="of:=IF([.R19]&gt;2*[.$H19];[.R19];FLOOR([.R19]*[.$J19];1))" office:value-type="float" office:value="3237471" calcext:value-type="float">
            <text:p>3237471</text:p>
          </table:table-cell>
          <table:table-cell table:formula="of:=IF([.S19]&gt;2*[.$H19];[.S19];FLOOR([.S19]*[.$J19];1))" office:value-type="float" office:value="3237471" calcext:value-type="float">
            <text:p>3237471</text:p>
          </table:table-cell>
          <table:table-cell table:formula="of:=IF([.T19]&gt;2*[.$H19];[.T19];FLOOR([.T19]*[.$J19];1))" office:value-type="float" office:value="3237471" calcext:value-type="float">
            <text:p>32374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3C</text:p>
          </table:table-cell>
          <table:table-cell office:value-type="float" office:value="1165105" calcext:value-type="float">
            <text:p>1165105</text:p>
          </table:table-cell>
          <table:table-cell office:value-type="float" office:value="1278732" calcext:value-type="float">
            <text:p>1278732</text:p>
          </table:table-cell>
          <table:table-cell office:value-type="float" office:value="1299953" calcext:value-type="float">
            <text:p>1299953</text:p>
          </table:table-cell>
          <table:table-cell office:value-type="float" office:value="1191621" calcext:value-type="float">
            <text:p>1191621</text:p>
          </table:table-cell>
          <table:table-cell table:formula="of:=VALUE(MID([.A20];2;2))" office:value-type="float" office:value="3" calcext:value-type="float">
            <text:p>3</text:p>
          </table:table-cell>
          <table:table-cell table:formula="of:=RIGHT([.A20])" office:value-type="string" office:string-value="C" calcext:value-type="string">
            <text:p>C</text:p>
          </table:table-cell>
          <table:table-cell table:formula="of:=[.B20]+[.C20]" office:value-type="float" office:value="2443837" calcext:value-type="float">
            <text:p>2443837</text:p>
          </table:table-cell>
          <table:table-cell table:formula="of:=[.D20]+[.E20]" office:value-type="float" office:value="2491574" calcext:value-type="float">
            <text:p>2491574</text:p>
          </table:table-cell>
          <table:table-cell table:formula="of:=FLOOR([.I20]/[.H20];0.0001)" office:value-type="float" office:value="1.0195" calcext:value-type="float">
            <text:p>1.0195</text:p>
          </table:table-cell>
          <table:table-cell table:formula="of:=IF([.I20]&gt;2*[.H20];[.I20]; FLOOR([.I20]*[.$J20];1))" office:value-type="float" office:value="2540159" calcext:value-type="float">
            <text:p>2540159</text:p>
          </table:table-cell>
          <table:table-cell table:formula="of:=IF([.K20]&gt;2*[.$H20];[.K20];FLOOR([.K20]*[.$J20];1))" office:value-type="float" office:value="2589692" calcext:value-type="float">
            <text:p>2589692</text:p>
          </table:table-cell>
          <table:table-cell table:formula="of:=IF([.L20]&gt;2*[.$H20];[.L20];FLOOR([.L20]*[.$J20];1))" office:value-type="float" office:value="2640190" calcext:value-type="float">
            <text:p>2640190</text:p>
          </table:table-cell>
          <table:table-cell table:formula="of:=IF([.M20]&gt;2*[.$H20];[.M20];FLOOR([.M20]*[.$J20];1))" office:value-type="float" office:value="2691673" calcext:value-type="float">
            <text:p>2691673</text:p>
          </table:table-cell>
          <table:table-cell table:formula="of:=IF([.N20]&gt;2*[.$H20];[.N20];FLOOR([.N20]*[.$J20];1))" office:value-type="float" office:value="2744160" calcext:value-type="float">
            <text:p>2744160</text:p>
          </table:table-cell>
          <table:table-cell table:formula="of:=IF([.O20]&gt;2*[.$H20];[.O20];FLOOR([.O20]*[.$J20];1))" office:value-type="float" office:value="2797671" calcext:value-type="float">
            <text:p>2797671</text:p>
          </table:table-cell>
          <table:table-cell table:formula="of:=IF([.P20]&gt;2*[.$H20];[.P20];FLOOR([.P20]*[.$J20];1))" office:value-type="float" office:value="2852225" calcext:value-type="float">
            <text:p>2852225</text:p>
          </table:table-cell>
          <table:table-cell table:formula="of:=IF([.Q20]&gt;2*[.$H20];[.Q20];FLOOR([.Q20]*[.$J20];1))" office:value-type="float" office:value="2907843" calcext:value-type="float">
            <text:p>2907843</text:p>
          </table:table-cell>
          <table:table-cell table:formula="of:=IF([.R20]&gt;2*[.$H20];[.R20];FLOOR([.R20]*[.$J20];1))" office:value-type="float" office:value="2964545" calcext:value-type="float">
            <text:p>2964545</text:p>
          </table:table-cell>
          <table:table-cell table:formula="of:=IF([.S20]&gt;2*[.$H20];[.S20];FLOOR([.S20]*[.$J20];1))" office:value-type="float" office:value="3022353" calcext:value-type="float">
            <text:p>3022353</text:p>
          </table:table-cell>
          <table:table-cell table:formula="of:=IF([.T20]&gt;2*[.$H20];[.T20];FLOOR([.T20]*[.$J20];1))" office:value-type="float" office:value="3081288" calcext:value-type="float">
            <text:p>30812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34C</text:p>
          </table:table-cell>
          <table:table-cell office:value-type="float" office:value="76648" calcext:value-type="float">
            <text:p>76648</text:p>
          </table:table-cell>
          <table:table-cell office:value-type="float" office:value="81385" calcext:value-type="float">
            <text:p>81385</text:p>
          </table:table-cell>
          <table:table-cell office:value-type="float" office:value="1374708" calcext:value-type="float">
            <text:p>1374708</text:p>
          </table:table-cell>
          <table:table-cell office:value-type="float" office:value="1379567" calcext:value-type="float">
            <text:p>1379567</text:p>
          </table:table-cell>
          <table:table-cell table:formula="of:=VALUE(MID([.A21];2;2))" office:value-type="float" office:value="34" calcext:value-type="float">
            <text:p>34</text:p>
          </table:table-cell>
          <table:table-cell table:formula="of:=RIGHT([.A21])" office:value-type="string" office:string-value="C" calcext:value-type="string">
            <text:p>C</text:p>
          </table:table-cell>
          <table:table-cell table:formula="of:=[.B21]+[.C21]" office:value-type="float" office:value="158033" calcext:value-type="float">
            <text:p>158033</text:p>
          </table:table-cell>
          <table:table-cell table:formula="of:=[.D21]+[.E21]" office:value-type="float" office:value="2754275" calcext:value-type="float">
            <text:p>2754275</text:p>
          </table:table-cell>
          <table:table-cell table:formula="of:=FLOOR([.I21]/[.H21];0.0001)" office:value-type="float" office:value="17.4284" calcext:value-type="float">
            <text:p>17.4284</text:p>
          </table:table-cell>
          <table:table-cell table:formula="of:=IF([.I21]&gt;2*[.H21];[.I21]; FLOOR([.I21]*[.$J21];1))" office:value-type="float" office:value="2754275" calcext:value-type="float">
            <text:p>2754275</text:p>
          </table:table-cell>
          <table:table-cell table:formula="of:=IF([.K21]&gt;2*[.$H21];[.K21];FLOOR([.K21]*[.$J21];1))" office:value-type="float" office:value="2754275" calcext:value-type="float">
            <text:p>2754275</text:p>
          </table:table-cell>
          <table:table-cell table:formula="of:=IF([.L21]&gt;2*[.$H21];[.L21];FLOOR([.L21]*[.$J21];1))" office:value-type="float" office:value="2754275" calcext:value-type="float">
            <text:p>2754275</text:p>
          </table:table-cell>
          <table:table-cell table:formula="of:=IF([.M21]&gt;2*[.$H21];[.M21];FLOOR([.M21]*[.$J21];1))" office:value-type="float" office:value="2754275" calcext:value-type="float">
            <text:p>2754275</text:p>
          </table:table-cell>
          <table:table-cell table:formula="of:=IF([.N21]&gt;2*[.$H21];[.N21];FLOOR([.N21]*[.$J21];1))" office:value-type="float" office:value="2754275" calcext:value-type="float">
            <text:p>2754275</text:p>
          </table:table-cell>
          <table:table-cell table:formula="of:=IF([.O21]&gt;2*[.$H21];[.O21];FLOOR([.O21]*[.$J21];1))" office:value-type="float" office:value="2754275" calcext:value-type="float">
            <text:p>2754275</text:p>
          </table:table-cell>
          <table:table-cell table:formula="of:=IF([.P21]&gt;2*[.$H21];[.P21];FLOOR([.P21]*[.$J21];1))" office:value-type="float" office:value="2754275" calcext:value-type="float">
            <text:p>2754275</text:p>
          </table:table-cell>
          <table:table-cell table:formula="of:=IF([.Q21]&gt;2*[.$H21];[.Q21];FLOOR([.Q21]*[.$J21];1))" office:value-type="float" office:value="2754275" calcext:value-type="float">
            <text:p>2754275</text:p>
          </table:table-cell>
          <table:table-cell table:formula="of:=IF([.R21]&gt;2*[.$H21];[.R21];FLOOR([.R21]*[.$J21];1))" office:value-type="float" office:value="2754275" calcext:value-type="float">
            <text:p>2754275</text:p>
          </table:table-cell>
          <table:table-cell table:formula="of:=IF([.S21]&gt;2*[.$H21];[.S21];FLOOR([.S21]*[.$J21];1))" office:value-type="float" office:value="2754275" calcext:value-type="float">
            <text:p>2754275</text:p>
          </table:table-cell>
          <table:table-cell table:formula="of:=IF([.T21]&gt;2*[.$H21];[.T21];FLOOR([.T21]*[.$J21];1))" office:value-type="float" office:value="2754275" calcext:value-type="float">
            <text:p>27542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1D</text:p>
          </table:table-cell>
          <table:table-cell office:value-type="float" office:value="1987047" calcext:value-type="float">
            <text:p>1987047</text:p>
          </table:table-cell>
          <table:table-cell office:value-type="float" office:value="1996208" calcext:value-type="float">
            <text:p>1996208</text:p>
          </table:table-cell>
          <table:table-cell office:value-type="float" office:value="2053892" calcext:value-type="float">
            <text:p>2053892</text:p>
          </table:table-cell>
          <table:table-cell office:value-type="float" office:value="1697247" calcext:value-type="float">
            <text:p>1697247</text:p>
          </table:table-cell>
          <table:table-cell table:formula="of:=VALUE(MID([.A22];2;2))" office:value-type="float" office:value="11" calcext:value-type="float">
            <text:p>11</text:p>
          </table:table-cell>
          <table:table-cell table:formula="of:=RIGHT([.A22])" office:value-type="string" office:string-value="D" calcext:value-type="string">
            <text:p>D</text:p>
          </table:table-cell>
          <table:table-cell table:formula="of:=[.B22]+[.C22]" office:value-type="float" office:value="3983255" calcext:value-type="float">
            <text:p>3983255</text:p>
          </table:table-cell>
          <table:table-cell table:formula="of:=[.D22]+[.E22]" office:value-type="float" office:value="3751139" calcext:value-type="float">
            <text:p>3751139</text:p>
          </table:table-cell>
          <table:table-cell table:formula="of:=FLOOR([.I22]/[.H22];0.0001)" office:value-type="float" office:value="0.9417" calcext:value-type="float">
            <text:p>0.9417</text:p>
          </table:table-cell>
          <table:table-cell table:formula="of:=IF([.I22]&gt;2*[.H22];[.I22]; FLOOR([.I22]*[.$J22];1))" office:value-type="float" office:value="3532447" calcext:value-type="float">
            <text:p>3532447</text:p>
          </table:table-cell>
          <table:table-cell table:formula="of:=IF([.K22]&gt;2*[.$H22];[.K22];FLOOR([.K22]*[.$J22];1))" office:value-type="float" office:value="3326505" calcext:value-type="float">
            <text:p>3326505</text:p>
          </table:table-cell>
          <table:table-cell table:formula="of:=IF([.L22]&gt;2*[.$H22];[.L22];FLOOR([.L22]*[.$J22];1))" office:value-type="float" office:value="3132569" calcext:value-type="float">
            <text:p>3132569</text:p>
          </table:table-cell>
          <table:table-cell table:formula="of:=IF([.M22]&gt;2*[.$H22];[.M22];FLOOR([.M22]*[.$J22];1))" office:value-type="float" office:value="2949940" calcext:value-type="float">
            <text:p>2949940</text:p>
          </table:table-cell>
          <table:table-cell table:formula="of:=IF([.N22]&gt;2*[.$H22];[.N22];FLOOR([.N22]*[.$J22];1))" office:value-type="float" office:value="2777958" calcext:value-type="float">
            <text:p>2777958</text:p>
          </table:table-cell>
          <table:table-cell table:formula="of:=IF([.O22]&gt;2*[.$H22];[.O22];FLOOR([.O22]*[.$J22];1))" office:value-type="float" office:value="2616003" calcext:value-type="float">
            <text:p>2616003</text:p>
          </table:table-cell>
          <table:table-cell table:formula="of:=IF([.P22]&gt;2*[.$H22];[.P22];FLOOR([.P22]*[.$J22];1))" office:value-type="float" office:value="2463490" calcext:value-type="float">
            <text:p>2463490</text:p>
          </table:table-cell>
          <table:table-cell table:formula="of:=IF([.Q22]&gt;2*[.$H22];[.Q22];FLOOR([.Q22]*[.$J22];1))" office:value-type="float" office:value="2319868" calcext:value-type="float">
            <text:p>2319868</text:p>
          </table:table-cell>
          <table:table-cell table:formula="of:=IF([.R22]&gt;2*[.$H22];[.R22];FLOOR([.R22]*[.$J22];1))" office:value-type="float" office:value="2184619" calcext:value-type="float">
            <text:p>2184619</text:p>
          </table:table-cell>
          <table:table-cell table:formula="of:=IF([.S22]&gt;2*[.$H22];[.S22];FLOOR([.S22]*[.$J22];1))" office:value-type="float" office:value="2057255" calcext:value-type="float">
            <text:p>2057255</text:p>
          </table:table-cell>
          <table:table-cell table:formula="of:=IF([.T22]&gt;2*[.$H22];[.T22];FLOOR([.T22]*[.$J22];1))" office:value-type="float" office:value="1937317" calcext:value-type="float">
            <text:p>19373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2D</text:p>
          </table:table-cell>
          <table:table-cell office:value-type="float" office:value="1711390" calcext:value-type="float">
            <text:p>1711390</text:p>
          </table:table-cell>
          <table:table-cell office:value-type="float" office:value="1641773" calcext:value-type="float">
            <text:p>1641773</text:p>
          </table:table-cell>
          <table:table-cell office:value-type="float" office:value="1522030" calcext:value-type="float">
            <text:p>1522030</text:p>
          </table:table-cell>
          <table:table-cell office:value-type="float" office:value="1618733" calcext:value-type="float">
            <text:p>1618733</text:p>
          </table:table-cell>
          <table:table-cell table:formula="of:=VALUE(MID([.A23];2;2))" office:value-type="float" office:value="2" calcext:value-type="float">
            <text:p>2</text:p>
          </table:table-cell>
          <table:table-cell table:formula="of:=RIGHT([.A23])" office:value-type="string" office:string-value="D" calcext:value-type="string">
            <text:p>D</text:p>
          </table:table-cell>
          <table:table-cell table:formula="of:=[.B23]+[.C23]" office:value-type="float" office:value="3353163" calcext:value-type="float">
            <text:p>3353163</text:p>
          </table:table-cell>
          <table:table-cell table:formula="of:=[.D23]+[.E23]" office:value-type="float" office:value="3140763" calcext:value-type="float">
            <text:p>3140763</text:p>
          </table:table-cell>
          <table:table-cell table:formula="of:=FLOOR([.I23]/[.H23];0.0001)" office:value-type="float" office:value="0.9366" calcext:value-type="float">
            <text:p>0.9366</text:p>
          </table:table-cell>
          <table:table-cell table:formula="of:=IF([.I23]&gt;2*[.H23];[.I23]; FLOOR([.I23]*[.$J23];1))" office:value-type="float" office:value="2941638" calcext:value-type="float">
            <text:p>2941638</text:p>
          </table:table-cell>
          <table:table-cell table:formula="of:=IF([.K23]&gt;2*[.$H23];[.K23];FLOOR([.K23]*[.$J23];1))" office:value-type="float" office:value="2755138" calcext:value-type="float">
            <text:p>2755138</text:p>
          </table:table-cell>
          <table:table-cell table:formula="of:=IF([.L23]&gt;2*[.$H23];[.L23];FLOOR([.L23]*[.$J23];1))" office:value-type="float" office:value="2580462" calcext:value-type="float">
            <text:p>2580462</text:p>
          </table:table-cell>
          <table:table-cell table:formula="of:=IF([.M23]&gt;2*[.$H23];[.M23];FLOOR([.M23]*[.$J23];1))" office:value-type="float" office:value="2416860" calcext:value-type="float">
            <text:p>2416860</text:p>
          </table:table-cell>
          <table:table-cell table:formula="of:=IF([.N23]&gt;2*[.$H23];[.N23];FLOOR([.N23]*[.$J23];1))" office:value-type="float" office:value="2263631" calcext:value-type="float">
            <text:p>2263631</text:p>
          </table:table-cell>
          <table:table-cell table:formula="of:=IF([.O23]&gt;2*[.$H23];[.O23];FLOOR([.O23]*[.$J23];1))" office:value-type="float" office:value="2120116" calcext:value-type="float">
            <text:p>2120116</text:p>
          </table:table-cell>
          <table:table-cell table:formula="of:=IF([.P23]&gt;2*[.$H23];[.P23];FLOOR([.P23]*[.$J23];1))" office:value-type="float" office:value="1985700" calcext:value-type="float">
            <text:p>1985700</text:p>
          </table:table-cell>
          <table:table-cell table:formula="of:=IF([.Q23]&gt;2*[.$H23];[.Q23];FLOOR([.Q23]*[.$J23];1))" office:value-type="float" office:value="1859806" calcext:value-type="float">
            <text:p>1859806</text:p>
          </table:table-cell>
          <table:table-cell table:formula="of:=IF([.R23]&gt;2*[.$H23];[.R23];FLOOR([.R23]*[.$J23];1))" office:value-type="float" office:value="1741894" calcext:value-type="float">
            <text:p>1741894</text:p>
          </table:table-cell>
          <table:table-cell table:formula="of:=IF([.S23]&gt;2*[.$H23];[.S23];FLOOR([.S23]*[.$J23];1))" office:value-type="float" office:value="1631457" calcext:value-type="float">
            <text:p>1631457</text:p>
          </table:table-cell>
          <table:table-cell table:formula="of:=IF([.T23]&gt;2*[.$H23];[.T23];FLOOR([.T23]*[.$J23];1))" office:value-type="float" office:value="1528022" calcext:value-type="float">
            <text:p>15280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7B</text:p>
          </table:table-cell>
          <table:table-cell office:value-type="float" office:value="3841577" calcext:value-type="float">
            <text:p>3841577</text:p>
          </table:table-cell>
          <table:table-cell office:value-type="float" office:value="3848394" calcext:value-type="float">
            <text:p>3848394</text:p>
          </table:table-cell>
          <table:table-cell office:value-type="float" office:value="3595975" calcext:value-type="float">
            <text:p>3595975</text:p>
          </table:table-cell>
          <table:table-cell office:value-type="float" office:value="3123039" calcext:value-type="float">
            <text:p>3123039</text:p>
          </table:table-cell>
          <table:table-cell table:formula="of:=VALUE(MID([.A24];2;2))" office:value-type="float" office:value="7" calcext:value-type="float">
            <text:p>7</text:p>
          </table:table-cell>
          <table:table-cell table:formula="of:=RIGHT([.A24])" office:value-type="string" office:string-value="B" calcext:value-type="string">
            <text:p>B</text:p>
          </table:table-cell>
          <table:table-cell table:formula="of:=[.B24]+[.C24]" office:value-type="float" office:value="7689971" calcext:value-type="float">
            <text:p>7689971</text:p>
          </table:table-cell>
          <table:table-cell table:formula="of:=[.D24]+[.E24]" office:value-type="float" office:value="6719014" calcext:value-type="float">
            <text:p>6719014</text:p>
          </table:table-cell>
          <table:table-cell table:formula="of:=FLOOR([.I24]/[.H24];0.0001)" office:value-type="float" office:value="0.8737" calcext:value-type="float">
            <text:p>0.8737</text:p>
          </table:table-cell>
          <table:table-cell table:formula="of:=IF([.I24]&gt;2*[.H24];[.I24]; FLOOR([.I24]*[.$J24];1))" office:value-type="float" office:value="5870402" calcext:value-type="float">
            <text:p>5870402</text:p>
          </table:table-cell>
          <table:table-cell table:formula="of:=IF([.K24]&gt;2*[.$H24];[.K24];FLOOR([.K24]*[.$J24];1))" office:value-type="float" office:value="5128970" calcext:value-type="float">
            <text:p>5128970</text:p>
          </table:table-cell>
          <table:table-cell table:formula="of:=IF([.L24]&gt;2*[.$H24];[.L24];FLOOR([.L24]*[.$J24];1))" office:value-type="float" office:value="4481181" calcext:value-type="float">
            <text:p>4481181</text:p>
          </table:table-cell>
          <table:table-cell table:formula="of:=IF([.M24]&gt;2*[.$H24];[.M24];FLOOR([.M24]*[.$J24];1))" office:value-type="float" office:value="3915207" calcext:value-type="float">
            <text:p>3915207</text:p>
          </table:table-cell>
          <table:table-cell table:formula="of:=IF([.N24]&gt;2*[.$H24];[.N24];FLOOR([.N24]*[.$J24];1))" office:value-type="float" office:value="3420716" calcext:value-type="float">
            <text:p>3420716</text:p>
          </table:table-cell>
          <table:table-cell table:formula="of:=IF([.O24]&gt;2*[.$H24];[.O24];FLOOR([.O24]*[.$J24];1))" office:value-type="float" office:value="2988679" calcext:value-type="float">
            <text:p>2988679</text:p>
          </table:table-cell>
          <table:table-cell table:formula="of:=IF([.P24]&gt;2*[.$H24];[.P24];FLOOR([.P24]*[.$J24];1))" office:value-type="float" office:value="2611208" calcext:value-type="float">
            <text:p>2611208</text:p>
          </table:table-cell>
          <table:table-cell table:formula="of:=IF([.Q24]&gt;2*[.$H24];[.Q24];FLOOR([.Q24]*[.$J24];1))" office:value-type="float" office:value="2281412" calcext:value-type="float">
            <text:p>2281412</text:p>
          </table:table-cell>
          <table:table-cell table:formula="of:=IF([.R24]&gt;2*[.$H24];[.R24];FLOOR([.R24]*[.$J24];1))" office:value-type="float" office:value="1993269" calcext:value-type="float">
            <text:p>1993269</text:p>
          </table:table-cell>
          <table:table-cell table:formula="of:=IF([.S24]&gt;2*[.$H24];[.S24];FLOOR([.S24]*[.$J24];1))" office:value-type="float" office:value="1741519" calcext:value-type="float">
            <text:p>1741519</text:p>
          </table:table-cell>
          <table:table-cell table:formula="of:=IF([.T24]&gt;2*[.$H24];[.T24];FLOOR([.T24]*[.$J24];1))" office:value-type="float" office:value="1521565" calcext:value-type="float">
            <text:p>15215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31C</text:p>
          </table:table-cell>
          <table:table-cell office:value-type="float" office:value="1938122" calcext:value-type="float">
            <text:p>1938122</text:p>
          </table:table-cell>
          <table:table-cell office:value-type="float" office:value="1816647" calcext:value-type="float">
            <text:p>1816647</text:p>
          </table:table-cell>
          <table:table-cell office:value-type="float" office:value="1602356" calcext:value-type="float">
            <text:p>1602356</text:p>
          </table:table-cell>
          <table:table-cell office:value-type="float" office:value="1875221" calcext:value-type="float">
            <text:p>1875221</text:p>
          </table:table-cell>
          <table:table-cell table:formula="of:=VALUE(MID([.A25];2;2))" office:value-type="float" office:value="31" calcext:value-type="float">
            <text:p>31</text:p>
          </table:table-cell>
          <table:table-cell table:formula="of:=RIGHT([.A25])" office:value-type="string" office:string-value="C" calcext:value-type="string">
            <text:p>C</text:p>
          </table:table-cell>
          <table:table-cell table:formula="of:=[.B25]+[.C25]" office:value-type="float" office:value="3754769" calcext:value-type="float">
            <text:p>3754769</text:p>
          </table:table-cell>
          <table:table-cell table:formula="of:=[.D25]+[.E25]" office:value-type="float" office:value="3477577" calcext:value-type="float">
            <text:p>3477577</text:p>
          </table:table-cell>
          <table:table-cell table:formula="of:=FLOOR([.I25]/[.H25];0.0001)" office:value-type="float" office:value="0.9261" calcext:value-type="float">
            <text:p>0.9261</text:p>
          </table:table-cell>
          <table:table-cell table:formula="of:=IF([.I25]&gt;2*[.H25];[.I25]; FLOOR([.I25]*[.$J25];1))" office:value-type="float" office:value="3220584" calcext:value-type="float">
            <text:p>3220584</text:p>
          </table:table-cell>
          <table:table-cell table:formula="of:=IF([.K25]&gt;2*[.$H25];[.K25];FLOOR([.K25]*[.$J25];1))" office:value-type="float" office:value="2982582" calcext:value-type="float">
            <text:p>2982582</text:p>
          </table:table-cell>
          <table:table-cell table:formula="of:=IF([.L25]&gt;2*[.$H25];[.L25];FLOOR([.L25]*[.$J25];1))" office:value-type="float" office:value="2762169" calcext:value-type="float">
            <text:p>2762169</text:p>
          </table:table-cell>
          <table:table-cell table:formula="of:=IF([.M25]&gt;2*[.$H25];[.M25];FLOOR([.M25]*[.$J25];1))" office:value-type="float" office:value="2558044" calcext:value-type="float">
            <text:p>2558044</text:p>
          </table:table-cell>
          <table:table-cell table:formula="of:=IF([.N25]&gt;2*[.$H25];[.N25];FLOOR([.N25]*[.$J25];1))" office:value-type="float" office:value="2369004" calcext:value-type="float">
            <text:p>2369004</text:p>
          </table:table-cell>
          <table:table-cell table:formula="of:=IF([.O25]&gt;2*[.$H25];[.O25];FLOOR([.O25]*[.$J25];1))" office:value-type="float" office:value="2193934" calcext:value-type="float">
            <text:p>2193934</text:p>
          </table:table-cell>
          <table:table-cell table:formula="of:=IF([.P25]&gt;2*[.$H25];[.P25];FLOOR([.P25]*[.$J25];1))" office:value-type="float" office:value="2031802" calcext:value-type="float">
            <text:p>2031802</text:p>
          </table:table-cell>
          <table:table-cell table:formula="of:=IF([.Q25]&gt;2*[.$H25];[.Q25];FLOOR([.Q25]*[.$J25];1))" office:value-type="float" office:value="1881651" calcext:value-type="float">
            <text:p>1881651</text:p>
          </table:table-cell>
          <table:table-cell table:formula="of:=IF([.R25]&gt;2*[.$H25];[.R25];FLOOR([.R25]*[.$J25];1))" office:value-type="float" office:value="1742596" calcext:value-type="float">
            <text:p>1742596</text:p>
          </table:table-cell>
          <table:table-cell table:formula="of:=IF([.S25]&gt;2*[.$H25];[.S25];FLOOR([.S25]*[.$J25];1))" office:value-type="float" office:value="1613818" calcext:value-type="float">
            <text:p>1613818</text:p>
          </table:table-cell>
          <table:table-cell table:formula="of:=IF([.T25]&gt;2*[.$H25];[.T25];FLOOR([.T25]*[.$J25];1))" office:value-type="float" office:value="1494556" calcext:value-type="float">
            <text:p>1494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20C</text:p>
          </table:table-cell>
          <table:table-cell office:value-type="float" office:value="1443351" calcext:value-type="float">
            <text:p>1443351</text:p>
          </table:table-cell>
          <table:table-cell office:value-type="float" office:value="1565539" calcext:value-type="float">
            <text:p>1565539</text:p>
          </table:table-cell>
          <table:table-cell office:value-type="float" office:value="1355276" calcext:value-type="float">
            <text:p>1355276</text:p>
          </table:table-cell>
          <table:table-cell office:value-type="float" office:value="1423414" calcext:value-type="float">
            <text:p>1423414</text:p>
          </table:table-cell>
          <table:table-cell table:formula="of:=VALUE(MID([.A26];2;2))" office:value-type="float" office:value="20" calcext:value-type="float">
            <text:p>20</text:p>
          </table:table-cell>
          <table:table-cell table:formula="of:=RIGHT([.A26])" office:value-type="string" office:string-value="C" calcext:value-type="string">
            <text:p>C</text:p>
          </table:table-cell>
          <table:table-cell table:formula="of:=[.B26]+[.C26]" office:value-type="float" office:value="3008890" calcext:value-type="float">
            <text:p>3008890</text:p>
          </table:table-cell>
          <table:table-cell table:formula="of:=[.D26]+[.E26]" office:value-type="float" office:value="2778690" calcext:value-type="float">
            <text:p>2778690</text:p>
          </table:table-cell>
          <table:table-cell table:formula="of:=FLOOR([.I26]/[.H26];0.0001)" office:value-type="float" office:value="0.9234" calcext:value-type="float">
            <text:p>0.9234</text:p>
          </table:table-cell>
          <table:table-cell table:formula="of:=IF([.I26]&gt;2*[.H26];[.I26]; FLOOR([.I26]*[.$J26];1))" office:value-type="float" office:value="2565842" calcext:value-type="float">
            <text:p>2565842</text:p>
          </table:table-cell>
          <table:table-cell table:formula="of:=IF([.K26]&gt;2*[.$H26];[.K26];FLOOR([.K26]*[.$J26];1))" office:value-type="float" office:value="2369298" calcext:value-type="float">
            <text:p>2369298</text:p>
          </table:table-cell>
          <table:table-cell table:formula="of:=IF([.L26]&gt;2*[.$H26];[.L26];FLOOR([.L26]*[.$J26];1))" office:value-type="float" office:value="2187809" calcext:value-type="float">
            <text:p>2187809</text:p>
          </table:table-cell>
          <table:table-cell table:formula="of:=IF([.M26]&gt;2*[.$H26];[.M26];FLOOR([.M26]*[.$J26];1))" office:value-type="float" office:value="2020222" calcext:value-type="float">
            <text:p>2020222</text:p>
          </table:table-cell>
          <table:table-cell table:formula="of:=IF([.N26]&gt;2*[.$H26];[.N26];FLOOR([.N26]*[.$J26];1))" office:value-type="float" office:value="1865472" calcext:value-type="float">
            <text:p>1865472</text:p>
          </table:table-cell>
          <table:table-cell table:formula="of:=IF([.O26]&gt;2*[.$H26];[.O26];FLOOR([.O26]*[.$J26];1))" office:value-type="float" office:value="1722576" calcext:value-type="float">
            <text:p>1722576</text:p>
          </table:table-cell>
          <table:table-cell table:formula="of:=IF([.P26]&gt;2*[.$H26];[.P26];FLOOR([.P26]*[.$J26];1))" office:value-type="float" office:value="1590626" calcext:value-type="float">
            <text:p>1590626</text:p>
          </table:table-cell>
          <table:table-cell table:formula="of:=IF([.Q26]&gt;2*[.$H26];[.Q26];FLOOR([.Q26]*[.$J26];1))" office:value-type="float" office:value="1468784" calcext:value-type="float">
            <text:p>1468784</text:p>
          </table:table-cell>
          <table:table-cell table:formula="of:=IF([.R26]&gt;2*[.$H26];[.R26];FLOOR([.R26]*[.$J26];1))" office:value-type="float" office:value="1356275" calcext:value-type="float">
            <text:p>1356275</text:p>
          </table:table-cell>
          <table:table-cell table:formula="of:=IF([.S26]&gt;2*[.$H26];[.S26];FLOOR([.S26]*[.$J26];1))" office:value-type="float" office:value="1252384" calcext:value-type="float">
            <text:p>1252384</text:p>
          </table:table-cell>
          <table:table-cell table:formula="of:=IF([.T26]&gt;2*[.$H26];[.T26];FLOOR([.T26]*[.$J26];1))" office:value-type="float" office:value="1156451" calcext:value-type="float">
            <text:p>11564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26C</text:p>
          </table:table-cell>
          <table:table-cell office:value-type="float" office:value="1037774" calcext:value-type="float">
            <text:p>1037774</text:p>
          </table:table-cell>
          <table:table-cell office:value-type="float" office:value="1113789" calcext:value-type="float">
            <text:p>1113789</text:p>
          </table:table-cell>
          <table:table-cell office:value-type="float" office:value="877464" calcext:value-type="float">
            <text:p>877464</text:p>
          </table:table-cell>
          <table:table-cell office:value-type="float" office:value="990837" calcext:value-type="float">
            <text:p>990837</text:p>
          </table:table-cell>
          <table:table-cell table:formula="of:=VALUE(MID([.A27];2;2))" office:value-type="float" office:value="26" calcext:value-type="float">
            <text:p>26</text:p>
          </table:table-cell>
          <table:table-cell table:formula="of:=RIGHT([.A27])" office:value-type="string" office:string-value="C" calcext:value-type="string">
            <text:p>C</text:p>
          </table:table-cell>
          <table:table-cell table:formula="of:=[.B27]+[.C27]" office:value-type="float" office:value="2151563" calcext:value-type="float">
            <text:p>2151563</text:p>
          </table:table-cell>
          <table:table-cell table:formula="of:=[.D27]+[.E27]" office:value-type="float" office:value="1868301" calcext:value-type="float">
            <text:p>1868301</text:p>
          </table:table-cell>
          <table:table-cell table:formula="of:=FLOOR([.I27]/[.H27];0.0001)" office:value-type="float" office:value="0.8683" calcext:value-type="float">
            <text:p>0.8683</text:p>
          </table:table-cell>
          <table:table-cell table:formula="of:=IF([.I27]&gt;2*[.H27];[.I27]; FLOOR([.I27]*[.$J27];1))" office:value-type="float" office:value="1622245" calcext:value-type="float">
            <text:p>1622245</text:p>
          </table:table-cell>
          <table:table-cell table:formula="of:=IF([.K27]&gt;2*[.$H27];[.K27];FLOOR([.K27]*[.$J27];1))" office:value-type="float" office:value="1408595" calcext:value-type="float">
            <text:p>1408595</text:p>
          </table:table-cell>
          <table:table-cell table:formula="of:=IF([.L27]&gt;2*[.$H27];[.L27];FLOOR([.L27]*[.$J27];1))" office:value-type="float" office:value="1223083" calcext:value-type="float">
            <text:p>1223083</text:p>
          </table:table-cell>
          <table:table-cell table:formula="of:=IF([.M27]&gt;2*[.$H27];[.M27];FLOOR([.M27]*[.$J27];1))" office:value-type="float" office:value="1062002" calcext:value-type="float">
            <text:p>1062002</text:p>
          </table:table-cell>
          <table:table-cell table:formula="of:=IF([.N27]&gt;2*[.$H27];[.N27];FLOOR([.N27]*[.$J27];1))" office:value-type="float" office:value="922136" calcext:value-type="float">
            <text:p>922136</text:p>
          </table:table-cell>
          <table:table-cell table:formula="of:=IF([.O27]&gt;2*[.$H27];[.O27];FLOOR([.O27]*[.$J27];1))" office:value-type="float" office:value="800690" calcext:value-type="float">
            <text:p>800690</text:p>
          </table:table-cell>
          <table:table-cell table:formula="of:=IF([.P27]&gt;2*[.$H27];[.P27];FLOOR([.P27]*[.$J27];1))" office:value-type="float" office:value="695239" calcext:value-type="float">
            <text:p>695239</text:p>
          </table:table-cell>
          <table:table-cell table:formula="of:=IF([.Q27]&gt;2*[.$H27];[.Q27];FLOOR([.Q27]*[.$J27];1))" office:value-type="float" office:value="603676" calcext:value-type="float">
            <text:p>603676</text:p>
          </table:table-cell>
          <table:table-cell table:formula="of:=IF([.R27]&gt;2*[.$H27];[.R27];FLOOR([.R27]*[.$J27];1))" office:value-type="float" office:value="524171" calcext:value-type="float">
            <text:p>524171</text:p>
          </table:table-cell>
          <table:table-cell table:formula="of:=IF([.S27]&gt;2*[.$H27];[.S27];FLOOR([.S27]*[.$J27];1))" office:value-type="float" office:value="455137" calcext:value-type="float">
            <text:p>455137</text:p>
          </table:table-cell>
          <table:table-cell table:formula="of:=IF([.T27]&gt;2*[.$H27];[.T27];FLOOR([.T27]*[.$J27];1))" office:value-type="float" office:value="395195" calcext:value-type="float">
            <text:p>39519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5A</text:p>
          </table:table-cell>
          <table:table-cell office:value-type="float" office:value="2436107" calcext:value-type="float">
            <text:p>2436107</text:p>
          </table:table-cell>
          <table:table-cell office:value-type="float" office:value="2228622" calcext:value-type="float">
            <text:p>2228622</text:p>
          </table:table-cell>
          <table:table-cell office:value-type="float" office:value="1831600" calcext:value-type="float">
            <text:p>1831600</text:p>
          </table:table-cell>
          <table:table-cell office:value-type="float" office:value="1960624" calcext:value-type="float">
            <text:p>1960624</text:p>
          </table:table-cell>
          <table:table-cell table:formula="of:=VALUE(MID([.A28];2;2))" office:value-type="float" office:value="5" calcext:value-type="float">
            <text:p>5</text:p>
          </table:table-cell>
          <table:table-cell table:formula="of:=RIGHT([.A28])" office:value-type="string" office:string-value="A" calcext:value-type="string">
            <text:p>A</text:p>
          </table:table-cell>
          <table:table-cell table:formula="of:=[.B28]+[.C28]" office:value-type="float" office:value="4664729" calcext:value-type="float">
            <text:p>4664729</text:p>
          </table:table-cell>
          <table:table-cell table:formula="of:=[.D28]+[.E28]" office:value-type="float" office:value="3792224" calcext:value-type="float">
            <text:p>3792224</text:p>
          </table:table-cell>
          <table:table-cell table:formula="of:=FLOOR([.I28]/[.H28];0.0001)" office:value-type="float" office:value="0.8129" calcext:value-type="float">
            <text:p>0.8129</text:p>
          </table:table-cell>
          <table:table-cell table:formula="of:=IF([.I28]&gt;2*[.H28];[.I28]; FLOOR([.I28]*[.$J28];1))" office:value-type="float" office:value="3082698" calcext:value-type="float">
            <text:p>3082698</text:p>
          </table:table-cell>
          <table:table-cell table:formula="of:=IF([.K28]&gt;2*[.$H28];[.K28];FLOOR([.K28]*[.$J28];1))" office:value-type="float" office:value="2505925" calcext:value-type="float">
            <text:p>2505925</text:p>
          </table:table-cell>
          <table:table-cell table:formula="of:=IF([.L28]&gt;2*[.$H28];[.L28];FLOOR([.L28]*[.$J28];1))" office:value-type="float" office:value="2037066" calcext:value-type="float">
            <text:p>2037066</text:p>
          </table:table-cell>
          <table:table-cell table:formula="of:=IF([.M28]&gt;2*[.$H28];[.M28];FLOOR([.M28]*[.$J28];1))" office:value-type="float" office:value="1655930" calcext:value-type="float">
            <text:p>1655930</text:p>
          </table:table-cell>
          <table:table-cell table:formula="of:=IF([.N28]&gt;2*[.$H28];[.N28];FLOOR([.N28]*[.$J28];1))" office:value-type="float" office:value="1346105" calcext:value-type="float">
            <text:p>1346105</text:p>
          </table:table-cell>
          <table:table-cell table:formula="of:=IF([.O28]&gt;2*[.$H28];[.O28];FLOOR([.O28]*[.$J28];1))" office:value-type="float" office:value="1094248" calcext:value-type="float">
            <text:p>1094248</text:p>
          </table:table-cell>
          <table:table-cell table:formula="of:=IF([.P28]&gt;2*[.$H28];[.P28];FLOOR([.P28]*[.$J28];1))" office:value-type="float" office:value="889514" calcext:value-type="float">
            <text:p>889514</text:p>
          </table:table-cell>
          <table:table-cell table:formula="of:=IF([.Q28]&gt;2*[.$H28];[.Q28];FLOOR([.Q28]*[.$J28];1))" office:value-type="float" office:value="723085" calcext:value-type="float">
            <text:p>723085</text:p>
          </table:table-cell>
          <table:table-cell table:formula="of:=IF([.R28]&gt;2*[.$H28];[.R28];FLOOR([.R28]*[.$J28];1))" office:value-type="float" office:value="587795" calcext:value-type="float">
            <text:p>587795</text:p>
          </table:table-cell>
          <table:table-cell table:formula="of:=IF([.S28]&gt;2*[.$H28];[.S28];FLOOR([.S28]*[.$J28];1))" office:value-type="float" office:value="477818" calcext:value-type="float">
            <text:p>477818</text:p>
          </table:table-cell>
          <table:table-cell table:formula="of:=IF([.T28]&gt;2*[.$H28];[.T28];FLOOR([.T28]*[.$J28];1))" office:value-type="float" office:value="388418" calcext:value-type="float">
            <text:p>3884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29A</text:p>
          </table:table-cell>
          <table:table-cell office:value-type="float" office:value="1859691" calcext:value-type="float">
            <text:p>1859691</text:p>
          </table:table-cell>
          <table:table-cell office:value-type="float" office:value="1844250" calcext:value-type="float">
            <text:p>1844250</text:p>
          </table:table-cell>
          <table:table-cell office:value-type="float" office:value="1460134" calcext:value-type="float">
            <text:p>1460134</text:p>
          </table:table-cell>
          <table:table-cell office:value-type="float" office:value="1585258" calcext:value-type="float">
            <text:p>1585258</text:p>
          </table:table-cell>
          <table:table-cell table:formula="of:=VALUE(MID([.A29];2;2))" office:value-type="float" office:value="29" calcext:value-type="float">
            <text:p>29</text:p>
          </table:table-cell>
          <table:table-cell table:formula="of:=RIGHT([.A29])" office:value-type="string" office:string-value="A" calcext:value-type="string">
            <text:p>A</text:p>
          </table:table-cell>
          <table:table-cell table:formula="of:=[.B29]+[.C29]" office:value-type="float" office:value="3703941" calcext:value-type="float">
            <text:p>3703941</text:p>
          </table:table-cell>
          <table:table-cell table:formula="of:=[.D29]+[.E29]" office:value-type="float" office:value="3045392" calcext:value-type="float">
            <text:p>3045392</text:p>
          </table:table-cell>
          <table:table-cell table:formula="of:=FLOOR([.I29]/[.H29];0.0001)" office:value-type="float" office:value="0.8222" calcext:value-type="float">
            <text:p>0.8222</text:p>
          </table:table-cell>
          <table:table-cell table:formula="of:=IF([.I29]&gt;2*[.H29];[.I29]; FLOOR([.I29]*[.$J29];1))" office:value-type="float" office:value="2503921" calcext:value-type="float">
            <text:p>2503921</text:p>
          </table:table-cell>
          <table:table-cell table:formula="of:=IF([.K29]&gt;2*[.$H29];[.K29];FLOOR([.K29]*[.$J29];1))" office:value-type="float" office:value="2058723" calcext:value-type="float">
            <text:p>2058723</text:p>
          </table:table-cell>
          <table:table-cell table:formula="of:=IF([.L29]&gt;2*[.$H29];[.L29];FLOOR([.L29]*[.$J29];1))" office:value-type="float" office:value="1692682" calcext:value-type="float">
            <text:p>1692682</text:p>
          </table:table-cell>
          <table:table-cell table:formula="of:=IF([.M29]&gt;2*[.$H29];[.M29];FLOOR([.M29]*[.$J29];1))" office:value-type="float" office:value="1391723" calcext:value-type="float">
            <text:p>1391723</text:p>
          </table:table-cell>
          <table:table-cell table:formula="of:=IF([.N29]&gt;2*[.$H29];[.N29];FLOOR([.N29]*[.$J29];1))" office:value-type="float" office:value="1144274" calcext:value-type="float">
            <text:p>1144274</text:p>
          </table:table-cell>
          <table:table-cell table:formula="of:=IF([.O29]&gt;2*[.$H29];[.O29];FLOOR([.O29]*[.$J29];1))" office:value-type="float" office:value="940822" calcext:value-type="float">
            <text:p>940822</text:p>
          </table:table-cell>
          <table:table-cell table:formula="of:=IF([.P29]&gt;2*[.$H29];[.P29];FLOOR([.P29]*[.$J29];1))" office:value-type="float" office:value="773543" calcext:value-type="float">
            <text:p>773543</text:p>
          </table:table-cell>
          <table:table-cell table:formula="of:=IF([.Q29]&gt;2*[.$H29];[.Q29];FLOOR([.Q29]*[.$J29];1))" office:value-type="float" office:value="636007" calcext:value-type="float">
            <text:p>636007</text:p>
          </table:table-cell>
          <table:table-cell table:formula="of:=IF([.R29]&gt;2*[.$H29];[.R29];FLOOR([.R29]*[.$J29];1))" office:value-type="float" office:value="522924" calcext:value-type="float">
            <text:p>522924</text:p>
          </table:table-cell>
          <table:table-cell table:formula="of:=IF([.S29]&gt;2*[.$H29];[.S29];FLOOR([.S29]*[.$J29];1))" office:value-type="float" office:value="429948" calcext:value-type="float">
            <text:p>429948</text:p>
          </table:table-cell>
          <table:table-cell table:formula="of:=IF([.T29]&gt;2*[.$H29];[.T29];FLOOR([.T29]*[.$J29];1))" office:value-type="float" office:value="353503" calcext:value-type="float">
            <text:p>3535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5A</text:p>
          </table:table-cell>
          <table:table-cell office:value-type="float" office:value="2549276" calcext:value-type="float">
            <text:p>2549276</text:p>
          </table:table-cell>
          <table:table-cell office:value-type="float" office:value="2584751" calcext:value-type="float">
            <text:p>2584751</text:p>
          </table:table-cell>
          <table:table-cell office:value-type="float" office:value="2033079" calcext:value-type="float">
            <text:p>2033079</text:p>
          </table:table-cell>
          <table:table-cell office:value-type="float" office:value="2066918" calcext:value-type="float">
            <text:p>2066918</text:p>
          </table:table-cell>
          <table:table-cell table:formula="of:=VALUE(MID([.A30];2;2))" office:value-type="float" office:value="15" calcext:value-type="float">
            <text:p>15</text:p>
          </table:table-cell>
          <table:table-cell table:formula="of:=RIGHT([.A30])" office:value-type="string" office:string-value="A" calcext:value-type="string">
            <text:p>A</text:p>
          </table:table-cell>
          <table:table-cell table:formula="of:=[.B30]+[.C30]" office:value-type="float" office:value="5134027" calcext:value-type="float">
            <text:p>5134027</text:p>
          </table:table-cell>
          <table:table-cell table:formula="of:=[.D30]+[.E30]" office:value-type="float" office:value="4099997" calcext:value-type="float">
            <text:p>4099997</text:p>
          </table:table-cell>
          <table:table-cell table:formula="of:=FLOOR([.I30]/[.H30];0.0001)" office:value-type="float" office:value="0.7985" calcext:value-type="float">
            <text:p>0.7985</text:p>
          </table:table-cell>
          <table:table-cell table:formula="of:=IF([.I30]&gt;2*[.H30];[.I30]; FLOOR([.I30]*[.$J30];1))" office:value-type="float" office:value="3273847" calcext:value-type="float">
            <text:p>3273847</text:p>
          </table:table-cell>
          <table:table-cell table:formula="of:=IF([.K30]&gt;2*[.$H30];[.K30];FLOOR([.K30]*[.$J30];1))" office:value-type="float" office:value="2614166" calcext:value-type="float">
            <text:p>2614166</text:p>
          </table:table-cell>
          <table:table-cell table:formula="of:=IF([.L30]&gt;2*[.$H30];[.L30];FLOOR([.L30]*[.$J30];1))" office:value-type="float" office:value="2087411" calcext:value-type="float">
            <text:p>2087411</text:p>
          </table:table-cell>
          <table:table-cell table:formula="of:=IF([.M30]&gt;2*[.$H30];[.M30];FLOOR([.M30]*[.$J30];1))" office:value-type="float" office:value="1666797" calcext:value-type="float">
            <text:p>1666797</text:p>
          </table:table-cell>
          <table:table-cell table:formula="of:=IF([.N30]&gt;2*[.$H30];[.N30];FLOOR([.N30]*[.$J30];1))" office:value-type="float" office:value="1330937" calcext:value-type="float">
            <text:p>1330937</text:p>
          </table:table-cell>
          <table:table-cell table:formula="of:=IF([.O30]&gt;2*[.$H30];[.O30];FLOOR([.O30]*[.$J30];1))" office:value-type="float" office:value="1062753" calcext:value-type="float">
            <text:p>1062753</text:p>
          </table:table-cell>
          <table:table-cell table:formula="of:=IF([.P30]&gt;2*[.$H30];[.P30];FLOOR([.P30]*[.$J30];1))" office:value-type="float" office:value="848608" calcext:value-type="float">
            <text:p>848608</text:p>
          </table:table-cell>
          <table:table-cell table:formula="of:=IF([.Q30]&gt;2*[.$H30];[.Q30];FLOOR([.Q30]*[.$J30];1))" office:value-type="float" office:value="677613" calcext:value-type="float">
            <text:p>677613</text:p>
          </table:table-cell>
          <table:table-cell table:formula="of:=IF([.R30]&gt;2*[.$H30];[.R30];FLOOR([.R30]*[.$J30];1))" office:value-type="float" office:value="541073" calcext:value-type="float">
            <text:p>541073</text:p>
          </table:table-cell>
          <table:table-cell table:formula="of:=IF([.S30]&gt;2*[.$H30];[.S30];FLOOR([.S30]*[.$J30];1))" office:value-type="float" office:value="432046" calcext:value-type="float">
            <text:p>432046</text:p>
          </table:table-cell>
          <table:table-cell table:formula="of:=IF([.T30]&gt;2*[.$H30];[.T30];FLOOR([.T30]*[.$J30];1))" office:value-type="float" office:value="344988" calcext:value-type="float">
            <text:p>3449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37A</text:p>
          </table:table-cell>
          <table:table-cell office:value-type="float" office:value="1506541" calcext:value-type="float">
            <text:p>1506541</text:p>
          </table:table-cell>
          <table:table-cell office:value-type="float" office:value="1414887" calcext:value-type="float">
            <text:p>1414887</text:p>
          </table:table-cell>
          <table:table-cell office:value-type="float" office:value="1216612" calcext:value-type="float">
            <text:p>1216612</text:p>
          </table:table-cell>
          <table:table-cell office:value-type="float" office:value="1166775" calcext:value-type="float">
            <text:p>1166775</text:p>
          </table:table-cell>
          <table:table-cell table:formula="of:=VALUE(MID([.A31];2;2))" office:value-type="float" office:value="37" calcext:value-type="float">
            <text:p>37</text:p>
          </table:table-cell>
          <table:table-cell table:formula="of:=RIGHT([.A31])" office:value-type="string" office:string-value="A" calcext:value-type="string">
            <text:p>A</text:p>
          </table:table-cell>
          <table:table-cell table:formula="of:=[.B31]+[.C31]" office:value-type="float" office:value="2921428" calcext:value-type="float">
            <text:p>2921428</text:p>
          </table:table-cell>
          <table:table-cell table:formula="of:=[.D31]+[.E31]" office:value-type="float" office:value="2383387" calcext:value-type="float">
            <text:p>2383387</text:p>
          </table:table-cell>
          <table:table-cell table:formula="of:=FLOOR([.I31]/[.H31];0.0001)" office:value-type="float" office:value="0.8158" calcext:value-type="float">
            <text:p>0.8158</text:p>
          </table:table-cell>
          <table:table-cell table:formula="of:=IF([.I31]&gt;2*[.H31];[.I31]; FLOOR([.I31]*[.$J31];1))" office:value-type="float" office:value="1944367" calcext:value-type="float">
            <text:p>1944367</text:p>
          </table:table-cell>
          <table:table-cell table:formula="of:=IF([.K31]&gt;2*[.$H31];[.K31];FLOOR([.K31]*[.$J31];1))" office:value-type="float" office:value="1586214" calcext:value-type="float">
            <text:p>1586214</text:p>
          </table:table-cell>
          <table:table-cell table:formula="of:=IF([.L31]&gt;2*[.$H31];[.L31];FLOOR([.L31]*[.$J31];1))" office:value-type="float" office:value="1294033" calcext:value-type="float">
            <text:p>1294033</text:p>
          </table:table-cell>
          <table:table-cell table:formula="of:=IF([.M31]&gt;2*[.$H31];[.M31];FLOOR([.M31]*[.$J31];1))" office:value-type="float" office:value="1055672" calcext:value-type="float">
            <text:p>1055672</text:p>
          </table:table-cell>
          <table:table-cell table:formula="of:=IF([.N31]&gt;2*[.$H31];[.N31];FLOOR([.N31]*[.$J31];1))" office:value-type="float" office:value="861217" calcext:value-type="float">
            <text:p>861217</text:p>
          </table:table-cell>
          <table:table-cell table:formula="of:=IF([.O31]&gt;2*[.$H31];[.O31];FLOOR([.O31]*[.$J31];1))" office:value-type="float" office:value="702580" calcext:value-type="float">
            <text:p>702580</text:p>
          </table:table-cell>
          <table:table-cell table:formula="of:=IF([.P31]&gt;2*[.$H31];[.P31];FLOOR([.P31]*[.$J31];1))" office:value-type="float" office:value="573164" calcext:value-type="float">
            <text:p>573164</text:p>
          </table:table-cell>
          <table:table-cell table:formula="of:=IF([.Q31]&gt;2*[.$H31];[.Q31];FLOOR([.Q31]*[.$J31];1))" office:value-type="float" office:value="467587" calcext:value-type="float">
            <text:p>467587</text:p>
          </table:table-cell>
          <table:table-cell table:formula="of:=IF([.R31]&gt;2*[.$H31];[.R31];FLOOR([.R31]*[.$J31];1))" office:value-type="float" office:value="381457" calcext:value-type="float">
            <text:p>381457</text:p>
          </table:table-cell>
          <table:table-cell table:formula="of:=IF([.S31]&gt;2*[.$H31];[.S31];FLOOR([.S31]*[.$J31];1))" office:value-type="float" office:value="311192" calcext:value-type="float">
            <text:p>311192</text:p>
          </table:table-cell>
          <table:table-cell table:formula="of:=IF([.T31]&gt;2*[.$H31];[.T31];FLOOR([.T31]*[.$J31];1))" office:value-type="float" office:value="253870" calcext:value-type="float">
            <text:p>25387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4A</text:p>
          </table:table-cell>
          <table:table-cell office:value-type="float" office:value="1143634" calcext:value-type="float">
            <text:p>1143634</text:p>
          </table:table-cell>
          <table:table-cell office:value-type="float" office:value="1033836" calcext:value-type="float">
            <text:p>1033836</text:p>
          </table:table-cell>
          <table:table-cell office:value-type="float" office:value="909534" calcext:value-type="float">
            <text:p>909534</text:p>
          </table:table-cell>
          <table:table-cell office:value-type="float" office:value="856349" calcext:value-type="float">
            <text:p>856349</text:p>
          </table:table-cell>
          <table:table-cell table:formula="of:=VALUE(MID([.A32];2;2))" office:value-type="float" office:value="14" calcext:value-type="float">
            <text:p>14</text:p>
          </table:table-cell>
          <table:table-cell table:formula="of:=RIGHT([.A32])" office:value-type="string" office:string-value="A" calcext:value-type="string">
            <text:p>A</text:p>
          </table:table-cell>
          <table:table-cell table:formula="of:=[.B32]+[.C32]" office:value-type="float" office:value="2177470" calcext:value-type="float">
            <text:p>2177470</text:p>
          </table:table-cell>
          <table:table-cell table:formula="of:=[.D32]+[.E32]" office:value-type="float" office:value="1765883" calcext:value-type="float">
            <text:p>1765883</text:p>
          </table:table-cell>
          <table:table-cell table:formula="of:=FLOOR([.I32]/[.H32];0.0001)" office:value-type="float" office:value="0.8109" calcext:value-type="float">
            <text:p>0.8109</text:p>
          </table:table-cell>
          <table:table-cell table:formula="of:=IF([.I32]&gt;2*[.H32];[.I32]; FLOOR([.I32]*[.$J32];1))" office:value-type="float" office:value="1431954" calcext:value-type="float">
            <text:p>1431954</text:p>
          </table:table-cell>
          <table:table-cell table:formula="of:=IF([.K32]&gt;2*[.$H32];[.K32];FLOOR([.K32]*[.$J32];1))" office:value-type="float" office:value="1161171" calcext:value-type="float">
            <text:p>1161171</text:p>
          </table:table-cell>
          <table:table-cell table:formula="of:=IF([.L32]&gt;2*[.$H32];[.L32];FLOOR([.L32]*[.$J32];1))" office:value-type="float" office:value="941593" calcext:value-type="float">
            <text:p>941593</text:p>
          </table:table-cell>
          <table:table-cell table:formula="of:=IF([.M32]&gt;2*[.$H32];[.M32];FLOOR([.M32]*[.$J32];1))" office:value-type="float" office:value="763537" calcext:value-type="float">
            <text:p>763537</text:p>
          </table:table-cell>
          <table:table-cell table:formula="of:=IF([.N32]&gt;2*[.$H32];[.N32];FLOOR([.N32]*[.$J32];1))" office:value-type="float" office:value="619152" calcext:value-type="float">
            <text:p>619152</text:p>
          </table:table-cell>
          <table:table-cell table:formula="of:=IF([.O32]&gt;2*[.$H32];[.O32];FLOOR([.O32]*[.$J32];1))" office:value-type="float" office:value="502070" calcext:value-type="float">
            <text:p>502070</text:p>
          </table:table-cell>
          <table:table-cell table:formula="of:=IF([.P32]&gt;2*[.$H32];[.P32];FLOOR([.P32]*[.$J32];1))" office:value-type="float" office:value="407128" calcext:value-type="float">
            <text:p>407128</text:p>
          </table:table-cell>
          <table:table-cell table:formula="of:=IF([.Q32]&gt;2*[.$H32];[.Q32];FLOOR([.Q32]*[.$J32];1))" office:value-type="float" office:value="330140" calcext:value-type="float">
            <text:p>330140</text:p>
          </table:table-cell>
          <table:table-cell table:formula="of:=IF([.R32]&gt;2*[.$H32];[.R32];FLOOR([.R32]*[.$J32];1))" office:value-type="float" office:value="267710" calcext:value-type="float">
            <text:p>267710</text:p>
          </table:table-cell>
          <table:table-cell table:formula="of:=IF([.S32]&gt;2*[.$H32];[.S32];FLOOR([.S32]*[.$J32];1))" office:value-type="float" office:value="217086" calcext:value-type="float">
            <text:p>217086</text:p>
          </table:table-cell>
          <table:table-cell table:formula="of:=IF([.T32]&gt;2*[.$H32];[.T32];FLOOR([.T32]*[.$J32];1))" office:value-type="float" office:value="176035" calcext:value-type="float">
            <text:p>1760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23B</text:p>
          </table:table-cell>
          <table:table-cell office:value-type="float" office:value="2166753" calcext:value-type="float">
            <text:p>2166753</text:p>
          </table:table-cell>
          <table:table-cell office:value-type="float" office:value="2338698" calcext:value-type="float">
            <text:p>2338698</text:p>
          </table:table-cell>
          <table:table-cell office:value-type="float" office:value="1681433" calcext:value-type="float">
            <text:p>1681433</text:p>
          </table:table-cell>
          <table:table-cell office:value-type="float" office:value="1592443" calcext:value-type="float">
            <text:p>1592443</text:p>
          </table:table-cell>
          <table:table-cell table:formula="of:=VALUE(MID([.A33];2;2))" office:value-type="float" office:value="23" calcext:value-type="float">
            <text:p>23</text:p>
          </table:table-cell>
          <table:table-cell table:formula="of:=RIGHT([.A33])" office:value-type="string" office:string-value="B" calcext:value-type="string">
            <text:p>B</text:p>
          </table:table-cell>
          <table:table-cell table:formula="of:=[.B33]+[.C33]" office:value-type="float" office:value="4505451" calcext:value-type="float">
            <text:p>4505451</text:p>
          </table:table-cell>
          <table:table-cell table:formula="of:=[.D33]+[.E33]" office:value-type="float" office:value="3273876" calcext:value-type="float">
            <text:p>3273876</text:p>
          </table:table-cell>
          <table:table-cell table:formula="of:=FLOOR([.I33]/[.H33];0.0001)" office:value-type="float" office:value="0.7266" calcext:value-type="float">
            <text:p>0.7266</text:p>
          </table:table-cell>
          <table:table-cell table:formula="of:=IF([.I33]&gt;2*[.H33];[.I33]; FLOOR([.I33]*[.$J33];1))" office:value-type="float" office:value="2378798" calcext:value-type="float">
            <text:p>2378798</text:p>
          </table:table-cell>
          <table:table-cell table:formula="of:=IF([.K33]&gt;2*[.$H33];[.K33];FLOOR([.K33]*[.$J33];1))" office:value-type="float" office:value="1728434" calcext:value-type="float">
            <text:p>1728434</text:p>
          </table:table-cell>
          <table:table-cell table:formula="of:=IF([.L33]&gt;2*[.$H33];[.L33];FLOOR([.L33]*[.$J33];1))" office:value-type="float" office:value="1255880" calcext:value-type="float">
            <text:p>1255880</text:p>
          </table:table-cell>
          <table:table-cell table:formula="of:=IF([.M33]&gt;2*[.$H33];[.M33];FLOOR([.M33]*[.$J33];1))" office:value-type="float" office:value="912522" calcext:value-type="float">
            <text:p>912522</text:p>
          </table:table-cell>
          <table:table-cell table:formula="of:=IF([.N33]&gt;2*[.$H33];[.N33];FLOOR([.N33]*[.$J33];1))" office:value-type="float" office:value="663038" calcext:value-type="float">
            <text:p>663038</text:p>
          </table:table-cell>
          <table:table-cell table:formula="of:=IF([.O33]&gt;2*[.$H33];[.O33];FLOOR([.O33]*[.$J33];1))" office:value-type="float" office:value="481763" calcext:value-type="float">
            <text:p>481763</text:p>
          </table:table-cell>
          <table:table-cell table:formula="of:=IF([.P33]&gt;2*[.$H33];[.P33];FLOOR([.P33]*[.$J33];1))" office:value-type="float" office:value="350048" calcext:value-type="float">
            <text:p>350048</text:p>
          </table:table-cell>
          <table:table-cell table:formula="of:=IF([.Q33]&gt;2*[.$H33];[.Q33];FLOOR([.Q33]*[.$J33];1))" office:value-type="float" office:value="254344" calcext:value-type="float">
            <text:p>254344</text:p>
          </table:table-cell>
          <table:table-cell table:formula="of:=IF([.R33]&gt;2*[.$H33];[.R33];FLOOR([.R33]*[.$J33];1))" office:value-type="float" office:value="184806" calcext:value-type="float">
            <text:p>184806</text:p>
          </table:table-cell>
          <table:table-cell table:formula="of:=IF([.S33]&gt;2*[.$H33];[.S33];FLOOR([.S33]*[.$J33];1))" office:value-type="float" office:value="134280" calcext:value-type="float">
            <text:p>134280</text:p>
          </table:table-cell>
          <table:table-cell table:formula="of:=IF([.T33]&gt;2*[.$H33];[.T33];FLOOR([.T33]*[.$J33];1))" office:value-type="float" office:value="97567" calcext:value-type="float">
            <text:p>975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50B</text:p>
          </table:table-cell>
          <table:table-cell office:value-type="float" office:value="2494207" calcext:value-type="float">
            <text:p>2494207</text:p>
          </table:table-cell>
          <table:table-cell office:value-type="float" office:value="2625207" calcext:value-type="float">
            <text:p>2625207</text:p>
          </table:table-cell>
          <table:table-cell office:value-type="float" office:value="1796293" calcext:value-type="float">
            <text:p>1796293</text:p>
          </table:table-cell>
          <table:table-cell office:value-type="float" office:value="1853602" calcext:value-type="float">
            <text:p>1853602</text:p>
          </table:table-cell>
          <table:table-cell table:formula="of:=VALUE(MID([.A34];2;2))" office:value-type="float" office:value="50" calcext:value-type="float">
            <text:p>50</text:p>
          </table:table-cell>
          <table:table-cell table:formula="of:=RIGHT([.A34])" office:value-type="string" office:string-value="B" calcext:value-type="string">
            <text:p>B</text:p>
          </table:table-cell>
          <table:table-cell table:formula="of:=[.B34]+[.C34]" office:value-type="float" office:value="5119414" calcext:value-type="float">
            <text:p>5119414</text:p>
          </table:table-cell>
          <table:table-cell table:formula="of:=[.D34]+[.E34]" office:value-type="float" office:value="3649895" calcext:value-type="float">
            <text:p>3649895</text:p>
          </table:table-cell>
          <table:table-cell table:formula="of:=FLOOR([.I34]/[.H34];0.0001)" office:value-type="float" office:value="0.7129" calcext:value-type="float">
            <text:p>0.7129</text:p>
          </table:table-cell>
          <table:table-cell table:formula="of:=IF([.I34]&gt;2*[.H34];[.I34]; FLOOR([.I34]*[.$J34];1))" office:value-type="float" office:value="2602010" calcext:value-type="float">
            <text:p>2602010</text:p>
          </table:table-cell>
          <table:table-cell table:formula="of:=IF([.K34]&gt;2*[.$H34];[.K34];FLOOR([.K34]*[.$J34];1))" office:value-type="float" office:value="1854972" calcext:value-type="float">
            <text:p>1854972</text:p>
          </table:table-cell>
          <table:table-cell table:formula="of:=IF([.L34]&gt;2*[.$H34];[.L34];FLOOR([.L34]*[.$J34];1))" office:value-type="float" office:value="1322409" calcext:value-type="float">
            <text:p>1322409</text:p>
          </table:table-cell>
          <table:table-cell table:formula="of:=IF([.M34]&gt;2*[.$H34];[.M34];FLOOR([.M34]*[.$J34];1))" office:value-type="float" office:value="942745" calcext:value-type="float">
            <text:p>942745</text:p>
          </table:table-cell>
          <table:table-cell table:formula="of:=IF([.N34]&gt;2*[.$H34];[.N34];FLOOR([.N34]*[.$J34];1))" office:value-type="float" office:value="672082" calcext:value-type="float">
            <text:p>672082</text:p>
          </table:table-cell>
          <table:table-cell table:formula="of:=IF([.O34]&gt;2*[.$H34];[.O34];FLOOR([.O34]*[.$J34];1))" office:value-type="float" office:value="479127" calcext:value-type="float">
            <text:p>479127</text:p>
          </table:table-cell>
          <table:table-cell table:formula="of:=IF([.P34]&gt;2*[.$H34];[.P34];FLOOR([.P34]*[.$J34];1))" office:value-type="float" office:value="341569" calcext:value-type="float">
            <text:p>341569</text:p>
          </table:table-cell>
          <table:table-cell table:formula="of:=IF([.Q34]&gt;2*[.$H34];[.Q34];FLOOR([.Q34]*[.$J34];1))" office:value-type="float" office:value="243504" calcext:value-type="float">
            <text:p>243504</text:p>
          </table:table-cell>
          <table:table-cell table:formula="of:=IF([.R34]&gt;2*[.$H34];[.R34];FLOOR([.R34]*[.$J34];1))" office:value-type="float" office:value="173594" calcext:value-type="float">
            <text:p>173594</text:p>
          </table:table-cell>
          <table:table-cell table:formula="of:=IF([.S34]&gt;2*[.$H34];[.S34];FLOOR([.S34]*[.$J34];1))" office:value-type="float" office:value="123755" calcext:value-type="float">
            <text:p>123755</text:p>
          </table:table-cell>
          <table:table-cell table:formula="of:=IF([.T34]&gt;2*[.$H34];[.T34];FLOOR([.T34]*[.$J34];1))" office:value-type="float" office:value="88224" calcext:value-type="float">
            <text:p>882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0C</text:p>
          </table:table-cell>
          <table:table-cell office:value-type="float" office:value="1157622" calcext:value-type="float">
            <text:p>1157622</text:p>
          </table:table-cell>
          <table:table-cell office:value-type="float" office:value="1182345" calcext:value-type="float">
            <text:p>1182345</text:p>
          </table:table-cell>
          <table:table-cell office:value-type="float" office:value="830785" calcext:value-type="float">
            <text:p>830785</text:p>
          </table:table-cell>
          <table:table-cell office:value-type="float" office:value="833779" calcext:value-type="float">
            <text:p>833779</text:p>
          </table:table-cell>
          <table:table-cell table:formula="of:=VALUE(MID([.A35];2;2))" office:value-type="float" office:value="10" calcext:value-type="float">
            <text:p>10</text:p>
          </table:table-cell>
          <table:table-cell table:formula="of:=RIGHT([.A35])" office:value-type="string" office:string-value="C" calcext:value-type="string">
            <text:p>C</text:p>
          </table:table-cell>
          <table:table-cell table:formula="of:=[.B35]+[.C35]" office:value-type="float" office:value="2339967" calcext:value-type="float">
            <text:p>2339967</text:p>
          </table:table-cell>
          <table:table-cell table:formula="of:=[.D35]+[.E35]" office:value-type="float" office:value="1664564" calcext:value-type="float">
            <text:p>1664564</text:p>
          </table:table-cell>
          <table:table-cell table:formula="of:=FLOOR([.I35]/[.H35];0.0001)" office:value-type="float" office:value="0.7113" calcext:value-type="float">
            <text:p>0.7113</text:p>
          </table:table-cell>
          <table:table-cell table:formula="of:=IF([.I35]&gt;2*[.H35];[.I35]; FLOOR([.I35]*[.$J35];1))" office:value-type="float" office:value="1184004" calcext:value-type="float">
            <text:p>1184004</text:p>
          </table:table-cell>
          <table:table-cell table:formula="of:=IF([.K35]&gt;2*[.$H35];[.K35];FLOOR([.K35]*[.$J35];1))" office:value-type="float" office:value="842182" calcext:value-type="float">
            <text:p>842182</text:p>
          </table:table-cell>
          <table:table-cell table:formula="of:=IF([.L35]&gt;2*[.$H35];[.L35];FLOOR([.L35]*[.$J35];1))" office:value-type="float" office:value="599044" calcext:value-type="float">
            <text:p>599044</text:p>
          </table:table-cell>
          <table:table-cell table:formula="of:=IF([.M35]&gt;2*[.$H35];[.M35];FLOOR([.M35]*[.$J35];1))" office:value-type="float" office:value="426099" calcext:value-type="float">
            <text:p>426099</text:p>
          </table:table-cell>
          <table:table-cell table:formula="of:=IF([.N35]&gt;2*[.$H35];[.N35];FLOOR([.N35]*[.$J35];1))" office:value-type="float" office:value="303084" calcext:value-type="float">
            <text:p>303084</text:p>
          </table:table-cell>
          <table:table-cell table:formula="of:=IF([.O35]&gt;2*[.$H35];[.O35];FLOOR([.O35]*[.$J35];1))" office:value-type="float" office:value="215583" calcext:value-type="float">
            <text:p>215583</text:p>
          </table:table-cell>
          <table:table-cell table:formula="of:=IF([.P35]&gt;2*[.$H35];[.P35];FLOOR([.P35]*[.$J35];1))" office:value-type="float" office:value="153344" calcext:value-type="float">
            <text:p>153344</text:p>
          </table:table-cell>
          <table:table-cell table:formula="of:=IF([.Q35]&gt;2*[.$H35];[.Q35];FLOOR([.Q35]*[.$J35];1))" office:value-type="float" office:value="109073" calcext:value-type="float">
            <text:p>109073</text:p>
          </table:table-cell>
          <table:table-cell table:formula="of:=IF([.R35]&gt;2*[.$H35];[.R35];FLOOR([.R35]*[.$J35];1))" office:value-type="float" office:value="77583" calcext:value-type="float">
            <text:p>77583</text:p>
          </table:table-cell>
          <table:table-cell table:formula="of:=IF([.S35]&gt;2*[.$H35];[.S35];FLOOR([.S35]*[.$J35];1))" office:value-type="float" office:value="55184" calcext:value-type="float">
            <text:p>55184</text:p>
          </table:table-cell>
          <table:table-cell table:formula="of:=IF([.T35]&gt;2*[.$H35];[.T35];FLOOR([.T35]*[.$J35];1))" office:value-type="float" office:value="39252" calcext:value-type="float">
            <text:p>392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4D</text:p>
          </table:table-cell>
          <table:table-cell office:value-type="float" office:value="949065" calcext:value-type="float">
            <text:p>949065</text:p>
          </table:table-cell>
          <table:table-cell office:value-type="float" office:value="1026050" calcext:value-type="float">
            <text:p>1026050</text:p>
          </table:table-cell>
          <table:table-cell office:value-type="float" office:value="688027" calcext:value-type="float">
            <text:p>688027</text:p>
          </table:table-cell>
          <table:table-cell office:value-type="float" office:value="723233" calcext:value-type="float">
            <text:p>723233</text:p>
          </table:table-cell>
          <table:table-cell table:formula="of:=VALUE(MID([.A36];2;2))" office:value-type="float" office:value="4" calcext:value-type="float">
            <text:p>4</text:p>
          </table:table-cell>
          <table:table-cell table:formula="of:=RIGHT([.A36])" office:value-type="string" office:string-value="D" calcext:value-type="string">
            <text:p>D</text:p>
          </table:table-cell>
          <table:table-cell table:formula="of:=[.B36]+[.C36]" office:value-type="float" office:value="1975115" calcext:value-type="float">
            <text:p>1975115</text:p>
          </table:table-cell>
          <table:table-cell table:formula="of:=[.D36]+[.E36]" office:value-type="float" office:value="1411260" calcext:value-type="float">
            <text:p>1411260</text:p>
          </table:table-cell>
          <table:table-cell table:formula="of:=FLOOR([.I36]/[.H36];0.0001)" office:value-type="float" office:value="0.7145" calcext:value-type="float">
            <text:p>0.7145</text:p>
          </table:table-cell>
          <table:table-cell table:formula="of:=IF([.I36]&gt;2*[.H36];[.I36]; FLOOR([.I36]*[.$J36];1))" office:value-type="float" office:value="1008345" calcext:value-type="float">
            <text:p>1008345</text:p>
          </table:table-cell>
          <table:table-cell table:formula="of:=IF([.K36]&gt;2*[.$H36];[.K36];FLOOR([.K36]*[.$J36];1))" office:value-type="float" office:value="720462" calcext:value-type="float">
            <text:p>720462</text:p>
          </table:table-cell>
          <table:table-cell table:formula="of:=IF([.L36]&gt;2*[.$H36];[.L36];FLOOR([.L36]*[.$J36];1))" office:value-type="float" office:value="514770" calcext:value-type="float">
            <text:p>514770</text:p>
          </table:table-cell>
          <table:table-cell table:formula="of:=IF([.M36]&gt;2*[.$H36];[.M36];FLOOR([.M36]*[.$J36];1))" office:value-type="float" office:value="367803" calcext:value-type="float">
            <text:p>367803</text:p>
          </table:table-cell>
          <table:table-cell table:formula="of:=IF([.N36]&gt;2*[.$H36];[.N36];FLOOR([.N36]*[.$J36];1))" office:value-type="float" office:value="262795" calcext:value-type="float">
            <text:p>262795</text:p>
          </table:table-cell>
          <table:table-cell table:formula="of:=IF([.O36]&gt;2*[.$H36];[.O36];FLOOR([.O36]*[.$J36];1))" office:value-type="float" office:value="187767" calcext:value-type="float">
            <text:p>187767</text:p>
          </table:table-cell>
          <table:table-cell table:formula="of:=IF([.P36]&gt;2*[.$H36];[.P36];FLOOR([.P36]*[.$J36];1))" office:value-type="float" office:value="134159" calcext:value-type="float">
            <text:p>134159</text:p>
          </table:table-cell>
          <table:table-cell table:formula="of:=IF([.Q36]&gt;2*[.$H36];[.Q36];FLOOR([.Q36]*[.$J36];1))" office:value-type="float" office:value="95856" calcext:value-type="float">
            <text:p>95856</text:p>
          </table:table-cell>
          <table:table-cell table:formula="of:=IF([.R36]&gt;2*[.$H36];[.R36];FLOOR([.R36]*[.$J36];1))" office:value-type="float" office:value="68489" calcext:value-type="float">
            <text:p>68489</text:p>
          </table:table-cell>
          <table:table-cell table:formula="of:=IF([.S36]&gt;2*[.$H36];[.S36];FLOOR([.S36]*[.$J36];1))" office:value-type="float" office:value="48935" calcext:value-type="float">
            <text:p>48935</text:p>
          </table:table-cell>
          <table:table-cell table:formula="of:=IF([.T36]&gt;2*[.$H36];[.T36];FLOOR([.T36]*[.$J36];1))" office:value-type="float" office:value="34964" calcext:value-type="float">
            <text:p>349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09C</text:p>
          </table:table-cell>
          <table:table-cell office:value-type="float" office:value="1660998" calcext:value-type="float">
            <text:p>1660998</text:p>
          </table:table-cell>
          <table:table-cell office:value-type="float" office:value="1630345" calcext:value-type="float">
            <text:p>1630345</text:p>
          </table:table-cell>
          <table:table-cell office:value-type="float" office:value="1130119" calcext:value-type="float">
            <text:p>1130119</text:p>
          </table:table-cell>
          <table:table-cell office:value-type="float" office:value="1080238" calcext:value-type="float">
            <text:p>1080238</text:p>
          </table:table-cell>
          <table:table-cell table:formula="of:=VALUE(MID([.A37];2;2))" office:value-type="float" office:value="9" calcext:value-type="float">
            <text:p>9</text:p>
          </table:table-cell>
          <table:table-cell table:formula="of:=RIGHT([.A37])" office:value-type="string" office:string-value="C" calcext:value-type="string">
            <text:p>C</text:p>
          </table:table-cell>
          <table:table-cell table:formula="of:=[.B37]+[.C37]" office:value-type="float" office:value="3291343" calcext:value-type="float">
            <text:p>3291343</text:p>
          </table:table-cell>
          <table:table-cell table:formula="of:=[.D37]+[.E37]" office:value-type="float" office:value="2210357" calcext:value-type="float">
            <text:p>2210357</text:p>
          </table:table-cell>
          <table:table-cell table:formula="of:=FLOOR([.I37]/[.H37];0.0001)" office:value-type="float" office:value="0.6715" calcext:value-type="float">
            <text:p>0.6715</text:p>
          </table:table-cell>
          <table:table-cell table:formula="of:=IF([.I37]&gt;2*[.H37];[.I37]; FLOOR([.I37]*[.$J37];1))" office:value-type="float" office:value="1484254" calcext:value-type="float">
            <text:p>1484254</text:p>
          </table:table-cell>
          <table:table-cell table:formula="of:=IF([.K37]&gt;2*[.$H37];[.K37];FLOOR([.K37]*[.$J37];1))" office:value-type="float" office:value="996676" calcext:value-type="float">
            <text:p>996676</text:p>
          </table:table-cell>
          <table:table-cell table:formula="of:=IF([.L37]&gt;2*[.$H37];[.L37];FLOOR([.L37]*[.$J37];1))" office:value-type="float" office:value="669267" calcext:value-type="float">
            <text:p>669267</text:p>
          </table:table-cell>
          <table:table-cell table:formula="of:=IF([.M37]&gt;2*[.$H37];[.M37];FLOOR([.M37]*[.$J37];1))" office:value-type="float" office:value="449412" calcext:value-type="float">
            <text:p>449412</text:p>
          </table:table-cell>
          <table:table-cell table:formula="of:=IF([.N37]&gt;2*[.$H37];[.N37];FLOOR([.N37]*[.$J37];1))" office:value-type="float" office:value="301780" calcext:value-type="float">
            <text:p>301780</text:p>
          </table:table-cell>
          <table:table-cell table:formula="of:=IF([.O37]&gt;2*[.$H37];[.O37];FLOOR([.O37]*[.$J37];1))" office:value-type="float" office:value="202645" calcext:value-type="float">
            <text:p>202645</text:p>
          </table:table-cell>
          <table:table-cell table:formula="of:=IF([.P37]&gt;2*[.$H37];[.P37];FLOOR([.P37]*[.$J37];1))" office:value-type="float" office:value="136076" calcext:value-type="float">
            <text:p>136076</text:p>
          </table:table-cell>
          <table:table-cell table:formula="of:=IF([.Q37]&gt;2*[.$H37];[.Q37];FLOOR([.Q37]*[.$J37];1))" office:value-type="float" office:value="91375" calcext:value-type="float">
            <text:p>91375</text:p>
          </table:table-cell>
          <table:table-cell table:formula="of:=IF([.R37]&gt;2*[.$H37];[.R37];FLOOR([.R37]*[.$J37];1))" office:value-type="float" office:value="61358" calcext:value-type="float">
            <text:p>61358</text:p>
          </table:table-cell>
          <table:table-cell table:formula="of:=IF([.S37]&gt;2*[.$H37];[.S37];FLOOR([.S37]*[.$J37];1))" office:value-type="float" office:value="41201" calcext:value-type="float">
            <text:p>41201</text:p>
          </table:table-cell>
          <table:table-cell table:formula="of:=IF([.T37]&gt;2*[.$H37];[.T37];FLOOR([.T37]*[.$J37];1))" office:value-type="float" office:value="27666" calcext:value-type="float">
            <text:p>2766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7A</text:p>
          </table:table-cell>
          <table:table-cell office:value-type="float" office:value="2567464" calcext:value-type="float">
            <text:p>2567464</text:p>
          </table:table-cell>
          <table:table-cell office:value-type="float" office:value="2441857" calcext:value-type="float">
            <text:p>2441857</text:p>
          </table:table-cell>
          <table:table-cell office:value-type="float" office:value="1524132" calcext:value-type="float">
            <text:p>1524132</text:p>
          </table:table-cell>
          <table:table-cell office:value-type="float" office:value="1496810" calcext:value-type="float">
            <text:p>1496810</text:p>
          </table:table-cell>
          <table:table-cell table:formula="of:=VALUE(MID([.A38];2;2))" office:value-type="float" office:value="17" calcext:value-type="float">
            <text:p>17</text:p>
          </table:table-cell>
          <table:table-cell table:formula="of:=RIGHT([.A38])" office:value-type="string" office:string-value="A" calcext:value-type="string">
            <text:p>A</text:p>
          </table:table-cell>
          <table:table-cell table:formula="of:=[.B38]+[.C38]" office:value-type="float" office:value="5009321" calcext:value-type="float">
            <text:p>5009321</text:p>
          </table:table-cell>
          <table:table-cell table:formula="of:=[.D38]+[.E38]" office:value-type="float" office:value="3020942" calcext:value-type="float">
            <text:p>3020942</text:p>
          </table:table-cell>
          <table:table-cell table:formula="of:=FLOOR([.I38]/[.H38];0.0001)" office:value-type="float" office:value="0.603" calcext:value-type="float">
            <text:p>0.6030</text:p>
          </table:table-cell>
          <table:table-cell table:formula="of:=IF([.I38]&gt;2*[.H38];[.I38]; FLOOR([.I38]*[.$J38];1))" office:value-type="float" office:value="1821628" calcext:value-type="float">
            <text:p>1821628</text:p>
          </table:table-cell>
          <table:table-cell table:formula="of:=IF([.K38]&gt;2*[.$H38];[.K38];FLOOR([.K38]*[.$J38];1))" office:value-type="float" office:value="1098441" calcext:value-type="float">
            <text:p>1098441</text:p>
          </table:table-cell>
          <table:table-cell table:formula="of:=IF([.L38]&gt;2*[.$H38];[.L38];FLOOR([.L38]*[.$J38];1))" office:value-type="float" office:value="662359" calcext:value-type="float">
            <text:p>662359</text:p>
          </table:table-cell>
          <table:table-cell table:formula="of:=IF([.M38]&gt;2*[.$H38];[.M38];FLOOR([.M38]*[.$J38];1))" office:value-type="float" office:value="399402" calcext:value-type="float">
            <text:p>399402</text:p>
          </table:table-cell>
          <table:table-cell table:formula="of:=IF([.N38]&gt;2*[.$H38];[.N38];FLOOR([.N38]*[.$J38];1))" office:value-type="float" office:value="240839" calcext:value-type="float">
            <text:p>240839</text:p>
          </table:table-cell>
          <table:table-cell table:formula="of:=IF([.O38]&gt;2*[.$H38];[.O38];FLOOR([.O38]*[.$J38];1))" office:value-type="float" office:value="145225" calcext:value-type="float">
            <text:p>145225</text:p>
          </table:table-cell>
          <table:table-cell table:formula="of:=IF([.P38]&gt;2*[.$H38];[.P38];FLOOR([.P38]*[.$J38];1))" office:value-type="float" office:value="87570" calcext:value-type="float">
            <text:p>87570</text:p>
          </table:table-cell>
          <table:table-cell table:formula="of:=IF([.Q38]&gt;2*[.$H38];[.Q38];FLOOR([.Q38]*[.$J38];1))" office:value-type="float" office:value="52804" calcext:value-type="float">
            <text:p>52804</text:p>
          </table:table-cell>
          <table:table-cell table:formula="of:=IF([.R38]&gt;2*[.$H38];[.R38];FLOOR([.R38]*[.$J38];1))" office:value-type="float" office:value="31840" calcext:value-type="float">
            <text:p>31840</text:p>
          </table:table-cell>
          <table:table-cell table:formula="of:=IF([.S38]&gt;2*[.$H38];[.S38];FLOOR([.S38]*[.$J38];1))" office:value-type="float" office:value="19199" calcext:value-type="float">
            <text:p>19199</text:p>
          </table:table-cell>
          <table:table-cell table:formula="of:=IF([.T38]&gt;2*[.$H38];[.T38];FLOOR([.T38]*[.$J38];1))" office:value-type="float" office:value="11576" calcext:value-type="float">
            <text:p>115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9C</text:p>
          </table:table-cell>
          <table:table-cell office:value-type="float" office:value="2976209" calcext:value-type="float">
            <text:p>2976209</text:p>
          </table:table-cell>
          <table:table-cell office:value-type="float" office:value="3199665" calcext:value-type="float">
            <text:p>3199665</text:p>
          </table:table-cell>
          <table:table-cell office:value-type="float" office:value="1666477" calcext:value-type="float">
            <text:p>1666477</text:p>
          </table:table-cell>
          <table:table-cell office:value-type="float" office:value="1759240" calcext:value-type="float">
            <text:p>1759240</text:p>
          </table:table-cell>
          <table:table-cell table:formula="of:=VALUE(MID([.A39];2;2))" office:value-type="float" office:value="19" calcext:value-type="float">
            <text:p>19</text:p>
          </table:table-cell>
          <table:table-cell table:formula="of:=RIGHT([.A39])" office:value-type="string" office:string-value="C" calcext:value-type="string">
            <text:p>C</text:p>
          </table:table-cell>
          <table:table-cell table:formula="of:=[.B39]+[.C39]" office:value-type="float" office:value="6175874" calcext:value-type="float">
            <text:p>6175874</text:p>
          </table:table-cell>
          <table:table-cell table:formula="of:=[.D39]+[.E39]" office:value-type="float" office:value="3425717" calcext:value-type="float">
            <text:p>3425717</text:p>
          </table:table-cell>
          <table:table-cell table:formula="of:=FLOOR([.I39]/[.H39];0.0001)" office:value-type="float" office:value="0.5546" calcext:value-type="float">
            <text:p>0.5546</text:p>
          </table:table-cell>
          <table:table-cell table:formula="of:=IF([.I39]&gt;2*[.H39];[.I39]; FLOOR([.I39]*[.$J39];1))" office:value-type="float" office:value="1899902" calcext:value-type="float">
            <text:p>1899902</text:p>
          </table:table-cell>
          <table:table-cell table:formula="of:=IF([.K39]&gt;2*[.$H39];[.K39];FLOOR([.K39]*[.$J39];1))" office:value-type="float" office:value="1053685" calcext:value-type="float">
            <text:p>1053685</text:p>
          </table:table-cell>
          <table:table-cell table:formula="of:=IF([.L39]&gt;2*[.$H39];[.L39];FLOOR([.L39]*[.$J39];1))" office:value-type="float" office:value="584373" calcext:value-type="float">
            <text:p>584373</text:p>
          </table:table-cell>
          <table:table-cell table:formula="of:=IF([.M39]&gt;2*[.$H39];[.M39];FLOOR([.M39]*[.$J39];1))" office:value-type="float" office:value="324093" calcext:value-type="float">
            <text:p>324093</text:p>
          </table:table-cell>
          <table:table-cell table:formula="of:=IF([.N39]&gt;2*[.$H39];[.N39];FLOOR([.N39]*[.$J39];1))" office:value-type="float" office:value="179741" calcext:value-type="float">
            <text:p>179741</text:p>
          </table:table-cell>
          <table:table-cell table:formula="of:=IF([.O39]&gt;2*[.$H39];[.O39];FLOOR([.O39]*[.$J39];1))" office:value-type="float" office:value="99684" calcext:value-type="float">
            <text:p>99684</text:p>
          </table:table-cell>
          <table:table-cell table:formula="of:=IF([.P39]&gt;2*[.$H39];[.P39];FLOOR([.P39]*[.$J39];1))" office:value-type="float" office:value="55284" calcext:value-type="float">
            <text:p>55284</text:p>
          </table:table-cell>
          <table:table-cell table:formula="of:=IF([.Q39]&gt;2*[.$H39];[.Q39];FLOOR([.Q39]*[.$J39];1))" office:value-type="float" office:value="30660" calcext:value-type="float">
            <text:p>30660</text:p>
          </table:table-cell>
          <table:table-cell table:formula="of:=IF([.R39]&gt;2*[.$H39];[.R39];FLOOR([.R39]*[.$J39];1))" office:value-type="float" office:value="17004" calcext:value-type="float">
            <text:p>17004</text:p>
          </table:table-cell>
          <table:table-cell table:formula="of:=IF([.S39]&gt;2*[.$H39];[.S39];FLOOR([.S39]*[.$J39];1))" office:value-type="float" office:value="9430" calcext:value-type="float">
            <text:p>9430</text:p>
          </table:table-cell>
          <table:table-cell table:formula="of:=IF([.T39]&gt;2*[.$H39];[.T39];FLOOR([.T39]*[.$J39];1))" office:value-type="float" office:value="5229" calcext:value-type="float">
            <text:p>52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27C</text:p>
          </table:table-cell>
          <table:table-cell office:value-type="float" office:value="2351213" calcext:value-type="float">
            <text:p>2351213</text:p>
          </table:table-cell>
          <table:table-cell office:value-type="float" office:value="2358482" calcext:value-type="float">
            <text:p>2358482</text:p>
          </table:table-cell>
          <table:table-cell office:value-type="float" office:value="1098384" calcext:value-type="float">
            <text:p>1098384</text:p>
          </table:table-cell>
          <table:table-cell office:value-type="float" office:value="1121488" calcext:value-type="float">
            <text:p>1121488</text:p>
          </table:table-cell>
          <table:table-cell table:formula="of:=VALUE(MID([.A40];2;2))" office:value-type="float" office:value="27" calcext:value-type="float">
            <text:p>27</text:p>
          </table:table-cell>
          <table:table-cell table:formula="of:=RIGHT([.A40])" office:value-type="string" office:string-value="C" calcext:value-type="string">
            <text:p>C</text:p>
          </table:table-cell>
          <table:table-cell table:formula="of:=[.B40]+[.C40]" office:value-type="float" office:value="4709695" calcext:value-type="float">
            <text:p>4709695</text:p>
          </table:table-cell>
          <table:table-cell table:formula="of:=[.D40]+[.E40]" office:value-type="float" office:value="2219872" calcext:value-type="float">
            <text:p>2219872</text:p>
          </table:table-cell>
          <table:table-cell table:formula="of:=FLOOR([.I40]/[.H40];0.0001)" office:value-type="float" office:value="0.4713" calcext:value-type="float">
            <text:p>0.4713</text:p>
          </table:table-cell>
          <table:table-cell table:formula="of:=IF([.I40]&gt;2*[.H40];[.I40]; FLOOR([.I40]*[.$J40];1))" office:value-type="float" office:value="1046225" calcext:value-type="float">
            <text:p>1046225</text:p>
          </table:table-cell>
          <table:table-cell table:formula="of:=IF([.K40]&gt;2*[.$H40];[.K40];FLOOR([.K40]*[.$J40];1))" office:value-type="float" office:value="493085" calcext:value-type="float">
            <text:p>493085</text:p>
          </table:table-cell>
          <table:table-cell table:formula="of:=IF([.L40]&gt;2*[.$H40];[.L40];FLOOR([.L40]*[.$J40];1))" office:value-type="float" office:value="232390" calcext:value-type="float">
            <text:p>232390</text:p>
          </table:table-cell>
          <table:table-cell table:formula="of:=IF([.M40]&gt;2*[.$H40];[.M40];FLOOR([.M40]*[.$J40];1))" office:value-type="float" office:value="109525" calcext:value-type="float">
            <text:p>109525</text:p>
          </table:table-cell>
          <table:table-cell table:formula="of:=IF([.N40]&gt;2*[.$H40];[.N40];FLOOR([.N40]*[.$J40];1))" office:value-type="float" office:value="51619" calcext:value-type="float">
            <text:p>51619</text:p>
          </table:table-cell>
          <table:table-cell table:formula="of:=IF([.O40]&gt;2*[.$H40];[.O40];FLOOR([.O40]*[.$J40];1))" office:value-type="float" office:value="24328" calcext:value-type="float">
            <text:p>24328</text:p>
          </table:table-cell>
          <table:table-cell table:formula="of:=IF([.P40]&gt;2*[.$H40];[.P40];FLOOR([.P40]*[.$J40];1))" office:value-type="float" office:value="11465" calcext:value-type="float">
            <text:p>11465</text:p>
          </table:table-cell>
          <table:table-cell table:formula="of:=IF([.Q40]&gt;2*[.$H40];[.Q40];FLOOR([.Q40]*[.$J40];1))" office:value-type="float" office:value="5403" calcext:value-type="float">
            <text:p>5403</text:p>
          </table:table-cell>
          <table:table-cell table:formula="of:=IF([.R40]&gt;2*[.$H40];[.R40];FLOOR([.R40]*[.$J40];1))" office:value-type="float" office:value="2546" calcext:value-type="float">
            <text:p>2546</text:p>
          </table:table-cell>
          <table:table-cell table:formula="of:=IF([.S40]&gt;2*[.$H40];[.S40];FLOOR([.S40]*[.$J40];1))" office:value-type="float" office:value="1199" calcext:value-type="float">
            <text:p>1199</text:p>
          </table:table-cell>
          <table:table-cell table:formula="of:=IF([.T40]&gt;2*[.$H40];[.T40];FLOOR([.T40]*[.$J40];1))" office:value-type="float" office:value="565" calcext:value-type="float">
            <text:p>5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18D</text:p>
          </table:table-cell>
          <table:table-cell office:value-type="float" office:value="1334060" calcext:value-type="float">
            <text:p>1334060</text:p>
          </table:table-cell>
          <table:table-cell office:value-type="float" office:value="1395231" calcext:value-type="float">
            <text:p>1395231</text:p>
          </table:table-cell>
          <table:table-cell office:value-type="float" office:value="578655" calcext:value-type="float">
            <text:p>578655</text:p>
          </table:table-cell>
          <table:table-cell office:value-type="float" office:value="677663" calcext:value-type="float">
            <text:p>677663</text:p>
          </table:table-cell>
          <table:table-cell table:formula="of:=VALUE(MID([.A41];2;2))" office:value-type="float" office:value="18" calcext:value-type="float">
            <text:p>18</text:p>
          </table:table-cell>
          <table:table-cell table:formula="of:=RIGHT([.A41])" office:value-type="string" office:string-value="D" calcext:value-type="string">
            <text:p>D</text:p>
          </table:table-cell>
          <table:table-cell table:formula="of:=[.B41]+[.C41]" office:value-type="float" office:value="2729291" calcext:value-type="float">
            <text:p>2729291</text:p>
          </table:table-cell>
          <table:table-cell table:formula="of:=[.D41]+[.E41]" office:value-type="float" office:value="1256318" calcext:value-type="float">
            <text:p>1256318</text:p>
          </table:table-cell>
          <table:table-cell table:formula="of:=FLOOR([.I41]/[.H41];0.0001)" office:value-type="float" office:value="0.4603" calcext:value-type="float">
            <text:p>0.4603</text:p>
          </table:table-cell>
          <table:table-cell table:formula="of:=IF([.I41]&gt;2*[.H41];[.I41]; FLOOR([.I41]*[.$J41];1))" office:value-type="float" office:value="578283" calcext:value-type="float">
            <text:p>578283</text:p>
          </table:table-cell>
          <table:table-cell table:formula="of:=IF([.K41]&gt;2*[.$H41];[.K41];FLOOR([.K41]*[.$J41];1))" office:value-type="float" office:value="266183" calcext:value-type="float">
            <text:p>266183</text:p>
          </table:table-cell>
          <table:table-cell table:formula="of:=IF([.L41]&gt;2*[.$H41];[.L41];FLOOR([.L41]*[.$J41];1))" office:value-type="float" office:value="122524" calcext:value-type="float">
            <text:p>122524</text:p>
          </table:table-cell>
          <table:table-cell table:formula="of:=IF([.M41]&gt;2*[.$H41];[.M41];FLOOR([.M41]*[.$J41];1))" office:value-type="float" office:value="56397" calcext:value-type="float">
            <text:p>56397</text:p>
          </table:table-cell>
          <table:table-cell table:formula="of:=IF([.N41]&gt;2*[.$H41];[.N41];FLOOR([.N41]*[.$J41];1))" office:value-type="float" office:value="25959" calcext:value-type="float">
            <text:p>25959</text:p>
          </table:table-cell>
          <table:table-cell table:formula="of:=IF([.O41]&gt;2*[.$H41];[.O41];FLOOR([.O41]*[.$J41];1))" office:value-type="float" office:value="11948" calcext:value-type="float">
            <text:p>11948</text:p>
          </table:table-cell>
          <table:table-cell table:formula="of:=IF([.P41]&gt;2*[.$H41];[.P41];FLOOR([.P41]*[.$J41];1))" office:value-type="float" office:value="5499" calcext:value-type="float">
            <text:p>5499</text:p>
          </table:table-cell>
          <table:table-cell table:formula="of:=IF([.Q41]&gt;2*[.$H41];[.Q41];FLOOR([.Q41]*[.$J41];1))" office:value-type="float" office:value="2531" calcext:value-type="float">
            <text:p>2531</text:p>
          </table:table-cell>
          <table:table-cell table:formula="of:=IF([.R41]&gt;2*[.$H41];[.R41];FLOOR([.R41]*[.$J41];1))" office:value-type="float" office:value="1165" calcext:value-type="float">
            <text:p>1165</text:p>
          </table:table-cell>
          <table:table-cell table:formula="of:=IF([.S41]&gt;2*[.$H41];[.S41];FLOOR([.S41]*[.$J41];1))" office:value-type="float" office:value="536" calcext:value-type="float">
            <text:p>536</text:p>
          </table:table-cell>
          <table:table-cell table:formula="of:=IF([.T41]&gt;2*[.$H41];[.T41];FLOOR([.T41]*[.$J41];1))" office:value-type="float" office:value="246" calcext:value-type="float">
            <text:p>2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35C</text:p>
          </table:table-cell>
          <table:table-cell office:value-type="float" office:value="2574432" calcext:value-type="float">
            <text:p>2574432</text:p>
          </table:table-cell>
          <table:table-cell office:value-type="float" office:value="2409710" calcext:value-type="float">
            <text:p>2409710</text:p>
          </table:table-cell>
          <table:table-cell office:value-type="float" office:value="987486" calcext:value-type="float">
            <text:p>987486</text:p>
          </table:table-cell>
          <table:table-cell office:value-type="float" office:value="999043" calcext:value-type="float">
            <text:p>999043</text:p>
          </table:table-cell>
          <table:table-cell table:formula="of:=VALUE(MID([.A42];2;2))" office:value-type="float" office:value="35" calcext:value-type="float">
            <text:p>35</text:p>
          </table:table-cell>
          <table:table-cell table:formula="of:=RIGHT([.A42])" office:value-type="string" office:string-value="C" calcext:value-type="string">
            <text:p>C</text:p>
          </table:table-cell>
          <table:table-cell table:formula="of:=[.B42]+[.C42]" office:value-type="float" office:value="4984142" calcext:value-type="float">
            <text:p>4984142</text:p>
          </table:table-cell>
          <table:table-cell table:formula="of:=[.D42]+[.E42]" office:value-type="float" office:value="1986529" calcext:value-type="float">
            <text:p>1986529</text:p>
          </table:table-cell>
          <table:table-cell table:formula="of:=FLOOR([.I42]/[.H42];0.0001)" office:value-type="float" office:value="0.3985" calcext:value-type="float">
            <text:p>0.3985</text:p>
          </table:table-cell>
          <table:table-cell table:formula="of:=IF([.I42]&gt;2*[.H42];[.I42]; FLOOR([.I42]*[.$J42];1))" office:value-type="float" office:value="791631" calcext:value-type="float">
            <text:p>791631</text:p>
          </table:table-cell>
          <table:table-cell table:formula="of:=IF([.K42]&gt;2*[.$H42];[.K42];FLOOR([.K42]*[.$J42];1))" office:value-type="float" office:value="315464" calcext:value-type="float">
            <text:p>315464</text:p>
          </table:table-cell>
          <table:table-cell table:formula="of:=IF([.L42]&gt;2*[.$H42];[.L42];FLOOR([.L42]*[.$J42];1))" office:value-type="float" office:value="125712" calcext:value-type="float">
            <text:p>125712</text:p>
          </table:table-cell>
          <table:table-cell table:formula="of:=IF([.M42]&gt;2*[.$H42];[.M42];FLOOR([.M42]*[.$J42];1))" office:value-type="float" office:value="50096" calcext:value-type="float">
            <text:p>50096</text:p>
          </table:table-cell>
          <table:table-cell table:formula="of:=IF([.N42]&gt;2*[.$H42];[.N42];FLOOR([.N42]*[.$J42];1))" office:value-type="float" office:value="19963" calcext:value-type="float">
            <text:p>19963</text:p>
          </table:table-cell>
          <table:table-cell table:formula="of:=IF([.O42]&gt;2*[.$H42];[.O42];FLOOR([.O42]*[.$J42];1))" office:value-type="float" office:value="7955" calcext:value-type="float">
            <text:p>7955</text:p>
          </table:table-cell>
          <table:table-cell table:formula="of:=IF([.P42]&gt;2*[.$H42];[.P42];FLOOR([.P42]*[.$J42];1))" office:value-type="float" office:value="3170" calcext:value-type="float">
            <text:p>3170</text:p>
          </table:table-cell>
          <table:table-cell table:formula="of:=IF([.Q42]&gt;2*[.$H42];[.Q42];FLOOR([.Q42]*[.$J42];1))" office:value-type="float" office:value="1263" calcext:value-type="float">
            <text:p>1263</text:p>
          </table:table-cell>
          <table:table-cell table:formula="of:=IF([.R42]&gt;2*[.$H42];[.R42];FLOOR([.R42]*[.$J42];1))" office:value-type="float" office:value="503" calcext:value-type="float">
            <text:p>503</text:p>
          </table:table-cell>
          <table:table-cell table:formula="of:=IF([.S42]&gt;2*[.$H42];[.S42];FLOOR([.S42]*[.$J42];1))" office:value-type="float" office:value="200" calcext:value-type="float">
            <text:p>200</text:p>
          </table:table-cell>
          <table:table-cell table:formula="of:=IF([.T42]&gt;2*[.$H42];[.T42];FLOOR([.T42]*[.$J42];1))" office:value-type="float" office:value="79" calcext:value-type="float">
            <text:p>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21A</text:p>
          </table:table-cell>
          <table:table-cell office:value-type="float" office:value="2486640" calcext:value-type="float">
            <text:p>2486640</text:p>
          </table:table-cell>
          <table:table-cell office:value-type="float" office:value="2265936" calcext:value-type="float">
            <text:p>2265936</text:p>
          </table:table-cell>
          <table:table-cell office:value-type="float" office:value="297424" calcext:value-type="float">
            <text:p>297424</text:p>
          </table:table-cell>
          <table:table-cell office:value-type="float" office:value="274759" calcext:value-type="float">
            <text:p>274759</text:p>
          </table:table-cell>
          <table:table-cell table:formula="of:=VALUE(MID([.A43];2;2))" office:value-type="float" office:value="21" calcext:value-type="float">
            <text:p>21</text:p>
          </table:table-cell>
          <table:table-cell table:formula="of:=RIGHT([.A43])" office:value-type="string" office:string-value="A" calcext:value-type="string">
            <text:p>A</text:p>
          </table:table-cell>
          <table:table-cell table:formula="of:=[.B43]+[.C43]" office:value-type="float" office:value="4752576" calcext:value-type="float">
            <text:p>4752576</text:p>
          </table:table-cell>
          <table:table-cell table:formula="of:=[.D43]+[.E43]" office:value-type="float" office:value="572183" calcext:value-type="float">
            <text:p>572183</text:p>
          </table:table-cell>
          <table:table-cell table:formula="of:=FLOOR([.I43]/[.H43];0.0001)" office:value-type="float" office:value="0.1203" calcext:value-type="float">
            <text:p>0.1203</text:p>
          </table:table-cell>
          <table:table-cell table:formula="of:=IF([.I43]&gt;2*[.H43];[.I43]; FLOOR([.I43]*[.$J43];1))" office:value-type="float" office:value="68833" calcext:value-type="float">
            <text:p>68833</text:p>
          </table:table-cell>
          <table:table-cell table:formula="of:=IF([.K43]&gt;2*[.$H43];[.K43];FLOOR([.K43]*[.$J43];1))" office:value-type="float" office:value="8280" calcext:value-type="float">
            <text:p>8280</text:p>
          </table:table-cell>
          <table:table-cell table:formula="of:=IF([.L43]&gt;2*[.$H43];[.L43];FLOOR([.L43]*[.$J43];1))" office:value-type="float" office:value="996" calcext:value-type="float">
            <text:p>996</text:p>
          </table:table-cell>
          <table:table-cell table:formula="of:=IF([.M43]&gt;2*[.$H43];[.M43];FLOOR([.M43]*[.$J43];1))" office:value-type="float" office:value="119" calcext:value-type="float">
            <text:p>119</text:p>
          </table:table-cell>
          <table:table-cell table:formula="of:=IF([.N43]&gt;2*[.$H43];[.N43];FLOOR([.N43]*[.$J43];1))" office:value-type="float" office:value="14" calcext:value-type="float">
            <text:p>14</text:p>
          </table:table-cell>
          <table:table-cell table:formula="of:=IF([.O43]&gt;2*[.$H43];[.O43];FLOOR([.O43]*[.$J43];1))" office:value-type="float" office:value="1" calcext:value-type="float">
            <text:p>1</text:p>
          </table:table-cell>
          <table:table-cell table:formula="of:=IF([.P43]&gt;2*[.$H43];[.P43];FLOOR([.P43]*[.$J43];1))" office:value-type="float" office:value="0" calcext:value-type="float">
            <text:p>0</text:p>
          </table:table-cell>
          <table:table-cell table:formula="of:=IF([.Q43]&gt;2*[.$H43];[.Q43];FLOOR([.Q43]*[.$J43];1))" office:value-type="float" office:value="0" calcext:value-type="float">
            <text:p>0</text:p>
          </table:table-cell>
          <table:table-cell table:formula="of:=IF([.R43]&gt;2*[.$H43];[.R43];FLOOR([.R43]*[.$J43];1))" office:value-type="float" office:value="0" calcext:value-type="float">
            <text:p>0</text:p>
          </table:table-cell>
          <table:table-cell table:formula="of:=IF([.S43]&gt;2*[.$H43];[.S43];FLOOR([.S43]*[.$J43];1))" office:value-type="float" office:value="0" calcext:value-type="float">
            <text:p>0</text:p>
          </table:table-cell>
          <table:table-cell table:formula="of:=IF([.T43]&gt;2*[.$H43];[.T43];FLOOR([.T43]*[.$J43];1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28D</text:p>
          </table:table-cell>
          <table:table-cell office:value-type="float" office:value="2613354" calcext:value-type="float">
            <text:p>2613354</text:p>
          </table:table-cell>
          <table:table-cell office:value-type="float" office:value="2837241" calcext:value-type="float">
            <text:p>2837241</text:p>
          </table:table-cell>
          <table:table-cell office:value-type="float" office:value="431144" calcext:value-type="float">
            <text:p>431144</text:p>
          </table:table-cell>
          <table:table-cell office:value-type="float" office:value="434113" calcext:value-type="float">
            <text:p>434113</text:p>
          </table:table-cell>
          <table:table-cell table:formula="of:=VALUE(MID([.A44];2;2))" office:value-type="float" office:value="28" calcext:value-type="float">
            <text:p>28</text:p>
          </table:table-cell>
          <table:table-cell table:formula="of:=RIGHT([.A44])" office:value-type="string" office:string-value="D" calcext:value-type="string">
            <text:p>D</text:p>
          </table:table-cell>
          <table:table-cell table:formula="of:=[.B44]+[.C44]" office:value-type="float" office:value="5450595" calcext:value-type="float">
            <text:p>5450595</text:p>
          </table:table-cell>
          <table:table-cell table:formula="of:=[.D44]+[.E44]" office:value-type="float" office:value="865257" calcext:value-type="float">
            <text:p>865257</text:p>
          </table:table-cell>
          <table:table-cell table:formula="of:=FLOOR([.I44]/[.H44];0.0001)" office:value-type="float" office:value="0.1587" calcext:value-type="float">
            <text:p>0.1587</text:p>
          </table:table-cell>
          <table:table-cell table:formula="of:=IF([.I44]&gt;2*[.H44];[.I44]; FLOOR([.I44]*[.$J44];1))" office:value-type="float" office:value="137316" calcext:value-type="float">
            <text:p>137316</text:p>
          </table:table-cell>
          <table:table-cell table:formula="of:=IF([.K44]&gt;2*[.$H44];[.K44];FLOOR([.K44]*[.$J44];1))" office:value-type="float" office:value="21792" calcext:value-type="float">
            <text:p>21792</text:p>
          </table:table-cell>
          <table:table-cell table:formula="of:=IF([.L44]&gt;2*[.$H44];[.L44];FLOOR([.L44]*[.$J44];1))" office:value-type="float" office:value="3458" calcext:value-type="float">
            <text:p>3458</text:p>
          </table:table-cell>
          <table:table-cell table:formula="of:=IF([.M44]&gt;2*[.$H44];[.M44];FLOOR([.M44]*[.$J44];1))" office:value-type="float" office:value="548" calcext:value-type="float">
            <text:p>548</text:p>
          </table:table-cell>
          <table:table-cell table:formula="of:=IF([.N44]&gt;2*[.$H44];[.N44];FLOOR([.N44]*[.$J44];1))" office:value-type="float" office:value="86" calcext:value-type="float">
            <text:p>86</text:p>
          </table:table-cell>
          <table:table-cell table:formula="of:=IF([.O44]&gt;2*[.$H44];[.O44];FLOOR([.O44]*[.$J44];1))" office:value-type="float" office:value="13" calcext:value-type="float">
            <text:p>13</text:p>
          </table:table-cell>
          <table:table-cell table:formula="of:=IF([.P44]&gt;2*[.$H44];[.P44];FLOOR([.P44]*[.$J44];1))" office:value-type="float" office:value="2" calcext:value-type="float">
            <text:p>2</text:p>
          </table:table-cell>
          <table:table-cell table:formula="of:=IF([.Q44]&gt;2*[.$H44];[.Q44];FLOOR([.Q44]*[.$J44];1))" office:value-type="float" office:value="0" calcext:value-type="float">
            <text:p>0</text:p>
          </table:table-cell>
          <table:table-cell table:formula="of:=IF([.R44]&gt;2*[.$H44];[.R44];FLOOR([.R44]*[.$J44];1))" office:value-type="float" office:value="0" calcext:value-type="float">
            <text:p>0</text:p>
          </table:table-cell>
          <table:table-cell table:formula="of:=IF([.S44]&gt;2*[.$H44];[.S44];FLOOR([.S44]*[.$J44];1))" office:value-type="float" office:value="0" calcext:value-type="float">
            <text:p>0</text:p>
          </table:table-cell>
          <table:table-cell table:formula="of:=IF([.T44]&gt;2*[.$H44];[.T44];FLOOR([.T44]*[.$J44];1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30C</text:p>
          </table:table-cell>
          <table:table-cell office:value-type="float" office:value="2478386" calcext:value-type="float">
            <text:p>2478386</text:p>
          </table:table-cell>
          <table:table-cell office:value-type="float" office:value="2562144" calcext:value-type="float">
            <text:p>2562144</text:p>
          </table:table-cell>
          <table:table-cell office:value-type="float" office:value="30035" calcext:value-type="float">
            <text:p>30035</text:p>
          </table:table-cell>
          <table:table-cell office:value-type="float" office:value="29396" calcext:value-type="float">
            <text:p>29396</text:p>
          </table:table-cell>
          <table:table-cell table:formula="of:=VALUE(MID([.A45];2;2))" office:value-type="float" office:value="30" calcext:value-type="float">
            <text:p>30</text:p>
          </table:table-cell>
          <table:table-cell table:formula="of:=RIGHT([.A45])" office:value-type="string" office:string-value="C" calcext:value-type="string">
            <text:p>C</text:p>
          </table:table-cell>
          <table:table-cell table:formula="of:=[.B45]+[.C45]" office:value-type="float" office:value="5040530" calcext:value-type="float">
            <text:p>5040530</text:p>
          </table:table-cell>
          <table:table-cell table:formula="of:=[.D45]+[.E45]" office:value-type="float" office:value="59431" calcext:value-type="float">
            <text:p>59431</text:p>
          </table:table-cell>
          <table:table-cell table:formula="of:=FLOOR([.I45]/[.H45];0.0001)" office:value-type="float" office:value="0.0117" calcext:value-type="float">
            <text:p>0.0117</text:p>
          </table:table-cell>
          <table:table-cell table:formula="of:=IF([.I45]&gt;2*[.H45];[.I45]; FLOOR([.I45]*[.$J45];1))" office:value-type="float" office:value="695" calcext:value-type="float">
            <text:p>695</text:p>
          </table:table-cell>
          <table:table-cell table:formula="of:=IF([.K45]&gt;2*[.$H45];[.K45];FLOOR([.K45]*[.$J45];1))" office:value-type="float" office:value="8" calcext:value-type="float">
            <text:p>8</text:p>
          </table:table-cell>
          <table:table-cell table:formula="of:=IF([.L45]&gt;2*[.$H45];[.L45];FLOOR([.L45]*[.$J45];1))" office:value-type="float" office:value="0" calcext:value-type="float">
            <text:p>0</text:p>
          </table:table-cell>
          <table:table-cell table:formula="of:=IF([.M45]&gt;2*[.$H45];[.M45];FLOOR([.M45]*[.$J45];1))" office:value-type="float" office:value="0" calcext:value-type="float">
            <text:p>0</text:p>
          </table:table-cell>
          <table:table-cell table:formula="of:=IF([.N45]&gt;2*[.$H45];[.N45];FLOOR([.N45]*[.$J45];1))" office:value-type="float" office:value="0" calcext:value-type="float">
            <text:p>0</text:p>
          </table:table-cell>
          <table:table-cell table:formula="of:=IF([.O45]&gt;2*[.$H45];[.O45];FLOOR([.O45]*[.$J45];1))" office:value-type="float" office:value="0" calcext:value-type="float">
            <text:p>0</text:p>
          </table:table-cell>
          <table:table-cell table:formula="of:=IF([.P45]&gt;2*[.$H45];[.P45];FLOOR([.P45]*[.$J45];1))" office:value-type="float" office:value="0" calcext:value-type="float">
            <text:p>0</text:p>
          </table:table-cell>
          <table:table-cell table:formula="of:=IF([.Q45]&gt;2*[.$H45];[.Q45];FLOOR([.Q45]*[.$J45];1))" office:value-type="float" office:value="0" calcext:value-type="float">
            <text:p>0</text:p>
          </table:table-cell>
          <table:table-cell table:formula="of:=IF([.R45]&gt;2*[.$H45];[.R45];FLOOR([.R45]*[.$J45];1))" office:value-type="float" office:value="0" calcext:value-type="float">
            <text:p>0</text:p>
          </table:table-cell>
          <table:table-cell table:formula="of:=IF([.S45]&gt;2*[.$H45];[.S45];FLOOR([.S45]*[.$J45];1))" office:value-type="float" office:value="0" calcext:value-type="float">
            <text:p>0</text:p>
          </table:table-cell>
          <table:table-cell table:formula="of:=IF([.T45]&gt;2*[.$H45];[.T45];FLOOR([.T45]*[.$J45];1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33B</text:p>
          </table:table-cell>
          <table:table-cell office:value-type="float" office:value="2966291" calcext:value-type="float">
            <text:p>2966291</text:p>
          </table:table-cell>
          <table:table-cell office:value-type="float" office:value="2889963" calcext:value-type="float">
            <text:p>2889963</text:p>
          </table:table-cell>
          <table:table-cell office:value-type="float" office:value="462453" calcext:value-type="float">
            <text:p>462453</text:p>
          </table:table-cell>
          <table:table-cell office:value-type="float" office:value="486354" calcext:value-type="float">
            <text:p>486354</text:p>
          </table:table-cell>
          <table:table-cell table:formula="of:=VALUE(MID([.A46];2;2))" office:value-type="float" office:value="33" calcext:value-type="float">
            <text:p>33</text:p>
          </table:table-cell>
          <table:table-cell table:formula="of:=RIGHT([.A46])" office:value-type="string" office:string-value="B" calcext:value-type="string">
            <text:p>B</text:p>
          </table:table-cell>
          <table:table-cell table:formula="of:=[.B46]+[.C46]" office:value-type="float" office:value="5856254" calcext:value-type="float">
            <text:p>5856254</text:p>
          </table:table-cell>
          <table:table-cell table:formula="of:=[.D46]+[.E46]" office:value-type="float" office:value="948807" calcext:value-type="float">
            <text:p>948807</text:p>
          </table:table-cell>
          <table:table-cell table:formula="of:=FLOOR([.I46]/[.H46];0.0001)" office:value-type="float" office:value="0.162" calcext:value-type="float">
            <text:p>0.1620</text:p>
          </table:table-cell>
          <table:table-cell table:formula="of:=IF([.I46]&gt;2*[.H46];[.I46]; FLOOR([.I46]*[.$J46];1))" office:value-type="float" office:value="153706" calcext:value-type="float">
            <text:p>153706</text:p>
          </table:table-cell>
          <table:table-cell table:formula="of:=IF([.K46]&gt;2*[.$H46];[.K46];FLOOR([.K46]*[.$J46];1))" office:value-type="float" office:value="24900" calcext:value-type="float">
            <text:p>24900</text:p>
          </table:table-cell>
          <table:table-cell table:formula="of:=IF([.L46]&gt;2*[.$H46];[.L46];FLOOR([.L46]*[.$J46];1))" office:value-type="float" office:value="4033" calcext:value-type="float">
            <text:p>4033</text:p>
          </table:table-cell>
          <table:table-cell table:formula="of:=IF([.M46]&gt;2*[.$H46];[.M46];FLOOR([.M46]*[.$J46];1))" office:value-type="float" office:value="653" calcext:value-type="float">
            <text:p>653</text:p>
          </table:table-cell>
          <table:table-cell table:formula="of:=IF([.N46]&gt;2*[.$H46];[.N46];FLOOR([.N46]*[.$J46];1))" office:value-type="float" office:value="105" calcext:value-type="float">
            <text:p>105</text:p>
          </table:table-cell>
          <table:table-cell table:formula="of:=IF([.O46]&gt;2*[.$H46];[.O46];FLOOR([.O46]*[.$J46];1))" office:value-type="float" office:value="17" calcext:value-type="float">
            <text:p>17</text:p>
          </table:table-cell>
          <table:table-cell table:formula="of:=IF([.P46]&gt;2*[.$H46];[.P46];FLOOR([.P46]*[.$J46];1))" office:value-type="float" office:value="2" calcext:value-type="float">
            <text:p>2</text:p>
          </table:table-cell>
          <table:table-cell table:formula="of:=IF([.Q46]&gt;2*[.$H46];[.Q46];FLOOR([.Q46]*[.$J46];1))" office:value-type="float" office:value="0" calcext:value-type="float">
            <text:p>0</text:p>
          </table:table-cell>
          <table:table-cell table:formula="of:=IF([.R46]&gt;2*[.$H46];[.R46];FLOOR([.R46]*[.$J46];1))" office:value-type="float" office:value="0" calcext:value-type="float">
            <text:p>0</text:p>
          </table:table-cell>
          <table:table-cell table:formula="of:=IF([.S46]&gt;2*[.$H46];[.S46];FLOOR([.S46]*[.$J46];1))" office:value-type="float" office:value="0" calcext:value-type="float">
            <text:p>0</text:p>
          </table:table-cell>
          <table:table-cell table:formula="of:=IF([.T46]&gt;2*[.$H46];[.T46];FLOOR([.T46]*[.$J46];1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36B</text:p>
          </table:table-cell>
          <table:table-cell office:value-type="float" office:value="1778590" calcext:value-type="float">
            <text:p>1778590</text:p>
          </table:table-cell>
          <table:table-cell office:value-type="float" office:value="1874844" calcext:value-type="float">
            <text:p>1874844</text:p>
          </table:table-cell>
          <table:table-cell office:value-type="float" office:value="111191" calcext:value-type="float">
            <text:p>111191</text:p>
          </table:table-cell>
          <table:table-cell office:value-type="float" office:value="117846" calcext:value-type="float">
            <text:p>117846</text:p>
          </table:table-cell>
          <table:table-cell table:formula="of:=VALUE(MID([.A47];2;2))" office:value-type="float" office:value="36" calcext:value-type="float">
            <text:p>36</text:p>
          </table:table-cell>
          <table:table-cell table:formula="of:=RIGHT([.A47])" office:value-type="string" office:string-value="B" calcext:value-type="string">
            <text:p>B</text:p>
          </table:table-cell>
          <table:table-cell table:formula="of:=[.B47]+[.C47]" office:value-type="float" office:value="3653434" calcext:value-type="float">
            <text:p>3653434</text:p>
          </table:table-cell>
          <table:table-cell table:formula="of:=[.D47]+[.E47]" office:value-type="float" office:value="229037" calcext:value-type="float">
            <text:p>229037</text:p>
          </table:table-cell>
          <table:table-cell table:formula="of:=FLOOR([.I47]/[.H47];0.0001)" office:value-type="float" office:value="0.0626" calcext:value-type="float">
            <text:p>0.0626</text:p>
          </table:table-cell>
          <table:table-cell table:formula="of:=IF([.I47]&gt;2*[.H47];[.I47]; FLOOR([.I47]*[.$J47];1))" office:value-type="float" office:value="14337" calcext:value-type="float">
            <text:p>14337</text:p>
          </table:table-cell>
          <table:table-cell table:formula="of:=IF([.K47]&gt;2*[.$H47];[.K47];FLOOR([.K47]*[.$J47];1))" office:value-type="float" office:value="897" calcext:value-type="float">
            <text:p>897</text:p>
          </table:table-cell>
          <table:table-cell table:formula="of:=IF([.L47]&gt;2*[.$H47];[.L47];FLOOR([.L47]*[.$J47];1))" office:value-type="float" office:value="56" calcext:value-type="float">
            <text:p>56</text:p>
          </table:table-cell>
          <table:table-cell table:formula="of:=IF([.M47]&gt;2*[.$H47];[.M47];FLOOR([.M47]*[.$J47];1))" office:value-type="float" office:value="3" calcext:value-type="float">
            <text:p>3</text:p>
          </table:table-cell>
          <table:table-cell table:formula="of:=IF([.N47]&gt;2*[.$H47];[.N47];FLOOR([.N47]*[.$J47];1))" office:value-type="float" office:value="0" calcext:value-type="float">
            <text:p>0</text:p>
          </table:table-cell>
          <table:table-cell table:formula="of:=IF([.O47]&gt;2*[.$H47];[.O47];FLOOR([.O47]*[.$J47];1))" office:value-type="float" office:value="0" calcext:value-type="float">
            <text:p>0</text:p>
          </table:table-cell>
          <table:table-cell table:formula="of:=IF([.P47]&gt;2*[.$H47];[.P47];FLOOR([.P47]*[.$J47];1))" office:value-type="float" office:value="0" calcext:value-type="float">
            <text:p>0</text:p>
          </table:table-cell>
          <table:table-cell table:formula="of:=IF([.Q47]&gt;2*[.$H47];[.Q47];FLOOR([.Q47]*[.$J47];1))" office:value-type="float" office:value="0" calcext:value-type="float">
            <text:p>0</text:p>
          </table:table-cell>
          <table:table-cell table:formula="of:=IF([.R47]&gt;2*[.$H47];[.R47];FLOOR([.R47]*[.$J47];1))" office:value-type="float" office:value="0" calcext:value-type="float">
            <text:p>0</text:p>
          </table:table-cell>
          <table:table-cell table:formula="of:=IF([.S47]&gt;2*[.$H47];[.S47];FLOOR([.S47]*[.$J47];1))" office:value-type="float" office:value="0" calcext:value-type="float">
            <text:p>0</text:p>
          </table:table-cell>
          <table:table-cell table:formula="of:=IF([.T47]&gt;2*[.$H47];[.T47];FLOOR([.T47]*[.$J47];1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38B</text:p>
          </table:table-cell>
          <table:table-cell office:value-type="float" office:value="1598886" calcext:value-type="float">
            <text:p>1598886</text:p>
          </table:table-cell>
          <table:table-cell office:value-type="float" office:value="1687917" calcext:value-type="float">
            <text:p>1687917</text:p>
          </table:table-cell>
          <table:table-cell office:value-type="float" office:value="449788" calcext:value-type="float">
            <text:p>449788</text:p>
          </table:table-cell>
          <table:table-cell office:value-type="float" office:value="427615" calcext:value-type="float">
            <text:p>427615</text:p>
          </table:table-cell>
          <table:table-cell table:formula="of:=VALUE(MID([.A48];2;2))" office:value-type="float" office:value="38" calcext:value-type="float">
            <text:p>38</text:p>
          </table:table-cell>
          <table:table-cell table:formula="of:=RIGHT([.A48])" office:value-type="string" office:string-value="B" calcext:value-type="string">
            <text:p>B</text:p>
          </table:table-cell>
          <table:table-cell table:formula="of:=[.B48]+[.C48]" office:value-type="float" office:value="3286803" calcext:value-type="float">
            <text:p>3286803</text:p>
          </table:table-cell>
          <table:table-cell table:formula="of:=[.D48]+[.E48]" office:value-type="float" office:value="877403" calcext:value-type="float">
            <text:p>877403</text:p>
          </table:table-cell>
          <table:table-cell table:formula="of:=FLOOR([.I48]/[.H48];0.0001)" office:value-type="float" office:value="0.2669" calcext:value-type="float">
            <text:p>0.2669</text:p>
          </table:table-cell>
          <table:table-cell table:formula="of:=IF([.I48]&gt;2*[.H48];[.I48]; FLOOR([.I48]*[.$J48];1))" office:value-type="float" office:value="234178" calcext:value-type="float">
            <text:p>234178</text:p>
          </table:table-cell>
          <table:table-cell table:formula="of:=IF([.K48]&gt;2*[.$H48];[.K48];FLOOR([.K48]*[.$J48];1))" office:value-type="float" office:value="62502" calcext:value-type="float">
            <text:p>62502</text:p>
          </table:table-cell>
          <table:table-cell table:formula="of:=IF([.L48]&gt;2*[.$H48];[.L48];FLOOR([.L48]*[.$J48];1))" office:value-type="float" office:value="16681" calcext:value-type="float">
            <text:p>16681</text:p>
          </table:table-cell>
          <table:table-cell table:formula="of:=IF([.M48]&gt;2*[.$H48];[.M48];FLOOR([.M48]*[.$J48];1))" office:value-type="float" office:value="4452" calcext:value-type="float">
            <text:p>4452</text:p>
          </table:table-cell>
          <table:table-cell table:formula="of:=IF([.N48]&gt;2*[.$H48];[.N48];FLOOR([.N48]*[.$J48];1))" office:value-type="float" office:value="1188" calcext:value-type="float">
            <text:p>1188</text:p>
          </table:table-cell>
          <table:table-cell table:formula="of:=IF([.O48]&gt;2*[.$H48];[.O48];FLOOR([.O48]*[.$J48];1))" office:value-type="float" office:value="317" calcext:value-type="float">
            <text:p>317</text:p>
          </table:table-cell>
          <table:table-cell table:formula="of:=IF([.P48]&gt;2*[.$H48];[.P48];FLOOR([.P48]*[.$J48];1))" office:value-type="float" office:value="84" calcext:value-type="float">
            <text:p>84</text:p>
          </table:table-cell>
          <table:table-cell table:formula="of:=IF([.Q48]&gt;2*[.$H48];[.Q48];FLOOR([.Q48]*[.$J48];1))" office:value-type="float" office:value="22" calcext:value-type="float">
            <text:p>22</text:p>
          </table:table-cell>
          <table:table-cell table:formula="of:=IF([.R48]&gt;2*[.$H48];[.R48];FLOOR([.R48]*[.$J48];1))" office:value-type="float" office:value="5" calcext:value-type="float">
            <text:p>5</text:p>
          </table:table-cell>
          <table:table-cell table:formula="of:=IF([.S48]&gt;2*[.$H48];[.S48];FLOOR([.S48]*[.$J48];1))" office:value-type="float" office:value="1" calcext:value-type="float">
            <text:p>1</text:p>
          </table:table-cell>
          <table:table-cell table:formula="of:=IF([.T48]&gt;2*[.$H48];[.T48];FLOOR([.T48]*[.$J48];1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41D</text:p>
          </table:table-cell>
          <table:table-cell office:value-type="float" office:value="2115336" calcext:value-type="float">
            <text:p>2115336</text:p>
          </table:table-cell>
          <table:table-cell office:value-type="float" office:value="2202769" calcext:value-type="float">
            <text:p>2202769</text:p>
          </table:table-cell>
          <table:table-cell office:value-type="float" office:value="15339" calcext:value-type="float">
            <text:p>15339</text:p>
          </table:table-cell>
          <table:table-cell office:value-type="float" office:value="14652" calcext:value-type="float">
            <text:p>14652</text:p>
          </table:table-cell>
          <table:table-cell table:formula="of:=VALUE(MID([.A49];2;2))" office:value-type="float" office:value="41" calcext:value-type="float">
            <text:p>41</text:p>
          </table:table-cell>
          <table:table-cell table:formula="of:=RIGHT([.A49])" office:value-type="string" office:string-value="D" calcext:value-type="string">
            <text:p>D</text:p>
          </table:table-cell>
          <table:table-cell table:formula="of:=[.B49]+[.C49]" office:value-type="float" office:value="4318105" calcext:value-type="float">
            <text:p>4318105</text:p>
          </table:table-cell>
          <table:table-cell table:formula="of:=[.D49]+[.E49]" office:value-type="float" office:value="29991" calcext:value-type="float">
            <text:p>29991</text:p>
          </table:table-cell>
          <table:table-cell table:formula="of:=FLOOR([.I49]/[.H49];0.0001)" office:value-type="float" office:value="0.0069" calcext:value-type="float">
            <text:p>0.0069</text:p>
          </table:table-cell>
          <table:table-cell table:formula="of:=IF([.I49]&gt;2*[.H49];[.I49]; FLOOR([.I49]*[.$J49];1))" office:value-type="float" office:value="206" calcext:value-type="float">
            <text:p>206</text:p>
          </table:table-cell>
          <table:table-cell table:formula="of:=IF([.K49]&gt;2*[.$H49];[.K49];FLOOR([.K49]*[.$J49];1))" office:value-type="float" office:value="1" calcext:value-type="float">
            <text:p>1</text:p>
          </table:table-cell>
          <table:table-cell table:formula="of:=IF([.L49]&gt;2*[.$H49];[.L49];FLOOR([.L49]*[.$J49];1))" office:value-type="float" office:value="0" calcext:value-type="float">
            <text:p>0</text:p>
          </table:table-cell>
          <table:table-cell table:formula="of:=IF([.M49]&gt;2*[.$H49];[.M49];FLOOR([.M49]*[.$J49];1))" office:value-type="float" office:value="0" calcext:value-type="float">
            <text:p>0</text:p>
          </table:table-cell>
          <table:table-cell table:formula="of:=IF([.N49]&gt;2*[.$H49];[.N49];FLOOR([.N49]*[.$J49];1))" office:value-type="float" office:value="0" calcext:value-type="float">
            <text:p>0</text:p>
          </table:table-cell>
          <table:table-cell table:formula="of:=IF([.O49]&gt;2*[.$H49];[.O49];FLOOR([.O49]*[.$J49];1))" office:value-type="float" office:value="0" calcext:value-type="float">
            <text:p>0</text:p>
          </table:table-cell>
          <table:table-cell table:formula="of:=IF([.P49]&gt;2*[.$H49];[.P49];FLOOR([.P49]*[.$J49];1))" office:value-type="float" office:value="0" calcext:value-type="float">
            <text:p>0</text:p>
          </table:table-cell>
          <table:table-cell table:formula="of:=IF([.Q49]&gt;2*[.$H49];[.Q49];FLOOR([.Q49]*[.$J49];1))" office:value-type="float" office:value="0" calcext:value-type="float">
            <text:p>0</text:p>
          </table:table-cell>
          <table:table-cell table:formula="of:=IF([.R49]&gt;2*[.$H49];[.R49];FLOOR([.R49]*[.$J49];1))" office:value-type="float" office:value="0" calcext:value-type="float">
            <text:p>0</text:p>
          </table:table-cell>
          <table:table-cell table:formula="of:=IF([.S49]&gt;2*[.$H49];[.S49];FLOOR([.S49]*[.$J49];1))" office:value-type="float" office:value="0" calcext:value-type="float">
            <text:p>0</text:p>
          </table:table-cell>
          <table:table-cell table:formula="of:=IF([.T49]&gt;2*[.$H49];[.T49];FLOOR([.T49]*[.$J49];1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42B</text:p>
          </table:table-cell>
          <table:table-cell office:value-type="float" office:value="2346640" calcext:value-type="float">
            <text:p>2346640</text:p>
          </table:table-cell>
          <table:table-cell office:value-type="float" office:value="2197559" calcext:value-type="float">
            <text:p>2197559</text:p>
          </table:table-cell>
          <table:table-cell office:value-type="float" office:value="373470" calcext:value-type="float">
            <text:p>373470</text:p>
          </table:table-cell>
          <table:table-cell office:value-type="float" office:value="353365" calcext:value-type="float">
            <text:p>353365</text:p>
          </table:table-cell>
          <table:table-cell table:formula="of:=VALUE(MID([.A50];2;2))" office:value-type="float" office:value="42" calcext:value-type="float">
            <text:p>42</text:p>
          </table:table-cell>
          <table:table-cell table:formula="of:=RIGHT([.A50])" office:value-type="string" office:string-value="B" calcext:value-type="string">
            <text:p>B</text:p>
          </table:table-cell>
          <table:table-cell table:formula="of:=[.B50]+[.C50]" office:value-type="float" office:value="4544199" calcext:value-type="float">
            <text:p>4544199</text:p>
          </table:table-cell>
          <table:table-cell table:formula="of:=[.D50]+[.E50]" office:value-type="float" office:value="726835" calcext:value-type="float">
            <text:p>726835</text:p>
          </table:table-cell>
          <table:table-cell table:formula="of:=FLOOR([.I50]/[.H50];0.0001)" office:value-type="float" office:value="0.1599" calcext:value-type="float">
            <text:p>0.1599</text:p>
          </table:table-cell>
          <table:table-cell table:formula="of:=IF([.I50]&gt;2*[.H50];[.I50]; FLOOR([.I50]*[.$J50];1))" office:value-type="float" office:value="116220" calcext:value-type="float">
            <text:p>116220</text:p>
          </table:table-cell>
          <table:table-cell table:formula="of:=IF([.K50]&gt;2*[.$H50];[.K50];FLOOR([.K50]*[.$J50];1))" office:value-type="float" office:value="18583" calcext:value-type="float">
            <text:p>18583</text:p>
          </table:table-cell>
          <table:table-cell table:formula="of:=IF([.L50]&gt;2*[.$H50];[.L50];FLOOR([.L50]*[.$J50];1))" office:value-type="float" office:value="2971" calcext:value-type="float">
            <text:p>2971</text:p>
          </table:table-cell>
          <table:table-cell table:formula="of:=IF([.M50]&gt;2*[.$H50];[.M50];FLOOR([.M50]*[.$J50];1))" office:value-type="float" office:value="475" calcext:value-type="float">
            <text:p>475</text:p>
          </table:table-cell>
          <table:table-cell table:formula="of:=IF([.N50]&gt;2*[.$H50];[.N50];FLOOR([.N50]*[.$J50];1))" office:value-type="float" office:value="75" calcext:value-type="float">
            <text:p>75</text:p>
          </table:table-cell>
          <table:table-cell table:formula="of:=IF([.O50]&gt;2*[.$H50];[.O50];FLOOR([.O50]*[.$J50];1))" office:value-type="float" office:value="11" calcext:value-type="float">
            <text:p>11</text:p>
          </table:table-cell>
          <table:table-cell table:formula="of:=IF([.P50]&gt;2*[.$H50];[.P50];FLOOR([.P50]*[.$J50];1))" office:value-type="float" office:value="1" calcext:value-type="float">
            <text:p>1</text:p>
          </table:table-cell>
          <table:table-cell table:formula="of:=IF([.Q50]&gt;2*[.$H50];[.Q50];FLOOR([.Q50]*[.$J50];1))" office:value-type="float" office:value="0" calcext:value-type="float">
            <text:p>0</text:p>
          </table:table-cell>
          <table:table-cell table:formula="of:=IF([.R50]&gt;2*[.$H50];[.R50];FLOOR([.R50]*[.$J50];1))" office:value-type="float" office:value="0" calcext:value-type="float">
            <text:p>0</text:p>
          </table:table-cell>
          <table:table-cell table:formula="of:=IF([.S50]&gt;2*[.$H50];[.S50];FLOOR([.S50]*[.$J50];1))" office:value-type="float" office:value="0" calcext:value-type="float">
            <text:p>0</text:p>
          </table:table-cell>
          <table:table-cell table:formula="of:=IF([.T50]&gt;2*[.$H50];[.T50];FLOOR([.T50]*[.$J50];1)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43D</text:p>
          </table:table-cell>
          <table:table-cell office:value-type="float" office:value="2548438" calcext:value-type="float">
            <text:p>2548438</text:p>
          </table:table-cell>
          <table:table-cell office:value-type="float" office:value="2577213" calcext:value-type="float">
            <text:p>2577213</text:p>
          </table:table-cell>
          <table:table-cell office:value-type="float" office:value="37986" calcext:value-type="float">
            <text:p>37986</text:p>
          </table:table-cell>
          <table:table-cell office:value-type="float" office:value="37766" calcext:value-type="float">
            <text:p>37766</text:p>
          </table:table-cell>
          <table:table-cell table:formula="of:=VALUE(MID([.A51];2;2))" office:value-type="float" office:value="43" calcext:value-type="float">
            <text:p>43</text:p>
          </table:table-cell>
          <table:table-cell table:formula="of:=RIGHT([.A51])" office:value-type="string" office:string-value="D" calcext:value-type="string">
            <text:p>D</text:p>
          </table:table-cell>
          <table:table-cell table:formula="of:=[.B51]+[.C51]" office:value-type="float" office:value="5125651" calcext:value-type="float">
            <text:p>5125651</text:p>
          </table:table-cell>
          <table:table-cell table:formula="of:=[.D51]+[.E51]" office:value-type="float" office:value="75752" calcext:value-type="float">
            <text:p>75752</text:p>
          </table:table-cell>
          <table:table-cell table:formula="of:=FLOOR([.I51]/[.H51];0.0001)" office:value-type="float" office:value="0.0147" calcext:value-type="float">
            <text:p>0.0147</text:p>
          </table:table-cell>
          <table:table-cell table:formula="of:=IF([.I51]&gt;2*[.H51];[.I51]; FLOOR([.I51]*[.$J51];1))" office:value-type="float" office:value="1113" calcext:value-type="float">
            <text:p>1113</text:p>
          </table:table-cell>
          <table:table-cell table:formula="of:=IF([.K51]&gt;2*[.$H51];[.K51];FLOOR([.K51]*[.$J51];1))" office:value-type="float" office:value="16" calcext:value-type="float">
            <text:p>16</text:p>
          </table:table-cell>
          <table:table-cell table:formula="of:=IF([.L51]&gt;2*[.$H51];[.L51];FLOOR([.L51]*[.$J51];1))" office:value-type="float" office:value="0" calcext:value-type="float">
            <text:p>0</text:p>
          </table:table-cell>
          <table:table-cell table:formula="of:=IF([.M51]&gt;2*[.$H51];[.M51];FLOOR([.M51]*[.$J51];1))" office:value-type="float" office:value="0" calcext:value-type="float">
            <text:p>0</text:p>
          </table:table-cell>
          <table:table-cell table:formula="of:=IF([.N51]&gt;2*[.$H51];[.N51];FLOOR([.N51]*[.$J51];1))" office:value-type="float" office:value="0" calcext:value-type="float">
            <text:p>0</text:p>
          </table:table-cell>
          <table:table-cell table:formula="of:=IF([.O51]&gt;2*[.$H51];[.O51];FLOOR([.O51]*[.$J51];1))" office:value-type="float" office:value="0" calcext:value-type="float">
            <text:p>0</text:p>
          </table:table-cell>
          <table:table-cell table:formula="of:=IF([.P51]&gt;2*[.$H51];[.P51];FLOOR([.P51]*[.$J51];1))" office:value-type="float" office:value="0" calcext:value-type="float">
            <text:p>0</text:p>
          </table:table-cell>
          <table:table-cell table:formula="of:=IF([.Q51]&gt;2*[.$H51];[.Q51];FLOOR([.Q51]*[.$J51];1))" office:value-type="float" office:value="0" calcext:value-type="float">
            <text:p>0</text:p>
          </table:table-cell>
          <table:table-cell table:formula="of:=IF([.R51]&gt;2*[.$H51];[.R51];FLOOR([.R51]*[.$J51];1))" office:value-type="float" office:value="0" calcext:value-type="float">
            <text:p>0</text:p>
          </table:table-cell>
          <table:table-cell table:formula="of:=IF([.S51]&gt;2*[.$H51];[.S51];FLOOR([.S51]*[.$J51];1))" office:value-type="float" office:value="0" calcext:value-type="float">
            <text:p>0</text:p>
          </table:table-cell>
          <table:table-cell table:formula="of:=IF([.T51]&gt;2*[.$H51];[.T51];FLOOR([.T51]*[.$J51];1))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3_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ce11"/>
        <table:table-column table:style-name="co4" table:number-columns-repeated="4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21" table:default-cell-style-name="ce11"/>
        <table:table-column table:style-name="co22" table:default-cell-style-name="ce11"/>
        <table:table-column table:style-name="co20" table:default-cell-style-name="ce11"/>
        <table:table-column table:style-name="co4" table:number-columns-repeated="1000" table:default-cell-style-name="ce11"/>
        <table:table-row table:style-name="ro1">
          <table:table-cell office:value-type="string" calcext:value-type="string">
            <text:p>nazwa województwa</text:p>
          </table:table-cell>
          <table:table-cell office:value-type="string" calcext:value-type="string">
            <text:p>kobiet w 2013</text:p>
          </table:table-cell>
          <table:table-cell office:value-type="string" calcext:value-type="string">
            <text:p>mężczyzn w 2013</text:p>
          </table:table-cell>
          <table:table-cell office:value-type="string" calcext:value-type="string">
            <text:p>kobiet 2014</text:p>
          </table:table-cell>
          <table:table-cell office:value-type="string" calcext:value-type="string">
            <text:p>mężczyzn 2014</text:p>
          </table:table-cell>
          <table:table-cell office:value-type="string" calcext:value-type="string">
            <text:p>nr województw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udność 2013</text:p>
          </table:table-cell>
          <table:table-cell office:value-type="string" calcext:value-type="string">
            <text:p>Ludnosć 2014</text:p>
          </table:table-cell>
          <table:table-cell table:style-name="Default" office:value-type="string" calcext:value-type="string">
            <text:p>tępo wzrostu</text:p>
          </table:table-cell>
          <table:table-cell table:style-name="Default" office:value-type="string" calcext:value-type="string">
            <text:p>Ludność 2015</text:p>
          </table:table-cell>
          <table:table-cell table:style-name="Default" office:value-type="string" calcext:value-type="string">
            <text:p>Ludność 2016</text:p>
          </table:table-cell>
          <table:table-cell table:style-name="Default" office:value-type="string" calcext:value-type="string">
            <text:p>Ludność 2017</text:p>
          </table:table-cell>
          <table:table-cell table:style-name="Default" office:value-type="string" calcext:value-type="string">
            <text:p>Ludność 2018</text:p>
          </table:table-cell>
          <table:table-cell table:style-name="Default" office:value-type="string" calcext:value-type="string">
            <text:p>Ludność 2019</text:p>
          </table:table-cell>
          <table:table-cell table:style-name="Default" office:value-type="string" calcext:value-type="string">
            <text:p>Ludność 2020</text:p>
          </table:table-cell>
          <table:table-cell table:style-name="Default" office:value-type="string" calcext:value-type="string">
            <text:p>Ludność 2021</text:p>
          </table:table-cell>
          <table:table-cell table:style-name="Default" office:value-type="string" calcext:value-type="string">
            <text:p>Ludność 2022</text:p>
          </table:table-cell>
          <table:table-cell table:style-name="Default" office:value-type="string" calcext:value-type="string">
            <text:p>Ludność 2023</text:p>
          </table:table-cell>
          <table:table-cell table:style-name="Default" office:value-type="string" calcext:value-type="string">
            <text:p>Ludność 2024</text:p>
          </table:table-cell>
          <table:table-cell table:style-name="Default" office:value-type="string" calcext:value-type="string">
            <text:p>Ludność 2025</text:p>
          </table:table-cell>
          <table:table-cell table:style-name="Default" office:value-type="string" calcext:value-type="string">
            <text:p>przeludnienie?</text:p>
          </table:table-cell>
          <table:table-cell table:style-name="Default" table:number-columns-repeated="1002"/>
        </table:table-row>
        <table:table-row table:style-name="ro1">
          <table:table-cell office:value-type="string" calcext:value-type="string">
            <text:p>w12C</text:p>
          </table:table-cell>
          <table:table-cell office:value-type="float" office:value="3997724" calcext:value-type="float">
            <text:p>3997724</text:p>
          </table:table-cell>
          <table:table-cell office:value-type="float" office:value="3690756" calcext:value-type="float">
            <text:p>3690756</text:p>
          </table:table-cell>
          <table:table-cell office:value-type="float" office:value="4339393" calcext:value-type="float">
            <text:p>4339393</text:p>
          </table:table-cell>
          <table:table-cell office:value-type="float" office:value="4639643" calcext:value-type="float">
            <text:p>4639643</text:p>
          </table:table-cell>
          <table:table-cell table:formula="of:=VALUE(MID([.A2];2;2))" office:value-type="float" office:value="12" calcext:value-type="float">
            <text:p>12</text:p>
          </table:table-cell>
          <table:table-cell table:formula="of:=RIGHT([.A2])" office:value-type="string" office:string-value="C" calcext:value-type="string">
            <text:p>C</text:p>
          </table:table-cell>
          <table:table-cell table:formula="of:=[.B2]+[.C2]" office:value-type="float" office:value="7688480" calcext:value-type="float">
            <text:p>7688480</text:p>
          </table:table-cell>
          <table:table-cell table:formula="of:=[.D2]+[.E2]" office:value-type="float" office:value="8979036" calcext:value-type="float">
            <text:p>8979036</text:p>
          </table:table-cell>
          <table:table-cell table:formula="of:=FLOOR([.I2]/[.H2];0.0001)" office:value-type="float" office:value="1.1678" calcext:value-type="float">
            <text:p>1.1678</text:p>
          </table:table-cell>
          <table:table-cell table:formula="of:=IF([.I2]&gt;2*[.H2];[.I2]; FLOOR([.I2]*[.$J2];1))" office:value-type="float" office:value="10485718" calcext:value-type="float">
            <text:p>10485718</text:p>
          </table:table-cell>
          <table:table-cell table:formula="of:=IF([.K2]&gt;2*[.$H2];[.K2];FLOOR([.K2]*[.$J2];1))" office:value-type="float" office:value="12245221" calcext:value-type="float">
            <text:p>12245221</text:p>
          </table:table-cell>
          <table:table-cell table:formula="of:=IF([.L2]&gt;2*[.$H2];[.L2];FLOOR([.L2]*[.$J2];1))" office:value-type="float" office:value="14299969" calcext:value-type="float">
            <text:p>14299969</text:p>
          </table:table-cell>
          <table:table-cell table:formula="of:=IF([.M2]&gt;2*[.$H2];[.M2];FLOOR([.M2]*[.$J2];1))" office:value-type="float" office:value="16699503" calcext:value-type="float">
            <text:p>16699503</text:p>
          </table:table-cell>
          <table:table-cell table:formula="of:=IF([.N2]&gt;2*[.$H2];[.N2];FLOOR([.N2]*[.$J2];1))" office:value-type="float" office:value="16699503" calcext:value-type="float">
            <text:p>16699503</text:p>
          </table:table-cell>
          <table:table-cell table:formula="of:=IF([.O2]&gt;2*[.$H2];[.O2];FLOOR([.O2]*[.$J2];1))" office:value-type="float" office:value="16699503" calcext:value-type="float">
            <text:p>16699503</text:p>
          </table:table-cell>
          <table:table-cell table:formula="of:=IF([.P2]&gt;2*[.$H2];[.P2];FLOOR([.P2]*[.$J2];1))" office:value-type="float" office:value="16699503" calcext:value-type="float">
            <text:p>16699503</text:p>
          </table:table-cell>
          <table:table-cell table:formula="of:=IF([.Q2]&gt;2*[.$H2];[.Q2];FLOOR([.Q2]*[.$J2];1))" office:value-type="float" office:value="16699503" calcext:value-type="float">
            <text:p>16699503</text:p>
          </table:table-cell>
          <table:table-cell table:formula="of:=IF([.R2]&gt;2*[.$H2];[.R2];FLOOR([.R2]*[.$J2];1))" office:value-type="float" office:value="16699503" calcext:value-type="float">
            <text:p>16699503</text:p>
          </table:table-cell>
          <table:table-cell table:formula="of:=IF([.S2]&gt;2*[.$H2];[.S2];FLOOR([.S2]*[.$J2];1))" office:value-type="float" office:value="16699503" calcext:value-type="float">
            <text:p>16699503</text:p>
          </table:table-cell>
          <table:table-cell table:formula="of:=IF([.T2]&gt;2*[.$H2];[.T2];FLOOR([.T2]*[.$J2];1))" office:value-type="float" office:value="16699503" calcext:value-type="float">
            <text:p>16699503</text:p>
          </table:table-cell>
          <table:table-cell table:formula="of:=IF([.U2]&gt;2*[.H2];1;0)" office:value-type="float" office:value="1" calcext:value-type="float">
            <text:p>1</text:p>
          </table:table-cell>
          <table:table-cell office:value-type="string" calcext:value-type="string">
            <text:p>liczba przeludnionych województw:</text:p>
          </table:table-cell>
          <table:table-cell table:formula="of:=SUM([.V2:.V100])"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w48C</text:p>
          </table:table-cell>
          <table:table-cell office:value-type="float" office:value="2619776" calcext:value-type="float">
            <text:p>2619776</text:p>
          </table:table-cell>
          <table:table-cell office:value-type="float" office:value="2749623" calcext:value-type="float">
            <text:p>2749623</text:p>
          </table:table-cell>
          <table:table-cell office:value-type="float" office:value="2888215" calcext:value-type="float">
            <text:p>2888215</text:p>
          </table:table-cell>
          <table:table-cell office:value-type="float" office:value="2800174" calcext:value-type="float">
            <text:p>2800174</text:p>
          </table:table-cell>
          <table:table-cell table:formula="of:=VALUE(MID([.A3];2;2))" office:value-type="float" office:value="48" calcext:value-type="float">
            <text:p>48</text:p>
          </table:table-cell>
          <table:table-cell table:formula="of:=RIGHT([.A3])" office:value-type="string" office:string-value="C" calcext:value-type="string">
            <text:p>C</text:p>
          </table:table-cell>
          <table:table-cell table:formula="of:=[.B3]+[.C3]" office:value-type="float" office:value="5369399" calcext:value-type="float">
            <text:p>5369399</text:p>
          </table:table-cell>
          <table:table-cell table:formula="of:=[.D3]+[.E3]" office:value-type="float" office:value="5688389" calcext:value-type="float">
            <text:p>5688389</text:p>
          </table:table-cell>
          <table:table-cell table:formula="of:=FLOOR([.I3]/[.H3];0.0001)" office:value-type="float" office:value="1.0594" calcext:value-type="float">
            <text:p>1.0594</text:p>
          </table:table-cell>
          <table:table-cell table:formula="of:=IF([.I3]&gt;2*[.H3];[.I3]; FLOOR([.I3]*[.$J3];1))" office:value-type="float" office:value="6026279" calcext:value-type="float">
            <text:p>6026279</text:p>
          </table:table-cell>
          <table:table-cell table:formula="of:=IF([.K3]&gt;2*[.$H3];[.K3];FLOOR([.K3]*[.$J3];1))" office:value-type="float" office:value="6384239" calcext:value-type="float">
            <text:p>6384239</text:p>
          </table:table-cell>
          <table:table-cell table:formula="of:=IF([.L3]&gt;2*[.$H3];[.L3];FLOOR([.L3]*[.$J3];1))" office:value-type="float" office:value="6763462" calcext:value-type="float">
            <text:p>6763462</text:p>
          </table:table-cell>
          <table:table-cell table:formula="of:=IF([.M3]&gt;2*[.$H3];[.M3];FLOOR([.M3]*[.$J3];1))" office:value-type="float" office:value="7165211" calcext:value-type="float">
            <text:p>7165211</text:p>
          </table:table-cell>
          <table:table-cell table:formula="of:=IF([.N3]&gt;2*[.$H3];[.N3];FLOOR([.N3]*[.$J3];1))" office:value-type="float" office:value="7590824" calcext:value-type="float">
            <text:p>7590824</text:p>
          </table:table-cell>
          <table:table-cell table:formula="of:=IF([.O3]&gt;2*[.$H3];[.O3];FLOOR([.O3]*[.$J3];1))" office:value-type="float" office:value="8041718" calcext:value-type="float">
            <text:p>8041718</text:p>
          </table:table-cell>
          <table:table-cell table:formula="of:=IF([.P3]&gt;2*[.$H3];[.P3];FLOOR([.P3]*[.$J3];1))" office:value-type="float" office:value="8519396" calcext:value-type="float">
            <text:p>8519396</text:p>
          </table:table-cell>
          <table:table-cell table:formula="of:=IF([.Q3]&gt;2*[.$H3];[.Q3];FLOOR([.Q3]*[.$J3];1))" office:value-type="float" office:value="9025448" calcext:value-type="float">
            <text:p>9025448</text:p>
          </table:table-cell>
          <table:table-cell table:formula="of:=IF([.R3]&gt;2*[.$H3];[.R3];FLOOR([.R3]*[.$J3];1))" office:value-type="float" office:value="9561559" calcext:value-type="float">
            <text:p>9561559</text:p>
          </table:table-cell>
          <table:table-cell table:formula="of:=IF([.S3]&gt;2*[.$H3];[.S3];FLOOR([.S3]*[.$J3];1))" office:value-type="float" office:value="10129515" calcext:value-type="float">
            <text:p>10129515</text:p>
          </table:table-cell>
          <table:table-cell table:formula="of:=IF([.T3]&gt;2*[.$H3];[.T3];FLOOR([.T3]*[.$J3];1))" office:value-type="float" office:value="10731208" calcext:value-type="float">
            <text:p>10731208</text:p>
          </table:table-cell>
          <table:table-cell table:formula="of:=IF([.U3]&gt;2*[.H3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6D</text:p>
          </table:table-cell>
          <table:table-cell office:value-type="float" office:value="1846928" calcext:value-type="float">
            <text:p>1846928</text:p>
          </table:table-cell>
          <table:table-cell office:value-type="float" office:value="1851433" calcext:value-type="float">
            <text:p>1851433</text:p>
          </table:table-cell>
          <table:table-cell office:value-type="float" office:value="2125113" calcext:value-type="float">
            <text:p>2125113</text:p>
          </table:table-cell>
          <table:table-cell office:value-type="float" office:value="2028635" calcext:value-type="float">
            <text:p>2028635</text:p>
          </table:table-cell>
          <table:table-cell table:formula="of:=VALUE(MID([.A4];2;2))" office:value-type="float" office:value="6" calcext:value-type="float">
            <text:p>6</text:p>
          </table:table-cell>
          <table:table-cell table:formula="of:=RIGHT([.A4])" office:value-type="string" office:string-value="D" calcext:value-type="string">
            <text:p>D</text:p>
          </table:table-cell>
          <table:table-cell table:formula="of:=[.B4]+[.C4]" office:value-type="float" office:value="3698361" calcext:value-type="float">
            <text:p>3698361</text:p>
          </table:table-cell>
          <table:table-cell table:formula="of:=[.D4]+[.E4]" office:value-type="float" office:value="4153748" calcext:value-type="float">
            <text:p>4153748</text:p>
          </table:table-cell>
          <table:table-cell table:formula="of:=FLOOR([.I4]/[.H4];0.0001)" office:value-type="float" office:value="1.1231" calcext:value-type="float">
            <text:p>1.1231</text:p>
          </table:table-cell>
          <table:table-cell table:formula="of:=IF([.I4]&gt;2*[.H4];[.I4]; FLOOR([.I4]*[.$J4];1))" office:value-type="float" office:value="4665074" calcext:value-type="float">
            <text:p>4665074</text:p>
          </table:table-cell>
          <table:table-cell table:formula="of:=IF([.K4]&gt;2*[.$H4];[.K4];FLOOR([.K4]*[.$J4];1))" office:value-type="float" office:value="5239344" calcext:value-type="float">
            <text:p>5239344</text:p>
          </table:table-cell>
          <table:table-cell table:formula="of:=IF([.L4]&gt;2*[.$H4];[.L4];FLOOR([.L4]*[.$J4];1))" office:value-type="float" office:value="5884307" calcext:value-type="float">
            <text:p>5884307</text:p>
          </table:table-cell>
          <table:table-cell table:formula="of:=IF([.M4]&gt;2*[.$H4];[.M4];FLOOR([.M4]*[.$J4];1))" office:value-type="float" office:value="6608665" calcext:value-type="float">
            <text:p>6608665</text:p>
          </table:table-cell>
          <table:table-cell table:formula="of:=IF([.N4]&gt;2*[.$H4];[.N4];FLOOR([.N4]*[.$J4];1))" office:value-type="float" office:value="7422191" calcext:value-type="float">
            <text:p>7422191</text:p>
          </table:table-cell>
          <table:table-cell table:formula="of:=IF([.O4]&gt;2*[.$H4];[.O4];FLOOR([.O4]*[.$J4];1))" office:value-type="float" office:value="7422191" calcext:value-type="float">
            <text:p>7422191</text:p>
          </table:table-cell>
          <table:table-cell table:formula="of:=IF([.P4]&gt;2*[.$H4];[.P4];FLOOR([.P4]*[.$J4];1))" office:value-type="float" office:value="7422191" calcext:value-type="float">
            <text:p>7422191</text:p>
          </table:table-cell>
          <table:table-cell table:formula="of:=IF([.Q4]&gt;2*[.$H4];[.Q4];FLOOR([.Q4]*[.$J4];1))" office:value-type="float" office:value="7422191" calcext:value-type="float">
            <text:p>7422191</text:p>
          </table:table-cell>
          <table:table-cell table:formula="of:=IF([.R4]&gt;2*[.$H4];[.R4];FLOOR([.R4]*[.$J4];1))" office:value-type="float" office:value="7422191" calcext:value-type="float">
            <text:p>7422191</text:p>
          </table:table-cell>
          <table:table-cell table:formula="of:=IF([.S4]&gt;2*[.$H4];[.S4];FLOOR([.S4]*[.$J4];1))" office:value-type="float" office:value="7422191" calcext:value-type="float">
            <text:p>7422191</text:p>
          </table:table-cell>
          <table:table-cell table:formula="of:=IF([.T4]&gt;2*[.$H4];[.T4];FLOOR([.T4]*[.$J4];1))" office:value-type="float" office:value="7422191" calcext:value-type="float">
            <text:p>7422191</text:p>
          </table:table-cell>
          <table:table-cell table:formula="of:=IF([.U4]&gt;2*[.H4];1;0)" office:value-type="float" office:value="1" calcext:value-type="float">
            <text:p>1</text:p>
          </table:table-cell>
          <table:table-cell table:style-name="ce12"/>
          <table:table-cell table:number-columns-repeated="1001"/>
        </table:table-row>
        <table:table-row table:style-name="ro1">
          <table:table-cell office:value-type="string" calcext:value-type="string">
            <text:p>w32D</text:p>
          </table:table-cell>
          <table:table-cell office:value-type="float" office:value="992523" calcext:value-type="float">
            <text:p>992523</text:p>
          </table:table-cell>
          <table:table-cell office:value-type="float" office:value="1028501" calcext:value-type="float">
            <text:p>1028501</text:p>
          </table:table-cell>
          <table:table-cell office:value-type="float" office:value="1995446" calcext:value-type="float">
            <text:p>1995446</text:p>
          </table:table-cell>
          <table:table-cell office:value-type="float" office:value="1860524" calcext:value-type="float">
            <text:p>1860524</text:p>
          </table:table-cell>
          <table:table-cell table:formula="of:=VALUE(MID([.A5];2;2))" office:value-type="float" office:value="32" calcext:value-type="float">
            <text:p>32</text:p>
          </table:table-cell>
          <table:table-cell table:formula="of:=RIGHT([.A5])" office:value-type="string" office:string-value="D" calcext:value-type="string">
            <text:p>D</text:p>
          </table:table-cell>
          <table:table-cell table:formula="of:=[.B5]+[.C5]" office:value-type="float" office:value="2021024" calcext:value-type="float">
            <text:p>2021024</text:p>
          </table:table-cell>
          <table:table-cell table:formula="of:=[.D5]+[.E5]" office:value-type="float" office:value="3855970" calcext:value-type="float">
            <text:p>3855970</text:p>
          </table:table-cell>
          <table:table-cell table:formula="of:=FLOOR([.I5]/[.H5];0.0001)" office:value-type="float" office:value="1.9079" calcext:value-type="float">
            <text:p>1.9079</text:p>
          </table:table-cell>
          <table:table-cell table:formula="of:=IF([.I5]&gt;2*[.H5];[.I5]; FLOOR([.I5]*[.$J5];1))" office:value-type="float" office:value="7356805" calcext:value-type="float">
            <text:p>7356805</text:p>
          </table:table-cell>
          <table:table-cell table:formula="of:=IF([.K5]&gt;2*[.$H5];[.K5];FLOOR([.K5]*[.$J5];1))" office:value-type="float" office:value="7356805" calcext:value-type="float">
            <text:p>7356805</text:p>
          </table:table-cell>
          <table:table-cell table:formula="of:=IF([.L5]&gt;2*[.$H5];[.L5];FLOOR([.L5]*[.$J5];1))" office:value-type="float" office:value="7356805" calcext:value-type="float">
            <text:p>7356805</text:p>
          </table:table-cell>
          <table:table-cell table:formula="of:=IF([.M5]&gt;2*[.$H5];[.M5];FLOOR([.M5]*[.$J5];1))" office:value-type="float" office:value="7356805" calcext:value-type="float">
            <text:p>7356805</text:p>
          </table:table-cell>
          <table:table-cell table:formula="of:=IF([.N5]&gt;2*[.$H5];[.N5];FLOOR([.N5]*[.$J5];1))" office:value-type="float" office:value="7356805" calcext:value-type="float">
            <text:p>7356805</text:p>
          </table:table-cell>
          <table:table-cell table:formula="of:=IF([.O5]&gt;2*[.$H5];[.O5];FLOOR([.O5]*[.$J5];1))" office:value-type="float" office:value="7356805" calcext:value-type="float">
            <text:p>7356805</text:p>
          </table:table-cell>
          <table:table-cell table:formula="of:=IF([.P5]&gt;2*[.$H5];[.P5];FLOOR([.P5]*[.$J5];1))" office:value-type="float" office:value="7356805" calcext:value-type="float">
            <text:p>7356805</text:p>
          </table:table-cell>
          <table:table-cell table:formula="of:=IF([.Q5]&gt;2*[.$H5];[.Q5];FLOOR([.Q5]*[.$J5];1))" office:value-type="float" office:value="7356805" calcext:value-type="float">
            <text:p>7356805</text:p>
          </table:table-cell>
          <table:table-cell table:formula="of:=IF([.R5]&gt;2*[.$H5];[.R5];FLOOR([.R5]*[.$J5];1))" office:value-type="float" office:value="7356805" calcext:value-type="float">
            <text:p>7356805</text:p>
          </table:table-cell>
          <table:table-cell table:formula="of:=IF([.S5]&gt;2*[.$H5];[.S5];FLOOR([.S5]*[.$J5];1))" office:value-type="float" office:value="7356805" calcext:value-type="float">
            <text:p>7356805</text:p>
          </table:table-cell>
          <table:table-cell table:formula="of:=IF([.T5]&gt;2*[.$H5];[.T5];FLOOR([.T5]*[.$J5];1))" office:value-type="float" office:value="7356805" calcext:value-type="float">
            <text:p>7356805</text:p>
          </table:table-cell>
          <table:table-cell table:formula="of:=IF([.U5]&gt;2*[.H5];1;0)" office:value-type="float" office:value="1" calcext:value-type="float">
            <text:p>1</text:p>
          </table:table-cell>
          <table:table-cell table:style-name="ce12"/>
          <table:table-cell table:number-columns-repeated="1001"/>
        </table:table-row>
        <table:table-row table:style-name="ro1">
          <table:table-cell office:value-type="string" calcext:value-type="string">
            <text:p>w16C</text:p>
          </table:table-cell>
          <table:table-cell office:value-type="float" office:value="1367212" calcext:value-type="float">
            <text:p>1367212</text:p>
          </table:table-cell>
          <table:table-cell office:value-type="float" office:value="1361389" calcext:value-type="float">
            <text:p>1361389</text:p>
          </table:table-cell>
          <table:table-cell office:value-type="float" office:value="1572320" calcext:value-type="float">
            <text:p>1572320</text:p>
          </table:table-cell>
          <table:table-cell office:value-type="float" office:value="1836258" calcext:value-type="float">
            <text:p>1836258</text:p>
          </table:table-cell>
          <table:table-cell table:formula="of:=VALUE(MID([.A6];2;2))" office:value-type="float" office:value="16" calcext:value-type="float">
            <text:p>16</text:p>
          </table:table-cell>
          <table:table-cell table:formula="of:=RIGHT([.A6])" office:value-type="string" office:string-value="C" calcext:value-type="string">
            <text:p>C</text:p>
          </table:table-cell>
          <table:table-cell table:formula="of:=[.B6]+[.C6]" office:value-type="float" office:value="2728601" calcext:value-type="float">
            <text:p>2728601</text:p>
          </table:table-cell>
          <table:table-cell table:formula="of:=[.D6]+[.E6]" office:value-type="float" office:value="3408578" calcext:value-type="float">
            <text:p>3408578</text:p>
          </table:table-cell>
          <table:table-cell table:formula="of:=FLOOR([.I6]/[.H6];0.0001)" office:value-type="float" office:value="1.2492" calcext:value-type="float">
            <text:p>1.2492</text:p>
          </table:table-cell>
          <table:table-cell table:formula="of:=IF([.I6]&gt;2*[.H6];[.I6]; FLOOR([.I6]*[.$J6];1))" office:value-type="float" office:value="4257995" calcext:value-type="float">
            <text:p>4257995</text:p>
          </table:table-cell>
          <table:table-cell table:formula="of:=IF([.K6]&gt;2*[.$H6];[.K6];FLOOR([.K6]*[.$J6];1))" office:value-type="float" office:value="5319087" calcext:value-type="float">
            <text:p>5319087</text:p>
          </table:table-cell>
          <table:table-cell table:formula="of:=IF([.L6]&gt;2*[.$H6];[.L6];FLOOR([.L6]*[.$J6];1))" office:value-type="float" office:value="6644603" calcext:value-type="float">
            <text:p>6644603</text:p>
          </table:table-cell>
          <table:table-cell table:formula="of:=IF([.M6]&gt;2*[.$H6];[.M6];FLOOR([.M6]*[.$J6];1))" office:value-type="float" office:value="6644603" calcext:value-type="float">
            <text:p>6644603</text:p>
          </table:table-cell>
          <table:table-cell table:formula="of:=IF([.N6]&gt;2*[.$H6];[.N6];FLOOR([.N6]*[.$J6];1))" office:value-type="float" office:value="6644603" calcext:value-type="float">
            <text:p>6644603</text:p>
          </table:table-cell>
          <table:table-cell table:formula="of:=IF([.O6]&gt;2*[.$H6];[.O6];FLOOR([.O6]*[.$J6];1))" office:value-type="float" office:value="6644603" calcext:value-type="float">
            <text:p>6644603</text:p>
          </table:table-cell>
          <table:table-cell table:formula="of:=IF([.P6]&gt;2*[.$H6];[.P6];FLOOR([.P6]*[.$J6];1))" office:value-type="float" office:value="6644603" calcext:value-type="float">
            <text:p>6644603</text:p>
          </table:table-cell>
          <table:table-cell table:formula="of:=IF([.Q6]&gt;2*[.$H6];[.Q6];FLOOR([.Q6]*[.$J6];1))" office:value-type="float" office:value="6644603" calcext:value-type="float">
            <text:p>6644603</text:p>
          </table:table-cell>
          <table:table-cell table:formula="of:=IF([.R6]&gt;2*[.$H6];[.R6];FLOOR([.R6]*[.$J6];1))" office:value-type="float" office:value="6644603" calcext:value-type="float">
            <text:p>6644603</text:p>
          </table:table-cell>
          <table:table-cell table:formula="of:=IF([.S6]&gt;2*[.$H6];[.S6];FLOOR([.S6]*[.$J6];1))" office:value-type="float" office:value="6644603" calcext:value-type="float">
            <text:p>6644603</text:p>
          </table:table-cell>
          <table:table-cell table:formula="of:=IF([.T6]&gt;2*[.$H6];[.T6];FLOOR([.T6]*[.$J6];1))" office:value-type="float" office:value="6644603" calcext:value-type="float">
            <text:p>6644603</text:p>
          </table:table-cell>
          <table:table-cell table:formula="of:=IF([.U6]&gt;2*[.H6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9C</text:p>
          </table:table-cell>
          <table:table-cell office:value-type="float" office:value="248398" calcext:value-type="float">
            <text:p>248398</text:p>
          </table:table-cell>
          <table:table-cell office:value-type="float" office:value="268511" calcext:value-type="float">
            <text:p>268511</text:p>
          </table:table-cell>
          <table:table-cell office:value-type="float" office:value="3110853" calcext:value-type="float">
            <text:p>3110853</text:p>
          </table:table-cell>
          <table:table-cell office:value-type="float" office:value="2986411" calcext:value-type="float">
            <text:p>2986411</text:p>
          </table:table-cell>
          <table:table-cell table:formula="of:=VALUE(MID([.A7];2;2))" office:value-type="float" office:value="49" calcext:value-type="float">
            <text:p>49</text:p>
          </table:table-cell>
          <table:table-cell table:formula="of:=RIGHT([.A7])" office:value-type="string" office:string-value="C" calcext:value-type="string">
            <text:p>C</text:p>
          </table:table-cell>
          <table:table-cell table:formula="of:=[.B7]+[.C7]" office:value-type="float" office:value="516909" calcext:value-type="float">
            <text:p>516909</text:p>
          </table:table-cell>
          <table:table-cell table:formula="of:=[.D7]+[.E7]" office:value-type="float" office:value="6097264" calcext:value-type="float">
            <text:p>6097264</text:p>
          </table:table-cell>
          <table:table-cell table:formula="of:=FLOOR([.I7]/[.H7];0.0001)" office:value-type="float" office:value="11.7956" calcext:value-type="float">
            <text:p>11.7956</text:p>
          </table:table-cell>
          <table:table-cell table:formula="of:=IF([.I7]&gt;2*[.H7];[.I7]; FLOOR([.I7]*[.$J7];1))" office:value-type="float" office:value="6097264" calcext:value-type="float">
            <text:p>6097264</text:p>
          </table:table-cell>
          <table:table-cell table:formula="of:=IF([.K7]&gt;2*[.$H7];[.K7];FLOOR([.K7]*[.$J7];1))" office:value-type="float" office:value="6097264" calcext:value-type="float">
            <text:p>6097264</text:p>
          </table:table-cell>
          <table:table-cell table:formula="of:=IF([.L7]&gt;2*[.$H7];[.L7];FLOOR([.L7]*[.$J7];1))" office:value-type="float" office:value="6097264" calcext:value-type="float">
            <text:p>6097264</text:p>
          </table:table-cell>
          <table:table-cell table:formula="of:=IF([.M7]&gt;2*[.$H7];[.M7];FLOOR([.M7]*[.$J7];1))" office:value-type="float" office:value="6097264" calcext:value-type="float">
            <text:p>6097264</text:p>
          </table:table-cell>
          <table:table-cell table:formula="of:=IF([.N7]&gt;2*[.$H7];[.N7];FLOOR([.N7]*[.$J7];1))" office:value-type="float" office:value="6097264" calcext:value-type="float">
            <text:p>6097264</text:p>
          </table:table-cell>
          <table:table-cell table:formula="of:=IF([.O7]&gt;2*[.$H7];[.O7];FLOOR([.O7]*[.$J7];1))" office:value-type="float" office:value="6097264" calcext:value-type="float">
            <text:p>6097264</text:p>
          </table:table-cell>
          <table:table-cell table:formula="of:=IF([.P7]&gt;2*[.$H7];[.P7];FLOOR([.P7]*[.$J7];1))" office:value-type="float" office:value="6097264" calcext:value-type="float">
            <text:p>6097264</text:p>
          </table:table-cell>
          <table:table-cell table:formula="of:=IF([.Q7]&gt;2*[.$H7];[.Q7];FLOOR([.Q7]*[.$J7];1))" office:value-type="float" office:value="6097264" calcext:value-type="float">
            <text:p>6097264</text:p>
          </table:table-cell>
          <table:table-cell table:formula="of:=IF([.R7]&gt;2*[.$H7];[.R7];FLOOR([.R7]*[.$J7];1))" office:value-type="float" office:value="6097264" calcext:value-type="float">
            <text:p>6097264</text:p>
          </table:table-cell>
          <table:table-cell table:formula="of:=IF([.S7]&gt;2*[.$H7];[.S7];FLOOR([.S7]*[.$J7];1))" office:value-type="float" office:value="6097264" calcext:value-type="float">
            <text:p>6097264</text:p>
          </table:table-cell>
          <table:table-cell table:formula="of:=IF([.T7]&gt;2*[.$H7];[.T7];FLOOR([.T7]*[.$J7];1))" office:value-type="float" office:value="6097264" calcext:value-type="float">
            <text:p>6097264</text:p>
          </table:table-cell>
          <table:table-cell table:formula="of:=IF([.U7]&gt;2*[.H7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9D</text:p>
          </table:table-cell>
          <table:table-cell office:value-type="float" office:value="548989" calcext:value-type="float">
            <text:p>548989</text:p>
          </table:table-cell>
          <table:table-cell office:value-type="float" office:value="514636" calcext:value-type="float">
            <text:p>514636</text:p>
          </table:table-cell>
          <table:table-cell office:value-type="float" office:value="2770344" calcext:value-type="float">
            <text:p>2770344</text:p>
          </table:table-cell>
          <table:table-cell office:value-type="float" office:value="3187897" calcext:value-type="float">
            <text:p>3187897</text:p>
          </table:table-cell>
          <table:table-cell table:formula="of:=VALUE(MID([.A8];2;2))" office:value-type="float" office:value="39" calcext:value-type="float">
            <text:p>39</text:p>
          </table:table-cell>
          <table:table-cell table:formula="of:=RIGHT([.A8])" office:value-type="string" office:string-value="D" calcext:value-type="string">
            <text:p>D</text:p>
          </table:table-cell>
          <table:table-cell table:formula="of:=[.B8]+[.C8]" office:value-type="float" office:value="1063625" calcext:value-type="float">
            <text:p>1063625</text:p>
          </table:table-cell>
          <table:table-cell table:formula="of:=[.D8]+[.E8]" office:value-type="float" office:value="5958241" calcext:value-type="float">
            <text:p>5958241</text:p>
          </table:table-cell>
          <table:table-cell table:formula="of:=FLOOR([.I8]/[.H8];0.0001)" office:value-type="float" office:value="5.6018" calcext:value-type="float">
            <text:p>5.6018</text:p>
          </table:table-cell>
          <table:table-cell table:formula="of:=IF([.I8]&gt;2*[.H8];[.I8]; FLOOR([.I8]*[.$J8];1))" office:value-type="float" office:value="5958241" calcext:value-type="float">
            <text:p>5958241</text:p>
          </table:table-cell>
          <table:table-cell table:formula="of:=IF([.K8]&gt;2*[.$H8];[.K8];FLOOR([.K8]*[.$J8];1))" office:value-type="float" office:value="5958241" calcext:value-type="float">
            <text:p>5958241</text:p>
          </table:table-cell>
          <table:table-cell table:formula="of:=IF([.L8]&gt;2*[.$H8];[.L8];FLOOR([.L8]*[.$J8];1))" office:value-type="float" office:value="5958241" calcext:value-type="float">
            <text:p>5958241</text:p>
          </table:table-cell>
          <table:table-cell table:formula="of:=IF([.M8]&gt;2*[.$H8];[.M8];FLOOR([.M8]*[.$J8];1))" office:value-type="float" office:value="5958241" calcext:value-type="float">
            <text:p>5958241</text:p>
          </table:table-cell>
          <table:table-cell table:formula="of:=IF([.N8]&gt;2*[.$H8];[.N8];FLOOR([.N8]*[.$J8];1))" office:value-type="float" office:value="5958241" calcext:value-type="float">
            <text:p>5958241</text:p>
          </table:table-cell>
          <table:table-cell table:formula="of:=IF([.O8]&gt;2*[.$H8];[.O8];FLOOR([.O8]*[.$J8];1))" office:value-type="float" office:value="5958241" calcext:value-type="float">
            <text:p>5958241</text:p>
          </table:table-cell>
          <table:table-cell table:formula="of:=IF([.P8]&gt;2*[.$H8];[.P8];FLOOR([.P8]*[.$J8];1))" office:value-type="float" office:value="5958241" calcext:value-type="float">
            <text:p>5958241</text:p>
          </table:table-cell>
          <table:table-cell table:formula="of:=IF([.Q8]&gt;2*[.$H8];[.Q8];FLOOR([.Q8]*[.$J8];1))" office:value-type="float" office:value="5958241" calcext:value-type="float">
            <text:p>5958241</text:p>
          </table:table-cell>
          <table:table-cell table:formula="of:=IF([.R8]&gt;2*[.$H8];[.R8];FLOOR([.R8]*[.$J8];1))" office:value-type="float" office:value="5958241" calcext:value-type="float">
            <text:p>5958241</text:p>
          </table:table-cell>
          <table:table-cell table:formula="of:=IF([.S8]&gt;2*[.$H8];[.S8];FLOOR([.S8]*[.$J8];1))" office:value-type="float" office:value="5958241" calcext:value-type="float">
            <text:p>5958241</text:p>
          </table:table-cell>
          <table:table-cell table:formula="of:=IF([.T8]&gt;2*[.$H8];[.T8];FLOOR([.T8]*[.$J8];1))" office:value-type="float" office:value="5958241" calcext:value-type="float">
            <text:p>5958241</text:p>
          </table:table-cell>
          <table:table-cell table:formula="of:=IF([.U8]&gt;2*[.H8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1D</text:p>
          </table:table-cell>
          <table:table-cell office:value-type="float" office:value="1415007" calcext:value-type="float">
            <text:p>1415007</text:p>
          </table:table-cell>
          <table:table-cell office:value-type="float" office:value="1397195" calcext:value-type="float">
            <text:p>1397195</text:p>
          </table:table-cell>
          <table:table-cell office:value-type="float" office:value="1499070" calcext:value-type="float">
            <text:p>1499070</text:p>
          </table:table-cell>
          <table:table-cell office:value-type="float" office:value="1481105" calcext:value-type="float">
            <text:p>1481105</text:p>
          </table:table-cell>
          <table:table-cell table:formula="of:=VALUE(MID([.A9];2;2))" office:value-type="float" office:value="1" calcext:value-type="float">
            <text:p>1</text:p>
          </table:table-cell>
          <table:table-cell table:formula="of:=RIGHT([.A9])" office:value-type="string" office:string-value="D" calcext:value-type="string">
            <text:p>D</text:p>
          </table:table-cell>
          <table:table-cell table:formula="of:=[.B9]+[.C9]" office:value-type="float" office:value="2812202" calcext:value-type="float">
            <text:p>2812202</text:p>
          </table:table-cell>
          <table:table-cell table:formula="of:=[.D9]+[.E9]" office:value-type="float" office:value="2980175" calcext:value-type="float">
            <text:p>2980175</text:p>
          </table:table-cell>
          <table:table-cell table:formula="of:=FLOOR([.I9]/[.H9];0.0001)" office:value-type="float" office:value="1.0597" calcext:value-type="float">
            <text:p>1.0597</text:p>
          </table:table-cell>
          <table:table-cell table:formula="of:=IF([.I9]&gt;2*[.H9];[.I9]; FLOOR([.I9]*[.$J9];1))" office:value-type="float" office:value="3158091" calcext:value-type="float">
            <text:p>3158091</text:p>
          </table:table-cell>
          <table:table-cell table:formula="of:=IF([.K9]&gt;2*[.$H9];[.K9];FLOOR([.K9]*[.$J9];1))" office:value-type="float" office:value="3346629" calcext:value-type="float">
            <text:p>3346629</text:p>
          </table:table-cell>
          <table:table-cell table:formula="of:=IF([.L9]&gt;2*[.$H9];[.L9];FLOOR([.L9]*[.$J9];1))" office:value-type="float" office:value="3546422" calcext:value-type="float">
            <text:p>3546422</text:p>
          </table:table-cell>
          <table:table-cell table:formula="of:=IF([.M9]&gt;2*[.$H9];[.M9];FLOOR([.M9]*[.$J9];1))" office:value-type="float" office:value="3758143" calcext:value-type="float">
            <text:p>3758143</text:p>
          </table:table-cell>
          <table:table-cell table:formula="of:=IF([.N9]&gt;2*[.$H9];[.N9];FLOOR([.N9]*[.$J9];1))" office:value-type="float" office:value="3982504" calcext:value-type="float">
            <text:p>3982504</text:p>
          </table:table-cell>
          <table:table-cell table:formula="of:=IF([.O9]&gt;2*[.$H9];[.O9];FLOOR([.O9]*[.$J9];1))" office:value-type="float" office:value="4220259" calcext:value-type="float">
            <text:p>4220259</text:p>
          </table:table-cell>
          <table:table-cell table:formula="of:=IF([.P9]&gt;2*[.$H9];[.P9];FLOOR([.P9]*[.$J9];1))" office:value-type="float" office:value="4472208" calcext:value-type="float">
            <text:p>4472208</text:p>
          </table:table-cell>
          <table:table-cell table:formula="of:=IF([.Q9]&gt;2*[.$H9];[.Q9];FLOOR([.Q9]*[.$J9];1))" office:value-type="float" office:value="4739198" calcext:value-type="float">
            <text:p>4739198</text:p>
          </table:table-cell>
          <table:table-cell table:formula="of:=IF([.R9]&gt;2*[.$H9];[.R9];FLOOR([.R9]*[.$J9];1))" office:value-type="float" office:value="5022128" calcext:value-type="float">
            <text:p>5022128</text:p>
          </table:table-cell>
          <table:table-cell table:formula="of:=IF([.S9]&gt;2*[.$H9];[.S9];FLOOR([.S9]*[.$J9];1))" office:value-type="float" office:value="5321949" calcext:value-type="float">
            <text:p>5321949</text:p>
          </table:table-cell>
          <table:table-cell table:formula="of:=IF([.T9]&gt;2*[.$H9];[.T9];FLOOR([.T9]*[.$J9];1))" office:value-type="float" office:value="5639669" calcext:value-type="float">
            <text:p>5639669</text:p>
          </table:table-cell>
          <table:table-cell table:formula="of:=IF([.U9]&gt;2*[.H9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2B</text:p>
          </table:table-cell>
          <table:table-cell office:value-type="float" office:value="685438" calcext:value-type="float">
            <text:p>685438</text:p>
          </table:table-cell>
          <table:table-cell office:value-type="float" office:value="749124" calcext:value-type="float">
            <text:p>749124</text:p>
          </table:table-cell>
          <table:table-cell office:value-type="float" office:value="2697677" calcext:value-type="float">
            <text:p>2697677</text:p>
          </table:table-cell>
          <table:table-cell office:value-type="float" office:value="2821550" calcext:value-type="float">
            <text:p>2821550</text:p>
          </table:table-cell>
          <table:table-cell table:formula="of:=VALUE(MID([.A10];2;2))" office:value-type="float" office:value="22" calcext:value-type="float">
            <text:p>22</text:p>
          </table:table-cell>
          <table:table-cell table:formula="of:=RIGHT([.A10])" office:value-type="string" office:string-value="B" calcext:value-type="string">
            <text:p>B</text:p>
          </table:table-cell>
          <table:table-cell table:formula="of:=[.B10]+[.C10]" office:value-type="float" office:value="1434562" calcext:value-type="float">
            <text:p>1434562</text:p>
          </table:table-cell>
          <table:table-cell table:formula="of:=[.D10]+[.E10]" office:value-type="float" office:value="5519227" calcext:value-type="float">
            <text:p>5519227</text:p>
          </table:table-cell>
          <table:table-cell table:formula="of:=FLOOR([.I10]/[.H10];0.0001)" office:value-type="float" office:value="3.8473" calcext:value-type="float">
            <text:p>3.8473</text:p>
          </table:table-cell>
          <table:table-cell table:formula="of:=IF([.I10]&gt;2*[.H10];[.I10]; FLOOR([.I10]*[.$J10];1))" office:value-type="float" office:value="5519227" calcext:value-type="float">
            <text:p>5519227</text:p>
          </table:table-cell>
          <table:table-cell table:formula="of:=IF([.K10]&gt;2*[.$H10];[.K10];FLOOR([.K10]*[.$J10];1))" office:value-type="float" office:value="5519227" calcext:value-type="float">
            <text:p>5519227</text:p>
          </table:table-cell>
          <table:table-cell table:formula="of:=IF([.L10]&gt;2*[.$H10];[.L10];FLOOR([.L10]*[.$J10];1))" office:value-type="float" office:value="5519227" calcext:value-type="float">
            <text:p>5519227</text:p>
          </table:table-cell>
          <table:table-cell table:formula="of:=IF([.M10]&gt;2*[.$H10];[.M10];FLOOR([.M10]*[.$J10];1))" office:value-type="float" office:value="5519227" calcext:value-type="float">
            <text:p>5519227</text:p>
          </table:table-cell>
          <table:table-cell table:formula="of:=IF([.N10]&gt;2*[.$H10];[.N10];FLOOR([.N10]*[.$J10];1))" office:value-type="float" office:value="5519227" calcext:value-type="float">
            <text:p>5519227</text:p>
          </table:table-cell>
          <table:table-cell table:formula="of:=IF([.O10]&gt;2*[.$H10];[.O10];FLOOR([.O10]*[.$J10];1))" office:value-type="float" office:value="5519227" calcext:value-type="float">
            <text:p>5519227</text:p>
          </table:table-cell>
          <table:table-cell table:formula="of:=IF([.P10]&gt;2*[.$H10];[.P10];FLOOR([.P10]*[.$J10];1))" office:value-type="float" office:value="5519227" calcext:value-type="float">
            <text:p>5519227</text:p>
          </table:table-cell>
          <table:table-cell table:formula="of:=IF([.Q10]&gt;2*[.$H10];[.Q10];FLOOR([.Q10]*[.$J10];1))" office:value-type="float" office:value="5519227" calcext:value-type="float">
            <text:p>5519227</text:p>
          </table:table-cell>
          <table:table-cell table:formula="of:=IF([.R10]&gt;2*[.$H10];[.R10];FLOOR([.R10]*[.$J10];1))" office:value-type="float" office:value="5519227" calcext:value-type="float">
            <text:p>5519227</text:p>
          </table:table-cell>
          <table:table-cell table:formula="of:=IF([.S10]&gt;2*[.$H10];[.S10];FLOOR([.S10]*[.$J10];1))" office:value-type="float" office:value="5519227" calcext:value-type="float">
            <text:p>5519227</text:p>
          </table:table-cell>
          <table:table-cell table:formula="of:=IF([.T10]&gt;2*[.$H10];[.T10];FLOOR([.T10]*[.$J10];1))" office:value-type="float" office:value="5519227" calcext:value-type="float">
            <text:p>5519227</text:p>
          </table:table-cell>
          <table:table-cell table:formula="of:=IF([.U10]&gt;2*[.H10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6C</text:p>
          </table:table-cell>
          <table:table-cell office:value-type="float" office:value="140026" calcext:value-type="float">
            <text:p>140026</text:p>
          </table:table-cell>
          <table:table-cell office:value-type="float" office:value="146354" calcext:value-type="float">
            <text:p>146354</text:p>
          </table:table-cell>
          <table:table-cell office:value-type="float" office:value="2759991" calcext:value-type="float">
            <text:p>2759991</text:p>
          </table:table-cell>
          <table:table-cell office:value-type="float" office:value="2742120" calcext:value-type="float">
            <text:p>2742120</text:p>
          </table:table-cell>
          <table:table-cell table:formula="of:=VALUE(MID([.A11];2;2))" office:value-type="float" office:value="46" calcext:value-type="float">
            <text:p>46</text:p>
          </table:table-cell>
          <table:table-cell table:formula="of:=RIGHT([.A11])" office:value-type="string" office:string-value="C" calcext:value-type="string">
            <text:p>C</text:p>
          </table:table-cell>
          <table:table-cell table:formula="of:=[.B11]+[.C11]" office:value-type="float" office:value="286380" calcext:value-type="float">
            <text:p>286380</text:p>
          </table:table-cell>
          <table:table-cell table:formula="of:=[.D11]+[.E11]" office:value-type="float" office:value="5502111" calcext:value-type="float">
            <text:p>5502111</text:p>
          </table:table-cell>
          <table:table-cell table:formula="of:=FLOOR([.I11]/[.H11];0.0001)" office:value-type="float" office:value="19.2126" calcext:value-type="float">
            <text:p>19.2126</text:p>
          </table:table-cell>
          <table:table-cell table:formula="of:=IF([.I11]&gt;2*[.H11];[.I11]; FLOOR([.I11]*[.$J11];1))" office:value-type="float" office:value="5502111" calcext:value-type="float">
            <text:p>5502111</text:p>
          </table:table-cell>
          <table:table-cell table:formula="of:=IF([.K11]&gt;2*[.$H11];[.K11];FLOOR([.K11]*[.$J11];1))" office:value-type="float" office:value="5502111" calcext:value-type="float">
            <text:p>5502111</text:p>
          </table:table-cell>
          <table:table-cell table:formula="of:=IF([.L11]&gt;2*[.$H11];[.L11];FLOOR([.L11]*[.$J11];1))" office:value-type="float" office:value="5502111" calcext:value-type="float">
            <text:p>5502111</text:p>
          </table:table-cell>
          <table:table-cell table:formula="of:=IF([.M11]&gt;2*[.$H11];[.M11];FLOOR([.M11]*[.$J11];1))" office:value-type="float" office:value="5502111" calcext:value-type="float">
            <text:p>5502111</text:p>
          </table:table-cell>
          <table:table-cell table:formula="of:=IF([.N11]&gt;2*[.$H11];[.N11];FLOOR([.N11]*[.$J11];1))" office:value-type="float" office:value="5502111" calcext:value-type="float">
            <text:p>5502111</text:p>
          </table:table-cell>
          <table:table-cell table:formula="of:=IF([.O11]&gt;2*[.$H11];[.O11];FLOOR([.O11]*[.$J11];1))" office:value-type="float" office:value="5502111" calcext:value-type="float">
            <text:p>5502111</text:p>
          </table:table-cell>
          <table:table-cell table:formula="of:=IF([.P11]&gt;2*[.$H11];[.P11];FLOOR([.P11]*[.$J11];1))" office:value-type="float" office:value="5502111" calcext:value-type="float">
            <text:p>5502111</text:p>
          </table:table-cell>
          <table:table-cell table:formula="of:=IF([.Q11]&gt;2*[.$H11];[.Q11];FLOOR([.Q11]*[.$J11];1))" office:value-type="float" office:value="5502111" calcext:value-type="float">
            <text:p>5502111</text:p>
          </table:table-cell>
          <table:table-cell table:formula="of:=IF([.R11]&gt;2*[.$H11];[.R11];FLOOR([.R11]*[.$J11];1))" office:value-type="float" office:value="5502111" calcext:value-type="float">
            <text:p>5502111</text:p>
          </table:table-cell>
          <table:table-cell table:formula="of:=IF([.S11]&gt;2*[.$H11];[.S11];FLOOR([.S11]*[.$J11];1))" office:value-type="float" office:value="5502111" calcext:value-type="float">
            <text:p>5502111</text:p>
          </table:table-cell>
          <table:table-cell table:formula="of:=IF([.T11]&gt;2*[.$H11];[.T11];FLOOR([.T11]*[.$J11];1))" office:value-type="float" office:value="5502111" calcext:value-type="float">
            <text:p>5502111</text:p>
          </table:table-cell>
          <table:table-cell table:formula="of:=IF([.U11]&gt;2*[.H11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7B</text:p>
          </table:table-cell>
          <table:table-cell office:value-type="float" office:value="1198765" calcext:value-type="float">
            <text:p>1198765</text:p>
          </table:table-cell>
          <table:table-cell office:value-type="float" office:value="1304945" calcext:value-type="float">
            <text:p>1304945</text:p>
          </table:table-cell>
          <table:table-cell office:value-type="float" office:value="2786493" calcext:value-type="float">
            <text:p>2786493</text:p>
          </table:table-cell>
          <table:table-cell office:value-type="float" office:value="2602643" calcext:value-type="float">
            <text:p>2602643</text:p>
          </table:table-cell>
          <table:table-cell table:formula="of:=VALUE(MID([.A12];2;2))" office:value-type="float" office:value="47" calcext:value-type="float">
            <text:p>47</text:p>
          </table:table-cell>
          <table:table-cell table:formula="of:=RIGHT([.A12])" office:value-type="string" office:string-value="B" calcext:value-type="string">
            <text:p>B</text:p>
          </table:table-cell>
          <table:table-cell table:formula="of:=[.B12]+[.C12]" office:value-type="float" office:value="2503710" calcext:value-type="float">
            <text:p>2503710</text:p>
          </table:table-cell>
          <table:table-cell table:formula="of:=[.D12]+[.E12]" office:value-type="float" office:value="5389136" calcext:value-type="float">
            <text:p>5389136</text:p>
          </table:table-cell>
          <table:table-cell table:formula="of:=FLOOR([.I12]/[.H12];0.0001)" office:value-type="float" office:value="2.1524" calcext:value-type="float">
            <text:p>2.1524</text:p>
          </table:table-cell>
          <table:table-cell table:formula="of:=IF([.I12]&gt;2*[.H12];[.I12]; FLOOR([.I12]*[.$J12];1))" office:value-type="float" office:value="5389136" calcext:value-type="float">
            <text:p>5389136</text:p>
          </table:table-cell>
          <table:table-cell table:formula="of:=IF([.K12]&gt;2*[.$H12];[.K12];FLOOR([.K12]*[.$J12];1))" office:value-type="float" office:value="5389136" calcext:value-type="float">
            <text:p>5389136</text:p>
          </table:table-cell>
          <table:table-cell table:formula="of:=IF([.L12]&gt;2*[.$H12];[.L12];FLOOR([.L12]*[.$J12];1))" office:value-type="float" office:value="5389136" calcext:value-type="float">
            <text:p>5389136</text:p>
          </table:table-cell>
          <table:table-cell table:formula="of:=IF([.M12]&gt;2*[.$H12];[.M12];FLOOR([.M12]*[.$J12];1))" office:value-type="float" office:value="5389136" calcext:value-type="float">
            <text:p>5389136</text:p>
          </table:table-cell>
          <table:table-cell table:formula="of:=IF([.N12]&gt;2*[.$H12];[.N12];FLOOR([.N12]*[.$J12];1))" office:value-type="float" office:value="5389136" calcext:value-type="float">
            <text:p>5389136</text:p>
          </table:table-cell>
          <table:table-cell table:formula="of:=IF([.O12]&gt;2*[.$H12];[.O12];FLOOR([.O12]*[.$J12];1))" office:value-type="float" office:value="5389136" calcext:value-type="float">
            <text:p>5389136</text:p>
          </table:table-cell>
          <table:table-cell table:formula="of:=IF([.P12]&gt;2*[.$H12];[.P12];FLOOR([.P12]*[.$J12];1))" office:value-type="float" office:value="5389136" calcext:value-type="float">
            <text:p>5389136</text:p>
          </table:table-cell>
          <table:table-cell table:formula="of:=IF([.Q12]&gt;2*[.$H12];[.Q12];FLOOR([.Q12]*[.$J12];1))" office:value-type="float" office:value="5389136" calcext:value-type="float">
            <text:p>5389136</text:p>
          </table:table-cell>
          <table:table-cell table:formula="of:=IF([.R12]&gt;2*[.$H12];[.R12];FLOOR([.R12]*[.$J12];1))" office:value-type="float" office:value="5389136" calcext:value-type="float">
            <text:p>5389136</text:p>
          </table:table-cell>
          <table:table-cell table:formula="of:=IF([.S12]&gt;2*[.$H12];[.S12];FLOOR([.S12]*[.$J12];1))" office:value-type="float" office:value="5389136" calcext:value-type="float">
            <text:p>5389136</text:p>
          </table:table-cell>
          <table:table-cell table:formula="of:=IF([.T12]&gt;2*[.$H12];[.T12];FLOOR([.T12]*[.$J12];1))" office:value-type="float" office:value="5389136" calcext:value-type="float">
            <text:p>5389136</text:p>
          </table:table-cell>
          <table:table-cell table:formula="of:=IF([.U12]&gt;2*[.H12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0A</text:p>
          </table:table-cell>
          <table:table-cell office:value-type="float" office:value="1175198" calcext:value-type="float">
            <text:p>1175198</text:p>
          </table:table-cell>
          <table:table-cell office:value-type="float" office:value="1095440" calcext:value-type="float">
            <text:p>1095440</text:p>
          </table:table-cell>
          <table:table-cell office:value-type="float" office:value="2657174" calcext:value-type="float">
            <text:p>2657174</text:p>
          </table:table-cell>
          <table:table-cell office:value-type="float" office:value="2491947" calcext:value-type="float">
            <text:p>2491947</text:p>
          </table:table-cell>
          <table:table-cell table:formula="of:=VALUE(MID([.A13];2;2))" office:value-type="float" office:value="40" calcext:value-type="float">
            <text:p>40</text:p>
          </table:table-cell>
          <table:table-cell table:formula="of:=RIGHT([.A13])" office:value-type="string" office:string-value="A" calcext:value-type="string">
            <text:p>A</text:p>
          </table:table-cell>
          <table:table-cell table:formula="of:=[.B13]+[.C13]" office:value-type="float" office:value="2270638" calcext:value-type="float">
            <text:p>2270638</text:p>
          </table:table-cell>
          <table:table-cell table:formula="of:=[.D13]+[.E13]" office:value-type="float" office:value="5149121" calcext:value-type="float">
            <text:p>5149121</text:p>
          </table:table-cell>
          <table:table-cell table:formula="of:=FLOOR([.I13]/[.H13];0.0001)" office:value-type="float" office:value="2.2676" calcext:value-type="float">
            <text:p>2.2676</text:p>
          </table:table-cell>
          <table:table-cell table:formula="of:=IF([.I13]&gt;2*[.H13];[.I13]; FLOOR([.I13]*[.$J13];1))" office:value-type="float" office:value="5149121" calcext:value-type="float">
            <text:p>5149121</text:p>
          </table:table-cell>
          <table:table-cell table:formula="of:=IF([.K13]&gt;2*[.$H13];[.K13];FLOOR([.K13]*[.$J13];1))" office:value-type="float" office:value="5149121" calcext:value-type="float">
            <text:p>5149121</text:p>
          </table:table-cell>
          <table:table-cell table:formula="of:=IF([.L13]&gt;2*[.$H13];[.L13];FLOOR([.L13]*[.$J13];1))" office:value-type="float" office:value="5149121" calcext:value-type="float">
            <text:p>5149121</text:p>
          </table:table-cell>
          <table:table-cell table:formula="of:=IF([.M13]&gt;2*[.$H13];[.M13];FLOOR([.M13]*[.$J13];1))" office:value-type="float" office:value="5149121" calcext:value-type="float">
            <text:p>5149121</text:p>
          </table:table-cell>
          <table:table-cell table:formula="of:=IF([.N13]&gt;2*[.$H13];[.N13];FLOOR([.N13]*[.$J13];1))" office:value-type="float" office:value="5149121" calcext:value-type="float">
            <text:p>5149121</text:p>
          </table:table-cell>
          <table:table-cell table:formula="of:=IF([.O13]&gt;2*[.$H13];[.O13];FLOOR([.O13]*[.$J13];1))" office:value-type="float" office:value="5149121" calcext:value-type="float">
            <text:p>5149121</text:p>
          </table:table-cell>
          <table:table-cell table:formula="of:=IF([.P13]&gt;2*[.$H13];[.P13];FLOOR([.P13]*[.$J13];1))" office:value-type="float" office:value="5149121" calcext:value-type="float">
            <text:p>5149121</text:p>
          </table:table-cell>
          <table:table-cell table:formula="of:=IF([.Q13]&gt;2*[.$H13];[.Q13];FLOOR([.Q13]*[.$J13];1))" office:value-type="float" office:value="5149121" calcext:value-type="float">
            <text:p>5149121</text:p>
          </table:table-cell>
          <table:table-cell table:formula="of:=IF([.R13]&gt;2*[.$H13];[.R13];FLOOR([.R13]*[.$J13];1))" office:value-type="float" office:value="5149121" calcext:value-type="float">
            <text:p>5149121</text:p>
          </table:table-cell>
          <table:table-cell table:formula="of:=IF([.S13]&gt;2*[.$H13];[.S13];FLOOR([.S13]*[.$J13];1))" office:value-type="float" office:value="5149121" calcext:value-type="float">
            <text:p>5149121</text:p>
          </table:table-cell>
          <table:table-cell table:formula="of:=IF([.T13]&gt;2*[.$H13];[.T13];FLOOR([.T13]*[.$J13];1))" office:value-type="float" office:value="5149121" calcext:value-type="float">
            <text:p>5149121</text:p>
          </table:table-cell>
          <table:table-cell table:formula="of:=IF([.U13]&gt;2*[.H13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5B</text:p>
          </table:table-cell>
          <table:table-cell office:value-type="float" office:value="1187448" calcext:value-type="float">
            <text:p>1187448</text:p>
          </table:table-cell>
          <table:table-cell office:value-type="float" office:value="1070426" calcext:value-type="float">
            <text:p>1070426</text:p>
          </table:table-cell>
          <table:table-cell office:value-type="float" office:value="1504608" calcext:value-type="float">
            <text:p>1504608</text:p>
          </table:table-cell>
          <table:table-cell office:value-type="float" office:value="1756990" calcext:value-type="float">
            <text:p>1756990</text:p>
          </table:table-cell>
          <table:table-cell table:formula="of:=VALUE(MID([.A14];2;2))" office:value-type="float" office:value="45" calcext:value-type="float">
            <text:p>45</text:p>
          </table:table-cell>
          <table:table-cell table:formula="of:=RIGHT([.A14])" office:value-type="string" office:string-value="B" calcext:value-type="string">
            <text:p>B</text:p>
          </table:table-cell>
          <table:table-cell table:formula="of:=[.B14]+[.C14]" office:value-type="float" office:value="2257874" calcext:value-type="float">
            <text:p>2257874</text:p>
          </table:table-cell>
          <table:table-cell table:formula="of:=[.D14]+[.E14]" office:value-type="float" office:value="3261598" calcext:value-type="float">
            <text:p>3261598</text:p>
          </table:table-cell>
          <table:table-cell table:formula="of:=FLOOR([.I14]/[.H14];0.0001)" office:value-type="float" office:value="1.4445" calcext:value-type="float">
            <text:p>1.4445</text:p>
          </table:table-cell>
          <table:table-cell table:formula="of:=IF([.I14]&gt;2*[.H14];[.I14]; FLOOR([.I14]*[.$J14];1))" office:value-type="float" office:value="4711378" calcext:value-type="float">
            <text:p>4711378</text:p>
          </table:table-cell>
          <table:table-cell table:formula="of:=IF([.K14]&gt;2*[.$H14];[.K14];FLOOR([.K14]*[.$J14];1))" office:value-type="float" office:value="4711378" calcext:value-type="float">
            <text:p>4711378</text:p>
          </table:table-cell>
          <table:table-cell table:formula="of:=IF([.L14]&gt;2*[.$H14];[.L14];FLOOR([.L14]*[.$J14];1))" office:value-type="float" office:value="4711378" calcext:value-type="float">
            <text:p>4711378</text:p>
          </table:table-cell>
          <table:table-cell table:formula="of:=IF([.M14]&gt;2*[.$H14];[.M14];FLOOR([.M14]*[.$J14];1))" office:value-type="float" office:value="4711378" calcext:value-type="float">
            <text:p>4711378</text:p>
          </table:table-cell>
          <table:table-cell table:formula="of:=IF([.N14]&gt;2*[.$H14];[.N14];FLOOR([.N14]*[.$J14];1))" office:value-type="float" office:value="4711378" calcext:value-type="float">
            <text:p>4711378</text:p>
          </table:table-cell>
          <table:table-cell table:formula="of:=IF([.O14]&gt;2*[.$H14];[.O14];FLOOR([.O14]*[.$J14];1))" office:value-type="float" office:value="4711378" calcext:value-type="float">
            <text:p>4711378</text:p>
          </table:table-cell>
          <table:table-cell table:formula="of:=IF([.P14]&gt;2*[.$H14];[.P14];FLOOR([.P14]*[.$J14];1))" office:value-type="float" office:value="4711378" calcext:value-type="float">
            <text:p>4711378</text:p>
          </table:table-cell>
          <table:table-cell table:formula="of:=IF([.Q14]&gt;2*[.$H14];[.Q14];FLOOR([.Q14]*[.$J14];1))" office:value-type="float" office:value="4711378" calcext:value-type="float">
            <text:p>4711378</text:p>
          </table:table-cell>
          <table:table-cell table:formula="of:=IF([.R14]&gt;2*[.$H14];[.R14];FLOOR([.R14]*[.$J14];1))" office:value-type="float" office:value="4711378" calcext:value-type="float">
            <text:p>4711378</text:p>
          </table:table-cell>
          <table:table-cell table:formula="of:=IF([.S14]&gt;2*[.$H14];[.S14];FLOOR([.S14]*[.$J14];1))" office:value-type="float" office:value="4711378" calcext:value-type="float">
            <text:p>4711378</text:p>
          </table:table-cell>
          <table:table-cell table:formula="of:=IF([.T14]&gt;2*[.$H14];[.T14];FLOOR([.T14]*[.$J14];1))" office:value-type="float" office:value="4711378" calcext:value-type="float">
            <text:p>4711378</text:p>
          </table:table-cell>
          <table:table-cell table:formula="of:=IF([.U14]&gt;2*[.H14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3A</text:p>
          </table:table-cell>
          <table:table-cell office:value-type="float" office:value="996113" calcext:value-type="float">
            <text:p>996113</text:p>
          </table:table-cell>
          <table:table-cell office:value-type="float" office:value="964279" calcext:value-type="float">
            <text:p>964279</text:p>
          </table:table-cell>
          <table:table-cell office:value-type="float" office:value="1012487" calcext:value-type="float">
            <text:p>1012487</text:p>
          </table:table-cell>
          <table:table-cell office:value-type="float" office:value="1128940" calcext:value-type="float">
            <text:p>1128940</text:p>
          </table:table-cell>
          <table:table-cell table:formula="of:=VALUE(MID([.A15];2;2))" office:value-type="float" office:value="13" calcext:value-type="float">
            <text:p>13</text:p>
          </table:table-cell>
          <table:table-cell table:formula="of:=RIGHT([.A15])" office:value-type="string" office:string-value="A" calcext:value-type="string">
            <text:p>A</text:p>
          </table:table-cell>
          <table:table-cell table:formula="of:=[.B15]+[.C15]" office:value-type="float" office:value="1960392" calcext:value-type="float">
            <text:p>1960392</text:p>
          </table:table-cell>
          <table:table-cell table:formula="of:=[.D15]+[.E15]" office:value-type="float" office:value="2141427" calcext:value-type="float">
            <text:p>2141427</text:p>
          </table:table-cell>
          <table:table-cell table:formula="of:=FLOOR([.I15]/[.H15];0.0001)" office:value-type="float" office:value="1.0923" calcext:value-type="float">
            <text:p>1.0923</text:p>
          </table:table-cell>
          <table:table-cell table:formula="of:=IF([.I15]&gt;2*[.H15];[.I15]; FLOOR([.I15]*[.$J15];1))" office:value-type="float" office:value="2339080" calcext:value-type="float">
            <text:p>2339080</text:p>
          </table:table-cell>
          <table:table-cell table:formula="of:=IF([.K15]&gt;2*[.$H15];[.K15];FLOOR([.K15]*[.$J15];1))" office:value-type="float" office:value="2554977" calcext:value-type="float">
            <text:p>2554977</text:p>
          </table:table-cell>
          <table:table-cell table:formula="of:=IF([.L15]&gt;2*[.$H15];[.L15];FLOOR([.L15]*[.$J15];1))" office:value-type="float" office:value="2790801" calcext:value-type="float">
            <text:p>2790801</text:p>
          </table:table-cell>
          <table:table-cell table:formula="of:=IF([.M15]&gt;2*[.$H15];[.M15];FLOOR([.M15]*[.$J15];1))" office:value-type="float" office:value="3048391" calcext:value-type="float">
            <text:p>3048391</text:p>
          </table:table-cell>
          <table:table-cell table:formula="of:=IF([.N15]&gt;2*[.$H15];[.N15];FLOOR([.N15]*[.$J15];1))" office:value-type="float" office:value="3329757" calcext:value-type="float">
            <text:p>3329757</text:p>
          </table:table-cell>
          <table:table-cell table:formula="of:=IF([.O15]&gt;2*[.$H15];[.O15];FLOOR([.O15]*[.$J15];1))" office:value-type="float" office:value="3637093" calcext:value-type="float">
            <text:p>3637093</text:p>
          </table:table-cell>
          <table:table-cell table:formula="of:=IF([.P15]&gt;2*[.$H15];[.P15];FLOOR([.P15]*[.$J15];1))" office:value-type="float" office:value="3972796" calcext:value-type="float">
            <text:p>3972796</text:p>
          </table:table-cell>
          <table:table-cell table:formula="of:=IF([.Q15]&gt;2*[.$H15];[.Q15];FLOOR([.Q15]*[.$J15];1))" office:value-type="float" office:value="3972796" calcext:value-type="float">
            <text:p>3972796</text:p>
          </table:table-cell>
          <table:table-cell table:formula="of:=IF([.R15]&gt;2*[.$H15];[.R15];FLOOR([.R15]*[.$J15];1))" office:value-type="float" office:value="3972796" calcext:value-type="float">
            <text:p>3972796</text:p>
          </table:table-cell>
          <table:table-cell table:formula="of:=IF([.S15]&gt;2*[.$H15];[.S15];FLOOR([.S15]*[.$J15];1))" office:value-type="float" office:value="3972796" calcext:value-type="float">
            <text:p>3972796</text:p>
          </table:table-cell>
          <table:table-cell table:formula="of:=IF([.T15]&gt;2*[.$H15];[.T15];FLOOR([.T15]*[.$J15];1))" office:value-type="float" office:value="3972796" calcext:value-type="float">
            <text:p>3972796</text:p>
          </table:table-cell>
          <table:table-cell table:formula="of:=IF([.U15]&gt;2*[.H15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4C</text:p>
          </table:table-cell>
          <table:table-cell office:value-type="float" office:value="835495" calcext:value-type="float">
            <text:p>835495</text:p>
          </table:table-cell>
          <table:table-cell office:value-type="float" office:value="837746" calcext:value-type="float">
            <text:p>837746</text:p>
          </table:table-cell>
          <table:table-cell office:value-type="float" office:value="1106177" calcext:value-type="float">
            <text:p>1106177</text:p>
          </table:table-cell>
          <table:table-cell office:value-type="float" office:value="917781" calcext:value-type="float">
            <text:p>917781</text:p>
          </table:table-cell>
          <table:table-cell table:formula="of:=VALUE(MID([.A16];2;2))" office:value-type="float" office:value="44" calcext:value-type="float">
            <text:p>44</text:p>
          </table:table-cell>
          <table:table-cell table:formula="of:=RIGHT([.A16])" office:value-type="string" office:string-value="C" calcext:value-type="string">
            <text:p>C</text:p>
          </table:table-cell>
          <table:table-cell table:formula="of:=[.B16]+[.C16]" office:value-type="float" office:value="1673241" calcext:value-type="float">
            <text:p>1673241</text:p>
          </table:table-cell>
          <table:table-cell table:formula="of:=[.D16]+[.E16]" office:value-type="float" office:value="2023958" calcext:value-type="float">
            <text:p>2023958</text:p>
          </table:table-cell>
          <table:table-cell table:formula="of:=FLOOR([.I16]/[.H16];0.0001)" office:value-type="float" office:value="1.2096" calcext:value-type="float">
            <text:p>1.2096</text:p>
          </table:table-cell>
          <table:table-cell table:formula="of:=IF([.I16]&gt;2*[.H16];[.I16]; FLOOR([.I16]*[.$J16];1))" office:value-type="float" office:value="2448179" calcext:value-type="float">
            <text:p>2448179</text:p>
          </table:table-cell>
          <table:table-cell table:formula="of:=IF([.K16]&gt;2*[.$H16];[.K16];FLOOR([.K16]*[.$J16];1))" office:value-type="float" office:value="2961317" calcext:value-type="float">
            <text:p>2961317</text:p>
          </table:table-cell>
          <table:table-cell table:formula="of:=IF([.L16]&gt;2*[.$H16];[.L16];FLOOR([.L16]*[.$J16];1))" office:value-type="float" office:value="3582009" calcext:value-type="float">
            <text:p>3582009</text:p>
          </table:table-cell>
          <table:table-cell table:formula="of:=IF([.M16]&gt;2*[.$H16];[.M16];FLOOR([.M16]*[.$J16];1))" office:value-type="float" office:value="3582009" calcext:value-type="float">
            <text:p>3582009</text:p>
          </table:table-cell>
          <table:table-cell table:formula="of:=IF([.N16]&gt;2*[.$H16];[.N16];FLOOR([.N16]*[.$J16];1))" office:value-type="float" office:value="3582009" calcext:value-type="float">
            <text:p>3582009</text:p>
          </table:table-cell>
          <table:table-cell table:formula="of:=IF([.O16]&gt;2*[.$H16];[.O16];FLOOR([.O16]*[.$J16];1))" office:value-type="float" office:value="3582009" calcext:value-type="float">
            <text:p>3582009</text:p>
          </table:table-cell>
          <table:table-cell table:formula="of:=IF([.P16]&gt;2*[.$H16];[.P16];FLOOR([.P16]*[.$J16];1))" office:value-type="float" office:value="3582009" calcext:value-type="float">
            <text:p>3582009</text:p>
          </table:table-cell>
          <table:table-cell table:formula="of:=IF([.Q16]&gt;2*[.$H16];[.Q16];FLOOR([.Q16]*[.$J16];1))" office:value-type="float" office:value="3582009" calcext:value-type="float">
            <text:p>3582009</text:p>
          </table:table-cell>
          <table:table-cell table:formula="of:=IF([.R16]&gt;2*[.$H16];[.R16];FLOOR([.R16]*[.$J16];1))" office:value-type="float" office:value="3582009" calcext:value-type="float">
            <text:p>3582009</text:p>
          </table:table-cell>
          <table:table-cell table:formula="of:=IF([.S16]&gt;2*[.$H16];[.S16];FLOOR([.S16]*[.$J16];1))" office:value-type="float" office:value="3582009" calcext:value-type="float">
            <text:p>3582009</text:p>
          </table:table-cell>
          <table:table-cell table:formula="of:=IF([.T16]&gt;2*[.$H16];[.T16];FLOOR([.T16]*[.$J16];1))" office:value-type="float" office:value="3582009" calcext:value-type="float">
            <text:p>3582009</text:p>
          </table:table-cell>
          <table:table-cell table:formula="of:=IF([.U16]&gt;2*[.H16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5B</text:p>
          </table:table-cell>
          <table:table-cell office:value-type="float" office:value="450192" calcext:value-type="float">
            <text:p>450192</text:p>
          </table:table-cell>
          <table:table-cell office:value-type="float" office:value="434755" calcext:value-type="float">
            <text:p>434755</text:p>
          </table:table-cell>
          <table:table-cell office:value-type="float" office:value="1656446" calcext:value-type="float">
            <text:p>1656446</text:p>
          </table:table-cell>
          <table:table-cell office:value-type="float" office:value="1691000" calcext:value-type="float">
            <text:p>1691000</text:p>
          </table:table-cell>
          <table:table-cell table:formula="of:=VALUE(MID([.A17];2;2))" office:value-type="float" office:value="25" calcext:value-type="float">
            <text:p>25</text:p>
          </table:table-cell>
          <table:table-cell table:formula="of:=RIGHT([.A17])" office:value-type="string" office:string-value="B" calcext:value-type="string">
            <text:p>B</text:p>
          </table:table-cell>
          <table:table-cell table:formula="of:=[.B17]+[.C17]" office:value-type="float" office:value="884947" calcext:value-type="float">
            <text:p>884947</text:p>
          </table:table-cell>
          <table:table-cell table:formula="of:=[.D17]+[.E17]" office:value-type="float" office:value="3347446" calcext:value-type="float">
            <text:p>3347446</text:p>
          </table:table-cell>
          <table:table-cell table:formula="of:=FLOOR([.I17]/[.H17];0.0001)" office:value-type="float" office:value="3.7826" calcext:value-type="float">
            <text:p>3.7826</text:p>
          </table:table-cell>
          <table:table-cell table:formula="of:=IF([.I17]&gt;2*[.H17];[.I17]; FLOOR([.I17]*[.$J17];1))" office:value-type="float" office:value="3347446" calcext:value-type="float">
            <text:p>3347446</text:p>
          </table:table-cell>
          <table:table-cell table:formula="of:=IF([.K17]&gt;2*[.$H17];[.K17];FLOOR([.K17]*[.$J17];1))" office:value-type="float" office:value="3347446" calcext:value-type="float">
            <text:p>3347446</text:p>
          </table:table-cell>
          <table:table-cell table:formula="of:=IF([.L17]&gt;2*[.$H17];[.L17];FLOOR([.L17]*[.$J17];1))" office:value-type="float" office:value="3347446" calcext:value-type="float">
            <text:p>3347446</text:p>
          </table:table-cell>
          <table:table-cell table:formula="of:=IF([.M17]&gt;2*[.$H17];[.M17];FLOOR([.M17]*[.$J17];1))" office:value-type="float" office:value="3347446" calcext:value-type="float">
            <text:p>3347446</text:p>
          </table:table-cell>
          <table:table-cell table:formula="of:=IF([.N17]&gt;2*[.$H17];[.N17];FLOOR([.N17]*[.$J17];1))" office:value-type="float" office:value="3347446" calcext:value-type="float">
            <text:p>3347446</text:p>
          </table:table-cell>
          <table:table-cell table:formula="of:=IF([.O17]&gt;2*[.$H17];[.O17];FLOOR([.O17]*[.$J17];1))" office:value-type="float" office:value="3347446" calcext:value-type="float">
            <text:p>3347446</text:p>
          </table:table-cell>
          <table:table-cell table:formula="of:=IF([.P17]&gt;2*[.$H17];[.P17];FLOOR([.P17]*[.$J17];1))" office:value-type="float" office:value="3347446" calcext:value-type="float">
            <text:p>3347446</text:p>
          </table:table-cell>
          <table:table-cell table:formula="of:=IF([.Q17]&gt;2*[.$H17];[.Q17];FLOOR([.Q17]*[.$J17];1))" office:value-type="float" office:value="3347446" calcext:value-type="float">
            <text:p>3347446</text:p>
          </table:table-cell>
          <table:table-cell table:formula="of:=IF([.R17]&gt;2*[.$H17];[.R17];FLOOR([.R17]*[.$J17];1))" office:value-type="float" office:value="3347446" calcext:value-type="float">
            <text:p>3347446</text:p>
          </table:table-cell>
          <table:table-cell table:formula="of:=IF([.S17]&gt;2*[.$H17];[.S17];FLOOR([.S17]*[.$J17];1))" office:value-type="float" office:value="3347446" calcext:value-type="float">
            <text:p>3347446</text:p>
          </table:table-cell>
          <table:table-cell table:formula="of:=IF([.T17]&gt;2*[.$H17];[.T17];FLOOR([.T17]*[.$J17];1))" office:value-type="float" office:value="3347446" calcext:value-type="float">
            <text:p>3347446</text:p>
          </table:table-cell>
          <table:table-cell table:formula="of:=IF([.U17]&gt;2*[.H17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4C</text:p>
          </table:table-cell>
          <table:table-cell office:value-type="float" office:value="643177" calcext:value-type="float">
            <text:p>643177</text:p>
          </table:table-cell>
          <table:table-cell office:value-type="float" office:value="684187" calcext:value-type="float">
            <text:p>684187</text:p>
          </table:table-cell>
          <table:table-cell office:value-type="float" office:value="796213" calcext:value-type="float">
            <text:p>796213</text:p>
          </table:table-cell>
          <table:table-cell office:value-type="float" office:value="867904" calcext:value-type="float">
            <text:p>867904</text:p>
          </table:table-cell>
          <table:table-cell table:formula="of:=VALUE(MID([.A18];2;2))" office:value-type="float" office:value="24" calcext:value-type="float">
            <text:p>24</text:p>
          </table:table-cell>
          <table:table-cell table:formula="of:=RIGHT([.A18])" office:value-type="string" office:string-value="C" calcext:value-type="string">
            <text:p>C</text:p>
          </table:table-cell>
          <table:table-cell table:formula="of:=[.B18]+[.C18]" office:value-type="float" office:value="1327364" calcext:value-type="float">
            <text:p>1327364</text:p>
          </table:table-cell>
          <table:table-cell table:formula="of:=[.D18]+[.E18]" office:value-type="float" office:value="1664117" calcext:value-type="float">
            <text:p>1664117</text:p>
          </table:table-cell>
          <table:table-cell table:formula="of:=FLOOR([.I18]/[.H18];0.0001)" office:value-type="float" office:value="1.2537" calcext:value-type="float">
            <text:p>1.2537</text:p>
          </table:table-cell>
          <table:table-cell table:formula="of:=IF([.I18]&gt;2*[.H18];[.I18]; FLOOR([.I18]*[.$J18];1))" office:value-type="float" office:value="2086303" calcext:value-type="float">
            <text:p>2086303</text:p>
          </table:table-cell>
          <table:table-cell table:formula="of:=IF([.K18]&gt;2*[.$H18];[.K18];FLOOR([.K18]*[.$J18];1))" office:value-type="float" office:value="2615598" calcext:value-type="float">
            <text:p>2615598</text:p>
          </table:table-cell>
          <table:table-cell table:formula="of:=IF([.L18]&gt;2*[.$H18];[.L18];FLOOR([.L18]*[.$J18];1))" office:value-type="float" office:value="3279175" calcext:value-type="float">
            <text:p>3279175</text:p>
          </table:table-cell>
          <table:table-cell table:formula="of:=IF([.M18]&gt;2*[.$H18];[.M18];FLOOR([.M18]*[.$J18];1))" office:value-type="float" office:value="3279175" calcext:value-type="float">
            <text:p>3279175</text:p>
          </table:table-cell>
          <table:table-cell table:formula="of:=IF([.N18]&gt;2*[.$H18];[.N18];FLOOR([.N18]*[.$J18];1))" office:value-type="float" office:value="3279175" calcext:value-type="float">
            <text:p>3279175</text:p>
          </table:table-cell>
          <table:table-cell table:formula="of:=IF([.O18]&gt;2*[.$H18];[.O18];FLOOR([.O18]*[.$J18];1))" office:value-type="float" office:value="3279175" calcext:value-type="float">
            <text:p>3279175</text:p>
          </table:table-cell>
          <table:table-cell table:formula="of:=IF([.P18]&gt;2*[.$H18];[.P18];FLOOR([.P18]*[.$J18];1))" office:value-type="float" office:value="3279175" calcext:value-type="float">
            <text:p>3279175</text:p>
          </table:table-cell>
          <table:table-cell table:formula="of:=IF([.Q18]&gt;2*[.$H18];[.Q18];FLOOR([.Q18]*[.$J18];1))" office:value-type="float" office:value="3279175" calcext:value-type="float">
            <text:p>3279175</text:p>
          </table:table-cell>
          <table:table-cell table:formula="of:=IF([.R18]&gt;2*[.$H18];[.R18];FLOOR([.R18]*[.$J18];1))" office:value-type="float" office:value="3279175" calcext:value-type="float">
            <text:p>3279175</text:p>
          </table:table-cell>
          <table:table-cell table:formula="of:=IF([.S18]&gt;2*[.$H18];[.S18];FLOOR([.S18]*[.$J18];1))" office:value-type="float" office:value="3279175" calcext:value-type="float">
            <text:p>3279175</text:p>
          </table:table-cell>
          <table:table-cell table:formula="of:=IF([.T18]&gt;2*[.$H18];[.T18];FLOOR([.T18]*[.$J18];1))" office:value-type="float" office:value="3279175" calcext:value-type="float">
            <text:p>3279175</text:p>
          </table:table-cell>
          <table:table-cell table:formula="of:=IF([.U18]&gt;2*[.H18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8A</text:p>
          </table:table-cell>
          <table:table-cell office:value-type="float" office:value="679557" calcext:value-type="float">
            <text:p>679557</text:p>
          </table:table-cell>
          <table:table-cell office:value-type="float" office:value="655500" calcext:value-type="float">
            <text:p>655500</text:p>
          </table:table-cell>
          <table:table-cell office:value-type="float" office:value="1012012" calcext:value-type="float">
            <text:p>1012012</text:p>
          </table:table-cell>
          <table:table-cell office:value-type="float" office:value="1067022" calcext:value-type="float">
            <text:p>1067022</text:p>
          </table:table-cell>
          <table:table-cell table:formula="of:=VALUE(MID([.A19];2;2))" office:value-type="float" office:value="8" calcext:value-type="float">
            <text:p>8</text:p>
          </table:table-cell>
          <table:table-cell table:formula="of:=RIGHT([.A19])" office:value-type="string" office:string-value="A" calcext:value-type="string">
            <text:p>A</text:p>
          </table:table-cell>
          <table:table-cell table:formula="of:=[.B19]+[.C19]" office:value-type="float" office:value="1335057" calcext:value-type="float">
            <text:p>1335057</text:p>
          </table:table-cell>
          <table:table-cell table:formula="of:=[.D19]+[.E19]" office:value-type="float" office:value="2079034" calcext:value-type="float">
            <text:p>2079034</text:p>
          </table:table-cell>
          <table:table-cell table:formula="of:=FLOOR([.I19]/[.H19];0.0001)" office:value-type="float" office:value="1.5572" calcext:value-type="float">
            <text:p>1.5572</text:p>
          </table:table-cell>
          <table:table-cell table:formula="of:=IF([.I19]&gt;2*[.H19];[.I19]; FLOOR([.I19]*[.$J19];1))" office:value-type="float" office:value="3237471" calcext:value-type="float">
            <text:p>3237471</text:p>
          </table:table-cell>
          <table:table-cell table:formula="of:=IF([.K19]&gt;2*[.$H19];[.K19];FLOOR([.K19]*[.$J19];1))" office:value-type="float" office:value="3237471" calcext:value-type="float">
            <text:p>3237471</text:p>
          </table:table-cell>
          <table:table-cell table:formula="of:=IF([.L19]&gt;2*[.$H19];[.L19];FLOOR([.L19]*[.$J19];1))" office:value-type="float" office:value="3237471" calcext:value-type="float">
            <text:p>3237471</text:p>
          </table:table-cell>
          <table:table-cell table:formula="of:=IF([.M19]&gt;2*[.$H19];[.M19];FLOOR([.M19]*[.$J19];1))" office:value-type="float" office:value="3237471" calcext:value-type="float">
            <text:p>3237471</text:p>
          </table:table-cell>
          <table:table-cell table:formula="of:=IF([.N19]&gt;2*[.$H19];[.N19];FLOOR([.N19]*[.$J19];1))" office:value-type="float" office:value="3237471" calcext:value-type="float">
            <text:p>3237471</text:p>
          </table:table-cell>
          <table:table-cell table:formula="of:=IF([.O19]&gt;2*[.$H19];[.O19];FLOOR([.O19]*[.$J19];1))" office:value-type="float" office:value="3237471" calcext:value-type="float">
            <text:p>3237471</text:p>
          </table:table-cell>
          <table:table-cell table:formula="of:=IF([.P19]&gt;2*[.$H19];[.P19];FLOOR([.P19]*[.$J19];1))" office:value-type="float" office:value="3237471" calcext:value-type="float">
            <text:p>3237471</text:p>
          </table:table-cell>
          <table:table-cell table:formula="of:=IF([.Q19]&gt;2*[.$H19];[.Q19];FLOOR([.Q19]*[.$J19];1))" office:value-type="float" office:value="3237471" calcext:value-type="float">
            <text:p>3237471</text:p>
          </table:table-cell>
          <table:table-cell table:formula="of:=IF([.R19]&gt;2*[.$H19];[.R19];FLOOR([.R19]*[.$J19];1))" office:value-type="float" office:value="3237471" calcext:value-type="float">
            <text:p>3237471</text:p>
          </table:table-cell>
          <table:table-cell table:formula="of:=IF([.S19]&gt;2*[.$H19];[.S19];FLOOR([.S19]*[.$J19];1))" office:value-type="float" office:value="3237471" calcext:value-type="float">
            <text:p>3237471</text:p>
          </table:table-cell>
          <table:table-cell table:formula="of:=IF([.T19]&gt;2*[.$H19];[.T19];FLOOR([.T19]*[.$J19];1))" office:value-type="float" office:value="3237471" calcext:value-type="float">
            <text:p>3237471</text:p>
          </table:table-cell>
          <table:table-cell table:formula="of:=IF([.U19]&gt;2*[.H19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3C</text:p>
          </table:table-cell>
          <table:table-cell office:value-type="float" office:value="1165105" calcext:value-type="float">
            <text:p>1165105</text:p>
          </table:table-cell>
          <table:table-cell office:value-type="float" office:value="1278732" calcext:value-type="float">
            <text:p>1278732</text:p>
          </table:table-cell>
          <table:table-cell office:value-type="float" office:value="1299953" calcext:value-type="float">
            <text:p>1299953</text:p>
          </table:table-cell>
          <table:table-cell office:value-type="float" office:value="1191621" calcext:value-type="float">
            <text:p>1191621</text:p>
          </table:table-cell>
          <table:table-cell table:formula="of:=VALUE(MID([.A20];2;2))" office:value-type="float" office:value="3" calcext:value-type="float">
            <text:p>3</text:p>
          </table:table-cell>
          <table:table-cell table:formula="of:=RIGHT([.A20])" office:value-type="string" office:string-value="C" calcext:value-type="string">
            <text:p>C</text:p>
          </table:table-cell>
          <table:table-cell table:formula="of:=[.B20]+[.C20]" office:value-type="float" office:value="2443837" calcext:value-type="float">
            <text:p>2443837</text:p>
          </table:table-cell>
          <table:table-cell table:formula="of:=[.D20]+[.E20]" office:value-type="float" office:value="2491574" calcext:value-type="float">
            <text:p>2491574</text:p>
          </table:table-cell>
          <table:table-cell table:formula="of:=FLOOR([.I20]/[.H20];0.0001)" office:value-type="float" office:value="1.0195" calcext:value-type="float">
            <text:p>1.0195</text:p>
          </table:table-cell>
          <table:table-cell table:formula="of:=IF([.I20]&gt;2*[.H20];[.I20]; FLOOR([.I20]*[.$J20];1))" office:value-type="float" office:value="2540159" calcext:value-type="float">
            <text:p>2540159</text:p>
          </table:table-cell>
          <table:table-cell table:formula="of:=IF([.K20]&gt;2*[.$H20];[.K20];FLOOR([.K20]*[.$J20];1))" office:value-type="float" office:value="2589692" calcext:value-type="float">
            <text:p>2589692</text:p>
          </table:table-cell>
          <table:table-cell table:formula="of:=IF([.L20]&gt;2*[.$H20];[.L20];FLOOR([.L20]*[.$J20];1))" office:value-type="float" office:value="2640190" calcext:value-type="float">
            <text:p>2640190</text:p>
          </table:table-cell>
          <table:table-cell table:formula="of:=IF([.M20]&gt;2*[.$H20];[.M20];FLOOR([.M20]*[.$J20];1))" office:value-type="float" office:value="2691673" calcext:value-type="float">
            <text:p>2691673</text:p>
          </table:table-cell>
          <table:table-cell table:formula="of:=IF([.N20]&gt;2*[.$H20];[.N20];FLOOR([.N20]*[.$J20];1))" office:value-type="float" office:value="2744160" calcext:value-type="float">
            <text:p>2744160</text:p>
          </table:table-cell>
          <table:table-cell table:formula="of:=IF([.O20]&gt;2*[.$H20];[.O20];FLOOR([.O20]*[.$J20];1))" office:value-type="float" office:value="2797671" calcext:value-type="float">
            <text:p>2797671</text:p>
          </table:table-cell>
          <table:table-cell table:formula="of:=IF([.P20]&gt;2*[.$H20];[.P20];FLOOR([.P20]*[.$J20];1))" office:value-type="float" office:value="2852225" calcext:value-type="float">
            <text:p>2852225</text:p>
          </table:table-cell>
          <table:table-cell table:formula="of:=IF([.Q20]&gt;2*[.$H20];[.Q20];FLOOR([.Q20]*[.$J20];1))" office:value-type="float" office:value="2907843" calcext:value-type="float">
            <text:p>2907843</text:p>
          </table:table-cell>
          <table:table-cell table:formula="of:=IF([.R20]&gt;2*[.$H20];[.R20];FLOOR([.R20]*[.$J20];1))" office:value-type="float" office:value="2964545" calcext:value-type="float">
            <text:p>2964545</text:p>
          </table:table-cell>
          <table:table-cell table:formula="of:=IF([.S20]&gt;2*[.$H20];[.S20];FLOOR([.S20]*[.$J20];1))" office:value-type="float" office:value="3022353" calcext:value-type="float">
            <text:p>3022353</text:p>
          </table:table-cell>
          <table:table-cell table:formula="of:=IF([.T20]&gt;2*[.$H20];[.T20];FLOOR([.T20]*[.$J20];1))" office:value-type="float" office:value="3081288" calcext:value-type="float">
            <text:p>3081288</text:p>
          </table:table-cell>
          <table:table-cell table:formula="of:=IF([.U20]&gt;2*[.H20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4C</text:p>
          </table:table-cell>
          <table:table-cell office:value-type="float" office:value="76648" calcext:value-type="float">
            <text:p>76648</text:p>
          </table:table-cell>
          <table:table-cell office:value-type="float" office:value="81385" calcext:value-type="float">
            <text:p>81385</text:p>
          </table:table-cell>
          <table:table-cell office:value-type="float" office:value="1374708" calcext:value-type="float">
            <text:p>1374708</text:p>
          </table:table-cell>
          <table:table-cell office:value-type="float" office:value="1379567" calcext:value-type="float">
            <text:p>1379567</text:p>
          </table:table-cell>
          <table:table-cell table:formula="of:=VALUE(MID([.A21];2;2))" office:value-type="float" office:value="34" calcext:value-type="float">
            <text:p>34</text:p>
          </table:table-cell>
          <table:table-cell table:formula="of:=RIGHT([.A21])" office:value-type="string" office:string-value="C" calcext:value-type="string">
            <text:p>C</text:p>
          </table:table-cell>
          <table:table-cell table:formula="of:=[.B21]+[.C21]" office:value-type="float" office:value="158033" calcext:value-type="float">
            <text:p>158033</text:p>
          </table:table-cell>
          <table:table-cell table:formula="of:=[.D21]+[.E21]" office:value-type="float" office:value="2754275" calcext:value-type="float">
            <text:p>2754275</text:p>
          </table:table-cell>
          <table:table-cell table:formula="of:=FLOOR([.I21]/[.H21];0.0001)" office:value-type="float" office:value="17.4284" calcext:value-type="float">
            <text:p>17.4284</text:p>
          </table:table-cell>
          <table:table-cell table:formula="of:=IF([.I21]&gt;2*[.H21];[.I21]; FLOOR([.I21]*[.$J21];1))" office:value-type="float" office:value="2754275" calcext:value-type="float">
            <text:p>2754275</text:p>
          </table:table-cell>
          <table:table-cell table:formula="of:=IF([.K21]&gt;2*[.$H21];[.K21];FLOOR([.K21]*[.$J21];1))" office:value-type="float" office:value="2754275" calcext:value-type="float">
            <text:p>2754275</text:p>
          </table:table-cell>
          <table:table-cell table:formula="of:=IF([.L21]&gt;2*[.$H21];[.L21];FLOOR([.L21]*[.$J21];1))" office:value-type="float" office:value="2754275" calcext:value-type="float">
            <text:p>2754275</text:p>
          </table:table-cell>
          <table:table-cell table:formula="of:=IF([.M21]&gt;2*[.$H21];[.M21];FLOOR([.M21]*[.$J21];1))" office:value-type="float" office:value="2754275" calcext:value-type="float">
            <text:p>2754275</text:p>
          </table:table-cell>
          <table:table-cell table:formula="of:=IF([.N21]&gt;2*[.$H21];[.N21];FLOOR([.N21]*[.$J21];1))" office:value-type="float" office:value="2754275" calcext:value-type="float">
            <text:p>2754275</text:p>
          </table:table-cell>
          <table:table-cell table:formula="of:=IF([.O21]&gt;2*[.$H21];[.O21];FLOOR([.O21]*[.$J21];1))" office:value-type="float" office:value="2754275" calcext:value-type="float">
            <text:p>2754275</text:p>
          </table:table-cell>
          <table:table-cell table:formula="of:=IF([.P21]&gt;2*[.$H21];[.P21];FLOOR([.P21]*[.$J21];1))" office:value-type="float" office:value="2754275" calcext:value-type="float">
            <text:p>2754275</text:p>
          </table:table-cell>
          <table:table-cell table:formula="of:=IF([.Q21]&gt;2*[.$H21];[.Q21];FLOOR([.Q21]*[.$J21];1))" office:value-type="float" office:value="2754275" calcext:value-type="float">
            <text:p>2754275</text:p>
          </table:table-cell>
          <table:table-cell table:formula="of:=IF([.R21]&gt;2*[.$H21];[.R21];FLOOR([.R21]*[.$J21];1))" office:value-type="float" office:value="2754275" calcext:value-type="float">
            <text:p>2754275</text:p>
          </table:table-cell>
          <table:table-cell table:formula="of:=IF([.S21]&gt;2*[.$H21];[.S21];FLOOR([.S21]*[.$J21];1))" office:value-type="float" office:value="2754275" calcext:value-type="float">
            <text:p>2754275</text:p>
          </table:table-cell>
          <table:table-cell table:formula="of:=IF([.T21]&gt;2*[.$H21];[.T21];FLOOR([.T21]*[.$J21];1))" office:value-type="float" office:value="2754275" calcext:value-type="float">
            <text:p>2754275</text:p>
          </table:table-cell>
          <table:table-cell table:formula="of:=IF([.U21]&gt;2*[.H21];1;0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1D</text:p>
          </table:table-cell>
          <table:table-cell office:value-type="float" office:value="1987047" calcext:value-type="float">
            <text:p>1987047</text:p>
          </table:table-cell>
          <table:table-cell office:value-type="float" office:value="1996208" calcext:value-type="float">
            <text:p>1996208</text:p>
          </table:table-cell>
          <table:table-cell office:value-type="float" office:value="2053892" calcext:value-type="float">
            <text:p>2053892</text:p>
          </table:table-cell>
          <table:table-cell office:value-type="float" office:value="1697247" calcext:value-type="float">
            <text:p>1697247</text:p>
          </table:table-cell>
          <table:table-cell table:formula="of:=VALUE(MID([.A22];2;2))" office:value-type="float" office:value="11" calcext:value-type="float">
            <text:p>11</text:p>
          </table:table-cell>
          <table:table-cell table:formula="of:=RIGHT([.A22])" office:value-type="string" office:string-value="D" calcext:value-type="string">
            <text:p>D</text:p>
          </table:table-cell>
          <table:table-cell table:formula="of:=[.B22]+[.C22]" office:value-type="float" office:value="3983255" calcext:value-type="float">
            <text:p>3983255</text:p>
          </table:table-cell>
          <table:table-cell table:formula="of:=[.D22]+[.E22]" office:value-type="float" office:value="3751139" calcext:value-type="float">
            <text:p>3751139</text:p>
          </table:table-cell>
          <table:table-cell table:formula="of:=FLOOR([.I22]/[.H22];0.0001)" office:value-type="float" office:value="0.9417" calcext:value-type="float">
            <text:p>0.9417</text:p>
          </table:table-cell>
          <table:table-cell table:formula="of:=IF([.I22]&gt;2*[.H22];[.I22]; FLOOR([.I22]*[.$J22];1))" office:value-type="float" office:value="3532447" calcext:value-type="float">
            <text:p>3532447</text:p>
          </table:table-cell>
          <table:table-cell table:formula="of:=IF([.K22]&gt;2*[.$H22];[.K22];FLOOR([.K22]*[.$J22];1))" office:value-type="float" office:value="3326505" calcext:value-type="float">
            <text:p>3326505</text:p>
          </table:table-cell>
          <table:table-cell table:formula="of:=IF([.L22]&gt;2*[.$H22];[.L22];FLOOR([.L22]*[.$J22];1))" office:value-type="float" office:value="3132569" calcext:value-type="float">
            <text:p>3132569</text:p>
          </table:table-cell>
          <table:table-cell table:formula="of:=IF([.M22]&gt;2*[.$H22];[.M22];FLOOR([.M22]*[.$J22];1))" office:value-type="float" office:value="2949940" calcext:value-type="float">
            <text:p>2949940</text:p>
          </table:table-cell>
          <table:table-cell table:formula="of:=IF([.N22]&gt;2*[.$H22];[.N22];FLOOR([.N22]*[.$J22];1))" office:value-type="float" office:value="2777958" calcext:value-type="float">
            <text:p>2777958</text:p>
          </table:table-cell>
          <table:table-cell table:formula="of:=IF([.O22]&gt;2*[.$H22];[.O22];FLOOR([.O22]*[.$J22];1))" office:value-type="float" office:value="2616003" calcext:value-type="float">
            <text:p>2616003</text:p>
          </table:table-cell>
          <table:table-cell table:formula="of:=IF([.P22]&gt;2*[.$H22];[.P22];FLOOR([.P22]*[.$J22];1))" office:value-type="float" office:value="2463490" calcext:value-type="float">
            <text:p>2463490</text:p>
          </table:table-cell>
          <table:table-cell table:formula="of:=IF([.Q22]&gt;2*[.$H22];[.Q22];FLOOR([.Q22]*[.$J22];1))" office:value-type="float" office:value="2319868" calcext:value-type="float">
            <text:p>2319868</text:p>
          </table:table-cell>
          <table:table-cell table:formula="of:=IF([.R22]&gt;2*[.$H22];[.R22];FLOOR([.R22]*[.$J22];1))" office:value-type="float" office:value="2184619" calcext:value-type="float">
            <text:p>2184619</text:p>
          </table:table-cell>
          <table:table-cell table:formula="of:=IF([.S22]&gt;2*[.$H22];[.S22];FLOOR([.S22]*[.$J22];1))" office:value-type="float" office:value="2057255" calcext:value-type="float">
            <text:p>2057255</text:p>
          </table:table-cell>
          <table:table-cell table:formula="of:=IF([.T22]&gt;2*[.$H22];[.T22];FLOOR([.T22]*[.$J22];1))" office:value-type="float" office:value="1937317" calcext:value-type="float">
            <text:p>1937317</text:p>
          </table:table-cell>
          <table:table-cell table:formula="of:=IF([.U22]&gt;2*[.H22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2D</text:p>
          </table:table-cell>
          <table:table-cell office:value-type="float" office:value="1711390" calcext:value-type="float">
            <text:p>1711390</text:p>
          </table:table-cell>
          <table:table-cell office:value-type="float" office:value="1641773" calcext:value-type="float">
            <text:p>1641773</text:p>
          </table:table-cell>
          <table:table-cell office:value-type="float" office:value="1522030" calcext:value-type="float">
            <text:p>1522030</text:p>
          </table:table-cell>
          <table:table-cell office:value-type="float" office:value="1618733" calcext:value-type="float">
            <text:p>1618733</text:p>
          </table:table-cell>
          <table:table-cell table:formula="of:=VALUE(MID([.A23];2;2))" office:value-type="float" office:value="2" calcext:value-type="float">
            <text:p>2</text:p>
          </table:table-cell>
          <table:table-cell table:formula="of:=RIGHT([.A23])" office:value-type="string" office:string-value="D" calcext:value-type="string">
            <text:p>D</text:p>
          </table:table-cell>
          <table:table-cell table:formula="of:=[.B23]+[.C23]" office:value-type="float" office:value="3353163" calcext:value-type="float">
            <text:p>3353163</text:p>
          </table:table-cell>
          <table:table-cell table:formula="of:=[.D23]+[.E23]" office:value-type="float" office:value="3140763" calcext:value-type="float">
            <text:p>3140763</text:p>
          </table:table-cell>
          <table:table-cell table:formula="of:=FLOOR([.I23]/[.H23];0.0001)" office:value-type="float" office:value="0.9366" calcext:value-type="float">
            <text:p>0.9366</text:p>
          </table:table-cell>
          <table:table-cell table:formula="of:=IF([.I23]&gt;2*[.H23];[.I23]; FLOOR([.I23]*[.$J23];1))" office:value-type="float" office:value="2941638" calcext:value-type="float">
            <text:p>2941638</text:p>
          </table:table-cell>
          <table:table-cell table:formula="of:=IF([.K23]&gt;2*[.$H23];[.K23];FLOOR([.K23]*[.$J23];1))" office:value-type="float" office:value="2755138" calcext:value-type="float">
            <text:p>2755138</text:p>
          </table:table-cell>
          <table:table-cell table:formula="of:=IF([.L23]&gt;2*[.$H23];[.L23];FLOOR([.L23]*[.$J23];1))" office:value-type="float" office:value="2580462" calcext:value-type="float">
            <text:p>2580462</text:p>
          </table:table-cell>
          <table:table-cell table:formula="of:=IF([.M23]&gt;2*[.$H23];[.M23];FLOOR([.M23]*[.$J23];1))" office:value-type="float" office:value="2416860" calcext:value-type="float">
            <text:p>2416860</text:p>
          </table:table-cell>
          <table:table-cell table:formula="of:=IF([.N23]&gt;2*[.$H23];[.N23];FLOOR([.N23]*[.$J23];1))" office:value-type="float" office:value="2263631" calcext:value-type="float">
            <text:p>2263631</text:p>
          </table:table-cell>
          <table:table-cell table:formula="of:=IF([.O23]&gt;2*[.$H23];[.O23];FLOOR([.O23]*[.$J23];1))" office:value-type="float" office:value="2120116" calcext:value-type="float">
            <text:p>2120116</text:p>
          </table:table-cell>
          <table:table-cell table:formula="of:=IF([.P23]&gt;2*[.$H23];[.P23];FLOOR([.P23]*[.$J23];1))" office:value-type="float" office:value="1985700" calcext:value-type="float">
            <text:p>1985700</text:p>
          </table:table-cell>
          <table:table-cell table:formula="of:=IF([.Q23]&gt;2*[.$H23];[.Q23];FLOOR([.Q23]*[.$J23];1))" office:value-type="float" office:value="1859806" calcext:value-type="float">
            <text:p>1859806</text:p>
          </table:table-cell>
          <table:table-cell table:formula="of:=IF([.R23]&gt;2*[.$H23];[.R23];FLOOR([.R23]*[.$J23];1))" office:value-type="float" office:value="1741894" calcext:value-type="float">
            <text:p>1741894</text:p>
          </table:table-cell>
          <table:table-cell table:formula="of:=IF([.S23]&gt;2*[.$H23];[.S23];FLOOR([.S23]*[.$J23];1))" office:value-type="float" office:value="1631457" calcext:value-type="float">
            <text:p>1631457</text:p>
          </table:table-cell>
          <table:table-cell table:formula="of:=IF([.T23]&gt;2*[.$H23];[.T23];FLOOR([.T23]*[.$J23];1))" office:value-type="float" office:value="1528022" calcext:value-type="float">
            <text:p>1528022</text:p>
          </table:table-cell>
          <table:table-cell table:formula="of:=IF([.U23]&gt;2*[.H23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7B</text:p>
          </table:table-cell>
          <table:table-cell office:value-type="float" office:value="3841577" calcext:value-type="float">
            <text:p>3841577</text:p>
          </table:table-cell>
          <table:table-cell office:value-type="float" office:value="3848394" calcext:value-type="float">
            <text:p>3848394</text:p>
          </table:table-cell>
          <table:table-cell office:value-type="float" office:value="3595975" calcext:value-type="float">
            <text:p>3595975</text:p>
          </table:table-cell>
          <table:table-cell office:value-type="float" office:value="3123039" calcext:value-type="float">
            <text:p>3123039</text:p>
          </table:table-cell>
          <table:table-cell table:formula="of:=VALUE(MID([.A24];2;2))" office:value-type="float" office:value="7" calcext:value-type="float">
            <text:p>7</text:p>
          </table:table-cell>
          <table:table-cell table:formula="of:=RIGHT([.A24])" office:value-type="string" office:string-value="B" calcext:value-type="string">
            <text:p>B</text:p>
          </table:table-cell>
          <table:table-cell table:formula="of:=[.B24]+[.C24]" office:value-type="float" office:value="7689971" calcext:value-type="float">
            <text:p>7689971</text:p>
          </table:table-cell>
          <table:table-cell table:formula="of:=[.D24]+[.E24]" office:value-type="float" office:value="6719014" calcext:value-type="float">
            <text:p>6719014</text:p>
          </table:table-cell>
          <table:table-cell table:formula="of:=FLOOR([.I24]/[.H24];0.0001)" office:value-type="float" office:value="0.8737" calcext:value-type="float">
            <text:p>0.8737</text:p>
          </table:table-cell>
          <table:table-cell table:formula="of:=IF([.I24]&gt;2*[.H24];[.I24]; FLOOR([.I24]*[.$J24];1))" office:value-type="float" office:value="5870402" calcext:value-type="float">
            <text:p>5870402</text:p>
          </table:table-cell>
          <table:table-cell table:formula="of:=IF([.K24]&gt;2*[.$H24];[.K24];FLOOR([.K24]*[.$J24];1))" office:value-type="float" office:value="5128970" calcext:value-type="float">
            <text:p>5128970</text:p>
          </table:table-cell>
          <table:table-cell table:formula="of:=IF([.L24]&gt;2*[.$H24];[.L24];FLOOR([.L24]*[.$J24];1))" office:value-type="float" office:value="4481181" calcext:value-type="float">
            <text:p>4481181</text:p>
          </table:table-cell>
          <table:table-cell table:formula="of:=IF([.M24]&gt;2*[.$H24];[.M24];FLOOR([.M24]*[.$J24];1))" office:value-type="float" office:value="3915207" calcext:value-type="float">
            <text:p>3915207</text:p>
          </table:table-cell>
          <table:table-cell table:formula="of:=IF([.N24]&gt;2*[.$H24];[.N24];FLOOR([.N24]*[.$J24];1))" office:value-type="float" office:value="3420716" calcext:value-type="float">
            <text:p>3420716</text:p>
          </table:table-cell>
          <table:table-cell table:formula="of:=IF([.O24]&gt;2*[.$H24];[.O24];FLOOR([.O24]*[.$J24];1))" office:value-type="float" office:value="2988679" calcext:value-type="float">
            <text:p>2988679</text:p>
          </table:table-cell>
          <table:table-cell table:formula="of:=IF([.P24]&gt;2*[.$H24];[.P24];FLOOR([.P24]*[.$J24];1))" office:value-type="float" office:value="2611208" calcext:value-type="float">
            <text:p>2611208</text:p>
          </table:table-cell>
          <table:table-cell table:formula="of:=IF([.Q24]&gt;2*[.$H24];[.Q24];FLOOR([.Q24]*[.$J24];1))" office:value-type="float" office:value="2281412" calcext:value-type="float">
            <text:p>2281412</text:p>
          </table:table-cell>
          <table:table-cell table:formula="of:=IF([.R24]&gt;2*[.$H24];[.R24];FLOOR([.R24]*[.$J24];1))" office:value-type="float" office:value="1993269" calcext:value-type="float">
            <text:p>1993269</text:p>
          </table:table-cell>
          <table:table-cell table:formula="of:=IF([.S24]&gt;2*[.$H24];[.S24];FLOOR([.S24]*[.$J24];1))" office:value-type="float" office:value="1741519" calcext:value-type="float">
            <text:p>1741519</text:p>
          </table:table-cell>
          <table:table-cell table:formula="of:=IF([.T24]&gt;2*[.$H24];[.T24];FLOOR([.T24]*[.$J24];1))" office:value-type="float" office:value="1521565" calcext:value-type="float">
            <text:p>1521565</text:p>
          </table:table-cell>
          <table:table-cell table:formula="of:=IF([.U24]&gt;2*[.H24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1C</text:p>
          </table:table-cell>
          <table:table-cell office:value-type="float" office:value="1938122" calcext:value-type="float">
            <text:p>1938122</text:p>
          </table:table-cell>
          <table:table-cell office:value-type="float" office:value="1816647" calcext:value-type="float">
            <text:p>1816647</text:p>
          </table:table-cell>
          <table:table-cell office:value-type="float" office:value="1602356" calcext:value-type="float">
            <text:p>1602356</text:p>
          </table:table-cell>
          <table:table-cell office:value-type="float" office:value="1875221" calcext:value-type="float">
            <text:p>1875221</text:p>
          </table:table-cell>
          <table:table-cell table:formula="of:=VALUE(MID([.A25];2;2))" office:value-type="float" office:value="31" calcext:value-type="float">
            <text:p>31</text:p>
          </table:table-cell>
          <table:table-cell table:formula="of:=RIGHT([.A25])" office:value-type="string" office:string-value="C" calcext:value-type="string">
            <text:p>C</text:p>
          </table:table-cell>
          <table:table-cell table:formula="of:=[.B25]+[.C25]" office:value-type="float" office:value="3754769" calcext:value-type="float">
            <text:p>3754769</text:p>
          </table:table-cell>
          <table:table-cell table:formula="of:=[.D25]+[.E25]" office:value-type="float" office:value="3477577" calcext:value-type="float">
            <text:p>3477577</text:p>
          </table:table-cell>
          <table:table-cell table:formula="of:=FLOOR([.I25]/[.H25];0.0001)" office:value-type="float" office:value="0.9261" calcext:value-type="float">
            <text:p>0.9261</text:p>
          </table:table-cell>
          <table:table-cell table:formula="of:=IF([.I25]&gt;2*[.H25];[.I25]; FLOOR([.I25]*[.$J25];1))" office:value-type="float" office:value="3220584" calcext:value-type="float">
            <text:p>3220584</text:p>
          </table:table-cell>
          <table:table-cell table:formula="of:=IF([.K25]&gt;2*[.$H25];[.K25];FLOOR([.K25]*[.$J25];1))" office:value-type="float" office:value="2982582" calcext:value-type="float">
            <text:p>2982582</text:p>
          </table:table-cell>
          <table:table-cell table:formula="of:=IF([.L25]&gt;2*[.$H25];[.L25];FLOOR([.L25]*[.$J25];1))" office:value-type="float" office:value="2762169" calcext:value-type="float">
            <text:p>2762169</text:p>
          </table:table-cell>
          <table:table-cell table:formula="of:=IF([.M25]&gt;2*[.$H25];[.M25];FLOOR([.M25]*[.$J25];1))" office:value-type="float" office:value="2558044" calcext:value-type="float">
            <text:p>2558044</text:p>
          </table:table-cell>
          <table:table-cell table:formula="of:=IF([.N25]&gt;2*[.$H25];[.N25];FLOOR([.N25]*[.$J25];1))" office:value-type="float" office:value="2369004" calcext:value-type="float">
            <text:p>2369004</text:p>
          </table:table-cell>
          <table:table-cell table:formula="of:=IF([.O25]&gt;2*[.$H25];[.O25];FLOOR([.O25]*[.$J25];1))" office:value-type="float" office:value="2193934" calcext:value-type="float">
            <text:p>2193934</text:p>
          </table:table-cell>
          <table:table-cell table:formula="of:=IF([.P25]&gt;2*[.$H25];[.P25];FLOOR([.P25]*[.$J25];1))" office:value-type="float" office:value="2031802" calcext:value-type="float">
            <text:p>2031802</text:p>
          </table:table-cell>
          <table:table-cell table:formula="of:=IF([.Q25]&gt;2*[.$H25];[.Q25];FLOOR([.Q25]*[.$J25];1))" office:value-type="float" office:value="1881651" calcext:value-type="float">
            <text:p>1881651</text:p>
          </table:table-cell>
          <table:table-cell table:formula="of:=IF([.R25]&gt;2*[.$H25];[.R25];FLOOR([.R25]*[.$J25];1))" office:value-type="float" office:value="1742596" calcext:value-type="float">
            <text:p>1742596</text:p>
          </table:table-cell>
          <table:table-cell table:formula="of:=IF([.S25]&gt;2*[.$H25];[.S25];FLOOR([.S25]*[.$J25];1))" office:value-type="float" office:value="1613818" calcext:value-type="float">
            <text:p>1613818</text:p>
          </table:table-cell>
          <table:table-cell table:formula="of:=IF([.T25]&gt;2*[.$H25];[.T25];FLOOR([.T25]*[.$J25];1))" office:value-type="float" office:value="1494556" calcext:value-type="float">
            <text:p>1494556</text:p>
          </table:table-cell>
          <table:table-cell table:formula="of:=IF([.U25]&gt;2*[.H25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0C</text:p>
          </table:table-cell>
          <table:table-cell office:value-type="float" office:value="1443351" calcext:value-type="float">
            <text:p>1443351</text:p>
          </table:table-cell>
          <table:table-cell office:value-type="float" office:value="1565539" calcext:value-type="float">
            <text:p>1565539</text:p>
          </table:table-cell>
          <table:table-cell office:value-type="float" office:value="1355276" calcext:value-type="float">
            <text:p>1355276</text:p>
          </table:table-cell>
          <table:table-cell office:value-type="float" office:value="1423414" calcext:value-type="float">
            <text:p>1423414</text:p>
          </table:table-cell>
          <table:table-cell table:formula="of:=VALUE(MID([.A26];2;2))" office:value-type="float" office:value="20" calcext:value-type="float">
            <text:p>20</text:p>
          </table:table-cell>
          <table:table-cell table:formula="of:=RIGHT([.A26])" office:value-type="string" office:string-value="C" calcext:value-type="string">
            <text:p>C</text:p>
          </table:table-cell>
          <table:table-cell table:formula="of:=[.B26]+[.C26]" office:value-type="float" office:value="3008890" calcext:value-type="float">
            <text:p>3008890</text:p>
          </table:table-cell>
          <table:table-cell table:formula="of:=[.D26]+[.E26]" office:value-type="float" office:value="2778690" calcext:value-type="float">
            <text:p>2778690</text:p>
          </table:table-cell>
          <table:table-cell table:formula="of:=FLOOR([.I26]/[.H26];0.0001)" office:value-type="float" office:value="0.9234" calcext:value-type="float">
            <text:p>0.9234</text:p>
          </table:table-cell>
          <table:table-cell table:formula="of:=IF([.I26]&gt;2*[.H26];[.I26]; FLOOR([.I26]*[.$J26];1))" office:value-type="float" office:value="2565842" calcext:value-type="float">
            <text:p>2565842</text:p>
          </table:table-cell>
          <table:table-cell table:formula="of:=IF([.K26]&gt;2*[.$H26];[.K26];FLOOR([.K26]*[.$J26];1))" office:value-type="float" office:value="2369298" calcext:value-type="float">
            <text:p>2369298</text:p>
          </table:table-cell>
          <table:table-cell table:formula="of:=IF([.L26]&gt;2*[.$H26];[.L26];FLOOR([.L26]*[.$J26];1))" office:value-type="float" office:value="2187809" calcext:value-type="float">
            <text:p>2187809</text:p>
          </table:table-cell>
          <table:table-cell table:formula="of:=IF([.M26]&gt;2*[.$H26];[.M26];FLOOR([.M26]*[.$J26];1))" office:value-type="float" office:value="2020222" calcext:value-type="float">
            <text:p>2020222</text:p>
          </table:table-cell>
          <table:table-cell table:formula="of:=IF([.N26]&gt;2*[.$H26];[.N26];FLOOR([.N26]*[.$J26];1))" office:value-type="float" office:value="1865472" calcext:value-type="float">
            <text:p>1865472</text:p>
          </table:table-cell>
          <table:table-cell table:formula="of:=IF([.O26]&gt;2*[.$H26];[.O26];FLOOR([.O26]*[.$J26];1))" office:value-type="float" office:value="1722576" calcext:value-type="float">
            <text:p>1722576</text:p>
          </table:table-cell>
          <table:table-cell table:formula="of:=IF([.P26]&gt;2*[.$H26];[.P26];FLOOR([.P26]*[.$J26];1))" office:value-type="float" office:value="1590626" calcext:value-type="float">
            <text:p>1590626</text:p>
          </table:table-cell>
          <table:table-cell table:formula="of:=IF([.Q26]&gt;2*[.$H26];[.Q26];FLOOR([.Q26]*[.$J26];1))" office:value-type="float" office:value="1468784" calcext:value-type="float">
            <text:p>1468784</text:p>
          </table:table-cell>
          <table:table-cell table:formula="of:=IF([.R26]&gt;2*[.$H26];[.R26];FLOOR([.R26]*[.$J26];1))" office:value-type="float" office:value="1356275" calcext:value-type="float">
            <text:p>1356275</text:p>
          </table:table-cell>
          <table:table-cell table:formula="of:=IF([.S26]&gt;2*[.$H26];[.S26];FLOOR([.S26]*[.$J26];1))" office:value-type="float" office:value="1252384" calcext:value-type="float">
            <text:p>1252384</text:p>
          </table:table-cell>
          <table:table-cell table:formula="of:=IF([.T26]&gt;2*[.$H26];[.T26];FLOOR([.T26]*[.$J26];1))" office:value-type="float" office:value="1156451" calcext:value-type="float">
            <text:p>1156451</text:p>
          </table:table-cell>
          <table:table-cell table:formula="of:=IF([.U26]&gt;2*[.H26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6C</text:p>
          </table:table-cell>
          <table:table-cell office:value-type="float" office:value="1037774" calcext:value-type="float">
            <text:p>1037774</text:p>
          </table:table-cell>
          <table:table-cell office:value-type="float" office:value="1113789" calcext:value-type="float">
            <text:p>1113789</text:p>
          </table:table-cell>
          <table:table-cell office:value-type="float" office:value="877464" calcext:value-type="float">
            <text:p>877464</text:p>
          </table:table-cell>
          <table:table-cell office:value-type="float" office:value="990837" calcext:value-type="float">
            <text:p>990837</text:p>
          </table:table-cell>
          <table:table-cell table:formula="of:=VALUE(MID([.A27];2;2))" office:value-type="float" office:value="26" calcext:value-type="float">
            <text:p>26</text:p>
          </table:table-cell>
          <table:table-cell table:formula="of:=RIGHT([.A27])" office:value-type="string" office:string-value="C" calcext:value-type="string">
            <text:p>C</text:p>
          </table:table-cell>
          <table:table-cell table:formula="of:=[.B27]+[.C27]" office:value-type="float" office:value="2151563" calcext:value-type="float">
            <text:p>2151563</text:p>
          </table:table-cell>
          <table:table-cell table:formula="of:=[.D27]+[.E27]" office:value-type="float" office:value="1868301" calcext:value-type="float">
            <text:p>1868301</text:p>
          </table:table-cell>
          <table:table-cell table:formula="of:=FLOOR([.I27]/[.H27];0.0001)" office:value-type="float" office:value="0.8683" calcext:value-type="float">
            <text:p>0.8683</text:p>
          </table:table-cell>
          <table:table-cell table:formula="of:=IF([.I27]&gt;2*[.H27];[.I27]; FLOOR([.I27]*[.$J27];1))" office:value-type="float" office:value="1622245" calcext:value-type="float">
            <text:p>1622245</text:p>
          </table:table-cell>
          <table:table-cell table:formula="of:=IF([.K27]&gt;2*[.$H27];[.K27];FLOOR([.K27]*[.$J27];1))" office:value-type="float" office:value="1408595" calcext:value-type="float">
            <text:p>1408595</text:p>
          </table:table-cell>
          <table:table-cell table:formula="of:=IF([.L27]&gt;2*[.$H27];[.L27];FLOOR([.L27]*[.$J27];1))" office:value-type="float" office:value="1223083" calcext:value-type="float">
            <text:p>1223083</text:p>
          </table:table-cell>
          <table:table-cell table:formula="of:=IF([.M27]&gt;2*[.$H27];[.M27];FLOOR([.M27]*[.$J27];1))" office:value-type="float" office:value="1062002" calcext:value-type="float">
            <text:p>1062002</text:p>
          </table:table-cell>
          <table:table-cell table:formula="of:=IF([.N27]&gt;2*[.$H27];[.N27];FLOOR([.N27]*[.$J27];1))" office:value-type="float" office:value="922136" calcext:value-type="float">
            <text:p>922136</text:p>
          </table:table-cell>
          <table:table-cell table:formula="of:=IF([.O27]&gt;2*[.$H27];[.O27];FLOOR([.O27]*[.$J27];1))" office:value-type="float" office:value="800690" calcext:value-type="float">
            <text:p>800690</text:p>
          </table:table-cell>
          <table:table-cell table:formula="of:=IF([.P27]&gt;2*[.$H27];[.P27];FLOOR([.P27]*[.$J27];1))" office:value-type="float" office:value="695239" calcext:value-type="float">
            <text:p>695239</text:p>
          </table:table-cell>
          <table:table-cell table:formula="of:=IF([.Q27]&gt;2*[.$H27];[.Q27];FLOOR([.Q27]*[.$J27];1))" office:value-type="float" office:value="603676" calcext:value-type="float">
            <text:p>603676</text:p>
          </table:table-cell>
          <table:table-cell table:formula="of:=IF([.R27]&gt;2*[.$H27];[.R27];FLOOR([.R27]*[.$J27];1))" office:value-type="float" office:value="524171" calcext:value-type="float">
            <text:p>524171</text:p>
          </table:table-cell>
          <table:table-cell table:formula="of:=IF([.S27]&gt;2*[.$H27];[.S27];FLOOR([.S27]*[.$J27];1))" office:value-type="float" office:value="455137" calcext:value-type="float">
            <text:p>455137</text:p>
          </table:table-cell>
          <table:table-cell table:formula="of:=IF([.T27]&gt;2*[.$H27];[.T27];FLOOR([.T27]*[.$J27];1))" office:value-type="float" office:value="395195" calcext:value-type="float">
            <text:p>395195</text:p>
          </table:table-cell>
          <table:table-cell table:formula="of:=IF([.U27]&gt;2*[.H27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5A</text:p>
          </table:table-cell>
          <table:table-cell office:value-type="float" office:value="2436107" calcext:value-type="float">
            <text:p>2436107</text:p>
          </table:table-cell>
          <table:table-cell office:value-type="float" office:value="2228622" calcext:value-type="float">
            <text:p>2228622</text:p>
          </table:table-cell>
          <table:table-cell office:value-type="float" office:value="1831600" calcext:value-type="float">
            <text:p>1831600</text:p>
          </table:table-cell>
          <table:table-cell office:value-type="float" office:value="1960624" calcext:value-type="float">
            <text:p>1960624</text:p>
          </table:table-cell>
          <table:table-cell table:formula="of:=VALUE(MID([.A28];2;2))" office:value-type="float" office:value="5" calcext:value-type="float">
            <text:p>5</text:p>
          </table:table-cell>
          <table:table-cell table:formula="of:=RIGHT([.A28])" office:value-type="string" office:string-value="A" calcext:value-type="string">
            <text:p>A</text:p>
          </table:table-cell>
          <table:table-cell table:formula="of:=[.B28]+[.C28]" office:value-type="float" office:value="4664729" calcext:value-type="float">
            <text:p>4664729</text:p>
          </table:table-cell>
          <table:table-cell table:formula="of:=[.D28]+[.E28]" office:value-type="float" office:value="3792224" calcext:value-type="float">
            <text:p>3792224</text:p>
          </table:table-cell>
          <table:table-cell table:formula="of:=FLOOR([.I28]/[.H28];0.0001)" office:value-type="float" office:value="0.8129" calcext:value-type="float">
            <text:p>0.8129</text:p>
          </table:table-cell>
          <table:table-cell table:formula="of:=IF([.I28]&gt;2*[.H28];[.I28]; FLOOR([.I28]*[.$J28];1))" office:value-type="float" office:value="3082698" calcext:value-type="float">
            <text:p>3082698</text:p>
          </table:table-cell>
          <table:table-cell table:formula="of:=IF([.K28]&gt;2*[.$H28];[.K28];FLOOR([.K28]*[.$J28];1))" office:value-type="float" office:value="2505925" calcext:value-type="float">
            <text:p>2505925</text:p>
          </table:table-cell>
          <table:table-cell table:formula="of:=IF([.L28]&gt;2*[.$H28];[.L28];FLOOR([.L28]*[.$J28];1))" office:value-type="float" office:value="2037066" calcext:value-type="float">
            <text:p>2037066</text:p>
          </table:table-cell>
          <table:table-cell table:formula="of:=IF([.M28]&gt;2*[.$H28];[.M28];FLOOR([.M28]*[.$J28];1))" office:value-type="float" office:value="1655930" calcext:value-type="float">
            <text:p>1655930</text:p>
          </table:table-cell>
          <table:table-cell table:formula="of:=IF([.N28]&gt;2*[.$H28];[.N28];FLOOR([.N28]*[.$J28];1))" office:value-type="float" office:value="1346105" calcext:value-type="float">
            <text:p>1346105</text:p>
          </table:table-cell>
          <table:table-cell table:formula="of:=IF([.O28]&gt;2*[.$H28];[.O28];FLOOR([.O28]*[.$J28];1))" office:value-type="float" office:value="1094248" calcext:value-type="float">
            <text:p>1094248</text:p>
          </table:table-cell>
          <table:table-cell table:formula="of:=IF([.P28]&gt;2*[.$H28];[.P28];FLOOR([.P28]*[.$J28];1))" office:value-type="float" office:value="889514" calcext:value-type="float">
            <text:p>889514</text:p>
          </table:table-cell>
          <table:table-cell table:formula="of:=IF([.Q28]&gt;2*[.$H28];[.Q28];FLOOR([.Q28]*[.$J28];1))" office:value-type="float" office:value="723085" calcext:value-type="float">
            <text:p>723085</text:p>
          </table:table-cell>
          <table:table-cell table:formula="of:=IF([.R28]&gt;2*[.$H28];[.R28];FLOOR([.R28]*[.$J28];1))" office:value-type="float" office:value="587795" calcext:value-type="float">
            <text:p>587795</text:p>
          </table:table-cell>
          <table:table-cell table:formula="of:=IF([.S28]&gt;2*[.$H28];[.S28];FLOOR([.S28]*[.$J28];1))" office:value-type="float" office:value="477818" calcext:value-type="float">
            <text:p>477818</text:p>
          </table:table-cell>
          <table:table-cell table:formula="of:=IF([.T28]&gt;2*[.$H28];[.T28];FLOOR([.T28]*[.$J28];1))" office:value-type="float" office:value="388418" calcext:value-type="float">
            <text:p>388418</text:p>
          </table:table-cell>
          <table:table-cell table:formula="of:=IF([.U28]&gt;2*[.H28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9A</text:p>
          </table:table-cell>
          <table:table-cell office:value-type="float" office:value="1859691" calcext:value-type="float">
            <text:p>1859691</text:p>
          </table:table-cell>
          <table:table-cell office:value-type="float" office:value="1844250" calcext:value-type="float">
            <text:p>1844250</text:p>
          </table:table-cell>
          <table:table-cell office:value-type="float" office:value="1460134" calcext:value-type="float">
            <text:p>1460134</text:p>
          </table:table-cell>
          <table:table-cell office:value-type="float" office:value="1585258" calcext:value-type="float">
            <text:p>1585258</text:p>
          </table:table-cell>
          <table:table-cell table:formula="of:=VALUE(MID([.A29];2;2))" office:value-type="float" office:value="29" calcext:value-type="float">
            <text:p>29</text:p>
          </table:table-cell>
          <table:table-cell table:formula="of:=RIGHT([.A29])" office:value-type="string" office:string-value="A" calcext:value-type="string">
            <text:p>A</text:p>
          </table:table-cell>
          <table:table-cell table:formula="of:=[.B29]+[.C29]" office:value-type="float" office:value="3703941" calcext:value-type="float">
            <text:p>3703941</text:p>
          </table:table-cell>
          <table:table-cell table:formula="of:=[.D29]+[.E29]" office:value-type="float" office:value="3045392" calcext:value-type="float">
            <text:p>3045392</text:p>
          </table:table-cell>
          <table:table-cell table:formula="of:=FLOOR([.I29]/[.H29];0.0001)" office:value-type="float" office:value="0.8222" calcext:value-type="float">
            <text:p>0.8222</text:p>
          </table:table-cell>
          <table:table-cell table:formula="of:=IF([.I29]&gt;2*[.H29];[.I29]; FLOOR([.I29]*[.$J29];1))" office:value-type="float" office:value="2503921" calcext:value-type="float">
            <text:p>2503921</text:p>
          </table:table-cell>
          <table:table-cell table:formula="of:=IF([.K29]&gt;2*[.$H29];[.K29];FLOOR([.K29]*[.$J29];1))" office:value-type="float" office:value="2058723" calcext:value-type="float">
            <text:p>2058723</text:p>
          </table:table-cell>
          <table:table-cell table:formula="of:=IF([.L29]&gt;2*[.$H29];[.L29];FLOOR([.L29]*[.$J29];1))" office:value-type="float" office:value="1692682" calcext:value-type="float">
            <text:p>1692682</text:p>
          </table:table-cell>
          <table:table-cell table:formula="of:=IF([.M29]&gt;2*[.$H29];[.M29];FLOOR([.M29]*[.$J29];1))" office:value-type="float" office:value="1391723" calcext:value-type="float">
            <text:p>1391723</text:p>
          </table:table-cell>
          <table:table-cell table:formula="of:=IF([.N29]&gt;2*[.$H29];[.N29];FLOOR([.N29]*[.$J29];1))" office:value-type="float" office:value="1144274" calcext:value-type="float">
            <text:p>1144274</text:p>
          </table:table-cell>
          <table:table-cell table:formula="of:=IF([.O29]&gt;2*[.$H29];[.O29];FLOOR([.O29]*[.$J29];1))" office:value-type="float" office:value="940822" calcext:value-type="float">
            <text:p>940822</text:p>
          </table:table-cell>
          <table:table-cell table:formula="of:=IF([.P29]&gt;2*[.$H29];[.P29];FLOOR([.P29]*[.$J29];1))" office:value-type="float" office:value="773543" calcext:value-type="float">
            <text:p>773543</text:p>
          </table:table-cell>
          <table:table-cell table:formula="of:=IF([.Q29]&gt;2*[.$H29];[.Q29];FLOOR([.Q29]*[.$J29];1))" office:value-type="float" office:value="636007" calcext:value-type="float">
            <text:p>636007</text:p>
          </table:table-cell>
          <table:table-cell table:formula="of:=IF([.R29]&gt;2*[.$H29];[.R29];FLOOR([.R29]*[.$J29];1))" office:value-type="float" office:value="522924" calcext:value-type="float">
            <text:p>522924</text:p>
          </table:table-cell>
          <table:table-cell table:formula="of:=IF([.S29]&gt;2*[.$H29];[.S29];FLOOR([.S29]*[.$J29];1))" office:value-type="float" office:value="429948" calcext:value-type="float">
            <text:p>429948</text:p>
          </table:table-cell>
          <table:table-cell table:formula="of:=IF([.T29]&gt;2*[.$H29];[.T29];FLOOR([.T29]*[.$J29];1))" office:value-type="float" office:value="353503" calcext:value-type="float">
            <text:p>353503</text:p>
          </table:table-cell>
          <table:table-cell table:formula="of:=IF([.U29]&gt;2*[.H29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5A</text:p>
          </table:table-cell>
          <table:table-cell office:value-type="float" office:value="2549276" calcext:value-type="float">
            <text:p>2549276</text:p>
          </table:table-cell>
          <table:table-cell office:value-type="float" office:value="2584751" calcext:value-type="float">
            <text:p>2584751</text:p>
          </table:table-cell>
          <table:table-cell office:value-type="float" office:value="2033079" calcext:value-type="float">
            <text:p>2033079</text:p>
          </table:table-cell>
          <table:table-cell office:value-type="float" office:value="2066918" calcext:value-type="float">
            <text:p>2066918</text:p>
          </table:table-cell>
          <table:table-cell table:formula="of:=VALUE(MID([.A30];2;2))" office:value-type="float" office:value="15" calcext:value-type="float">
            <text:p>15</text:p>
          </table:table-cell>
          <table:table-cell table:formula="of:=RIGHT([.A30])" office:value-type="string" office:string-value="A" calcext:value-type="string">
            <text:p>A</text:p>
          </table:table-cell>
          <table:table-cell table:formula="of:=[.B30]+[.C30]" office:value-type="float" office:value="5134027" calcext:value-type="float">
            <text:p>5134027</text:p>
          </table:table-cell>
          <table:table-cell table:formula="of:=[.D30]+[.E30]" office:value-type="float" office:value="4099997" calcext:value-type="float">
            <text:p>4099997</text:p>
          </table:table-cell>
          <table:table-cell table:formula="of:=FLOOR([.I30]/[.H30];0.0001)" office:value-type="float" office:value="0.7985" calcext:value-type="float">
            <text:p>0.7985</text:p>
          </table:table-cell>
          <table:table-cell table:formula="of:=IF([.I30]&gt;2*[.H30];[.I30]; FLOOR([.I30]*[.$J30];1))" office:value-type="float" office:value="3273847" calcext:value-type="float">
            <text:p>3273847</text:p>
          </table:table-cell>
          <table:table-cell table:formula="of:=IF([.K30]&gt;2*[.$H30];[.K30];FLOOR([.K30]*[.$J30];1))" office:value-type="float" office:value="2614166" calcext:value-type="float">
            <text:p>2614166</text:p>
          </table:table-cell>
          <table:table-cell table:formula="of:=IF([.L30]&gt;2*[.$H30];[.L30];FLOOR([.L30]*[.$J30];1))" office:value-type="float" office:value="2087411" calcext:value-type="float">
            <text:p>2087411</text:p>
          </table:table-cell>
          <table:table-cell table:formula="of:=IF([.M30]&gt;2*[.$H30];[.M30];FLOOR([.M30]*[.$J30];1))" office:value-type="float" office:value="1666797" calcext:value-type="float">
            <text:p>1666797</text:p>
          </table:table-cell>
          <table:table-cell table:formula="of:=IF([.N30]&gt;2*[.$H30];[.N30];FLOOR([.N30]*[.$J30];1))" office:value-type="float" office:value="1330937" calcext:value-type="float">
            <text:p>1330937</text:p>
          </table:table-cell>
          <table:table-cell table:formula="of:=IF([.O30]&gt;2*[.$H30];[.O30];FLOOR([.O30]*[.$J30];1))" office:value-type="float" office:value="1062753" calcext:value-type="float">
            <text:p>1062753</text:p>
          </table:table-cell>
          <table:table-cell table:formula="of:=IF([.P30]&gt;2*[.$H30];[.P30];FLOOR([.P30]*[.$J30];1))" office:value-type="float" office:value="848608" calcext:value-type="float">
            <text:p>848608</text:p>
          </table:table-cell>
          <table:table-cell table:formula="of:=IF([.Q30]&gt;2*[.$H30];[.Q30];FLOOR([.Q30]*[.$J30];1))" office:value-type="float" office:value="677613" calcext:value-type="float">
            <text:p>677613</text:p>
          </table:table-cell>
          <table:table-cell table:formula="of:=IF([.R30]&gt;2*[.$H30];[.R30];FLOOR([.R30]*[.$J30];1))" office:value-type="float" office:value="541073" calcext:value-type="float">
            <text:p>541073</text:p>
          </table:table-cell>
          <table:table-cell table:formula="of:=IF([.S30]&gt;2*[.$H30];[.S30];FLOOR([.S30]*[.$J30];1))" office:value-type="float" office:value="432046" calcext:value-type="float">
            <text:p>432046</text:p>
          </table:table-cell>
          <table:table-cell table:formula="of:=IF([.T30]&gt;2*[.$H30];[.T30];FLOOR([.T30]*[.$J30];1))" office:value-type="float" office:value="344988" calcext:value-type="float">
            <text:p>344988</text:p>
          </table:table-cell>
          <table:table-cell table:formula="of:=IF([.U30]&gt;2*[.H30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7A</text:p>
          </table:table-cell>
          <table:table-cell office:value-type="float" office:value="1506541" calcext:value-type="float">
            <text:p>1506541</text:p>
          </table:table-cell>
          <table:table-cell office:value-type="float" office:value="1414887" calcext:value-type="float">
            <text:p>1414887</text:p>
          </table:table-cell>
          <table:table-cell office:value-type="float" office:value="1216612" calcext:value-type="float">
            <text:p>1216612</text:p>
          </table:table-cell>
          <table:table-cell office:value-type="float" office:value="1166775" calcext:value-type="float">
            <text:p>1166775</text:p>
          </table:table-cell>
          <table:table-cell table:formula="of:=VALUE(MID([.A31];2;2))" office:value-type="float" office:value="37" calcext:value-type="float">
            <text:p>37</text:p>
          </table:table-cell>
          <table:table-cell table:formula="of:=RIGHT([.A31])" office:value-type="string" office:string-value="A" calcext:value-type="string">
            <text:p>A</text:p>
          </table:table-cell>
          <table:table-cell table:formula="of:=[.B31]+[.C31]" office:value-type="float" office:value="2921428" calcext:value-type="float">
            <text:p>2921428</text:p>
          </table:table-cell>
          <table:table-cell table:formula="of:=[.D31]+[.E31]" office:value-type="float" office:value="2383387" calcext:value-type="float">
            <text:p>2383387</text:p>
          </table:table-cell>
          <table:table-cell table:formula="of:=FLOOR([.I31]/[.H31];0.0001)" office:value-type="float" office:value="0.8158" calcext:value-type="float">
            <text:p>0.8158</text:p>
          </table:table-cell>
          <table:table-cell table:formula="of:=IF([.I31]&gt;2*[.H31];[.I31]; FLOOR([.I31]*[.$J31];1))" office:value-type="float" office:value="1944367" calcext:value-type="float">
            <text:p>1944367</text:p>
          </table:table-cell>
          <table:table-cell table:formula="of:=IF([.K31]&gt;2*[.$H31];[.K31];FLOOR([.K31]*[.$J31];1))" office:value-type="float" office:value="1586214" calcext:value-type="float">
            <text:p>1586214</text:p>
          </table:table-cell>
          <table:table-cell table:formula="of:=IF([.L31]&gt;2*[.$H31];[.L31];FLOOR([.L31]*[.$J31];1))" office:value-type="float" office:value="1294033" calcext:value-type="float">
            <text:p>1294033</text:p>
          </table:table-cell>
          <table:table-cell table:formula="of:=IF([.M31]&gt;2*[.$H31];[.M31];FLOOR([.M31]*[.$J31];1))" office:value-type="float" office:value="1055672" calcext:value-type="float">
            <text:p>1055672</text:p>
          </table:table-cell>
          <table:table-cell table:formula="of:=IF([.N31]&gt;2*[.$H31];[.N31];FLOOR([.N31]*[.$J31];1))" office:value-type="float" office:value="861217" calcext:value-type="float">
            <text:p>861217</text:p>
          </table:table-cell>
          <table:table-cell table:formula="of:=IF([.O31]&gt;2*[.$H31];[.O31];FLOOR([.O31]*[.$J31];1))" office:value-type="float" office:value="702580" calcext:value-type="float">
            <text:p>702580</text:p>
          </table:table-cell>
          <table:table-cell table:formula="of:=IF([.P31]&gt;2*[.$H31];[.P31];FLOOR([.P31]*[.$J31];1))" office:value-type="float" office:value="573164" calcext:value-type="float">
            <text:p>573164</text:p>
          </table:table-cell>
          <table:table-cell table:formula="of:=IF([.Q31]&gt;2*[.$H31];[.Q31];FLOOR([.Q31]*[.$J31];1))" office:value-type="float" office:value="467587" calcext:value-type="float">
            <text:p>467587</text:p>
          </table:table-cell>
          <table:table-cell table:formula="of:=IF([.R31]&gt;2*[.$H31];[.R31];FLOOR([.R31]*[.$J31];1))" office:value-type="float" office:value="381457" calcext:value-type="float">
            <text:p>381457</text:p>
          </table:table-cell>
          <table:table-cell table:formula="of:=IF([.S31]&gt;2*[.$H31];[.S31];FLOOR([.S31]*[.$J31];1))" office:value-type="float" office:value="311192" calcext:value-type="float">
            <text:p>311192</text:p>
          </table:table-cell>
          <table:table-cell table:formula="of:=IF([.T31]&gt;2*[.$H31];[.T31];FLOOR([.T31]*[.$J31];1))" office:value-type="float" office:value="253870" calcext:value-type="float">
            <text:p>253870</text:p>
          </table:table-cell>
          <table:table-cell table:formula="of:=IF([.U31]&gt;2*[.H31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4A</text:p>
          </table:table-cell>
          <table:table-cell office:value-type="float" office:value="1143634" calcext:value-type="float">
            <text:p>1143634</text:p>
          </table:table-cell>
          <table:table-cell office:value-type="float" office:value="1033836" calcext:value-type="float">
            <text:p>1033836</text:p>
          </table:table-cell>
          <table:table-cell office:value-type="float" office:value="909534" calcext:value-type="float">
            <text:p>909534</text:p>
          </table:table-cell>
          <table:table-cell office:value-type="float" office:value="856349" calcext:value-type="float">
            <text:p>856349</text:p>
          </table:table-cell>
          <table:table-cell table:formula="of:=VALUE(MID([.A32];2;2))" office:value-type="float" office:value="14" calcext:value-type="float">
            <text:p>14</text:p>
          </table:table-cell>
          <table:table-cell table:formula="of:=RIGHT([.A32])" office:value-type="string" office:string-value="A" calcext:value-type="string">
            <text:p>A</text:p>
          </table:table-cell>
          <table:table-cell table:formula="of:=[.B32]+[.C32]" office:value-type="float" office:value="2177470" calcext:value-type="float">
            <text:p>2177470</text:p>
          </table:table-cell>
          <table:table-cell table:formula="of:=[.D32]+[.E32]" office:value-type="float" office:value="1765883" calcext:value-type="float">
            <text:p>1765883</text:p>
          </table:table-cell>
          <table:table-cell table:formula="of:=FLOOR([.I32]/[.H32];0.0001)" office:value-type="float" office:value="0.8109" calcext:value-type="float">
            <text:p>0.8109</text:p>
          </table:table-cell>
          <table:table-cell table:formula="of:=IF([.I32]&gt;2*[.H32];[.I32]; FLOOR([.I32]*[.$J32];1))" office:value-type="float" office:value="1431954" calcext:value-type="float">
            <text:p>1431954</text:p>
          </table:table-cell>
          <table:table-cell table:formula="of:=IF([.K32]&gt;2*[.$H32];[.K32];FLOOR([.K32]*[.$J32];1))" office:value-type="float" office:value="1161171" calcext:value-type="float">
            <text:p>1161171</text:p>
          </table:table-cell>
          <table:table-cell table:formula="of:=IF([.L32]&gt;2*[.$H32];[.L32];FLOOR([.L32]*[.$J32];1))" office:value-type="float" office:value="941593" calcext:value-type="float">
            <text:p>941593</text:p>
          </table:table-cell>
          <table:table-cell table:formula="of:=IF([.M32]&gt;2*[.$H32];[.M32];FLOOR([.M32]*[.$J32];1))" office:value-type="float" office:value="763537" calcext:value-type="float">
            <text:p>763537</text:p>
          </table:table-cell>
          <table:table-cell table:formula="of:=IF([.N32]&gt;2*[.$H32];[.N32];FLOOR([.N32]*[.$J32];1))" office:value-type="float" office:value="619152" calcext:value-type="float">
            <text:p>619152</text:p>
          </table:table-cell>
          <table:table-cell table:formula="of:=IF([.O32]&gt;2*[.$H32];[.O32];FLOOR([.O32]*[.$J32];1))" office:value-type="float" office:value="502070" calcext:value-type="float">
            <text:p>502070</text:p>
          </table:table-cell>
          <table:table-cell table:formula="of:=IF([.P32]&gt;2*[.$H32];[.P32];FLOOR([.P32]*[.$J32];1))" office:value-type="float" office:value="407128" calcext:value-type="float">
            <text:p>407128</text:p>
          </table:table-cell>
          <table:table-cell table:formula="of:=IF([.Q32]&gt;2*[.$H32];[.Q32];FLOOR([.Q32]*[.$J32];1))" office:value-type="float" office:value="330140" calcext:value-type="float">
            <text:p>330140</text:p>
          </table:table-cell>
          <table:table-cell table:formula="of:=IF([.R32]&gt;2*[.$H32];[.R32];FLOOR([.R32]*[.$J32];1))" office:value-type="float" office:value="267710" calcext:value-type="float">
            <text:p>267710</text:p>
          </table:table-cell>
          <table:table-cell table:formula="of:=IF([.S32]&gt;2*[.$H32];[.S32];FLOOR([.S32]*[.$J32];1))" office:value-type="float" office:value="217086" calcext:value-type="float">
            <text:p>217086</text:p>
          </table:table-cell>
          <table:table-cell table:formula="of:=IF([.T32]&gt;2*[.$H32];[.T32];FLOOR([.T32]*[.$J32];1))" office:value-type="float" office:value="176035" calcext:value-type="float">
            <text:p>176035</text:p>
          </table:table-cell>
          <table:table-cell table:formula="of:=IF([.U32]&gt;2*[.H32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3B</text:p>
          </table:table-cell>
          <table:table-cell office:value-type="float" office:value="2166753" calcext:value-type="float">
            <text:p>2166753</text:p>
          </table:table-cell>
          <table:table-cell office:value-type="float" office:value="2338698" calcext:value-type="float">
            <text:p>2338698</text:p>
          </table:table-cell>
          <table:table-cell office:value-type="float" office:value="1681433" calcext:value-type="float">
            <text:p>1681433</text:p>
          </table:table-cell>
          <table:table-cell office:value-type="float" office:value="1592443" calcext:value-type="float">
            <text:p>1592443</text:p>
          </table:table-cell>
          <table:table-cell table:formula="of:=VALUE(MID([.A33];2;2))" office:value-type="float" office:value="23" calcext:value-type="float">
            <text:p>23</text:p>
          </table:table-cell>
          <table:table-cell table:formula="of:=RIGHT([.A33])" office:value-type="string" office:string-value="B" calcext:value-type="string">
            <text:p>B</text:p>
          </table:table-cell>
          <table:table-cell table:formula="of:=[.B33]+[.C33]" office:value-type="float" office:value="4505451" calcext:value-type="float">
            <text:p>4505451</text:p>
          </table:table-cell>
          <table:table-cell table:formula="of:=[.D33]+[.E33]" office:value-type="float" office:value="3273876" calcext:value-type="float">
            <text:p>3273876</text:p>
          </table:table-cell>
          <table:table-cell table:formula="of:=FLOOR([.I33]/[.H33];0.0001)" office:value-type="float" office:value="0.7266" calcext:value-type="float">
            <text:p>0.7266</text:p>
          </table:table-cell>
          <table:table-cell table:formula="of:=IF([.I33]&gt;2*[.H33];[.I33]; FLOOR([.I33]*[.$J33];1))" office:value-type="float" office:value="2378798" calcext:value-type="float">
            <text:p>2378798</text:p>
          </table:table-cell>
          <table:table-cell table:formula="of:=IF([.K33]&gt;2*[.$H33];[.K33];FLOOR([.K33]*[.$J33];1))" office:value-type="float" office:value="1728434" calcext:value-type="float">
            <text:p>1728434</text:p>
          </table:table-cell>
          <table:table-cell table:formula="of:=IF([.L33]&gt;2*[.$H33];[.L33];FLOOR([.L33]*[.$J33];1))" office:value-type="float" office:value="1255880" calcext:value-type="float">
            <text:p>1255880</text:p>
          </table:table-cell>
          <table:table-cell table:formula="of:=IF([.M33]&gt;2*[.$H33];[.M33];FLOOR([.M33]*[.$J33];1))" office:value-type="float" office:value="912522" calcext:value-type="float">
            <text:p>912522</text:p>
          </table:table-cell>
          <table:table-cell table:formula="of:=IF([.N33]&gt;2*[.$H33];[.N33];FLOOR([.N33]*[.$J33];1))" office:value-type="float" office:value="663038" calcext:value-type="float">
            <text:p>663038</text:p>
          </table:table-cell>
          <table:table-cell table:formula="of:=IF([.O33]&gt;2*[.$H33];[.O33];FLOOR([.O33]*[.$J33];1))" office:value-type="float" office:value="481763" calcext:value-type="float">
            <text:p>481763</text:p>
          </table:table-cell>
          <table:table-cell table:formula="of:=IF([.P33]&gt;2*[.$H33];[.P33];FLOOR([.P33]*[.$J33];1))" office:value-type="float" office:value="350048" calcext:value-type="float">
            <text:p>350048</text:p>
          </table:table-cell>
          <table:table-cell table:formula="of:=IF([.Q33]&gt;2*[.$H33];[.Q33];FLOOR([.Q33]*[.$J33];1))" office:value-type="float" office:value="254344" calcext:value-type="float">
            <text:p>254344</text:p>
          </table:table-cell>
          <table:table-cell table:formula="of:=IF([.R33]&gt;2*[.$H33];[.R33];FLOOR([.R33]*[.$J33];1))" office:value-type="float" office:value="184806" calcext:value-type="float">
            <text:p>184806</text:p>
          </table:table-cell>
          <table:table-cell table:formula="of:=IF([.S33]&gt;2*[.$H33];[.S33];FLOOR([.S33]*[.$J33];1))" office:value-type="float" office:value="134280" calcext:value-type="float">
            <text:p>134280</text:p>
          </table:table-cell>
          <table:table-cell table:formula="of:=IF([.T33]&gt;2*[.$H33];[.T33];FLOOR([.T33]*[.$J33];1))" office:value-type="float" office:value="97567" calcext:value-type="float">
            <text:p>97567</text:p>
          </table:table-cell>
          <table:table-cell table:formula="of:=IF([.U33]&gt;2*[.H33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50B</text:p>
          </table:table-cell>
          <table:table-cell office:value-type="float" office:value="2494207" calcext:value-type="float">
            <text:p>2494207</text:p>
          </table:table-cell>
          <table:table-cell office:value-type="float" office:value="2625207" calcext:value-type="float">
            <text:p>2625207</text:p>
          </table:table-cell>
          <table:table-cell office:value-type="float" office:value="1796293" calcext:value-type="float">
            <text:p>1796293</text:p>
          </table:table-cell>
          <table:table-cell office:value-type="float" office:value="1853602" calcext:value-type="float">
            <text:p>1853602</text:p>
          </table:table-cell>
          <table:table-cell table:formula="of:=VALUE(MID([.A34];2;2))" office:value-type="float" office:value="50" calcext:value-type="float">
            <text:p>50</text:p>
          </table:table-cell>
          <table:table-cell table:formula="of:=RIGHT([.A34])" office:value-type="string" office:string-value="B" calcext:value-type="string">
            <text:p>B</text:p>
          </table:table-cell>
          <table:table-cell table:formula="of:=[.B34]+[.C34]" office:value-type="float" office:value="5119414" calcext:value-type="float">
            <text:p>5119414</text:p>
          </table:table-cell>
          <table:table-cell table:formula="of:=[.D34]+[.E34]" office:value-type="float" office:value="3649895" calcext:value-type="float">
            <text:p>3649895</text:p>
          </table:table-cell>
          <table:table-cell table:formula="of:=FLOOR([.I34]/[.H34];0.0001)" office:value-type="float" office:value="0.7129" calcext:value-type="float">
            <text:p>0.7129</text:p>
          </table:table-cell>
          <table:table-cell table:formula="of:=IF([.I34]&gt;2*[.H34];[.I34]; FLOOR([.I34]*[.$J34];1))" office:value-type="float" office:value="2602010" calcext:value-type="float">
            <text:p>2602010</text:p>
          </table:table-cell>
          <table:table-cell table:formula="of:=IF([.K34]&gt;2*[.$H34];[.K34];FLOOR([.K34]*[.$J34];1))" office:value-type="float" office:value="1854972" calcext:value-type="float">
            <text:p>1854972</text:p>
          </table:table-cell>
          <table:table-cell table:formula="of:=IF([.L34]&gt;2*[.$H34];[.L34];FLOOR([.L34]*[.$J34];1))" office:value-type="float" office:value="1322409" calcext:value-type="float">
            <text:p>1322409</text:p>
          </table:table-cell>
          <table:table-cell table:formula="of:=IF([.M34]&gt;2*[.$H34];[.M34];FLOOR([.M34]*[.$J34];1))" office:value-type="float" office:value="942745" calcext:value-type="float">
            <text:p>942745</text:p>
          </table:table-cell>
          <table:table-cell table:formula="of:=IF([.N34]&gt;2*[.$H34];[.N34];FLOOR([.N34]*[.$J34];1))" office:value-type="float" office:value="672082" calcext:value-type="float">
            <text:p>672082</text:p>
          </table:table-cell>
          <table:table-cell table:formula="of:=IF([.O34]&gt;2*[.$H34];[.O34];FLOOR([.O34]*[.$J34];1))" office:value-type="float" office:value="479127" calcext:value-type="float">
            <text:p>479127</text:p>
          </table:table-cell>
          <table:table-cell table:formula="of:=IF([.P34]&gt;2*[.$H34];[.P34];FLOOR([.P34]*[.$J34];1))" office:value-type="float" office:value="341569" calcext:value-type="float">
            <text:p>341569</text:p>
          </table:table-cell>
          <table:table-cell table:formula="of:=IF([.Q34]&gt;2*[.$H34];[.Q34];FLOOR([.Q34]*[.$J34];1))" office:value-type="float" office:value="243504" calcext:value-type="float">
            <text:p>243504</text:p>
          </table:table-cell>
          <table:table-cell table:formula="of:=IF([.R34]&gt;2*[.$H34];[.R34];FLOOR([.R34]*[.$J34];1))" office:value-type="float" office:value="173594" calcext:value-type="float">
            <text:p>173594</text:p>
          </table:table-cell>
          <table:table-cell table:formula="of:=IF([.S34]&gt;2*[.$H34];[.S34];FLOOR([.S34]*[.$J34];1))" office:value-type="float" office:value="123755" calcext:value-type="float">
            <text:p>123755</text:p>
          </table:table-cell>
          <table:table-cell table:formula="of:=IF([.T34]&gt;2*[.$H34];[.T34];FLOOR([.T34]*[.$J34];1))" office:value-type="float" office:value="88224" calcext:value-type="float">
            <text:p>88224</text:p>
          </table:table-cell>
          <table:table-cell table:formula="of:=IF([.U34]&gt;2*[.H34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0C</text:p>
          </table:table-cell>
          <table:table-cell office:value-type="float" office:value="1157622" calcext:value-type="float">
            <text:p>1157622</text:p>
          </table:table-cell>
          <table:table-cell office:value-type="float" office:value="1182345" calcext:value-type="float">
            <text:p>1182345</text:p>
          </table:table-cell>
          <table:table-cell office:value-type="float" office:value="830785" calcext:value-type="float">
            <text:p>830785</text:p>
          </table:table-cell>
          <table:table-cell office:value-type="float" office:value="833779" calcext:value-type="float">
            <text:p>833779</text:p>
          </table:table-cell>
          <table:table-cell table:formula="of:=VALUE(MID([.A35];2;2))" office:value-type="float" office:value="10" calcext:value-type="float">
            <text:p>10</text:p>
          </table:table-cell>
          <table:table-cell table:formula="of:=RIGHT([.A35])" office:value-type="string" office:string-value="C" calcext:value-type="string">
            <text:p>C</text:p>
          </table:table-cell>
          <table:table-cell table:formula="of:=[.B35]+[.C35]" office:value-type="float" office:value="2339967" calcext:value-type="float">
            <text:p>2339967</text:p>
          </table:table-cell>
          <table:table-cell table:formula="of:=[.D35]+[.E35]" office:value-type="float" office:value="1664564" calcext:value-type="float">
            <text:p>1664564</text:p>
          </table:table-cell>
          <table:table-cell table:formula="of:=FLOOR([.I35]/[.H35];0.0001)" office:value-type="float" office:value="0.7113" calcext:value-type="float">
            <text:p>0.7113</text:p>
          </table:table-cell>
          <table:table-cell table:formula="of:=IF([.I35]&gt;2*[.H35];[.I35]; FLOOR([.I35]*[.$J35];1))" office:value-type="float" office:value="1184004" calcext:value-type="float">
            <text:p>1184004</text:p>
          </table:table-cell>
          <table:table-cell table:formula="of:=IF([.K35]&gt;2*[.$H35];[.K35];FLOOR([.K35]*[.$J35];1))" office:value-type="float" office:value="842182" calcext:value-type="float">
            <text:p>842182</text:p>
          </table:table-cell>
          <table:table-cell table:formula="of:=IF([.L35]&gt;2*[.$H35];[.L35];FLOOR([.L35]*[.$J35];1))" office:value-type="float" office:value="599044" calcext:value-type="float">
            <text:p>599044</text:p>
          </table:table-cell>
          <table:table-cell table:formula="of:=IF([.M35]&gt;2*[.$H35];[.M35];FLOOR([.M35]*[.$J35];1))" office:value-type="float" office:value="426099" calcext:value-type="float">
            <text:p>426099</text:p>
          </table:table-cell>
          <table:table-cell table:formula="of:=IF([.N35]&gt;2*[.$H35];[.N35];FLOOR([.N35]*[.$J35];1))" office:value-type="float" office:value="303084" calcext:value-type="float">
            <text:p>303084</text:p>
          </table:table-cell>
          <table:table-cell table:formula="of:=IF([.O35]&gt;2*[.$H35];[.O35];FLOOR([.O35]*[.$J35];1))" office:value-type="float" office:value="215583" calcext:value-type="float">
            <text:p>215583</text:p>
          </table:table-cell>
          <table:table-cell table:formula="of:=IF([.P35]&gt;2*[.$H35];[.P35];FLOOR([.P35]*[.$J35];1))" office:value-type="float" office:value="153344" calcext:value-type="float">
            <text:p>153344</text:p>
          </table:table-cell>
          <table:table-cell table:formula="of:=IF([.Q35]&gt;2*[.$H35];[.Q35];FLOOR([.Q35]*[.$J35];1))" office:value-type="float" office:value="109073" calcext:value-type="float">
            <text:p>109073</text:p>
          </table:table-cell>
          <table:table-cell table:formula="of:=IF([.R35]&gt;2*[.$H35];[.R35];FLOOR([.R35]*[.$J35];1))" office:value-type="float" office:value="77583" calcext:value-type="float">
            <text:p>77583</text:p>
          </table:table-cell>
          <table:table-cell table:formula="of:=IF([.S35]&gt;2*[.$H35];[.S35];FLOOR([.S35]*[.$J35];1))" office:value-type="float" office:value="55184" calcext:value-type="float">
            <text:p>55184</text:p>
          </table:table-cell>
          <table:table-cell table:formula="of:=IF([.T35]&gt;2*[.$H35];[.T35];FLOOR([.T35]*[.$J35];1))" office:value-type="float" office:value="39252" calcext:value-type="float">
            <text:p>39252</text:p>
          </table:table-cell>
          <table:table-cell table:formula="of:=IF([.U35]&gt;2*[.H35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4D</text:p>
          </table:table-cell>
          <table:table-cell office:value-type="float" office:value="949065" calcext:value-type="float">
            <text:p>949065</text:p>
          </table:table-cell>
          <table:table-cell office:value-type="float" office:value="1026050" calcext:value-type="float">
            <text:p>1026050</text:p>
          </table:table-cell>
          <table:table-cell office:value-type="float" office:value="688027" calcext:value-type="float">
            <text:p>688027</text:p>
          </table:table-cell>
          <table:table-cell office:value-type="float" office:value="723233" calcext:value-type="float">
            <text:p>723233</text:p>
          </table:table-cell>
          <table:table-cell table:formula="of:=VALUE(MID([.A36];2;2))" office:value-type="float" office:value="4" calcext:value-type="float">
            <text:p>4</text:p>
          </table:table-cell>
          <table:table-cell table:formula="of:=RIGHT([.A36])" office:value-type="string" office:string-value="D" calcext:value-type="string">
            <text:p>D</text:p>
          </table:table-cell>
          <table:table-cell table:formula="of:=[.B36]+[.C36]" office:value-type="float" office:value="1975115" calcext:value-type="float">
            <text:p>1975115</text:p>
          </table:table-cell>
          <table:table-cell table:formula="of:=[.D36]+[.E36]" office:value-type="float" office:value="1411260" calcext:value-type="float">
            <text:p>1411260</text:p>
          </table:table-cell>
          <table:table-cell table:formula="of:=FLOOR([.I36]/[.H36];0.0001)" office:value-type="float" office:value="0.7145" calcext:value-type="float">
            <text:p>0.7145</text:p>
          </table:table-cell>
          <table:table-cell table:formula="of:=IF([.I36]&gt;2*[.H36];[.I36]; FLOOR([.I36]*[.$J36];1))" office:value-type="float" office:value="1008345" calcext:value-type="float">
            <text:p>1008345</text:p>
          </table:table-cell>
          <table:table-cell table:formula="of:=IF([.K36]&gt;2*[.$H36];[.K36];FLOOR([.K36]*[.$J36];1))" office:value-type="float" office:value="720462" calcext:value-type="float">
            <text:p>720462</text:p>
          </table:table-cell>
          <table:table-cell table:formula="of:=IF([.L36]&gt;2*[.$H36];[.L36];FLOOR([.L36]*[.$J36];1))" office:value-type="float" office:value="514770" calcext:value-type="float">
            <text:p>514770</text:p>
          </table:table-cell>
          <table:table-cell table:formula="of:=IF([.M36]&gt;2*[.$H36];[.M36];FLOOR([.M36]*[.$J36];1))" office:value-type="float" office:value="367803" calcext:value-type="float">
            <text:p>367803</text:p>
          </table:table-cell>
          <table:table-cell table:formula="of:=IF([.N36]&gt;2*[.$H36];[.N36];FLOOR([.N36]*[.$J36];1))" office:value-type="float" office:value="262795" calcext:value-type="float">
            <text:p>262795</text:p>
          </table:table-cell>
          <table:table-cell table:formula="of:=IF([.O36]&gt;2*[.$H36];[.O36];FLOOR([.O36]*[.$J36];1))" office:value-type="float" office:value="187767" calcext:value-type="float">
            <text:p>187767</text:p>
          </table:table-cell>
          <table:table-cell table:formula="of:=IF([.P36]&gt;2*[.$H36];[.P36];FLOOR([.P36]*[.$J36];1))" office:value-type="float" office:value="134159" calcext:value-type="float">
            <text:p>134159</text:p>
          </table:table-cell>
          <table:table-cell table:formula="of:=IF([.Q36]&gt;2*[.$H36];[.Q36];FLOOR([.Q36]*[.$J36];1))" office:value-type="float" office:value="95856" calcext:value-type="float">
            <text:p>95856</text:p>
          </table:table-cell>
          <table:table-cell table:formula="of:=IF([.R36]&gt;2*[.$H36];[.R36];FLOOR([.R36]*[.$J36];1))" office:value-type="float" office:value="68489" calcext:value-type="float">
            <text:p>68489</text:p>
          </table:table-cell>
          <table:table-cell table:formula="of:=IF([.S36]&gt;2*[.$H36];[.S36];FLOOR([.S36]*[.$J36];1))" office:value-type="float" office:value="48935" calcext:value-type="float">
            <text:p>48935</text:p>
          </table:table-cell>
          <table:table-cell table:formula="of:=IF([.T36]&gt;2*[.$H36];[.T36];FLOOR([.T36]*[.$J36];1))" office:value-type="float" office:value="34964" calcext:value-type="float">
            <text:p>34964</text:p>
          </table:table-cell>
          <table:table-cell table:formula="of:=IF([.U36]&gt;2*[.H36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09C</text:p>
          </table:table-cell>
          <table:table-cell office:value-type="float" office:value="1660998" calcext:value-type="float">
            <text:p>1660998</text:p>
          </table:table-cell>
          <table:table-cell office:value-type="float" office:value="1630345" calcext:value-type="float">
            <text:p>1630345</text:p>
          </table:table-cell>
          <table:table-cell office:value-type="float" office:value="1130119" calcext:value-type="float">
            <text:p>1130119</text:p>
          </table:table-cell>
          <table:table-cell office:value-type="float" office:value="1080238" calcext:value-type="float">
            <text:p>1080238</text:p>
          </table:table-cell>
          <table:table-cell table:formula="of:=VALUE(MID([.A37];2;2))" office:value-type="float" office:value="9" calcext:value-type="float">
            <text:p>9</text:p>
          </table:table-cell>
          <table:table-cell table:formula="of:=RIGHT([.A37])" office:value-type="string" office:string-value="C" calcext:value-type="string">
            <text:p>C</text:p>
          </table:table-cell>
          <table:table-cell table:formula="of:=[.B37]+[.C37]" office:value-type="float" office:value="3291343" calcext:value-type="float">
            <text:p>3291343</text:p>
          </table:table-cell>
          <table:table-cell table:formula="of:=[.D37]+[.E37]" office:value-type="float" office:value="2210357" calcext:value-type="float">
            <text:p>2210357</text:p>
          </table:table-cell>
          <table:table-cell table:formula="of:=FLOOR([.I37]/[.H37];0.0001)" office:value-type="float" office:value="0.6715" calcext:value-type="float">
            <text:p>0.6715</text:p>
          </table:table-cell>
          <table:table-cell table:formula="of:=IF([.I37]&gt;2*[.H37];[.I37]; FLOOR([.I37]*[.$J37];1))" office:value-type="float" office:value="1484254" calcext:value-type="float">
            <text:p>1484254</text:p>
          </table:table-cell>
          <table:table-cell table:formula="of:=IF([.K37]&gt;2*[.$H37];[.K37];FLOOR([.K37]*[.$J37];1))" office:value-type="float" office:value="996676" calcext:value-type="float">
            <text:p>996676</text:p>
          </table:table-cell>
          <table:table-cell table:formula="of:=IF([.L37]&gt;2*[.$H37];[.L37];FLOOR([.L37]*[.$J37];1))" office:value-type="float" office:value="669267" calcext:value-type="float">
            <text:p>669267</text:p>
          </table:table-cell>
          <table:table-cell table:formula="of:=IF([.M37]&gt;2*[.$H37];[.M37];FLOOR([.M37]*[.$J37];1))" office:value-type="float" office:value="449412" calcext:value-type="float">
            <text:p>449412</text:p>
          </table:table-cell>
          <table:table-cell table:formula="of:=IF([.N37]&gt;2*[.$H37];[.N37];FLOOR([.N37]*[.$J37];1))" office:value-type="float" office:value="301780" calcext:value-type="float">
            <text:p>301780</text:p>
          </table:table-cell>
          <table:table-cell table:formula="of:=IF([.O37]&gt;2*[.$H37];[.O37];FLOOR([.O37]*[.$J37];1))" office:value-type="float" office:value="202645" calcext:value-type="float">
            <text:p>202645</text:p>
          </table:table-cell>
          <table:table-cell table:formula="of:=IF([.P37]&gt;2*[.$H37];[.P37];FLOOR([.P37]*[.$J37];1))" office:value-type="float" office:value="136076" calcext:value-type="float">
            <text:p>136076</text:p>
          </table:table-cell>
          <table:table-cell table:formula="of:=IF([.Q37]&gt;2*[.$H37];[.Q37];FLOOR([.Q37]*[.$J37];1))" office:value-type="float" office:value="91375" calcext:value-type="float">
            <text:p>91375</text:p>
          </table:table-cell>
          <table:table-cell table:formula="of:=IF([.R37]&gt;2*[.$H37];[.R37];FLOOR([.R37]*[.$J37];1))" office:value-type="float" office:value="61358" calcext:value-type="float">
            <text:p>61358</text:p>
          </table:table-cell>
          <table:table-cell table:formula="of:=IF([.S37]&gt;2*[.$H37];[.S37];FLOOR([.S37]*[.$J37];1))" office:value-type="float" office:value="41201" calcext:value-type="float">
            <text:p>41201</text:p>
          </table:table-cell>
          <table:table-cell table:formula="of:=IF([.T37]&gt;2*[.$H37];[.T37];FLOOR([.T37]*[.$J37];1))" office:value-type="float" office:value="27666" calcext:value-type="float">
            <text:p>27666</text:p>
          </table:table-cell>
          <table:table-cell table:formula="of:=IF([.U37]&gt;2*[.H37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7A</text:p>
          </table:table-cell>
          <table:table-cell office:value-type="float" office:value="2567464" calcext:value-type="float">
            <text:p>2567464</text:p>
          </table:table-cell>
          <table:table-cell office:value-type="float" office:value="2441857" calcext:value-type="float">
            <text:p>2441857</text:p>
          </table:table-cell>
          <table:table-cell office:value-type="float" office:value="1524132" calcext:value-type="float">
            <text:p>1524132</text:p>
          </table:table-cell>
          <table:table-cell office:value-type="float" office:value="1496810" calcext:value-type="float">
            <text:p>1496810</text:p>
          </table:table-cell>
          <table:table-cell table:formula="of:=VALUE(MID([.A38];2;2))" office:value-type="float" office:value="17" calcext:value-type="float">
            <text:p>17</text:p>
          </table:table-cell>
          <table:table-cell table:formula="of:=RIGHT([.A38])" office:value-type="string" office:string-value="A" calcext:value-type="string">
            <text:p>A</text:p>
          </table:table-cell>
          <table:table-cell table:formula="of:=[.B38]+[.C38]" office:value-type="float" office:value="5009321" calcext:value-type="float">
            <text:p>5009321</text:p>
          </table:table-cell>
          <table:table-cell table:formula="of:=[.D38]+[.E38]" office:value-type="float" office:value="3020942" calcext:value-type="float">
            <text:p>3020942</text:p>
          </table:table-cell>
          <table:table-cell table:formula="of:=FLOOR([.I38]/[.H38];0.0001)" office:value-type="float" office:value="0.603" calcext:value-type="float">
            <text:p>0.6030</text:p>
          </table:table-cell>
          <table:table-cell table:formula="of:=IF([.I38]&gt;2*[.H38];[.I38]; FLOOR([.I38]*[.$J38];1))" office:value-type="float" office:value="1821628" calcext:value-type="float">
            <text:p>1821628</text:p>
          </table:table-cell>
          <table:table-cell table:formula="of:=IF([.K38]&gt;2*[.$H38];[.K38];FLOOR([.K38]*[.$J38];1))" office:value-type="float" office:value="1098441" calcext:value-type="float">
            <text:p>1098441</text:p>
          </table:table-cell>
          <table:table-cell table:formula="of:=IF([.L38]&gt;2*[.$H38];[.L38];FLOOR([.L38]*[.$J38];1))" office:value-type="float" office:value="662359" calcext:value-type="float">
            <text:p>662359</text:p>
          </table:table-cell>
          <table:table-cell table:formula="of:=IF([.M38]&gt;2*[.$H38];[.M38];FLOOR([.M38]*[.$J38];1))" office:value-type="float" office:value="399402" calcext:value-type="float">
            <text:p>399402</text:p>
          </table:table-cell>
          <table:table-cell table:formula="of:=IF([.N38]&gt;2*[.$H38];[.N38];FLOOR([.N38]*[.$J38];1))" office:value-type="float" office:value="240839" calcext:value-type="float">
            <text:p>240839</text:p>
          </table:table-cell>
          <table:table-cell table:formula="of:=IF([.O38]&gt;2*[.$H38];[.O38];FLOOR([.O38]*[.$J38];1))" office:value-type="float" office:value="145225" calcext:value-type="float">
            <text:p>145225</text:p>
          </table:table-cell>
          <table:table-cell table:formula="of:=IF([.P38]&gt;2*[.$H38];[.P38];FLOOR([.P38]*[.$J38];1))" office:value-type="float" office:value="87570" calcext:value-type="float">
            <text:p>87570</text:p>
          </table:table-cell>
          <table:table-cell table:formula="of:=IF([.Q38]&gt;2*[.$H38];[.Q38];FLOOR([.Q38]*[.$J38];1))" office:value-type="float" office:value="52804" calcext:value-type="float">
            <text:p>52804</text:p>
          </table:table-cell>
          <table:table-cell table:formula="of:=IF([.R38]&gt;2*[.$H38];[.R38];FLOOR([.R38]*[.$J38];1))" office:value-type="float" office:value="31840" calcext:value-type="float">
            <text:p>31840</text:p>
          </table:table-cell>
          <table:table-cell table:formula="of:=IF([.S38]&gt;2*[.$H38];[.S38];FLOOR([.S38]*[.$J38];1))" office:value-type="float" office:value="19199" calcext:value-type="float">
            <text:p>19199</text:p>
          </table:table-cell>
          <table:table-cell table:formula="of:=IF([.T38]&gt;2*[.$H38];[.T38];FLOOR([.T38]*[.$J38];1))" office:value-type="float" office:value="11576" calcext:value-type="float">
            <text:p>11576</text:p>
          </table:table-cell>
          <table:table-cell table:formula="of:=IF([.U38]&gt;2*[.H38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9C</text:p>
          </table:table-cell>
          <table:table-cell office:value-type="float" office:value="2976209" calcext:value-type="float">
            <text:p>2976209</text:p>
          </table:table-cell>
          <table:table-cell office:value-type="float" office:value="3199665" calcext:value-type="float">
            <text:p>3199665</text:p>
          </table:table-cell>
          <table:table-cell office:value-type="float" office:value="1666477" calcext:value-type="float">
            <text:p>1666477</text:p>
          </table:table-cell>
          <table:table-cell office:value-type="float" office:value="1759240" calcext:value-type="float">
            <text:p>1759240</text:p>
          </table:table-cell>
          <table:table-cell table:formula="of:=VALUE(MID([.A39];2;2))" office:value-type="float" office:value="19" calcext:value-type="float">
            <text:p>19</text:p>
          </table:table-cell>
          <table:table-cell table:formula="of:=RIGHT([.A39])" office:value-type="string" office:string-value="C" calcext:value-type="string">
            <text:p>C</text:p>
          </table:table-cell>
          <table:table-cell table:formula="of:=[.B39]+[.C39]" office:value-type="float" office:value="6175874" calcext:value-type="float">
            <text:p>6175874</text:p>
          </table:table-cell>
          <table:table-cell table:formula="of:=[.D39]+[.E39]" office:value-type="float" office:value="3425717" calcext:value-type="float">
            <text:p>3425717</text:p>
          </table:table-cell>
          <table:table-cell table:formula="of:=FLOOR([.I39]/[.H39];0.0001)" office:value-type="float" office:value="0.5546" calcext:value-type="float">
            <text:p>0.5546</text:p>
          </table:table-cell>
          <table:table-cell table:formula="of:=IF([.I39]&gt;2*[.H39];[.I39]; FLOOR([.I39]*[.$J39];1))" office:value-type="float" office:value="1899902" calcext:value-type="float">
            <text:p>1899902</text:p>
          </table:table-cell>
          <table:table-cell table:formula="of:=IF([.K39]&gt;2*[.$H39];[.K39];FLOOR([.K39]*[.$J39];1))" office:value-type="float" office:value="1053685" calcext:value-type="float">
            <text:p>1053685</text:p>
          </table:table-cell>
          <table:table-cell table:formula="of:=IF([.L39]&gt;2*[.$H39];[.L39];FLOOR([.L39]*[.$J39];1))" office:value-type="float" office:value="584373" calcext:value-type="float">
            <text:p>584373</text:p>
          </table:table-cell>
          <table:table-cell table:formula="of:=IF([.M39]&gt;2*[.$H39];[.M39];FLOOR([.M39]*[.$J39];1))" office:value-type="float" office:value="324093" calcext:value-type="float">
            <text:p>324093</text:p>
          </table:table-cell>
          <table:table-cell table:formula="of:=IF([.N39]&gt;2*[.$H39];[.N39];FLOOR([.N39]*[.$J39];1))" office:value-type="float" office:value="179741" calcext:value-type="float">
            <text:p>179741</text:p>
          </table:table-cell>
          <table:table-cell table:formula="of:=IF([.O39]&gt;2*[.$H39];[.O39];FLOOR([.O39]*[.$J39];1))" office:value-type="float" office:value="99684" calcext:value-type="float">
            <text:p>99684</text:p>
          </table:table-cell>
          <table:table-cell table:formula="of:=IF([.P39]&gt;2*[.$H39];[.P39];FLOOR([.P39]*[.$J39];1))" office:value-type="float" office:value="55284" calcext:value-type="float">
            <text:p>55284</text:p>
          </table:table-cell>
          <table:table-cell table:formula="of:=IF([.Q39]&gt;2*[.$H39];[.Q39];FLOOR([.Q39]*[.$J39];1))" office:value-type="float" office:value="30660" calcext:value-type="float">
            <text:p>30660</text:p>
          </table:table-cell>
          <table:table-cell table:formula="of:=IF([.R39]&gt;2*[.$H39];[.R39];FLOOR([.R39]*[.$J39];1))" office:value-type="float" office:value="17004" calcext:value-type="float">
            <text:p>17004</text:p>
          </table:table-cell>
          <table:table-cell table:formula="of:=IF([.S39]&gt;2*[.$H39];[.S39];FLOOR([.S39]*[.$J39];1))" office:value-type="float" office:value="9430" calcext:value-type="float">
            <text:p>9430</text:p>
          </table:table-cell>
          <table:table-cell table:formula="of:=IF([.T39]&gt;2*[.$H39];[.T39];FLOOR([.T39]*[.$J39];1))" office:value-type="float" office:value="5229" calcext:value-type="float">
            <text:p>5229</text:p>
          </table:table-cell>
          <table:table-cell table:formula="of:=IF([.U39]&gt;2*[.H39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7C</text:p>
          </table:table-cell>
          <table:table-cell office:value-type="float" office:value="2351213" calcext:value-type="float">
            <text:p>2351213</text:p>
          </table:table-cell>
          <table:table-cell office:value-type="float" office:value="2358482" calcext:value-type="float">
            <text:p>2358482</text:p>
          </table:table-cell>
          <table:table-cell office:value-type="float" office:value="1098384" calcext:value-type="float">
            <text:p>1098384</text:p>
          </table:table-cell>
          <table:table-cell office:value-type="float" office:value="1121488" calcext:value-type="float">
            <text:p>1121488</text:p>
          </table:table-cell>
          <table:table-cell table:formula="of:=VALUE(MID([.A40];2;2))" office:value-type="float" office:value="27" calcext:value-type="float">
            <text:p>27</text:p>
          </table:table-cell>
          <table:table-cell table:formula="of:=RIGHT([.A40])" office:value-type="string" office:string-value="C" calcext:value-type="string">
            <text:p>C</text:p>
          </table:table-cell>
          <table:table-cell table:formula="of:=[.B40]+[.C40]" office:value-type="float" office:value="4709695" calcext:value-type="float">
            <text:p>4709695</text:p>
          </table:table-cell>
          <table:table-cell table:formula="of:=[.D40]+[.E40]" office:value-type="float" office:value="2219872" calcext:value-type="float">
            <text:p>2219872</text:p>
          </table:table-cell>
          <table:table-cell table:formula="of:=FLOOR([.I40]/[.H40];0.0001)" office:value-type="float" office:value="0.4713" calcext:value-type="float">
            <text:p>0.4713</text:p>
          </table:table-cell>
          <table:table-cell table:formula="of:=IF([.I40]&gt;2*[.H40];[.I40]; FLOOR([.I40]*[.$J40];1))" office:value-type="float" office:value="1046225" calcext:value-type="float">
            <text:p>1046225</text:p>
          </table:table-cell>
          <table:table-cell table:formula="of:=IF([.K40]&gt;2*[.$H40];[.K40];FLOOR([.K40]*[.$J40];1))" office:value-type="float" office:value="493085" calcext:value-type="float">
            <text:p>493085</text:p>
          </table:table-cell>
          <table:table-cell table:formula="of:=IF([.L40]&gt;2*[.$H40];[.L40];FLOOR([.L40]*[.$J40];1))" office:value-type="float" office:value="232390" calcext:value-type="float">
            <text:p>232390</text:p>
          </table:table-cell>
          <table:table-cell table:formula="of:=IF([.M40]&gt;2*[.$H40];[.M40];FLOOR([.M40]*[.$J40];1))" office:value-type="float" office:value="109525" calcext:value-type="float">
            <text:p>109525</text:p>
          </table:table-cell>
          <table:table-cell table:formula="of:=IF([.N40]&gt;2*[.$H40];[.N40];FLOOR([.N40]*[.$J40];1))" office:value-type="float" office:value="51619" calcext:value-type="float">
            <text:p>51619</text:p>
          </table:table-cell>
          <table:table-cell table:formula="of:=IF([.O40]&gt;2*[.$H40];[.O40];FLOOR([.O40]*[.$J40];1))" office:value-type="float" office:value="24328" calcext:value-type="float">
            <text:p>24328</text:p>
          </table:table-cell>
          <table:table-cell table:formula="of:=IF([.P40]&gt;2*[.$H40];[.P40];FLOOR([.P40]*[.$J40];1))" office:value-type="float" office:value="11465" calcext:value-type="float">
            <text:p>11465</text:p>
          </table:table-cell>
          <table:table-cell table:formula="of:=IF([.Q40]&gt;2*[.$H40];[.Q40];FLOOR([.Q40]*[.$J40];1))" office:value-type="float" office:value="5403" calcext:value-type="float">
            <text:p>5403</text:p>
          </table:table-cell>
          <table:table-cell table:formula="of:=IF([.R40]&gt;2*[.$H40];[.R40];FLOOR([.R40]*[.$J40];1))" office:value-type="float" office:value="2546" calcext:value-type="float">
            <text:p>2546</text:p>
          </table:table-cell>
          <table:table-cell table:formula="of:=IF([.S40]&gt;2*[.$H40];[.S40];FLOOR([.S40]*[.$J40];1))" office:value-type="float" office:value="1199" calcext:value-type="float">
            <text:p>1199</text:p>
          </table:table-cell>
          <table:table-cell table:formula="of:=IF([.T40]&gt;2*[.$H40];[.T40];FLOOR([.T40]*[.$J40];1))" office:value-type="float" office:value="565" calcext:value-type="float">
            <text:p>565</text:p>
          </table:table-cell>
          <table:table-cell table:formula="of:=IF([.U40]&gt;2*[.H40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18D</text:p>
          </table:table-cell>
          <table:table-cell office:value-type="float" office:value="1334060" calcext:value-type="float">
            <text:p>1334060</text:p>
          </table:table-cell>
          <table:table-cell office:value-type="float" office:value="1395231" calcext:value-type="float">
            <text:p>1395231</text:p>
          </table:table-cell>
          <table:table-cell office:value-type="float" office:value="578655" calcext:value-type="float">
            <text:p>578655</text:p>
          </table:table-cell>
          <table:table-cell office:value-type="float" office:value="677663" calcext:value-type="float">
            <text:p>677663</text:p>
          </table:table-cell>
          <table:table-cell table:formula="of:=VALUE(MID([.A41];2;2))" office:value-type="float" office:value="18" calcext:value-type="float">
            <text:p>18</text:p>
          </table:table-cell>
          <table:table-cell table:formula="of:=RIGHT([.A41])" office:value-type="string" office:string-value="D" calcext:value-type="string">
            <text:p>D</text:p>
          </table:table-cell>
          <table:table-cell table:formula="of:=[.B41]+[.C41]" office:value-type="float" office:value="2729291" calcext:value-type="float">
            <text:p>2729291</text:p>
          </table:table-cell>
          <table:table-cell table:formula="of:=[.D41]+[.E41]" office:value-type="float" office:value="1256318" calcext:value-type="float">
            <text:p>1256318</text:p>
          </table:table-cell>
          <table:table-cell table:formula="of:=FLOOR([.I41]/[.H41];0.0001)" office:value-type="float" office:value="0.4603" calcext:value-type="float">
            <text:p>0.4603</text:p>
          </table:table-cell>
          <table:table-cell table:formula="of:=IF([.I41]&gt;2*[.H41];[.I41]; FLOOR([.I41]*[.$J41];1))" office:value-type="float" office:value="578283" calcext:value-type="float">
            <text:p>578283</text:p>
          </table:table-cell>
          <table:table-cell table:formula="of:=IF([.K41]&gt;2*[.$H41];[.K41];FLOOR([.K41]*[.$J41];1))" office:value-type="float" office:value="266183" calcext:value-type="float">
            <text:p>266183</text:p>
          </table:table-cell>
          <table:table-cell table:formula="of:=IF([.L41]&gt;2*[.$H41];[.L41];FLOOR([.L41]*[.$J41];1))" office:value-type="float" office:value="122524" calcext:value-type="float">
            <text:p>122524</text:p>
          </table:table-cell>
          <table:table-cell table:formula="of:=IF([.M41]&gt;2*[.$H41];[.M41];FLOOR([.M41]*[.$J41];1))" office:value-type="float" office:value="56397" calcext:value-type="float">
            <text:p>56397</text:p>
          </table:table-cell>
          <table:table-cell table:formula="of:=IF([.N41]&gt;2*[.$H41];[.N41];FLOOR([.N41]*[.$J41];1))" office:value-type="float" office:value="25959" calcext:value-type="float">
            <text:p>25959</text:p>
          </table:table-cell>
          <table:table-cell table:formula="of:=IF([.O41]&gt;2*[.$H41];[.O41];FLOOR([.O41]*[.$J41];1))" office:value-type="float" office:value="11948" calcext:value-type="float">
            <text:p>11948</text:p>
          </table:table-cell>
          <table:table-cell table:formula="of:=IF([.P41]&gt;2*[.$H41];[.P41];FLOOR([.P41]*[.$J41];1))" office:value-type="float" office:value="5499" calcext:value-type="float">
            <text:p>5499</text:p>
          </table:table-cell>
          <table:table-cell table:formula="of:=IF([.Q41]&gt;2*[.$H41];[.Q41];FLOOR([.Q41]*[.$J41];1))" office:value-type="float" office:value="2531" calcext:value-type="float">
            <text:p>2531</text:p>
          </table:table-cell>
          <table:table-cell table:formula="of:=IF([.R41]&gt;2*[.$H41];[.R41];FLOOR([.R41]*[.$J41];1))" office:value-type="float" office:value="1165" calcext:value-type="float">
            <text:p>1165</text:p>
          </table:table-cell>
          <table:table-cell table:formula="of:=IF([.S41]&gt;2*[.$H41];[.S41];FLOOR([.S41]*[.$J41];1))" office:value-type="float" office:value="536" calcext:value-type="float">
            <text:p>536</text:p>
          </table:table-cell>
          <table:table-cell table:formula="of:=IF([.T41]&gt;2*[.$H41];[.T41];FLOOR([.T41]*[.$J41];1))" office:value-type="float" office:value="246" calcext:value-type="float">
            <text:p>246</text:p>
          </table:table-cell>
          <table:table-cell table:formula="of:=IF([.U41]&gt;2*[.H41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5C</text:p>
          </table:table-cell>
          <table:table-cell office:value-type="float" office:value="2574432" calcext:value-type="float">
            <text:p>2574432</text:p>
          </table:table-cell>
          <table:table-cell office:value-type="float" office:value="2409710" calcext:value-type="float">
            <text:p>2409710</text:p>
          </table:table-cell>
          <table:table-cell office:value-type="float" office:value="987486" calcext:value-type="float">
            <text:p>987486</text:p>
          </table:table-cell>
          <table:table-cell office:value-type="float" office:value="999043" calcext:value-type="float">
            <text:p>999043</text:p>
          </table:table-cell>
          <table:table-cell table:formula="of:=VALUE(MID([.A42];2;2))" office:value-type="float" office:value="35" calcext:value-type="float">
            <text:p>35</text:p>
          </table:table-cell>
          <table:table-cell table:formula="of:=RIGHT([.A42])" office:value-type="string" office:string-value="C" calcext:value-type="string">
            <text:p>C</text:p>
          </table:table-cell>
          <table:table-cell table:formula="of:=[.B42]+[.C42]" office:value-type="float" office:value="4984142" calcext:value-type="float">
            <text:p>4984142</text:p>
          </table:table-cell>
          <table:table-cell table:formula="of:=[.D42]+[.E42]" office:value-type="float" office:value="1986529" calcext:value-type="float">
            <text:p>1986529</text:p>
          </table:table-cell>
          <table:table-cell table:formula="of:=FLOOR([.I42]/[.H42];0.0001)" office:value-type="float" office:value="0.3985" calcext:value-type="float">
            <text:p>0.3985</text:p>
          </table:table-cell>
          <table:table-cell table:formula="of:=IF([.I42]&gt;2*[.H42];[.I42]; FLOOR([.I42]*[.$J42];1))" office:value-type="float" office:value="791631" calcext:value-type="float">
            <text:p>791631</text:p>
          </table:table-cell>
          <table:table-cell table:formula="of:=IF([.K42]&gt;2*[.$H42];[.K42];FLOOR([.K42]*[.$J42];1))" office:value-type="float" office:value="315464" calcext:value-type="float">
            <text:p>315464</text:p>
          </table:table-cell>
          <table:table-cell table:formula="of:=IF([.L42]&gt;2*[.$H42];[.L42];FLOOR([.L42]*[.$J42];1))" office:value-type="float" office:value="125712" calcext:value-type="float">
            <text:p>125712</text:p>
          </table:table-cell>
          <table:table-cell table:formula="of:=IF([.M42]&gt;2*[.$H42];[.M42];FLOOR([.M42]*[.$J42];1))" office:value-type="float" office:value="50096" calcext:value-type="float">
            <text:p>50096</text:p>
          </table:table-cell>
          <table:table-cell table:formula="of:=IF([.N42]&gt;2*[.$H42];[.N42];FLOOR([.N42]*[.$J42];1))" office:value-type="float" office:value="19963" calcext:value-type="float">
            <text:p>19963</text:p>
          </table:table-cell>
          <table:table-cell table:formula="of:=IF([.O42]&gt;2*[.$H42];[.O42];FLOOR([.O42]*[.$J42];1))" office:value-type="float" office:value="7955" calcext:value-type="float">
            <text:p>7955</text:p>
          </table:table-cell>
          <table:table-cell table:formula="of:=IF([.P42]&gt;2*[.$H42];[.P42];FLOOR([.P42]*[.$J42];1))" office:value-type="float" office:value="3170" calcext:value-type="float">
            <text:p>3170</text:p>
          </table:table-cell>
          <table:table-cell table:formula="of:=IF([.Q42]&gt;2*[.$H42];[.Q42];FLOOR([.Q42]*[.$J42];1))" office:value-type="float" office:value="1263" calcext:value-type="float">
            <text:p>1263</text:p>
          </table:table-cell>
          <table:table-cell table:formula="of:=IF([.R42]&gt;2*[.$H42];[.R42];FLOOR([.R42]*[.$J42];1))" office:value-type="float" office:value="503" calcext:value-type="float">
            <text:p>503</text:p>
          </table:table-cell>
          <table:table-cell table:formula="of:=IF([.S42]&gt;2*[.$H42];[.S42];FLOOR([.S42]*[.$J42];1))" office:value-type="float" office:value="200" calcext:value-type="float">
            <text:p>200</text:p>
          </table:table-cell>
          <table:table-cell table:formula="of:=IF([.T42]&gt;2*[.$H42];[.T42];FLOOR([.T42]*[.$J42];1))" office:value-type="float" office:value="79" calcext:value-type="float">
            <text:p>79</text:p>
          </table:table-cell>
          <table:table-cell table:formula="of:=IF([.U42]&gt;2*[.H42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1A</text:p>
          </table:table-cell>
          <table:table-cell office:value-type="float" office:value="2486640" calcext:value-type="float">
            <text:p>2486640</text:p>
          </table:table-cell>
          <table:table-cell office:value-type="float" office:value="2265936" calcext:value-type="float">
            <text:p>2265936</text:p>
          </table:table-cell>
          <table:table-cell office:value-type="float" office:value="297424" calcext:value-type="float">
            <text:p>297424</text:p>
          </table:table-cell>
          <table:table-cell office:value-type="float" office:value="274759" calcext:value-type="float">
            <text:p>274759</text:p>
          </table:table-cell>
          <table:table-cell table:formula="of:=VALUE(MID([.A43];2;2))" office:value-type="float" office:value="21" calcext:value-type="float">
            <text:p>21</text:p>
          </table:table-cell>
          <table:table-cell table:formula="of:=RIGHT([.A43])" office:value-type="string" office:string-value="A" calcext:value-type="string">
            <text:p>A</text:p>
          </table:table-cell>
          <table:table-cell table:formula="of:=[.B43]+[.C43]" office:value-type="float" office:value="4752576" calcext:value-type="float">
            <text:p>4752576</text:p>
          </table:table-cell>
          <table:table-cell table:formula="of:=[.D43]+[.E43]" office:value-type="float" office:value="572183" calcext:value-type="float">
            <text:p>572183</text:p>
          </table:table-cell>
          <table:table-cell table:formula="of:=FLOOR([.I43]/[.H43];0.0001)" office:value-type="float" office:value="0.1203" calcext:value-type="float">
            <text:p>0.1203</text:p>
          </table:table-cell>
          <table:table-cell table:formula="of:=IF([.I43]&gt;2*[.H43];[.I43]; FLOOR([.I43]*[.$J43];1))" office:value-type="float" office:value="68833" calcext:value-type="float">
            <text:p>68833</text:p>
          </table:table-cell>
          <table:table-cell table:formula="of:=IF([.K43]&gt;2*[.$H43];[.K43];FLOOR([.K43]*[.$J43];1))" office:value-type="float" office:value="8280" calcext:value-type="float">
            <text:p>8280</text:p>
          </table:table-cell>
          <table:table-cell table:formula="of:=IF([.L43]&gt;2*[.$H43];[.L43];FLOOR([.L43]*[.$J43];1))" office:value-type="float" office:value="996" calcext:value-type="float">
            <text:p>996</text:p>
          </table:table-cell>
          <table:table-cell table:formula="of:=IF([.M43]&gt;2*[.$H43];[.M43];FLOOR([.M43]*[.$J43];1))" office:value-type="float" office:value="119" calcext:value-type="float">
            <text:p>119</text:p>
          </table:table-cell>
          <table:table-cell table:formula="of:=IF([.N43]&gt;2*[.$H43];[.N43];FLOOR([.N43]*[.$J43];1))" office:value-type="float" office:value="14" calcext:value-type="float">
            <text:p>14</text:p>
          </table:table-cell>
          <table:table-cell table:formula="of:=IF([.O43]&gt;2*[.$H43];[.O43];FLOOR([.O43]*[.$J43];1))" office:value-type="float" office:value="1" calcext:value-type="float">
            <text:p>1</text:p>
          </table:table-cell>
          <table:table-cell table:formula="of:=IF([.P43]&gt;2*[.$H43];[.P43];FLOOR([.P43]*[.$J43];1))" office:value-type="float" office:value="0" calcext:value-type="float">
            <text:p>0</text:p>
          </table:table-cell>
          <table:table-cell table:formula="of:=IF([.Q43]&gt;2*[.$H43];[.Q43];FLOOR([.Q43]*[.$J43];1))" office:value-type="float" office:value="0" calcext:value-type="float">
            <text:p>0</text:p>
          </table:table-cell>
          <table:table-cell table:formula="of:=IF([.R43]&gt;2*[.$H43];[.R43];FLOOR([.R43]*[.$J43];1))" office:value-type="float" office:value="0" calcext:value-type="float">
            <text:p>0</text:p>
          </table:table-cell>
          <table:table-cell table:formula="of:=IF([.S43]&gt;2*[.$H43];[.S43];FLOOR([.S43]*[.$J43];1))" office:value-type="float" office:value="0" calcext:value-type="float">
            <text:p>0</text:p>
          </table:table-cell>
          <table:table-cell table:formula="of:=IF([.T43]&gt;2*[.$H43];[.T43];FLOOR([.T43]*[.$J43];1))" office:value-type="float" office:value="0" calcext:value-type="float">
            <text:p>0</text:p>
          </table:table-cell>
          <table:table-cell table:formula="of:=IF([.U43]&gt;2*[.H43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28D</text:p>
          </table:table-cell>
          <table:table-cell office:value-type="float" office:value="2613354" calcext:value-type="float">
            <text:p>2613354</text:p>
          </table:table-cell>
          <table:table-cell office:value-type="float" office:value="2837241" calcext:value-type="float">
            <text:p>2837241</text:p>
          </table:table-cell>
          <table:table-cell office:value-type="float" office:value="431144" calcext:value-type="float">
            <text:p>431144</text:p>
          </table:table-cell>
          <table:table-cell office:value-type="float" office:value="434113" calcext:value-type="float">
            <text:p>434113</text:p>
          </table:table-cell>
          <table:table-cell table:formula="of:=VALUE(MID([.A44];2;2))" office:value-type="float" office:value="28" calcext:value-type="float">
            <text:p>28</text:p>
          </table:table-cell>
          <table:table-cell table:formula="of:=RIGHT([.A44])" office:value-type="string" office:string-value="D" calcext:value-type="string">
            <text:p>D</text:p>
          </table:table-cell>
          <table:table-cell table:formula="of:=[.B44]+[.C44]" office:value-type="float" office:value="5450595" calcext:value-type="float">
            <text:p>5450595</text:p>
          </table:table-cell>
          <table:table-cell table:formula="of:=[.D44]+[.E44]" office:value-type="float" office:value="865257" calcext:value-type="float">
            <text:p>865257</text:p>
          </table:table-cell>
          <table:table-cell table:formula="of:=FLOOR([.I44]/[.H44];0.0001)" office:value-type="float" office:value="0.1587" calcext:value-type="float">
            <text:p>0.1587</text:p>
          </table:table-cell>
          <table:table-cell table:formula="of:=IF([.I44]&gt;2*[.H44];[.I44]; FLOOR([.I44]*[.$J44];1))" office:value-type="float" office:value="137316" calcext:value-type="float">
            <text:p>137316</text:p>
          </table:table-cell>
          <table:table-cell table:formula="of:=IF([.K44]&gt;2*[.$H44];[.K44];FLOOR([.K44]*[.$J44];1))" office:value-type="float" office:value="21792" calcext:value-type="float">
            <text:p>21792</text:p>
          </table:table-cell>
          <table:table-cell table:formula="of:=IF([.L44]&gt;2*[.$H44];[.L44];FLOOR([.L44]*[.$J44];1))" office:value-type="float" office:value="3458" calcext:value-type="float">
            <text:p>3458</text:p>
          </table:table-cell>
          <table:table-cell table:formula="of:=IF([.M44]&gt;2*[.$H44];[.M44];FLOOR([.M44]*[.$J44];1))" office:value-type="float" office:value="548" calcext:value-type="float">
            <text:p>548</text:p>
          </table:table-cell>
          <table:table-cell table:formula="of:=IF([.N44]&gt;2*[.$H44];[.N44];FLOOR([.N44]*[.$J44];1))" office:value-type="float" office:value="86" calcext:value-type="float">
            <text:p>86</text:p>
          </table:table-cell>
          <table:table-cell table:formula="of:=IF([.O44]&gt;2*[.$H44];[.O44];FLOOR([.O44]*[.$J44];1))" office:value-type="float" office:value="13" calcext:value-type="float">
            <text:p>13</text:p>
          </table:table-cell>
          <table:table-cell table:formula="of:=IF([.P44]&gt;2*[.$H44];[.P44];FLOOR([.P44]*[.$J44];1))" office:value-type="float" office:value="2" calcext:value-type="float">
            <text:p>2</text:p>
          </table:table-cell>
          <table:table-cell table:formula="of:=IF([.Q44]&gt;2*[.$H44];[.Q44];FLOOR([.Q44]*[.$J44];1))" office:value-type="float" office:value="0" calcext:value-type="float">
            <text:p>0</text:p>
          </table:table-cell>
          <table:table-cell table:formula="of:=IF([.R44]&gt;2*[.$H44];[.R44];FLOOR([.R44]*[.$J44];1))" office:value-type="float" office:value="0" calcext:value-type="float">
            <text:p>0</text:p>
          </table:table-cell>
          <table:table-cell table:formula="of:=IF([.S44]&gt;2*[.$H44];[.S44];FLOOR([.S44]*[.$J44];1))" office:value-type="float" office:value="0" calcext:value-type="float">
            <text:p>0</text:p>
          </table:table-cell>
          <table:table-cell table:formula="of:=IF([.T44]&gt;2*[.$H44];[.T44];FLOOR([.T44]*[.$J44];1))" office:value-type="float" office:value="0" calcext:value-type="float">
            <text:p>0</text:p>
          </table:table-cell>
          <table:table-cell table:formula="of:=IF([.U44]&gt;2*[.H44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0C</text:p>
          </table:table-cell>
          <table:table-cell office:value-type="float" office:value="2478386" calcext:value-type="float">
            <text:p>2478386</text:p>
          </table:table-cell>
          <table:table-cell office:value-type="float" office:value="2562144" calcext:value-type="float">
            <text:p>2562144</text:p>
          </table:table-cell>
          <table:table-cell office:value-type="float" office:value="30035" calcext:value-type="float">
            <text:p>30035</text:p>
          </table:table-cell>
          <table:table-cell office:value-type="float" office:value="29396" calcext:value-type="float">
            <text:p>29396</text:p>
          </table:table-cell>
          <table:table-cell table:formula="of:=VALUE(MID([.A45];2;2))" office:value-type="float" office:value="30" calcext:value-type="float">
            <text:p>30</text:p>
          </table:table-cell>
          <table:table-cell table:formula="of:=RIGHT([.A45])" office:value-type="string" office:string-value="C" calcext:value-type="string">
            <text:p>C</text:p>
          </table:table-cell>
          <table:table-cell table:formula="of:=[.B45]+[.C45]" office:value-type="float" office:value="5040530" calcext:value-type="float">
            <text:p>5040530</text:p>
          </table:table-cell>
          <table:table-cell table:formula="of:=[.D45]+[.E45]" office:value-type="float" office:value="59431" calcext:value-type="float">
            <text:p>59431</text:p>
          </table:table-cell>
          <table:table-cell table:formula="of:=FLOOR([.I45]/[.H45];0.0001)" office:value-type="float" office:value="0.0117" calcext:value-type="float">
            <text:p>0.0117</text:p>
          </table:table-cell>
          <table:table-cell table:formula="of:=IF([.I45]&gt;2*[.H45];[.I45]; FLOOR([.I45]*[.$J45];1))" office:value-type="float" office:value="695" calcext:value-type="float">
            <text:p>695</text:p>
          </table:table-cell>
          <table:table-cell table:formula="of:=IF([.K45]&gt;2*[.$H45];[.K45];FLOOR([.K45]*[.$J45];1))" office:value-type="float" office:value="8" calcext:value-type="float">
            <text:p>8</text:p>
          </table:table-cell>
          <table:table-cell table:formula="of:=IF([.L45]&gt;2*[.$H45];[.L45];FLOOR([.L45]*[.$J45];1))" office:value-type="float" office:value="0" calcext:value-type="float">
            <text:p>0</text:p>
          </table:table-cell>
          <table:table-cell table:formula="of:=IF([.M45]&gt;2*[.$H45];[.M45];FLOOR([.M45]*[.$J45];1))" office:value-type="float" office:value="0" calcext:value-type="float">
            <text:p>0</text:p>
          </table:table-cell>
          <table:table-cell table:formula="of:=IF([.N45]&gt;2*[.$H45];[.N45];FLOOR([.N45]*[.$J45];1))" office:value-type="float" office:value="0" calcext:value-type="float">
            <text:p>0</text:p>
          </table:table-cell>
          <table:table-cell table:formula="of:=IF([.O45]&gt;2*[.$H45];[.O45];FLOOR([.O45]*[.$J45];1))" office:value-type="float" office:value="0" calcext:value-type="float">
            <text:p>0</text:p>
          </table:table-cell>
          <table:table-cell table:formula="of:=IF([.P45]&gt;2*[.$H45];[.P45];FLOOR([.P45]*[.$J45];1))" office:value-type="float" office:value="0" calcext:value-type="float">
            <text:p>0</text:p>
          </table:table-cell>
          <table:table-cell table:formula="of:=IF([.Q45]&gt;2*[.$H45];[.Q45];FLOOR([.Q45]*[.$J45];1))" office:value-type="float" office:value="0" calcext:value-type="float">
            <text:p>0</text:p>
          </table:table-cell>
          <table:table-cell table:formula="of:=IF([.R45]&gt;2*[.$H45];[.R45];FLOOR([.R45]*[.$J45];1))" office:value-type="float" office:value="0" calcext:value-type="float">
            <text:p>0</text:p>
          </table:table-cell>
          <table:table-cell table:formula="of:=IF([.S45]&gt;2*[.$H45];[.S45];FLOOR([.S45]*[.$J45];1))" office:value-type="float" office:value="0" calcext:value-type="float">
            <text:p>0</text:p>
          </table:table-cell>
          <table:table-cell table:formula="of:=IF([.T45]&gt;2*[.$H45];[.T45];FLOOR([.T45]*[.$J45];1))" office:value-type="float" office:value="0" calcext:value-type="float">
            <text:p>0</text:p>
          </table:table-cell>
          <table:table-cell table:formula="of:=IF([.U45]&gt;2*[.H45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3B</text:p>
          </table:table-cell>
          <table:table-cell office:value-type="float" office:value="2966291" calcext:value-type="float">
            <text:p>2966291</text:p>
          </table:table-cell>
          <table:table-cell office:value-type="float" office:value="2889963" calcext:value-type="float">
            <text:p>2889963</text:p>
          </table:table-cell>
          <table:table-cell office:value-type="float" office:value="462453" calcext:value-type="float">
            <text:p>462453</text:p>
          </table:table-cell>
          <table:table-cell office:value-type="float" office:value="486354" calcext:value-type="float">
            <text:p>486354</text:p>
          </table:table-cell>
          <table:table-cell table:formula="of:=VALUE(MID([.A46];2;2))" office:value-type="float" office:value="33" calcext:value-type="float">
            <text:p>33</text:p>
          </table:table-cell>
          <table:table-cell table:formula="of:=RIGHT([.A46])" office:value-type="string" office:string-value="B" calcext:value-type="string">
            <text:p>B</text:p>
          </table:table-cell>
          <table:table-cell table:formula="of:=[.B46]+[.C46]" office:value-type="float" office:value="5856254" calcext:value-type="float">
            <text:p>5856254</text:p>
          </table:table-cell>
          <table:table-cell table:formula="of:=[.D46]+[.E46]" office:value-type="float" office:value="948807" calcext:value-type="float">
            <text:p>948807</text:p>
          </table:table-cell>
          <table:table-cell table:formula="of:=FLOOR([.I46]/[.H46];0.0001)" office:value-type="float" office:value="0.162" calcext:value-type="float">
            <text:p>0.1620</text:p>
          </table:table-cell>
          <table:table-cell table:formula="of:=IF([.I46]&gt;2*[.H46];[.I46]; FLOOR([.I46]*[.$J46];1))" office:value-type="float" office:value="153706" calcext:value-type="float">
            <text:p>153706</text:p>
          </table:table-cell>
          <table:table-cell table:formula="of:=IF([.K46]&gt;2*[.$H46];[.K46];FLOOR([.K46]*[.$J46];1))" office:value-type="float" office:value="24900" calcext:value-type="float">
            <text:p>24900</text:p>
          </table:table-cell>
          <table:table-cell table:formula="of:=IF([.L46]&gt;2*[.$H46];[.L46];FLOOR([.L46]*[.$J46];1))" office:value-type="float" office:value="4033" calcext:value-type="float">
            <text:p>4033</text:p>
          </table:table-cell>
          <table:table-cell table:formula="of:=IF([.M46]&gt;2*[.$H46];[.M46];FLOOR([.M46]*[.$J46];1))" office:value-type="float" office:value="653" calcext:value-type="float">
            <text:p>653</text:p>
          </table:table-cell>
          <table:table-cell table:formula="of:=IF([.N46]&gt;2*[.$H46];[.N46];FLOOR([.N46]*[.$J46];1))" office:value-type="float" office:value="105" calcext:value-type="float">
            <text:p>105</text:p>
          </table:table-cell>
          <table:table-cell table:formula="of:=IF([.O46]&gt;2*[.$H46];[.O46];FLOOR([.O46]*[.$J46];1))" office:value-type="float" office:value="17" calcext:value-type="float">
            <text:p>17</text:p>
          </table:table-cell>
          <table:table-cell table:formula="of:=IF([.P46]&gt;2*[.$H46];[.P46];FLOOR([.P46]*[.$J46];1))" office:value-type="float" office:value="2" calcext:value-type="float">
            <text:p>2</text:p>
          </table:table-cell>
          <table:table-cell table:formula="of:=IF([.Q46]&gt;2*[.$H46];[.Q46];FLOOR([.Q46]*[.$J46];1))" office:value-type="float" office:value="0" calcext:value-type="float">
            <text:p>0</text:p>
          </table:table-cell>
          <table:table-cell table:formula="of:=IF([.R46]&gt;2*[.$H46];[.R46];FLOOR([.R46]*[.$J46];1))" office:value-type="float" office:value="0" calcext:value-type="float">
            <text:p>0</text:p>
          </table:table-cell>
          <table:table-cell table:formula="of:=IF([.S46]&gt;2*[.$H46];[.S46];FLOOR([.S46]*[.$J46];1))" office:value-type="float" office:value="0" calcext:value-type="float">
            <text:p>0</text:p>
          </table:table-cell>
          <table:table-cell table:formula="of:=IF([.T46]&gt;2*[.$H46];[.T46];FLOOR([.T46]*[.$J46];1))" office:value-type="float" office:value="0" calcext:value-type="float">
            <text:p>0</text:p>
          </table:table-cell>
          <table:table-cell table:formula="of:=IF([.U46]&gt;2*[.H46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6B</text:p>
          </table:table-cell>
          <table:table-cell office:value-type="float" office:value="1778590" calcext:value-type="float">
            <text:p>1778590</text:p>
          </table:table-cell>
          <table:table-cell office:value-type="float" office:value="1874844" calcext:value-type="float">
            <text:p>1874844</text:p>
          </table:table-cell>
          <table:table-cell office:value-type="float" office:value="111191" calcext:value-type="float">
            <text:p>111191</text:p>
          </table:table-cell>
          <table:table-cell office:value-type="float" office:value="117846" calcext:value-type="float">
            <text:p>117846</text:p>
          </table:table-cell>
          <table:table-cell table:formula="of:=VALUE(MID([.A47];2;2))" office:value-type="float" office:value="36" calcext:value-type="float">
            <text:p>36</text:p>
          </table:table-cell>
          <table:table-cell table:formula="of:=RIGHT([.A47])" office:value-type="string" office:string-value="B" calcext:value-type="string">
            <text:p>B</text:p>
          </table:table-cell>
          <table:table-cell table:formula="of:=[.B47]+[.C47]" office:value-type="float" office:value="3653434" calcext:value-type="float">
            <text:p>3653434</text:p>
          </table:table-cell>
          <table:table-cell table:formula="of:=[.D47]+[.E47]" office:value-type="float" office:value="229037" calcext:value-type="float">
            <text:p>229037</text:p>
          </table:table-cell>
          <table:table-cell table:formula="of:=FLOOR([.I47]/[.H47];0.0001)" office:value-type="float" office:value="0.0626" calcext:value-type="float">
            <text:p>0.0626</text:p>
          </table:table-cell>
          <table:table-cell table:formula="of:=IF([.I47]&gt;2*[.H47];[.I47]; FLOOR([.I47]*[.$J47];1))" office:value-type="float" office:value="14337" calcext:value-type="float">
            <text:p>14337</text:p>
          </table:table-cell>
          <table:table-cell table:formula="of:=IF([.K47]&gt;2*[.$H47];[.K47];FLOOR([.K47]*[.$J47];1))" office:value-type="float" office:value="897" calcext:value-type="float">
            <text:p>897</text:p>
          </table:table-cell>
          <table:table-cell table:formula="of:=IF([.L47]&gt;2*[.$H47];[.L47];FLOOR([.L47]*[.$J47];1))" office:value-type="float" office:value="56" calcext:value-type="float">
            <text:p>56</text:p>
          </table:table-cell>
          <table:table-cell table:formula="of:=IF([.M47]&gt;2*[.$H47];[.M47];FLOOR([.M47]*[.$J47];1))" office:value-type="float" office:value="3" calcext:value-type="float">
            <text:p>3</text:p>
          </table:table-cell>
          <table:table-cell table:formula="of:=IF([.N47]&gt;2*[.$H47];[.N47];FLOOR([.N47]*[.$J47];1))" office:value-type="float" office:value="0" calcext:value-type="float">
            <text:p>0</text:p>
          </table:table-cell>
          <table:table-cell table:formula="of:=IF([.O47]&gt;2*[.$H47];[.O47];FLOOR([.O47]*[.$J47];1))" office:value-type="float" office:value="0" calcext:value-type="float">
            <text:p>0</text:p>
          </table:table-cell>
          <table:table-cell table:formula="of:=IF([.P47]&gt;2*[.$H47];[.P47];FLOOR([.P47]*[.$J47];1))" office:value-type="float" office:value="0" calcext:value-type="float">
            <text:p>0</text:p>
          </table:table-cell>
          <table:table-cell table:formula="of:=IF([.Q47]&gt;2*[.$H47];[.Q47];FLOOR([.Q47]*[.$J47];1))" office:value-type="float" office:value="0" calcext:value-type="float">
            <text:p>0</text:p>
          </table:table-cell>
          <table:table-cell table:formula="of:=IF([.R47]&gt;2*[.$H47];[.R47];FLOOR([.R47]*[.$J47];1))" office:value-type="float" office:value="0" calcext:value-type="float">
            <text:p>0</text:p>
          </table:table-cell>
          <table:table-cell table:formula="of:=IF([.S47]&gt;2*[.$H47];[.S47];FLOOR([.S47]*[.$J47];1))" office:value-type="float" office:value="0" calcext:value-type="float">
            <text:p>0</text:p>
          </table:table-cell>
          <table:table-cell table:formula="of:=IF([.T47]&gt;2*[.$H47];[.T47];FLOOR([.T47]*[.$J47];1))" office:value-type="float" office:value="0" calcext:value-type="float">
            <text:p>0</text:p>
          </table:table-cell>
          <table:table-cell table:formula="of:=IF([.U47]&gt;2*[.H47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38B</text:p>
          </table:table-cell>
          <table:table-cell office:value-type="float" office:value="1598886" calcext:value-type="float">
            <text:p>1598886</text:p>
          </table:table-cell>
          <table:table-cell office:value-type="float" office:value="1687917" calcext:value-type="float">
            <text:p>1687917</text:p>
          </table:table-cell>
          <table:table-cell office:value-type="float" office:value="449788" calcext:value-type="float">
            <text:p>449788</text:p>
          </table:table-cell>
          <table:table-cell office:value-type="float" office:value="427615" calcext:value-type="float">
            <text:p>427615</text:p>
          </table:table-cell>
          <table:table-cell table:formula="of:=VALUE(MID([.A48];2;2))" office:value-type="float" office:value="38" calcext:value-type="float">
            <text:p>38</text:p>
          </table:table-cell>
          <table:table-cell table:formula="of:=RIGHT([.A48])" office:value-type="string" office:string-value="B" calcext:value-type="string">
            <text:p>B</text:p>
          </table:table-cell>
          <table:table-cell table:formula="of:=[.B48]+[.C48]" office:value-type="float" office:value="3286803" calcext:value-type="float">
            <text:p>3286803</text:p>
          </table:table-cell>
          <table:table-cell table:formula="of:=[.D48]+[.E48]" office:value-type="float" office:value="877403" calcext:value-type="float">
            <text:p>877403</text:p>
          </table:table-cell>
          <table:table-cell table:formula="of:=FLOOR([.I48]/[.H48];0.0001)" office:value-type="float" office:value="0.2669" calcext:value-type="float">
            <text:p>0.2669</text:p>
          </table:table-cell>
          <table:table-cell table:formula="of:=IF([.I48]&gt;2*[.H48];[.I48]; FLOOR([.I48]*[.$J48];1))" office:value-type="float" office:value="234178" calcext:value-type="float">
            <text:p>234178</text:p>
          </table:table-cell>
          <table:table-cell table:formula="of:=IF([.K48]&gt;2*[.$H48];[.K48];FLOOR([.K48]*[.$J48];1))" office:value-type="float" office:value="62502" calcext:value-type="float">
            <text:p>62502</text:p>
          </table:table-cell>
          <table:table-cell table:formula="of:=IF([.L48]&gt;2*[.$H48];[.L48];FLOOR([.L48]*[.$J48];1))" office:value-type="float" office:value="16681" calcext:value-type="float">
            <text:p>16681</text:p>
          </table:table-cell>
          <table:table-cell table:formula="of:=IF([.M48]&gt;2*[.$H48];[.M48];FLOOR([.M48]*[.$J48];1))" office:value-type="float" office:value="4452" calcext:value-type="float">
            <text:p>4452</text:p>
          </table:table-cell>
          <table:table-cell table:formula="of:=IF([.N48]&gt;2*[.$H48];[.N48];FLOOR([.N48]*[.$J48];1))" office:value-type="float" office:value="1188" calcext:value-type="float">
            <text:p>1188</text:p>
          </table:table-cell>
          <table:table-cell table:formula="of:=IF([.O48]&gt;2*[.$H48];[.O48];FLOOR([.O48]*[.$J48];1))" office:value-type="float" office:value="317" calcext:value-type="float">
            <text:p>317</text:p>
          </table:table-cell>
          <table:table-cell table:formula="of:=IF([.P48]&gt;2*[.$H48];[.P48];FLOOR([.P48]*[.$J48];1))" office:value-type="float" office:value="84" calcext:value-type="float">
            <text:p>84</text:p>
          </table:table-cell>
          <table:table-cell table:formula="of:=IF([.Q48]&gt;2*[.$H48];[.Q48];FLOOR([.Q48]*[.$J48];1))" office:value-type="float" office:value="22" calcext:value-type="float">
            <text:p>22</text:p>
          </table:table-cell>
          <table:table-cell table:formula="of:=IF([.R48]&gt;2*[.$H48];[.R48];FLOOR([.R48]*[.$J48];1))" office:value-type="float" office:value="5" calcext:value-type="float">
            <text:p>5</text:p>
          </table:table-cell>
          <table:table-cell table:formula="of:=IF([.S48]&gt;2*[.$H48];[.S48];FLOOR([.S48]*[.$J48];1))" office:value-type="float" office:value="1" calcext:value-type="float">
            <text:p>1</text:p>
          </table:table-cell>
          <table:table-cell table:formula="of:=IF([.T48]&gt;2*[.$H48];[.T48];FLOOR([.T48]*[.$J48];1))" office:value-type="float" office:value="0" calcext:value-type="float">
            <text:p>0</text:p>
          </table:table-cell>
          <table:table-cell table:formula="of:=IF([.U48]&gt;2*[.H48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1D</text:p>
          </table:table-cell>
          <table:table-cell office:value-type="float" office:value="2115336" calcext:value-type="float">
            <text:p>2115336</text:p>
          </table:table-cell>
          <table:table-cell office:value-type="float" office:value="2202769" calcext:value-type="float">
            <text:p>2202769</text:p>
          </table:table-cell>
          <table:table-cell office:value-type="float" office:value="15339" calcext:value-type="float">
            <text:p>15339</text:p>
          </table:table-cell>
          <table:table-cell office:value-type="float" office:value="14652" calcext:value-type="float">
            <text:p>14652</text:p>
          </table:table-cell>
          <table:table-cell table:formula="of:=VALUE(MID([.A49];2;2))" office:value-type="float" office:value="41" calcext:value-type="float">
            <text:p>41</text:p>
          </table:table-cell>
          <table:table-cell table:formula="of:=RIGHT([.A49])" office:value-type="string" office:string-value="D" calcext:value-type="string">
            <text:p>D</text:p>
          </table:table-cell>
          <table:table-cell table:formula="of:=[.B49]+[.C49]" office:value-type="float" office:value="4318105" calcext:value-type="float">
            <text:p>4318105</text:p>
          </table:table-cell>
          <table:table-cell table:formula="of:=[.D49]+[.E49]" office:value-type="float" office:value="29991" calcext:value-type="float">
            <text:p>29991</text:p>
          </table:table-cell>
          <table:table-cell table:formula="of:=FLOOR([.I49]/[.H49];0.0001)" office:value-type="float" office:value="0.0069" calcext:value-type="float">
            <text:p>0.0069</text:p>
          </table:table-cell>
          <table:table-cell table:formula="of:=IF([.I49]&gt;2*[.H49];[.I49]; FLOOR([.I49]*[.$J49];1))" office:value-type="float" office:value="206" calcext:value-type="float">
            <text:p>206</text:p>
          </table:table-cell>
          <table:table-cell table:formula="of:=IF([.K49]&gt;2*[.$H49];[.K49];FLOOR([.K49]*[.$J49];1))" office:value-type="float" office:value="1" calcext:value-type="float">
            <text:p>1</text:p>
          </table:table-cell>
          <table:table-cell table:formula="of:=IF([.L49]&gt;2*[.$H49];[.L49];FLOOR([.L49]*[.$J49];1))" office:value-type="float" office:value="0" calcext:value-type="float">
            <text:p>0</text:p>
          </table:table-cell>
          <table:table-cell table:formula="of:=IF([.M49]&gt;2*[.$H49];[.M49];FLOOR([.M49]*[.$J49];1))" office:value-type="float" office:value="0" calcext:value-type="float">
            <text:p>0</text:p>
          </table:table-cell>
          <table:table-cell table:formula="of:=IF([.N49]&gt;2*[.$H49];[.N49];FLOOR([.N49]*[.$J49];1))" office:value-type="float" office:value="0" calcext:value-type="float">
            <text:p>0</text:p>
          </table:table-cell>
          <table:table-cell table:formula="of:=IF([.O49]&gt;2*[.$H49];[.O49];FLOOR([.O49]*[.$J49];1))" office:value-type="float" office:value="0" calcext:value-type="float">
            <text:p>0</text:p>
          </table:table-cell>
          <table:table-cell table:formula="of:=IF([.P49]&gt;2*[.$H49];[.P49];FLOOR([.P49]*[.$J49];1))" office:value-type="float" office:value="0" calcext:value-type="float">
            <text:p>0</text:p>
          </table:table-cell>
          <table:table-cell table:formula="of:=IF([.Q49]&gt;2*[.$H49];[.Q49];FLOOR([.Q49]*[.$J49];1))" office:value-type="float" office:value="0" calcext:value-type="float">
            <text:p>0</text:p>
          </table:table-cell>
          <table:table-cell table:formula="of:=IF([.R49]&gt;2*[.$H49];[.R49];FLOOR([.R49]*[.$J49];1))" office:value-type="float" office:value="0" calcext:value-type="float">
            <text:p>0</text:p>
          </table:table-cell>
          <table:table-cell table:formula="of:=IF([.S49]&gt;2*[.$H49];[.S49];FLOOR([.S49]*[.$J49];1))" office:value-type="float" office:value="0" calcext:value-type="float">
            <text:p>0</text:p>
          </table:table-cell>
          <table:table-cell table:formula="of:=IF([.T49]&gt;2*[.$H49];[.T49];FLOOR([.T49]*[.$J49];1))" office:value-type="float" office:value="0" calcext:value-type="float">
            <text:p>0</text:p>
          </table:table-cell>
          <table:table-cell table:formula="of:=IF([.U49]&gt;2*[.H49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2B</text:p>
          </table:table-cell>
          <table:table-cell office:value-type="float" office:value="2346640" calcext:value-type="float">
            <text:p>2346640</text:p>
          </table:table-cell>
          <table:table-cell office:value-type="float" office:value="2197559" calcext:value-type="float">
            <text:p>2197559</text:p>
          </table:table-cell>
          <table:table-cell office:value-type="float" office:value="373470" calcext:value-type="float">
            <text:p>373470</text:p>
          </table:table-cell>
          <table:table-cell office:value-type="float" office:value="353365" calcext:value-type="float">
            <text:p>353365</text:p>
          </table:table-cell>
          <table:table-cell table:formula="of:=VALUE(MID([.A50];2;2))" office:value-type="float" office:value="42" calcext:value-type="float">
            <text:p>42</text:p>
          </table:table-cell>
          <table:table-cell table:formula="of:=RIGHT([.A50])" office:value-type="string" office:string-value="B" calcext:value-type="string">
            <text:p>B</text:p>
          </table:table-cell>
          <table:table-cell table:formula="of:=[.B50]+[.C50]" office:value-type="float" office:value="4544199" calcext:value-type="float">
            <text:p>4544199</text:p>
          </table:table-cell>
          <table:table-cell table:formula="of:=[.D50]+[.E50]" office:value-type="float" office:value="726835" calcext:value-type="float">
            <text:p>726835</text:p>
          </table:table-cell>
          <table:table-cell table:formula="of:=FLOOR([.I50]/[.H50];0.0001)" office:value-type="float" office:value="0.1599" calcext:value-type="float">
            <text:p>0.1599</text:p>
          </table:table-cell>
          <table:table-cell table:formula="of:=IF([.I50]&gt;2*[.H50];[.I50]; FLOOR([.I50]*[.$J50];1))" office:value-type="float" office:value="116220" calcext:value-type="float">
            <text:p>116220</text:p>
          </table:table-cell>
          <table:table-cell table:formula="of:=IF([.K50]&gt;2*[.$H50];[.K50];FLOOR([.K50]*[.$J50];1))" office:value-type="float" office:value="18583" calcext:value-type="float">
            <text:p>18583</text:p>
          </table:table-cell>
          <table:table-cell table:formula="of:=IF([.L50]&gt;2*[.$H50];[.L50];FLOOR([.L50]*[.$J50];1))" office:value-type="float" office:value="2971" calcext:value-type="float">
            <text:p>2971</text:p>
          </table:table-cell>
          <table:table-cell table:formula="of:=IF([.M50]&gt;2*[.$H50];[.M50];FLOOR([.M50]*[.$J50];1))" office:value-type="float" office:value="475" calcext:value-type="float">
            <text:p>475</text:p>
          </table:table-cell>
          <table:table-cell table:formula="of:=IF([.N50]&gt;2*[.$H50];[.N50];FLOOR([.N50]*[.$J50];1))" office:value-type="float" office:value="75" calcext:value-type="float">
            <text:p>75</text:p>
          </table:table-cell>
          <table:table-cell table:formula="of:=IF([.O50]&gt;2*[.$H50];[.O50];FLOOR([.O50]*[.$J50];1))" office:value-type="float" office:value="11" calcext:value-type="float">
            <text:p>11</text:p>
          </table:table-cell>
          <table:table-cell table:formula="of:=IF([.P50]&gt;2*[.$H50];[.P50];FLOOR([.P50]*[.$J50];1))" office:value-type="float" office:value="1" calcext:value-type="float">
            <text:p>1</text:p>
          </table:table-cell>
          <table:table-cell table:formula="of:=IF([.Q50]&gt;2*[.$H50];[.Q50];FLOOR([.Q50]*[.$J50];1))" office:value-type="float" office:value="0" calcext:value-type="float">
            <text:p>0</text:p>
          </table:table-cell>
          <table:table-cell table:formula="of:=IF([.R50]&gt;2*[.$H50];[.R50];FLOOR([.R50]*[.$J50];1))" office:value-type="float" office:value="0" calcext:value-type="float">
            <text:p>0</text:p>
          </table:table-cell>
          <table:table-cell table:formula="of:=IF([.S50]&gt;2*[.$H50];[.S50];FLOOR([.S50]*[.$J50];1))" office:value-type="float" office:value="0" calcext:value-type="float">
            <text:p>0</text:p>
          </table:table-cell>
          <table:table-cell table:formula="of:=IF([.T50]&gt;2*[.$H50];[.T50];FLOOR([.T50]*[.$J50];1))" office:value-type="float" office:value="0" calcext:value-type="float">
            <text:p>0</text:p>
          </table:table-cell>
          <table:table-cell table:formula="of:=IF([.U50]&gt;2*[.H50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43D</text:p>
          </table:table-cell>
          <table:table-cell office:value-type="float" office:value="2548438" calcext:value-type="float">
            <text:p>2548438</text:p>
          </table:table-cell>
          <table:table-cell office:value-type="float" office:value="2577213" calcext:value-type="float">
            <text:p>2577213</text:p>
          </table:table-cell>
          <table:table-cell office:value-type="float" office:value="37986" calcext:value-type="float">
            <text:p>37986</text:p>
          </table:table-cell>
          <table:table-cell office:value-type="float" office:value="37766" calcext:value-type="float">
            <text:p>37766</text:p>
          </table:table-cell>
          <table:table-cell table:formula="of:=VALUE(MID([.A51];2;2))" office:value-type="float" office:value="43" calcext:value-type="float">
            <text:p>43</text:p>
          </table:table-cell>
          <table:table-cell table:formula="of:=RIGHT([.A51])" office:value-type="string" office:string-value="D" calcext:value-type="string">
            <text:p>D</text:p>
          </table:table-cell>
          <table:table-cell table:formula="of:=[.B51]+[.C51]" office:value-type="float" office:value="5125651" calcext:value-type="float">
            <text:p>5125651</text:p>
          </table:table-cell>
          <table:table-cell table:formula="of:=[.D51]+[.E51]" office:value-type="float" office:value="75752" calcext:value-type="float">
            <text:p>75752</text:p>
          </table:table-cell>
          <table:table-cell table:formula="of:=FLOOR([.I51]/[.H51];0.0001)" office:value-type="float" office:value="0.0147" calcext:value-type="float">
            <text:p>0.0147</text:p>
          </table:table-cell>
          <table:table-cell table:formula="of:=IF([.I51]&gt;2*[.H51];[.I51]; FLOOR([.I51]*[.$J51];1))" office:value-type="float" office:value="1113" calcext:value-type="float">
            <text:p>1113</text:p>
          </table:table-cell>
          <table:table-cell table:formula="of:=IF([.K51]&gt;2*[.$H51];[.K51];FLOOR([.K51]*[.$J51];1))" office:value-type="float" office:value="16" calcext:value-type="float">
            <text:p>16</text:p>
          </table:table-cell>
          <table:table-cell table:formula="of:=IF([.L51]&gt;2*[.$H51];[.L51];FLOOR([.L51]*[.$J51];1))" office:value-type="float" office:value="0" calcext:value-type="float">
            <text:p>0</text:p>
          </table:table-cell>
          <table:table-cell table:formula="of:=IF([.M51]&gt;2*[.$H51];[.M51];FLOOR([.M51]*[.$J51];1))" office:value-type="float" office:value="0" calcext:value-type="float">
            <text:p>0</text:p>
          </table:table-cell>
          <table:table-cell table:formula="of:=IF([.N51]&gt;2*[.$H51];[.N51];FLOOR([.N51]*[.$J51];1))" office:value-type="float" office:value="0" calcext:value-type="float">
            <text:p>0</text:p>
          </table:table-cell>
          <table:table-cell table:formula="of:=IF([.O51]&gt;2*[.$H51];[.O51];FLOOR([.O51]*[.$J51];1))" office:value-type="float" office:value="0" calcext:value-type="float">
            <text:p>0</text:p>
          </table:table-cell>
          <table:table-cell table:formula="of:=IF([.P51]&gt;2*[.$H51];[.P51];FLOOR([.P51]*[.$J51];1))" office:value-type="float" office:value="0" calcext:value-type="float">
            <text:p>0</text:p>
          </table:table-cell>
          <table:table-cell table:formula="of:=IF([.Q51]&gt;2*[.$H51];[.Q51];FLOOR([.Q51]*[.$J51];1))" office:value-type="float" office:value="0" calcext:value-type="float">
            <text:p>0</text:p>
          </table:table-cell>
          <table:table-cell table:formula="of:=IF([.R51]&gt;2*[.$H51];[.R51];FLOOR([.R51]*[.$J51];1))" office:value-type="float" office:value="0" calcext:value-type="float">
            <text:p>0</text:p>
          </table:table-cell>
          <table:table-cell table:formula="of:=IF([.S51]&gt;2*[.$H51];[.S51];FLOOR([.S51]*[.$J51];1))" office:value-type="float" office:value="0" calcext:value-type="float">
            <text:p>0</text:p>
          </table:table-cell>
          <table:table-cell table:formula="of:=IF([.T51]&gt;2*[.$H51];[.T51];FLOOR([.T51]*[.$J51];1))" office:value-type="float" office:value="0" calcext:value-type="float">
            <text:p>0</text:p>
          </table:table-cell>
          <table:table-cell table:formula="of:=IF([.U51]&gt;2*[.H51];1;0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kraina.txt'.A1:'kraina.txt'.G51">
          <table:sort>
            <table:sort-by table:field-number="6" table:data-type="automatic"/>
          </table:sort>
        </table:database-range>
        <table:database-range table:name="__Anonymous_Sheet_DB__3" table:target-range-address="'5.2'.A1:'5.2'.I20">
          <table:sort>
            <table:sort-by table:field-number="6" table:data-type="automatic"/>
          </table:sort>
        </table:database-range>
        <table:database-range table:name="__Anonymous_Sheet_DB__4" table:target-range-address="'5.3'.A1:'5.3'.U51">
          <table:sort>
            <table:sort-by table:field-number="20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5.1_1'.A1:'5.1_1'.B6" table:buttons="'5.1_1'.A1" table:show-filter-button="false" table:drill-down-on-double-click="false">
          <table:source-cell-range table:cell-range-address="'5.1'.A1:'5.1'.H51"/>
          <table:data-pilot-field table:source-field-name="region" table:orientation="row" table:used-hierarchy="0" table:function="auto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.mieszakańców 2013" table:orientation="data" table:used-hierarchy="0" table:function="sum">
            <table:data-pilot-level table:show-empty="false">
              <table:data-pilot-members>
                <table:data-pilot-member table:name="1456093" table:display="true" table:show-details="true"/>
                <table:data-pilot-member table:name="1480400" table:display="true" table:show-details="true"/>
                <table:data-pilot-member table:name="1667512" table:display="true" table:show-details="true"/>
                <table:data-pilot-member table:name="1714077" table:display="true" table:show-details="true"/>
                <table:data-pilot-member table:name="1943370" table:display="true" table:show-details="true"/>
                <table:data-pilot-member table:name="1943923" table:display="true" table:show-details="true"/>
                <table:data-pilot-member table:name="1973886" table:display="true" table:show-details="true"/>
                <table:data-pilot-member table:name="1976766" table:display="true" table:show-details="true"/>
                <table:data-pilot-member table:name="1986035" table:display="true" table:show-details="true"/>
                <table:data-pilot-member table:name="1991253" table:display="true" table:show-details="true"/>
                <table:data-pilot-member table:name="2013130" table:display="true" table:show-details="true"/>
                <table:data-pilot-member table:name="2091201" table:display="true" table:show-details="true"/>
                <table:data-pilot-member table:name="2137705" table:display="true" table:show-details="true"/>
                <table:data-pilot-member table:name="2218108" table:display="true" table:show-details="true"/>
                <table:data-pilot-member table:name="2563360" table:display="true" table:show-details="true"/>
                <table:data-pilot-member table:name="2571029" table:display="true" table:show-details="true"/>
                <table:data-pilot-member table:name="2575034" table:display="true" table:show-details="true"/>
                <table:data-pilot-member table:name="2578685" table:display="true" table:show-details="true"/>
                <table:data-pilot-member table:name="2592179" table:display="true" table:show-details="true"/>
                <table:data-pilot-member table:name="2615199" table:display="true" table:show-details="true"/>
                <table:data-pilot-member table:name="2631499" table:display="true" table:show-details="true"/>
                <table:data-pilot-member table:name="2760464" table:display="true" table:show-details="true"/>
                <table:data-pilot-member table:name="2896265" table:display="true" table:show-details="true"/>
                <table:data-pilot-member table:name="2906345" table:display="true" table:show-details="true"/>
                <table:data-pilot-member table:name="2920815" table:display="true" table:show-details="true"/>
                <table:data-pilot-member table:name="2933709" table:display="true" table:show-details="true"/>
                <table:data-pilot-member table:name="3023947" table:display="true" table:show-details="true"/>
                <table:data-pilot-member table:name="3163803" table:display="true" table:show-details="true"/>
                <table:data-pilot-member table:name="3268385" table:display="true" table:show-details="true"/>
                <table:data-pilot-member table:name="3284980" table:display="true" table:show-details="true"/>
                <table:data-pilot-member table:name="3304384" table:display="true" table:show-details="true"/>
                <table:data-pilot-member table:name="3352416" table:display="true" table:show-details="true"/>
                <table:data-pilot-member table:name="3379364" table:display="true" table:show-details="true"/>
                <table:data-pilot-member table:name="3397196" table:display="true" table:show-details="true"/>
                <table:data-pilot-member table:name="3419003" table:display="true" table:show-details="true"/>
                <table:data-pilot-member table:name="3446801" table:display="true" table:show-details="true"/>
                <table:data-pilot-member table:name="3456866" table:display="true" table:show-details="true"/>
                <table:data-pilot-member table:name="3752614" table:display="true" table:show-details="true"/>
                <table:data-pilot-member table:name="3965989" table:display="true" table:show-details="true"/>
                <table:data-pilot-member table:name="3976546" table:display="true" table:show-details="true"/>
                <table:data-pilot-member table:name="4020131" table:display="true" table:show-details="true"/>
                <table:data-pilot-member table:name="4050100" table:display="true" table:show-details="true"/>
                <table:data-pilot-member table:name="4060222" table:display="true" table:show-details="true"/>
                <table:data-pilot-member table:name="4091438" table:display="true" table:show-details="true"/>
                <table:data-pilot-member table:name="4421500" table:display="true" table:show-details="true"/>
                <table:data-pilot-member table:name="4617830" table:display="true" table:show-details="true"/>
                <table:data-pilot-member table:name="4866142" table:display="true" table:show-details="true"/>
                <table:data-pilot-member table:name="5637838" table:display="true" table:show-details="true"/>
                <table:data-pilot-member table:name="7444369" table:display="true" table:show-details="true"/>
                <table:data-pilot-member table:name="80301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3:49:59.824617870</meta:creation-date>
    <dc:date>2016-11-27T16:39:56.105967307</dc:date>
    <meta:editing-duration>PT1H47M18S</meta:editing-duration>
    <meta:editing-cycles>5</meta:editing-cycles>
    <meta:generator>LibreOffice/4.4.6.3$Linux_x86 LibreOffice_project/40m0$Build-3</meta:generator>
    <meta:document-statistic meta:table-count="6" meta:cell-count="3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84cm" svg:y="0.315cm" chart:style-name="ch2">
          <text:p>ludność regionów w 2013 roku</text:p>
        </chart:title>
        <chart:legend chart:legend-position="end" svg:x="14.99cm" svg:y="3.4cm" style:legend-expansion="high" chart:style-name="ch3"/>
        <chart:plot-area chart:style-name="ch4" table:cell-range-address="'5.1_1'.A2:'5.1_1'.B5" chart:data-source-has-labels="column" svg:x="0.32cm" svg:y="1.322cm" svg:width="14.351cm" svg:height="7.498cm">
          <chartooo:coordinate-region svg:x="1.926cm" svg:y="1.536cm" svg:width="12.745cm" svg:height="7.07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5.1_1'.B2:'5.1_1'.B2" chart:label-cell-address="'5.1_1'.A2:'5.1_1'.A2" chart:class="chart:bar">
            <chart:data-point/>
          </chart:series>
          <chart:series chart:style-name="ch9" chart:values-cell-range-address="'5.1_1'.B3:'5.1_1'.B3" chart:label-cell-address="'5.1_1'.A3:'5.1_1'.A3" chart:class="chart:bar">
            <chart:data-point/>
          </chart:series>
          <chart:series chart:style-name="ch10" chart:values-cell-range-address="'5.1_1'.B4:'5.1_1'.B4" chart:label-cell-address="'5.1_1'.A4:'5.1_1'.A4" chart:class="chart:bar">
            <chart:data-point/>
          </chart:series>
          <chart:series chart:style-name="ch11" chart:values-cell-range-address="'5.1_1'.B5:'5.1_1'.B5" chart:label-cell-address="'5.1_1'.A5:'5.1_1'.A5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'5.1_1'.A2:'5.1_1'.A2</svg:desc>
                </draw:g>
              </table:table-cell>
              <table:table-cell office:value-type="float" office:value="30483546">
                <text:p>30483546</text:p>
                <draw:g>
                  <svg:desc>'5.1_1'.B2:'5.1_1'.B2</svg:desc>
                </draw:g>
              </table:table-cell>
            </table:table-row>
            <table:table-row>
              <table:table-cell office:value-type="string">
                <text:p>B</text:p>
                <draw:g>
                  <svg:desc>'5.1_1'.A3:'5.1_1'.A3</svg:desc>
                </draw:g>
              </table:table-cell>
              <table:table-cell office:value-type="float" office:value="38137659">
                <text:p>38137659</text:p>
                <draw:g>
                  <svg:desc>'5.1_1'.B3:'5.1_1'.B3</svg:desc>
                </draw:g>
              </table:table-cell>
            </table:table-row>
            <table:table-row>
              <table:table-cell office:value-type="string">
                <text:p>C</text:p>
                <draw:g>
                  <svg:desc>'5.1_1'.A4:'5.1_1'.A4</svg:desc>
                </draw:g>
              </table:table-cell>
              <table:table-cell office:value-type="float" office:value="57763554">
                <text:p>57763554</text:p>
                <draw:g>
                  <svg:desc>'5.1_1'.B4:'5.1_1'.B4</svg:desc>
                </draw:g>
              </table:table-cell>
            </table:table-row>
            <table:table-row>
              <table:table-cell office:value-type="string">
                <text:p>D</text:p>
                <draw:g>
                  <svg:desc>'5.1_1'.A5:'5.1_1'.A5</svg:desc>
                </draw:g>
              </table:table-cell>
              <table:table-cell office:value-type="float" office:value="32185296">
                <text:p>32185296</text:p>
                <draw:g>
                  <svg:desc>'5.1_1'.B5:'5.1_1'.B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